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justify"/>
      <style:text-properties style:font-name="Segoe UI" style:font-name-complex="Segoe UI"/>
    </style:style>
    <style:style style:name="P2" style:parent-style-name="Normale" style:family="paragraph">
      <style:text-properties style:font-name="Segoe UI" style:font-name-complex="Segoe UI"/>
    </style:style>
    <style:style style:name="P3" style:parent-style-name="Normale" style:family="paragraph">
      <style:paragraph-properties fo:margin-bottom="0.0694in" fo:line-height="100%" fo:background-color="#FFFFFF"/>
    </style:style>
    <style:style style:name="T4"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5" style:parent-style-name="Car.predefinitoparagrafo" style:family="text">
      <style:text-properties style:font-name="Segoe UI" style:font-name-asian="Times New Roman" style:font-name-complex="Segoe UI" fo:color="#1D2125" style:language-asian="it" style:country-asian="IT"/>
    </style:style>
    <style:style style:name="P6"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7"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8"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9"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10" style:parent-style-name="Normale" style:family="paragraph">
      <style:paragraph-properties fo:margin-top="0.0694in" fo:margin-bottom="0.0694in" fo:line-height="100%" fo:background-color="#FFFFFF"/>
    </style:style>
    <style:style style:name="T11"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P12" style:parent-style-name="Normale" style:family="paragraph">
      <style:paragraph-properties fo:margin-bottom="0in" fo:line-height="115%" fo:background-color="#FFFFFF"/>
      <style:text-properties style:font-name="Segoe UI" style:font-name-asian="Times New Roman" style:font-name-complex="Segoe UI" fo:color="#1D2125" fo:language="es" fo:country="CO" style:language-asian="it" style:country-asian="IT"/>
    </style:style>
    <style:style style:name="P13" style:parent-style-name="Normale" style:family="paragraph">
      <style:paragraph-properties fo:margin-bottom="0in" fo:line-height="115%" fo:background-color="#FFFFFF"/>
      <style:text-properties style:font-name="Segoe UI" style:font-name-asian="Times New Roman" style:font-name-complex="Segoe UI" fo:color="#1D2125" fo:language="es" fo:country="CO" style:language-asian="it" style:country-asian="IT"/>
    </style:style>
    <style:style style:name="P14" style:parent-style-name="Normale" style:family="paragraph">
      <style:paragraph-properties fo:margin-bottom="0in" fo:line-height="115%" fo:background-color="#FFFFFF"/>
      <style:text-properties style:font-name="Segoe UI" style:font-name-asian="Times New Roman" style:font-name-complex="Segoe UI" fo:color="#1D2125" fo:language="es" fo:country="CO" style:language-asian="it" style:country-asian="IT"/>
    </style:style>
    <style:style style:name="P15"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16"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17"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18"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19"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20" style:parent-style-name="Normale" style:family="paragraph">
      <style:paragraph-properties fo:margin-bottom="0.0694in" fo:line-height="100%" fo:background-color="#FFFFFF"/>
    </style:style>
    <style:style style:name="T21"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22" style:parent-style-name="Car.predefinitoparagrafo" style:family="text">
      <style:text-properties style:font-name="Segoe UI" style:font-name-asian="Times New Roman" style:font-name-complex="Segoe UI" fo:color="#1D2125" style:language-asian="it" style:country-asian="IT"/>
    </style:style>
    <style:style style:name="P23"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24"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25" style:parent-style-name="Normale" style:family="paragraph">
      <style:paragraph-properties fo:margin-top="0.0694in" fo:margin-bottom="0.0694in" fo:line-height="100%" fo:background-color="#FFFFFF"/>
      <style:text-properties style:font-name="Segoe UI" style:font-name-asian="Times New Roman" style:font-name-complex="Segoe UI" fo:color="#1D2125" style:language-asian="it" style:country-asian="IT"/>
    </style:style>
    <style:style style:name="P26" style:parent-style-name="Paragrafoelenco"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27"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28" style:parent-style-name="Normale" style:family="paragraph">
      <style:paragraph-properties fo:margin-top="0.0694in" fo:margin-bottom="0.0694in" fo:line-height="100%" fo:background-color="#FFFFFF"/>
      <style:text-properties style:font-name="Segoe UI" style:font-name-asian="Times New Roman" style:font-name-complex="Segoe UI" fo:font-style="italic" style:font-style-asian="italic" fo:color="#1D2125" style:language-asian="it" style:country-asian="IT"/>
    </style:style>
    <style:style style:name="P29"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0"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1"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2"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3" style:parent-style-name="Normale" style:family="paragraph">
      <style:paragraph-properties fo:margin-top="0.0694in" fo:margin-bottom="0.0694in" fo:line-height="100%" fo:background-color="#FFFFFF"/>
      <style:text-properties style:font-name="Segoe UI" style:font-name-asian="Times New Roman" style:font-name-complex="Segoe UI" fo:font-style="italic" style:font-style-asian="italic" fo:color="#1D2125" style:language-asian="it" style:country-asian="IT"/>
    </style:style>
    <style:style style:name="P34"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5"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6"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7" style:parent-style-name="Normale" style:family="paragraph">
      <style:paragraph-properties fo:margin-bottom="0in" fo:line-height="115%" fo:background-color="#FFFFFF"/>
      <style:text-properties style:font-name="Segoe UI" style:font-name-asian="Times New Roman" style:font-name-complex="Segoe UI" fo:color="#1D2125" style:language-asian="it" style:country-asian="IT"/>
    </style:style>
    <style:style style:name="P38"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39" style:parent-style-name="Normale" style:family="paragraph">
      <style:paragraph-properties fo:margin-bottom="0in" style:line-height-at-least="0.2708in"/>
      <style:text-properties style:font-name="Segoe UI" style:font-name-asian="Times New Roman" style:font-name-complex="Segoe UI" fo:color="#333333" style:language-asian="it" style:country-asian="IT"/>
    </style:style>
    <style:style style:name="P40" style:parent-style-name="Normale" style:family="paragraph">
      <style:paragraph-properties fo:margin-bottom="0in" style:line-height-at-least="0.2708in"/>
    </style:style>
    <style:style style:name="T41" style:parent-style-name="Car.predefinitoparagrafo" style:family="text">
      <style:text-properties style:font-name="Segoe UI" style:font-name-asian="Times New Roman" style:font-name-complex="Segoe UI" fo:color="#333333" style:language-asian="it" style:country-asian="IT"/>
    </style:style>
    <style:style style:name="P42"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43"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44" style:parent-style-name="Normale" style:family="paragraph">
      <style:paragraph-properties fo:margin-top="0.0694in" fo:margin-bottom="0.0694in" fo:line-height="100%" fo:background-color="#FFFFFF"/>
    </style:style>
    <style:style style:name="T45" style:parent-style-name="Enfasigrassetto" style:family="text">
      <style:text-properties style:font-name="Segoe UI" style:font-name-complex="Segoe UI" fo:font-weight="normal" style:font-weight-asian="normal" style:font-weight-complex="normal"/>
    </style:style>
    <style:style style:name="T46" style:parent-style-name="CodiceHTML" style:family="text">
      <style:text-properties style:font-name="Segoe UI" style:font-name-asian="Calibri" style:font-name-complex="Segoe UI" fo:font-size="11pt" style:font-size-asian="11pt" style:font-size-complex="11pt"/>
    </style:style>
    <style:style style:name="T47" style:parent-style-name="Car.predefinitoparagrafo" style:family="text">
      <style:text-properties style:font-name="Segoe UI" style:font-name-complex="Segoe UI" fo:font-size="11pt" style:font-size-asian="11pt" style:font-size-complex="11pt"/>
    </style:style>
    <style:style style:name="T48" style:parent-style-name="Enfasigrassetto" style:family="text">
      <style:text-properties style:font-name="Segoe UI" style:font-name-complex="Segoe UI" fo:font-size="11pt" style:font-size-asian="11pt" style:font-size-complex="11pt"/>
    </style:style>
    <style:style style:name="T49" style:parent-style-name="Car.predefinitoparagrafo" style:family="text">
      <style:text-properties style:font-name="Segoe UI" style:font-name-complex="Segoe UI" fo:font-size="11pt" style:font-size-asian="11pt" style:font-size-complex="11pt"/>
    </style:style>
    <style:style style:name="T50" style:parent-style-name="katex-mathml" style:family="text">
      <style:text-properties style:font-name="Segoe UI" style:font-name-complex="Segoe UI" fo:language="es" fo:country="CO"/>
    </style:style>
    <style:style style:name="T51" style:parent-style-name="katex-mathml" style:family="text">
      <style:text-properties style:font-name="Cambria Math" style:font-name-complex="Cambria Math" fo:language="es" fo:country="CO"/>
    </style:style>
    <style:style style:name="T52" style:parent-style-name="katex-mathml" style:family="text">
      <style:text-properties style:font-name="Segoe UI" style:font-name-complex="Segoe UI" fo:language="es" fo:country="CO"/>
    </style:style>
    <style:style style:name="T53" style:parent-style-name="Car.predefinitoparagrafo" style:family="text">
      <style:text-properties style:font-name="Segoe UI" style:font-name-complex="Segoe UI" fo:font-size="11pt" style:font-size-asian="11pt" style:font-size-complex="11pt"/>
    </style:style>
    <style:style style:name="T54" style:parent-style-name="Enfasigrassetto" style:family="text">
      <style:text-properties style:font-name="Segoe UI" style:font-name-complex="Segoe UI" fo:font-size="11pt" style:font-size-asian="11pt" style:font-size-complex="11pt"/>
    </style:style>
    <style:style style:name="T55" style:parent-style-name="Car.predefinitoparagrafo" style:family="text">
      <style:text-properties style:font-name="Segoe UI" style:font-name-complex="Segoe UI" fo:font-size="11pt" style:font-size-asian="11pt" style:font-size-complex="11pt"/>
    </style:style>
    <style:style style:name="T56" style:parent-style-name="Car.predefinitoparagrafo" style:family="text">
      <style:text-properties style:font-name="Segoe UI" style:font-name-complex="Segoe UI" fo:font-size="11pt" style:font-size-asian="11pt" style:font-size-complex="11pt"/>
    </style:style>
    <style:style style:name="T57" style:parent-style-name="Enfasigrassetto" style:family="text">
      <style:text-properties style:font-name="Segoe UI" style:font-name-complex="Segoe UI" fo:font-size="11pt" style:font-size-asian="11pt" style:font-size-complex="11pt"/>
    </style:style>
    <style:style style:name="T58" style:parent-style-name="mord" style:family="text">
      <style:text-properties style:font-name="Segoe UI" style:font-name-complex="Segoe UI" fo:font-weight="bold" style:font-weight-asian="bold" style:font-weight-complex="bold" fo:font-size="11pt" style:font-size-asian="11pt" style:font-size-complex="11pt"/>
    </style:style>
    <style:style style:name="T59" style:parent-style-name="Enfasigrassetto" style:family="text">
      <style:text-properties style:font-name="Segoe UI" style:font-name-complex="Segoe UI" fo:font-size="11pt" style:font-size-asian="11pt" style:font-size-complex="11pt"/>
    </style:style>
    <style:style style:name="T60" style:parent-style-name="Car.predefinitoparagrafo" style:family="text">
      <style:text-properties style:font-name="Segoe UI" style:font-name-complex="Segoe UI" fo:font-size="11pt" style:font-size-asian="11pt" style:font-size-complex="11pt"/>
    </style:style>
    <style:style style:name="T61" style:parent-style-name="Enfasigrassetto" style:family="text">
      <style:text-properties style:font-name="Segoe UI" style:font-name-complex="Segoe UI" fo:font-weight="normal" style:font-weight-asian="normal" style:font-weight-complex="normal" fo:font-size="11pt" style:font-size-asian="11pt" style:font-size-complex="11pt" fo:language="es" fo:country="CO"/>
    </style:style>
    <style:style style:name="T62" style:parent-style-name="katex-mathml" style:family="text">
      <style:text-properties style:font-name="Segoe UI" style:font-name-complex="Segoe UI" fo:font-size="11pt" style:font-size-asian="11pt" style:font-size-complex="11pt" fo:language="es" fo:country="CO"/>
    </style:style>
    <style:style style:name="T63" style:parent-style-name="katex-mathml" style:family="text">
      <style:text-properties style:font-name="Segoe UI" style:font-name-complex="Segoe UI" fo:font-size="11pt" style:font-size-asian="11pt" style:font-size-complex="11pt" fo:language="es" fo:country="CO"/>
    </style:style>
    <style:style style:name="P64" style:parent-style-name="NormaleWeb" style:family="paragraph">
      <style:paragraph-properties fo:margin-bottom="0in"/>
    </style:style>
    <style:style style:name="T65" style:parent-style-name="Enfasigrassetto" style:family="text">
      <style:text-properties style:font-name="Segoe UI" style:font-name-complex="Segoe UI" fo:font-size="11pt" style:font-size-asian="11pt" style:font-size-complex="11pt"/>
    </style:style>
    <style:style style:name="T66" style:parent-style-name="Car.predefinitoparagrafo" style:family="text">
      <style:text-properties style:font-name="Segoe UI" style:font-name-complex="Segoe UI" fo:font-size="11pt" style:font-size-asian="11pt" style:font-size-complex="11pt"/>
    </style:style>
    <style:style style:name="P67" style:parent-style-name="Normale" style:family="paragraph">
      <style:paragraph-properties fo:margin-top="0.0694in" fo:margin-bottom="0in" fo:line-height="100%"/>
    </style:style>
    <style:style style:name="T68" style:parent-style-name="Car.predefinitoparagrafo" style:family="text">
      <style:text-properties style:font-name="Segoe UI" style:font-name-complex="Segoe UI"/>
    </style:style>
    <style:style style:name="T69" style:parent-style-name="katex-mathml" style:family="text">
      <style:text-properties style:font-name="Segoe UI" style:font-name-complex="Segoe UI"/>
    </style:style>
    <style:style style:name="P70" style:parent-style-name="Normale" style:family="paragraph">
      <style:paragraph-properties fo:margin-top="0.0694in" fo:margin-bottom="0in" fo:line-height="100%"/>
    </style:style>
    <style:style style:name="T71" style:parent-style-name="katex-mathml" style:family="text">
      <style:text-properties style:font-name="Segoe UI" style:font-name-complex="Segoe UI"/>
    </style:style>
    <style:style style:name="T72" style:parent-style-name="Enfasigrassetto" style:family="text">
      <style:text-properties style:font-name="Segoe UI" style:font-name-complex="Segoe UI"/>
    </style:style>
    <style:style style:name="T73" style:parent-style-name="Car.predefinitoparagrafo" style:family="text">
      <style:text-properties style:font-name="Segoe UI" style:font-name-complex="Segoe UI"/>
    </style:style>
    <style:style style:name="T74" style:parent-style-name="katex-mathml" style:family="text">
      <style:text-properties style:font-name="Segoe UI" style:font-name-complex="Segoe UI"/>
    </style:style>
    <style:style style:name="P75" style:parent-style-name="Paragrafoelenco" style:family="paragraph">
      <style:paragraph-properties fo:margin-top="0.0694in" fo:margin-bottom="0in" fo:line-height="100%"/>
    </style:style>
    <style:style style:name="T76"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77" style:parent-style-name="Car.predefinitoparagrafo" style:family="text">
      <style:text-properties style:font-name="Segoe UI" style:font-name-asian="Times New Roman" style:font-name-complex="Segoe UI" style:language-asian="it" style:country-asian="IT"/>
    </style:style>
    <style:style style:name="P78" style:parent-style-name="Normale" style:family="paragraph">
      <style:paragraph-properties fo:margin-top="0.0694in" fo:margin-bottom="0in" fo:line-height="100%"/>
      <style:text-properties style:font-name="Segoe UI" style:font-name-asian="Times New Roman" style:font-name-complex="Segoe UI" style:language-asian="it" style:country-asian="IT"/>
    </style:style>
    <style:style style:name="P79" style:parent-style-name="Normale" style:family="paragraph">
      <style:paragraph-properties fo:margin-top="0.0694in" fo:margin-bottom="0in" fo:line-height="100%" fo:margin-left="0.5in">
        <style:tab-stops/>
      </style:paragraph-properties>
      <style:text-properties style:font-name="Segoe UI" style:font-name-asian="Times New Roman" style:font-name-complex="Segoe UI" style:language-asian="it" style:country-asian="IT"/>
    </style:style>
    <style:style style:name="P80" style:parent-style-name="Normale" style:family="paragraph">
      <style:paragraph-properties fo:margin-top="0.0694in" fo:margin-bottom="0in" fo:line-height="100%"/>
      <style:text-properties style:font-name="Segoe UI" style:font-name-asian="Times New Roman" style:font-name-complex="Segoe UI" style:language-asian="it" style:country-asian="IT"/>
    </style:style>
    <style:style style:name="P81"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T82" style:parent-style-name="Enfasigrassetto" style:family="text">
      <style:text-properties style:font-name="Segoe UI" style:font-name-complex="Segoe UI" fo:font-weight="normal" style:font-weight-asian="normal" style:font-weight-complex="normal" fo:font-size="11pt" style:font-size-asian="11pt" style:font-size-complex="11pt" fo:language="es" fo:country="CO"/>
    </style:style>
    <style:style style:name="T83" style:parent-style-name="katex-mathml" style:family="text">
      <style:text-properties style:font-name="Segoe UI" style:font-name-complex="Segoe UI" fo:font-size="11pt" style:font-size-asian="11pt" style:font-size-complex="11pt" fo:language="es" fo:country="CO"/>
    </style:style>
    <style:style style:name="T84" style:parent-style-name="katex-mathml" style:family="text">
      <style:text-properties style:font-name="Segoe UI" style:font-name-complex="Segoe UI" fo:font-size="11pt" style:font-size-asian="11pt" style:font-size-complex="11pt" fo:language="es" fo:country="CO"/>
    </style:style>
    <style:style style:name="P85" style:parent-style-name="NormaleWeb" style:family="paragraph"/>
    <style:style style:name="T86" style:parent-style-name="Enfasigrassetto" style:family="text">
      <style:text-properties style:font-name="Segoe UI" style:font-name-complex="Segoe UI" fo:font-size="11pt" style:font-size-asian="11pt" style:font-size-complex="11pt"/>
    </style:style>
    <style:style style:name="T87" style:parent-style-name="Car.predefinitoparagrafo" style:family="text">
      <style:text-properties style:font-name="Segoe UI" style:font-name-complex="Segoe UI" fo:font-size="11pt" style:font-size-asian="11pt" style:font-size-complex="11pt"/>
    </style:style>
    <style:style style:name="P88" style:parent-style-name="Normale" style:family="paragraph">
      <style:paragraph-properties fo:margin-top="0.0694in" fo:margin-bottom="0.0694in" fo:line-height="100%"/>
    </style:style>
    <style:style style:name="T89" style:parent-style-name="Car.predefinitoparagrafo" style:family="text">
      <style:text-properties style:font-name="Segoe UI" style:font-name-complex="Segoe UI"/>
    </style:style>
    <style:style style:name="T90" style:parent-style-name="katex-mathml" style:family="text">
      <style:text-properties style:font-name="Segoe UI" style:font-name-complex="Segoe UI"/>
    </style:style>
    <style:style style:name="T91" style:parent-style-name="Car.predefinitoparagrafo" style:family="text">
      <style:text-properties style:font-name="Segoe UI" style:font-name-complex="Segoe UI"/>
    </style:style>
    <style:style style:name="P92" style:parent-style-name="Normale" style:family="paragraph">
      <style:paragraph-properties fo:margin-top="0.0694in" fo:margin-bottom="0.0694in" fo:line-height="100%"/>
    </style:style>
    <style:style style:name="T93" style:parent-style-name="Car.predefinitoparagrafo" style:family="text">
      <style:text-properties style:font-name="Segoe UI" style:font-name-complex="Segoe UI"/>
    </style:style>
    <style:style style:name="T94" style:parent-style-name="Enfasigrassetto" style:family="text">
      <style:text-properties style:font-name="Segoe UI" style:font-name-complex="Segoe UI"/>
    </style:style>
    <style:style style:name="T95" style:parent-style-name="Car.predefinitoparagrafo" style:family="text">
      <style:text-properties style:font-name="Segoe UI" style:font-name-complex="Segoe UI"/>
    </style:style>
    <style:style style:name="T96" style:parent-style-name="katex-mathml" style:family="text">
      <style:text-properties style:font-name="Segoe UI" style:font-name-complex="Segoe UI"/>
    </style:style>
    <style:style style:name="T97" style:parent-style-name="Car.predefinitoparagrafo" style:family="text">
      <style:text-properties style:font-name="Segoe UI" style:font-name-complex="Segoe UI"/>
    </style:style>
    <style:style style:name="P98" style:parent-style-name="Paragrafoelenco" style:family="paragraph">
      <style:paragraph-properties fo:margin-top="0.0694in" fo:margin-bottom="0.0694in" fo:line-height="115%"/>
    </style:style>
    <style:style style:name="T99"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0" style:parent-style-name="Car.predefinitoparagrafo" style:family="text">
      <style:text-properties style:font-name="Segoe UI" style:font-name-asian="Times New Roman" style:font-name-complex="Segoe UI" style:language-asian="it" style:country-asian="IT"/>
    </style:style>
    <style:style style:name="P101" style:parent-style-name="Normale" style:family="paragraph">
      <style:paragraph-properties fo:margin-bottom="0in" fo:line-height="115%" fo:margin-left="0.5in">
        <style:tab-stops/>
      </style:paragraph-properties>
      <style:text-properties style:font-name="Segoe UI" style:font-name-asian="Times New Roman" style:font-name-complex="Segoe UI" style:language-asian="it" style:country-asian="IT"/>
    </style:style>
    <style:style style:name="P102" style:parent-style-name="Normale" style:family="paragraph">
      <style:paragraph-properties fo:margin-bottom="0in" fo:line-height="115%" fo:margin-left="0.5in">
        <style:tab-stops/>
      </style:paragraph-properties>
      <style:text-properties style:font-name="Segoe UI" style:font-name-asian="Times New Roman" style:font-name-complex="Segoe UI" style:language-asian="it" style:country-asian="IT"/>
    </style:style>
    <style:style style:name="P103" style:parent-style-name="Normale" style:family="paragraph">
      <style:paragraph-properties fo:margin-bottom="0in" fo:line-height="115%"/>
      <style:text-properties style:font-name="Segoe UI" style:font-name-asian="Times New Roman" style:font-name-complex="Segoe UI" style:language-asian="it" style:country-asian="IT"/>
    </style:style>
    <style:style style:name="P104" style:parent-style-name="Paragrafoelenco" style:family="paragraph">
      <style:paragraph-properties fo:margin-top="0.0694in" fo:margin-bottom="0.0694in" fo:line-height="115%"/>
    </style:style>
    <style:style style:name="T105" style:parent-style-name="Car.predefinitoparagrafo" style:family="text">
      <style:text-properties style:font-name="Times New Roman" style:font-name-asian="Times New Roman" fo:font-size="12pt" style:font-size-asian="12pt" style:font-size-complex="12pt" style:language-asian="it" style:country-asian="IT"/>
    </style:style>
    <style:style style:name="P106" style:parent-style-name="Normale" style:family="paragraph">
      <style:paragraph-properties fo:margin-bottom="0.0694in" fo:line-height="100%" fo:background-color="#FFFFFF"/>
    </style:style>
    <style:style style:name="T107"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108" style:parent-style-name="Car.predefinitoparagrafo" style:family="text">
      <style:text-properties style:font-name="Segoe UI" style:font-name-asian="Times New Roman" style:font-name-complex="Segoe UI" fo:color="#1D2125" style:language-asian="it" style:country-asian="IT"/>
    </style:style>
    <style:style style:name="P109"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110"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111"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12"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13"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14"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115"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16"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17"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118"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119"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20"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21"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22"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123"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124"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125"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126" style:parent-style-name="Normale" style:family="paragraph">
      <style:paragraph-properties fo:margin-bottom="0in" fo:line-height="100%" fo:background-color="#FFFFFF"/>
    </style:style>
    <style:style style:name="T127"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128" style:parent-style-name="Car.predefinitoparagrafo" style:family="text">
      <style:text-properties style:font-name="Segoe UI" style:font-name-complex="Segoe UI"/>
    </style:style>
    <style:style style:name="T129" style:parent-style-name="Car.predefinitoparagrafo" style:family="text">
      <style:text-properties style:font-name="Segoe UI" style:font-name-complex="Segoe UI" fo:font-weight="bold" style:font-weight-asian="bold"/>
    </style:style>
    <style:style style:name="T130" style:parent-style-name="Car.predefinitoparagrafo" style:family="text">
      <style:text-properties style:font-name="Segoe UI" style:font-name-complex="Segoe UI"/>
    </style:style>
    <style:style style:name="P131" style:parent-style-name="Normale" style:family="paragraph">
      <style:paragraph-properties fo:margin-bottom="0in" fo:line-height="100%" fo:background-color="#FFFFFF"/>
      <style:text-properties style:font-name="Segoe UI" style:font-name-complex="Segoe UI"/>
    </style:style>
    <style:style style:name="P132" style:parent-style-name="Paragrafoelenco" style:family="paragraph">
      <style:paragraph-properties fo:margin-bottom="0in" fo:line-height="100%" fo:background-color="#FFFFFF"/>
    </style:style>
    <style:style style:name="T133" style:parent-style-name="Enfasigrassetto" style:family="text">
      <style:text-properties style:font-name="Segoe UI" style:font-name-complex="Segoe UI"/>
    </style:style>
    <style:style style:name="T134" style:parent-style-name="Car.predefinitoparagrafo" style:family="text">
      <style:text-properties style:font-name="Segoe UI" style:font-name-complex="Segoe UI"/>
    </style:style>
    <style:style style:name="P135" style:parent-style-name="Normale" style:family="paragraph">
      <style:paragraph-properties fo:margin-bottom="0in" fo:line-height="100%" fo:background-color="#FFFFFF"/>
      <style:text-properties style:font-name="Segoe UI" style:font-name-complex="Segoe UI"/>
    </style:style>
    <style:style style:name="P136" style:parent-style-name="Normale" style:family="paragraph">
      <style:paragraph-properties fo:margin-bottom="0in" fo:line-height="100%" fo:background-color="#FFFFFF"/>
    </style:style>
    <style:style style:name="T137" style:parent-style-name="Car.predefinitoparagrafo" style:family="text">
      <style:text-properties style:font-name="Segoe UI" style:font-name-complex="Segoe UI"/>
    </style:style>
    <style:style style:name="T138" style:parent-style-name="hljs-number" style:family="text">
      <style:text-properties style:font-name="Segoe UI" style:font-name-complex="Segoe UI"/>
    </style:style>
    <style:style style:name="T139" style:parent-style-name="Car.predefinitoparagrafo" style:family="text">
      <style:text-properties style:font-name="Segoe UI" style:font-name-complex="Segoe UI"/>
    </style:style>
    <style:style style:name="T140" style:parent-style-name="hljs-number" style:family="text">
      <style:text-properties style:font-name="Segoe UI" style:font-name-complex="Segoe UI"/>
    </style:style>
    <style:style style:name="T141" style:parent-style-name="Car.predefinitoparagrafo" style:family="text">
      <style:text-properties style:font-name="Segoe UI" style:font-name-complex="Segoe UI"/>
    </style:style>
    <style:style style:name="T142" style:parent-style-name="hljs-number" style:family="text">
      <style:text-properties style:font-name="Segoe UI" style:font-name-complex="Segoe UI"/>
    </style:style>
    <style:style style:name="T143" style:parent-style-name="Car.predefinitoparagrafo" style:family="text">
      <style:text-properties style:font-name="Segoe UI" style:font-name-complex="Segoe UI"/>
    </style:style>
    <style:style style:name="P144" style:parent-style-name="Normale" style:family="paragraph">
      <style:paragraph-properties fo:margin-bottom="0in" fo:line-height="100%" fo:background-color="#FFFFFF"/>
    </style:style>
    <style:style style:name="T145" style:parent-style-name="Car.predefinitoparagrafo" style:family="text">
      <style:text-properties style:font-name="Segoe UI" style:font-name-complex="Segoe UI"/>
    </style:style>
    <style:style style:name="T146" style:parent-style-name="hljs-built_in" style:family="text">
      <style:text-properties style:font-name="Segoe UI" style:font-name-complex="Segoe UI"/>
    </style:style>
    <style:style style:name="T147" style:parent-style-name="Car.predefinitoparagrafo" style:family="text">
      <style:text-properties style:font-name="Segoe UI" style:font-name-complex="Segoe UI"/>
    </style:style>
    <style:style style:name="P148" style:parent-style-name="Normale" style:family="paragraph">
      <style:paragraph-properties fo:margin-bottom="0in" fo:line-height="100%" fo:background-color="#FFFFFF"/>
    </style:style>
    <style:style style:name="T149" style:parent-style-name="hljs-built_in" style:family="text">
      <style:text-properties style:font-name="Segoe UI" style:font-name-complex="Segoe UI"/>
    </style:style>
    <style:style style:name="T150" style:parent-style-name="Car.predefinitoparagrafo" style:family="text">
      <style:text-properties style:font-name="Segoe UI" style:font-name-complex="Segoe UI"/>
    </style:style>
    <style:style style:name="P151" style:parent-style-name="Normale" style:family="paragraph">
      <style:paragraph-properties fo:margin-bottom="0in" fo:line-height="100%" fo:background-color="#FFFFFF"/>
      <style:text-properties style:font-name="Segoe UI" style:font-name-complex="Segoe UI" fo:font-weight="bold" style:font-weight-asian="bold"/>
    </style:style>
    <style:style style:name="P152" style:parent-style-name="Normale" style:family="paragraph">
      <style:paragraph-properties fo:margin-bottom="0in" fo:line-height="100%" fo:text-indent="0.4916in" fo:background-color="#FFFFFF"/>
      <style:text-properties style:font-name="Segoe UI" style:font-name-complex="Segoe UI" fo:font-weight="bold" style:font-weight-asian="bold"/>
    </style:style>
    <style:style style:name="P153" style:parent-style-name="Normale" style:family="paragraph">
      <style:paragraph-properties fo:margin-bottom="0in" fo:line-height="100%" fo:margin-left="0.4916in" fo:text-indent="0.4916in" fo:background-color="#FFFFFF">
        <style:tab-stops/>
      </style:paragraph-properties>
      <style:text-properties style:font-name="Segoe UI" style:font-name-complex="Segoe UI"/>
    </style:style>
    <style:style style:name="P154" style:parent-style-name="Normale" style:family="paragraph">
      <style:paragraph-properties fo:margin-bottom="0in" fo:line-height="100%" fo:background-color="#FFFFFF"/>
      <style:text-properties style:font-name="Segoe UI" style:font-name-complex="Segoe UI"/>
    </style:style>
    <style:style style:name="P155" style:parent-style-name="Paragrafoelenco" style:family="paragraph">
      <style:paragraph-properties fo:margin-bottom="0in" fo:line-height="100%" fo:background-color="#FFFFFF"/>
    </style:style>
    <style:style style:name="T156" style:parent-style-name="Enfasigrassetto" style:family="text">
      <style:text-properties style:font-name="Segoe UI" style:font-name-complex="Segoe UI"/>
    </style:style>
    <style:style style:name="T157" style:parent-style-name="Car.predefinitoparagrafo" style:family="text">
      <style:text-properties style:font-name="Segoe UI" style:font-name-complex="Segoe UI"/>
    </style:style>
    <style:style style:name="P158" style:parent-style-name="Paragrafoelenco" style:family="paragraph">
      <style:paragraph-properties fo:margin-bottom="0in" fo:line-height="100%" fo:background-color="#FFFFFF"/>
    </style:style>
    <style:style style:name="T159" style:parent-style-name="Car.predefinitoparagrafo" style:family="text">
      <style:text-properties style:font-name="Segoe UI" style:font-name-complex="Segoe UI"/>
    </style:style>
    <style:style style:name="T160" style:parent-style-name="hljs-string" style:family="text">
      <style:text-properties style:font-name="Segoe UI" style:font-name-complex="Segoe UI"/>
    </style:style>
    <style:style style:name="T161" style:parent-style-name="Car.predefinitoparagrafo" style:family="text">
      <style:text-properties style:font-name="Segoe UI" style:font-name-complex="Segoe UI"/>
    </style:style>
    <style:style style:name="P162" style:parent-style-name="Paragrafoelenco" style:family="paragraph">
      <style:paragraph-properties fo:margin-bottom="0in" fo:line-height="100%" fo:background-color="#FFFFFF"/>
    </style:style>
    <style:style style:name="T163" style:parent-style-name="Car.predefinitoparagrafo" style:family="text">
      <style:text-properties style:font-name="Segoe UI" style:font-name-complex="Segoe UI"/>
    </style:style>
    <style:style style:name="T164" style:parent-style-name="hljs-built_in" style:family="text">
      <style:text-properties style:font-name="Segoe UI" style:font-name-complex="Segoe UI"/>
    </style:style>
    <style:style style:name="T165" style:parent-style-name="Car.predefinitoparagrafo" style:family="text">
      <style:text-properties style:font-name="Segoe UI" style:font-name-complex="Segoe UI"/>
    </style:style>
    <style:style style:name="P166" style:parent-style-name="Paragrafoelenco" style:family="paragraph">
      <style:paragraph-properties fo:margin-bottom="0in" fo:line-height="100%" fo:background-color="#FFFFFF"/>
    </style:style>
    <style:style style:name="T167" style:parent-style-name="hljs-built_in" style:family="text">
      <style:text-properties style:font-name="Segoe UI" style:font-name-complex="Segoe UI"/>
    </style:style>
    <style:style style:name="T168" style:parent-style-name="Car.predefinitoparagrafo" style:family="text">
      <style:text-properties style:font-name="Segoe UI" style:font-name-complex="Segoe UI"/>
    </style:style>
    <style:style style:name="P169" style:parent-style-name="Normale" style:family="paragraph">
      <style:paragraph-properties fo:margin-bottom="0in" fo:line-height="100%" fo:background-color="#FFFFFF"/>
      <style:text-properties style:font-name="Segoe UI" style:font-name-complex="Segoe UI"/>
    </style:style>
    <style:style style:name="P170" style:parent-style-name="Normale" style:family="paragraph">
      <style:paragraph-properties fo:margin-bottom="0in" fo:line-height="100%" fo:text-indent="0.4916in" fo:background-color="#FFFFFF"/>
      <style:text-properties style:font-name="Segoe UI" style:font-name-complex="Segoe UI" fo:font-weight="bold" style:font-weight-asian="bold"/>
    </style:style>
    <style:style style:name="P171" style:parent-style-name="Normale" style:family="paragraph">
      <style:paragraph-properties fo:margin-bottom="0in" fo:line-height="100%" fo:background-color="#FFFFFF"/>
    </style:style>
    <style:style style:name="T172"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173"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174" style:parent-style-name="Car.predefinitoparagrafo" style:family="text">
      <style:text-properties style:font-name="Segoe UI" style:font-name-complex="Segoe UI"/>
    </style:style>
    <style:style style:name="T175" style:parent-style-name="CodiceHTML" style:family="text">
      <style:text-properties style:font-name="Segoe UI" style:font-name-asian="Calibri" style:font-name-complex="Segoe UI" fo:font-size="11pt" style:font-size-asian="11pt" style:font-size-complex="11pt"/>
    </style:style>
    <style:style style:name="T176" style:parent-style-name="Car.predefinitoparagrafo" style:family="text">
      <style:text-properties style:font-name="Segoe UI" style:font-name-complex="Segoe UI"/>
    </style:style>
    <style:style style:name="T177" style:parent-style-name="CodiceHTML" style:family="text">
      <style:text-properties style:font-name="Segoe UI" style:font-name-asian="Calibri" style:font-name-complex="Segoe UI" fo:font-size="11pt" style:font-size-asian="11pt" style:font-size-complex="11pt"/>
    </style:style>
    <style:style style:name="T178" style:parent-style-name="Car.predefinitoparagrafo" style:family="text">
      <style:text-properties style:font-name="Segoe UI" style:font-name-complex="Segoe UI"/>
    </style:style>
    <style:style style:name="P179" style:parent-style-name="Normale" style:family="paragraph">
      <style:paragraph-properties fo:margin-bottom="0in" fo:line-height="100%" fo:background-color="#FFFFFF"/>
      <style:text-properties style:font-name="Segoe UI" style:font-name-complex="Segoe UI"/>
    </style:style>
    <style:style style:name="P180" style:parent-style-name="Paragrafoelenco" style:family="paragraph">
      <style:paragraph-properties fo:margin-bottom="0in" fo:line-height="100%" fo:background-color="#FFFFFF"/>
    </style:style>
    <style:style style:name="T181" style:parent-style-name="Car.predefinitoparagrafo" style:family="text">
      <style:text-properties style:font-name="Segoe UI" style:font-name-complex="Segoe UI"/>
    </style:style>
    <style:style style:name="T182" style:parent-style-name="Enfasigrassetto" style:family="text">
      <style:text-properties style:font-name="Segoe UI" style:font-name-complex="Segoe UI"/>
    </style:style>
    <style:style style:name="T183" style:parent-style-name="Car.predefinitoparagrafo" style:family="text">
      <style:text-properties style:font-name="Segoe UI" style:font-name-complex="Segoe UI"/>
    </style:style>
    <style:style style:name="P184"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185" style:parent-style-name="Normale" style:family="paragraph">
      <style:paragraph-properties fo:margin-bottom="0in" fo:line-height="100%" fo:text-indent="0.4916in" fo:background-color="#FFFFFF"/>
    </style:style>
    <style:style style:name="T186" style:parent-style-name="Car.predefinitoparagrafo" style:family="text">
      <style:text-properties style:font-name="Segoe UI" style:font-name-complex="Segoe UI"/>
    </style:style>
    <style:style style:name="T187" style:parent-style-name="hljs-string" style:family="text">
      <style:text-properties style:font-name="Segoe UI" style:font-name-complex="Segoe UI"/>
    </style:style>
    <style:style style:name="T188" style:parent-style-name="Car.predefinitoparagrafo" style:family="text">
      <style:text-properties style:font-name="Segoe UI" style:font-name-complex="Segoe UI"/>
    </style:style>
    <style:style style:name="T189" style:parent-style-name="hljs-number" style:family="text">
      <style:text-properties style:font-name="Segoe UI" style:font-name-complex="Segoe UI"/>
    </style:style>
    <style:style style:name="T190" style:parent-style-name="Car.predefinitoparagrafo" style:family="text">
      <style:text-properties style:font-name="Segoe UI" style:font-name-complex="Segoe UI"/>
    </style:style>
    <style:style style:name="T191" style:parent-style-name="hljs-string" style:family="text">
      <style:text-properties style:font-name="Segoe UI" style:font-name-complex="Segoe UI"/>
    </style:style>
    <style:style style:name="T192" style:parent-style-name="Car.predefinitoparagrafo" style:family="text">
      <style:text-properties style:font-name="Segoe UI" style:font-name-complex="Segoe UI"/>
    </style:style>
    <style:style style:name="T193" style:parent-style-name="hljs-number" style:family="text">
      <style:text-properties style:font-name="Segoe UI" style:font-name-complex="Segoe UI"/>
    </style:style>
    <style:style style:name="T194" style:parent-style-name="Car.predefinitoparagrafo" style:family="text">
      <style:text-properties style:font-name="Segoe UI" style:font-name-complex="Segoe UI"/>
    </style:style>
    <style:style style:name="T195" style:parent-style-name="hljs-string" style:family="text">
      <style:text-properties style:font-name="Segoe UI" style:font-name-complex="Segoe UI"/>
    </style:style>
    <style:style style:name="T196" style:parent-style-name="Car.predefinitoparagrafo" style:family="text">
      <style:text-properties style:font-name="Segoe UI" style:font-name-complex="Segoe UI"/>
    </style:style>
    <style:style style:name="T197" style:parent-style-name="hljs-number" style:family="text">
      <style:text-properties style:font-name="Segoe UI" style:font-name-complex="Segoe UI"/>
    </style:style>
    <style:style style:name="T198" style:parent-style-name="Car.predefinitoparagrafo" style:family="text">
      <style:text-properties style:font-name="Segoe UI" style:font-name-complex="Segoe UI"/>
    </style:style>
    <style:style style:name="P199" style:parent-style-name="Normale" style:family="paragraph">
      <style:paragraph-properties fo:margin-bottom="0in" fo:line-height="100%" fo:text-indent="0.4916in" fo:background-color="#FFFFFF"/>
    </style:style>
    <style:style style:name="T200" style:parent-style-name="Car.predefinitoparagrafo" style:family="text">
      <style:text-properties style:font-name="Segoe UI" style:font-name-complex="Segoe UI"/>
    </style:style>
    <style:style style:name="T201" style:parent-style-name="hljs-built_in" style:family="text">
      <style:text-properties style:font-name="Segoe UI" style:font-name-complex="Segoe UI"/>
    </style:style>
    <style:style style:name="T202" style:parent-style-name="Car.predefinitoparagrafo" style:family="text">
      <style:text-properties style:font-name="Segoe UI" style:font-name-complex="Segoe UI"/>
    </style:style>
    <style:style style:name="P203" style:parent-style-name="Normale" style:family="paragraph">
      <style:paragraph-properties fo:margin-bottom="0in" fo:line-height="100%" fo:text-indent="0.4916in" fo:background-color="#FFFFFF"/>
    </style:style>
    <style:style style:name="T204" style:parent-style-name="hljs-built_in" style:family="text">
      <style:text-properties style:font-name="Segoe UI" style:font-name-complex="Segoe UI"/>
    </style:style>
    <style:style style:name="T205" style:parent-style-name="Car.predefinitoparagrafo" style:family="text">
      <style:text-properties style:font-name="Segoe UI" style:font-name-complex="Segoe UI"/>
    </style:style>
    <style:style style:name="P206"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207" style:parent-style-name="Normale" style:family="paragraph">
      <style:paragraph-properties fo:margin-bottom="0.0694in" fo:line-height="100%" fo:background-color="#FFFFFF"/>
    </style:style>
    <style:style style:name="T208" style:parent-style-name="Car.predefinitoparagrafo" style:family="text">
      <style:text-properties style:font-name="Segoe UI" style:font-name-asian="Times New Roman" style:font-name-complex="Segoe UI" fo:color="#1D2125" style:language-asian="it" style:country-asian="IT"/>
    </style:style>
    <style:style style:name="T209"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P210" style:parent-style-name="Normale" style:family="paragraph">
      <style:paragraph-properties fo:margin-bottom="0.0694in" fo:line-height="100%" fo:margin-left="0.4916in" fo:background-color="#FFFFFF">
        <style:tab-stops/>
      </style:paragraph-properties>
    </style:style>
    <style:style style:name="T211" style:parent-style-name="CodiceHTML" style:family="text">
      <style:text-properties style:font-name="Segoe UI" style:font-name-asian="Calibri" style:font-name-complex="Segoe UI" fo:font-size="11pt" style:font-size-asian="11pt" style:font-size-complex="11pt"/>
    </style:style>
    <style:style style:name="T212" style:parent-style-name="Car.predefinitoparagrafo" style:family="text">
      <style:text-properties style:font-name="Segoe UI" style:font-name-complex="Segoe UI"/>
    </style:style>
    <style:style style:name="T213" style:parent-style-name="Enfasigrassetto" style:family="text">
      <style:text-properties style:font-name="Segoe UI" style:font-name-complex="Segoe UI"/>
    </style:style>
    <style:style style:name="T214" style:parent-style-name="Car.predefinitoparagrafo" style:family="text">
      <style:text-properties style:font-name="Segoe UI" style:font-name-complex="Segoe UI"/>
    </style:style>
    <style:style style:name="T215" style:parent-style-name="CodiceHTML" style:family="text">
      <style:text-properties style:font-name="Segoe UI" style:font-name-asian="Calibri" style:font-name-complex="Segoe UI" fo:font-size="11pt" style:font-size-asian="11pt" style:font-size-complex="11pt"/>
    </style:style>
    <style:style style:name="T216" style:parent-style-name="Car.predefinitoparagrafo" style:family="text">
      <style:text-properties style:font-name="Segoe UI" style:font-name-complex="Segoe UI"/>
    </style:style>
    <style:style style:name="T217" style:parent-style-name="CodiceHTML" style:family="text">
      <style:text-properties style:font-name="Segoe UI" style:font-name-asian="Calibri" style:font-name-complex="Segoe UI" fo:font-size="11pt" style:font-size-asian="11pt" style:font-size-complex="11pt"/>
    </style:style>
    <style:style style:name="T218" style:parent-style-name="Car.predefinitoparagrafo" style:family="text">
      <style:text-properties style:font-name="Segoe UI" style:font-name-complex="Segoe UI"/>
    </style:style>
    <style:style style:name="T219" style:parent-style-name="CodiceHTML" style:family="text">
      <style:text-properties style:font-name="Segoe UI" style:font-name-asian="Calibri" style:font-name-complex="Segoe UI" fo:font-size="11pt" style:font-size-asian="11pt" style:font-size-complex="11pt"/>
    </style:style>
    <style:style style:name="T220" style:parent-style-name="Car.predefinitoparagrafo" style:family="text">
      <style:text-properties style:font-name="Segoe UI" style:font-name-complex="Segoe UI"/>
    </style:style>
    <style:style style:name="P221"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222" style:parent-style-name="Normale" style:family="paragraph">
      <style:paragraph-properties fo:margin-bottom="0.0694in" fo:line-height="100%" fo:background-color="#FFFFFF"/>
    </style:style>
    <style:style style:name="T223"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224" style:parent-style-name="Car.predefinitoparagrafo" style:family="text">
      <style:text-properties style:font-name="Segoe UI" style:font-name-asian="Times New Roman" style:font-name-complex="Segoe UI" fo:color="#1D2125" style:language-asian="it" style:country-asian="IT"/>
    </style:style>
    <style:style style:name="T225" style:parent-style-name="Car.predefinitoparagrafo" style:family="text">
      <style:text-properties style:font-name="Segoe UI" style:font-name-asian="Times New Roman" style:font-name-complex="Segoe UI" fo:color="#0F6CBF" style:text-underline-type="single" style:text-underline-style="solid" style:text-underline-width="auto" style:text-underline-mode="continuous" style:language-asian="it" style:country-asian="IT"/>
    </style:style>
    <style:style style:name="T226" style:parent-style-name="Car.predefinitoparagrafo" style:family="text">
      <style:text-properties style:font-name="Segoe UI" style:font-name-asian="Times New Roman" style:font-name-complex="Segoe UI" fo:color="#1D2125" style:language-asian="it" style:country-asian="IT"/>
    </style:style>
    <style:style style:name="P227"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228" style:parent-style-name="Normale" style:family="paragraph">
      <style:paragraph-properties fo:margin-bottom="0in" fo:line-height="100%" fo:margin-left="0.4916in" fo:text-indent="0.4916in" fo:background-color="#FFFFFF">
        <style:tab-stops/>
      </style:paragraph-properties>
      <style:text-properties style:font-name="Segoe UI" style:font-name-asian="Times New Roman" style:font-name-complex="Segoe UI" fo:color="#1D2125" style:language-asian="it" style:country-asian="IT"/>
    </style:style>
    <style:style style:name="P229" style:parent-style-name="Normale" style:family="paragraph">
      <style:paragraph-properties fo:margin-bottom="0in" fo:line-height="100%" fo:margin-left="0.4916in" fo:text-indent="0.4916in" fo:background-color="#FFFFFF">
        <style:tab-stops/>
      </style:paragraph-properties>
      <style:text-properties style:font-name="Segoe UI" style:font-name-asian="Times New Roman" style:font-name-complex="Segoe UI" fo:color="#1D2125" style:language-asian="it" style:country-asian="IT"/>
    </style:style>
    <style:style style:name="P230" style:parent-style-name="Normale" style:family="paragraph">
      <style:paragraph-properties fo:margin-bottom="0in" fo:line-height="100%" fo:margin-left="0.4916in" fo:text-indent="0.4916in" fo:background-color="#FFFFFF">
        <style:tab-stops/>
      </style:paragraph-properties>
      <style:text-properties style:font-name="Segoe UI" style:font-name-asian="Times New Roman" style:font-name-complex="Segoe UI" fo:color="#1D2125" style:language-asian="it" style:country-asian="IT"/>
    </style:style>
    <style:style style:name="P231"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232"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233" style:parent-style-name="Normale" style:family="paragraph">
      <style:paragraph-properties fo:margin-bottom="0.0694in" fo:line-height="100%" fo:background-color="#FFFFFF"/>
    </style:style>
    <style:style style:name="T234" style:parent-style-name="Car.predefinitoparagrafo" style:family="text">
      <style:text-properties style:font-name="Segoe UI" style:font-name-complex="Segoe UI"/>
    </style:style>
    <style:style style:name="T235" style:parent-style-name="Enfasigrassetto" style:family="text">
      <style:text-properties style:font-name="Segoe UI" style:font-name-complex="Segoe UI"/>
    </style:style>
    <style:style style:name="T236" style:parent-style-name="CodiceHTML" style:family="text">
      <style:text-properties style:font-name="Segoe UI" style:font-name-asian="Calibri" style:font-name-complex="Segoe UI" fo:font-weight="bold" style:font-weight-asian="bold" style:font-weight-complex="bold" fo:font-size="11pt" style:font-size-asian="11pt" style:font-size-complex="11pt"/>
    </style:style>
    <style:style style:name="T237" style:parent-style-name="Car.predefinitoparagrafo" style:family="text">
      <style:text-properties style:font-name="Segoe UI" style:font-name-complex="Segoe UI"/>
    </style:style>
    <style:style style:name="P238" style:parent-style-name="Titolo3" style:family="paragraph">
      <style:text-properties style:font-name="Segoe UI" style:font-name-complex="Segoe UI" fo:font-size="11pt" style:font-size-asian="11pt" style:font-size-complex="11pt"/>
    </style:style>
    <style:style style:name="P239" style:parent-style-name="NormaleWeb" style:family="paragraph"/>
    <style:style style:name="T240" style:parent-style-name="CodiceHTML" style:family="text">
      <style:text-properties style:font-name="Segoe UI" style:font-name-complex="Segoe UI" fo:font-weight="bold" style:font-weight-asian="bold" style:font-weight-complex="bold" fo:font-size="11pt" style:font-size-asian="11pt" style:font-size-complex="11pt"/>
    </style:style>
    <style:style style:name="T241" style:parent-style-name="Car.predefinitoparagrafo" style:family="text">
      <style:text-properties style:font-name="Segoe UI" style:font-name-complex="Segoe UI" fo:font-size="11pt" style:font-size-asian="11pt" style:font-size-complex="11pt"/>
    </style:style>
    <style:style style:name="P242" style:parent-style-name="Normale" style:family="paragraph">
      <style:paragraph-properties fo:margin-top="0.0694in" fo:margin-bottom="0.0694in" fo:line-height="100%"/>
    </style:style>
    <style:style style:name="T243" style:parent-style-name="CodiceHTML" style:family="text">
      <style:text-properties style:font-name="Segoe UI" style:font-name-asian="Calibri" style:font-name-complex="Segoe UI" fo:font-size="11pt" style:font-size-asian="11pt" style:font-size-complex="11pt"/>
    </style:style>
    <style:style style:name="T244" style:parent-style-name="Car.predefinitoparagrafo" style:family="text">
      <style:text-properties style:font-name="Segoe UI" style:font-name-complex="Segoe UI"/>
    </style:style>
    <style:style style:name="T245" style:parent-style-name="CodiceHTML" style:family="text">
      <style:text-properties style:font-name="Segoe UI" style:font-name-asian="Calibri" style:font-name-complex="Segoe UI" fo:font-size="11pt" style:font-size-asian="11pt" style:font-size-complex="11pt"/>
    </style:style>
    <style:style style:name="T246" style:parent-style-name="Car.predefinitoparagrafo" style:family="text">
      <style:text-properties style:font-name="Segoe UI" style:font-name-complex="Segoe UI"/>
    </style:style>
    <style:style style:name="P247" style:parent-style-name="Normale" style:family="paragraph">
      <style:paragraph-properties fo:margin-top="0.0694in" fo:margin-bottom="0.0694in" fo:line-height="100%"/>
    </style:style>
    <style:style style:name="T248" style:parent-style-name="Car.predefinitoparagrafo" style:family="text">
      <style:text-properties style:font-name="Segoe UI" style:font-name-complex="Segoe UI"/>
    </style:style>
    <style:style style:name="T249" style:parent-style-name="CodiceHTML" style:family="text">
      <style:text-properties style:font-name="Segoe UI" style:font-name-asian="Calibri" style:font-name-complex="Segoe UI" fo:font-size="11pt" style:font-size-asian="11pt" style:font-size-complex="11pt"/>
    </style:style>
    <style:style style:name="T250" style:parent-style-name="Car.predefinitoparagrafo" style:family="text">
      <style:text-properties style:font-name="Segoe UI" style:font-name-complex="Segoe UI"/>
    </style:style>
    <style:style style:name="T251" style:parent-style-name="Enfasigrassetto" style:family="text">
      <style:text-properties style:font-name="Segoe UI" style:font-name-complex="Segoe UI"/>
    </style:style>
    <style:style style:name="T252" style:parent-style-name="Car.predefinitoparagrafo" style:family="text">
      <style:text-properties style:font-name="Segoe UI" style:font-name-complex="Segoe UI"/>
    </style:style>
    <style:style style:name="T253" style:parent-style-name="CodiceHTML" style:family="text">
      <style:text-properties style:font-name="Segoe UI" style:font-name-asian="Calibri" style:font-name-complex="Segoe UI" fo:font-size="11pt" style:font-size-asian="11pt" style:font-size-complex="11pt"/>
    </style:style>
    <style:style style:name="T254" style:parent-style-name="Car.predefinitoparagrafo" style:family="text">
      <style:text-properties style:font-name="Segoe UI" style:font-name-complex="Segoe UI"/>
    </style:style>
    <style:style style:name="T255" style:parent-style-name="CodiceHTML" style:family="text">
      <style:text-properties style:font-name="Segoe UI" style:font-name-asian="Calibri" style:font-name-complex="Segoe UI" fo:font-size="11pt" style:font-size-asian="11pt" style:font-size-complex="11pt"/>
    </style:style>
    <style:style style:name="T256" style:parent-style-name="Car.predefinitoparagrafo" style:family="text">
      <style:text-properties style:font-name="Segoe UI" style:font-name-complex="Segoe UI"/>
    </style:style>
    <style:style style:name="P257" style:parent-style-name="Normale" style:family="paragraph">
      <style:paragraph-properties fo:margin-top="0.0694in" fo:margin-bottom="0.0694in" fo:line-height="100%"/>
    </style:style>
    <style:style style:name="T258" style:parent-style-name="Car.predefinitoparagrafo" style:family="text">
      <style:text-properties style:font-name="Segoe UI" style:font-name-complex="Segoe UI"/>
    </style:style>
    <style:style style:name="T259" style:parent-style-name="CodiceHTML" style:family="text">
      <style:text-properties style:font-name="Segoe UI" style:font-name-asian="Calibri" style:font-name-complex="Segoe UI" fo:font-size="11pt" style:font-size-asian="11pt" style:font-size-complex="11pt"/>
    </style:style>
    <style:style style:name="T260" style:parent-style-name="Car.predefinitoparagrafo" style:family="text">
      <style:text-properties style:font-name="Segoe UI" style:font-name-complex="Segoe UI"/>
    </style:style>
    <style:style style:name="T261" style:parent-style-name="CodiceHTML" style:family="text">
      <style:text-properties style:font-name="Segoe UI" style:font-name-asian="Calibri" style:font-name-complex="Segoe UI" fo:font-size="11pt" style:font-size-asian="11pt" style:font-size-complex="11pt"/>
    </style:style>
    <style:style style:name="T262" style:parent-style-name="Car.predefinitoparagrafo" style:family="text">
      <style:text-properties style:font-name="Segoe UI" style:font-name-complex="Segoe UI"/>
    </style:style>
    <style:style style:name="P263" style:parent-style-name="Paragrafoelenco" style:family="paragraph">
      <style:paragraph-properties fo:margin-top="0.0694in" fo:margin-bottom="0.0694in" fo:line-height="100%"/>
    </style:style>
    <style:style style:name="T264" style:parent-style-name="CodiceHTML" style:family="text">
      <style:text-properties style:font-name="Segoe UI" style:font-name-asian="Calibri" style:font-name-complex="Segoe UI" fo:font-weight="bold" style:font-weight-asian="bold" style:font-weight-complex="bold" fo:font-size="11pt" style:font-size-asian="11pt" style:font-size-complex="11pt"/>
    </style:style>
    <style:style style:name="P265" style:parent-style-name="Paragrafoelenco" style:family="paragraph">
      <style:paragraph-properties fo:margin-top="0.0694in" fo:margin-bottom="0.0694in" fo:line-height="100%"/>
    </style:style>
    <style:style style:name="T266" style:parent-style-name="Car.predefinitoparagrafo" style:family="text">
      <style:text-properties style:font-name="Segoe UI" style:font-name-complex="Segoe UI"/>
    </style:style>
    <style:style style:name="T267" style:parent-style-name="CodiceHTML" style:family="text">
      <style:text-properties style:font-name="Segoe UI" style:font-name-asian="Calibri" style:font-name-complex="Segoe UI" fo:font-size="11pt" style:font-size-asian="11pt" style:font-size-complex="11pt"/>
    </style:style>
    <style:style style:name="T268" style:parent-style-name="Car.predefinitoparagrafo" style:family="text">
      <style:text-properties style:font-name="Segoe UI" style:font-name-complex="Segoe UI"/>
    </style:style>
    <style:style style:name="T269" style:parent-style-name="Enfasigrassetto" style:family="text">
      <style:text-properties style:font-name="Segoe UI" style:font-name-complex="Segoe UI"/>
    </style:style>
    <style:style style:name="T270" style:parent-style-name="Car.predefinitoparagrafo" style:family="text">
      <style:text-properties style:font-name="Segoe UI" style:font-name-complex="Segoe UI"/>
    </style:style>
    <style:style style:name="T271" style:parent-style-name="CodiceHTML" style:family="text">
      <style:text-properties style:font-name="Segoe UI" style:font-name-asian="Calibri" style:font-name-complex="Segoe UI" fo:font-size="11pt" style:font-size-asian="11pt" style:font-size-complex="11pt"/>
    </style:style>
    <style:style style:name="T272" style:parent-style-name="Car.predefinitoparagrafo" style:family="text">
      <style:text-properties style:font-name="Segoe UI" style:font-name-complex="Segoe UI"/>
    </style:style>
    <style:style style:name="T273" style:parent-style-name="CodiceHTML" style:family="text">
      <style:text-properties style:font-name="Segoe UI" style:font-name-asian="Calibri" style:font-name-complex="Segoe UI" fo:font-size="11pt" style:font-size-asian="11pt" style:font-size-complex="11pt"/>
    </style:style>
    <style:style style:name="T274" style:parent-style-name="Car.predefinitoparagrafo" style:family="text">
      <style:text-properties style:font-name="Segoe UI" style:font-name-complex="Segoe UI"/>
    </style:style>
    <style:style style:name="P275" style:parent-style-name="Normale" style:family="paragraph">
      <style:paragraph-properties fo:margin-bottom="0in" fo:line-height="100%"/>
    </style:style>
    <style:style style:name="T276" style:parent-style-name="Car.predefinitoparagrafo" style:family="text">
      <style:text-properties style:font-name="Segoe UI" style:font-name-asian="Times New Roman" style:font-name-complex="Segoe UI" style:language-asian="it" style:country-asian="IT"/>
    </style:style>
    <style:style style:name="T277"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278" style:parent-style-name="Car.predefinitoparagrafo" style:family="text">
      <style:text-properties style:font-name="Segoe UI" style:font-name-asian="Times New Roman" style:font-name-complex="Segoe UI" style:language-asian="it" style:country-asian="IT"/>
    </style:style>
    <style:style style:name="P279"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280"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281"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282"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283" style:parent-style-name="Paragrafoelenco" style:family="paragraph">
      <style:paragraph-properties fo:margin-top="0.0694in" fo:margin-bottom="0.0694in" fo:line-height="100%"/>
    </style:style>
    <style:style style:name="T28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285" style:parent-style-name="Car.predefinitoparagrafo" style:family="text">
      <style:text-properties style:font-name="Segoe UI" style:font-name-asian="Times New Roman" style:font-name-complex="Segoe UI" style:language-asian="it" style:country-asian="IT"/>
    </style:style>
    <style:style style:name="P286" style:parent-style-name="Normale" style:family="paragraph">
      <style:paragraph-properties fo:margin-top="0.0694in" fo:margin-bottom="0.0694in" fo:line-height="100%"/>
    </style:style>
    <style:style style:name="T287" style:parent-style-name="Car.predefinitoparagrafo" style:family="text">
      <style:text-properties style:font-name="Segoe UI" style:font-name-asian="Times New Roman" style:font-name-complex="Segoe UI" style:language-asian="it" style:country-asian="IT"/>
    </style:style>
    <style:style style:name="T288"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289" style:parent-style-name="Car.predefinitoparagrafo" style:family="text">
      <style:text-properties style:font-name="Segoe UI" style:font-name-asian="Times New Roman" style:font-name-complex="Segoe UI" style:language-asian="it" style:country-asian="IT"/>
    </style:style>
    <style:style style:name="P290"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291" style:parent-style-name="Normale" style:family="paragraph">
      <style:paragraph-properties fo:margin-bottom="0in" fo:line-height="100%" fo:background-color="#FFFFFF"/>
    </style:style>
    <style:style style:name="T292"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293" style:parent-style-name="Car.predefinitoparagrafo" style:family="text">
      <style:text-properties style:font-name="Segoe UI" style:font-name-asian="Times New Roman" style:font-name-complex="Segoe UI" fo:color="#1D2125" style:language-asian="it" style:country-asian="IT"/>
    </style:style>
    <style:style style:name="P294"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295"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296" style:parent-style-name="Normale" style:family="paragraph">
      <style:paragraph-properties fo:margin-bottom="0in" fo:line-height="100%" fo:background-color="#FFFFFF"/>
    </style:style>
    <style:style style:name="T297" style:parent-style-name="Car.predefinitoparagrafo" style:family="text">
      <style:text-properties style:font-name="Segoe UI" style:font-name-asian="Times New Roman" style:font-name-complex="Segoe UI" fo:color="#1D2125" style:language-asian="it" style:country-asian="IT"/>
    </style:style>
    <style:style style:name="T298" style:parent-style-name="Car.predefinitoparagrafo" style:family="text">
      <style:text-properties style:font-name="Cambria Math" style:font-name-asian="Times New Roman" style:font-name-complex="Cambria Math" fo:color="#1D2125" style:language-asian="it" style:country-asian="IT"/>
    </style:style>
    <style:style style:name="T299" style:parent-style-name="Car.predefinitoparagrafo" style:family="text">
      <style:text-properties style:font-name="Segoe UI" style:font-name-asian="Times New Roman" style:font-name-complex="Segoe UI" fo:color="#1D2125" style:language-asian="it" style:country-asian="IT"/>
    </style:style>
    <style:style style:name="P300"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1"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2"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3"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4"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5"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6" style:parent-style-name="Normale" style:family="paragraph">
      <style:paragraph-properties fo:margin-top="0.0694in"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307"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8"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09"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0"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1"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2"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3"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4"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5"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6"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17" style:parent-style-name="Normale" style:family="paragraph">
      <style:paragraph-properties fo:margin-bottom="0.0694in" fo:line-height="100%" fo:background-color="#FFFFFF"/>
    </style:style>
    <style:style style:name="T318" style:parent-style-name="Car.predefinitoparagrafo" style:family="text">
      <style:text-properties style:font-name="Segoe UI" style:font-name-asian="Times New Roman" style:font-name-complex="Segoe UI" fo:font-weight="bold" style:font-weight-asian="bold" style:font-weight-complex="bold" fo:color="#1D2125" style:language-asian="it" style:country-asian="IT"/>
    </style:style>
    <style:style style:name="T319"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P320" style:parent-style-name="Normale" style:family="paragraph">
      <style:paragraph-properties fo:margin-bottom="0.0694in" fo:line-height="100%" fo:background-color="#FFFFFF"/>
    </style:style>
    <style:style style:name="T321"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22" style:parent-style-name="Car.predefinitoparagrafo" style:family="text">
      <style:text-properties style:font-name="Segoe UI" style:font-name-asian="Times New Roman" style:font-name-complex="Segoe UI" fo:color="#1D2125" style:language-asian="it" style:country-asian="IT"/>
    </style:style>
    <style:style style:name="T323" style:parent-style-name="Car.predefinitoparagrafo" style:family="text">
      <style:text-properties style:font-name="Segoe UI" style:font-name-asian="Times New Roman" style:font-name-complex="Segoe UI" fo:color="#1D2125" style:text-underline-type="single" style:text-underline-style="solid" style:text-underline-width="auto" style:text-underline-mode="continuous" style:language-asian="it" style:country-asian="IT"/>
    </style:style>
    <style:style style:name="T324" style:parent-style-name="Car.predefinitoparagrafo" style:family="text">
      <style:text-properties style:font-name="Segoe UI" style:font-name-asian="Times New Roman" style:font-name-complex="Segoe UI" fo:color="#1D2125" style:language-asian="it" style:country-asian="IT"/>
    </style:style>
    <style:style style:name="P325"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326"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327" style:parent-style-name="Normale" style:family="paragraph">
      <style:paragraph-properties fo:margin-bottom="0.0694in" fo:line-height="100%" fo:background-color="#FFFFFF"/>
      <style:text-properties style:font-name="Segoe UI" style:font-name-asian="Times New Roman" style:font-name-complex="Segoe UI" fo:color="#1D2125" style:language-asian="it" style:country-asian="IT"/>
    </style:style>
    <style:style style:name="P328"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329"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330"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331"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332"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333" style:parent-style-name="Normale" style:family="paragraph">
      <style:paragraph-properties fo:margin-bottom="0.0694in" fo:line-height="100%" fo:background-color="#FFFFFF"/>
    </style:style>
    <style:style style:name="T334"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35" style:parent-style-name="Car.predefinitoparagrafo" style:family="text">
      <style:text-properties style:font-name="Segoe UI" style:font-name-asian="Times New Roman" style:font-name-complex="Segoe UI" fo:color="#1D2125" style:language-asian="it" style:country-asian="IT"/>
    </style:style>
    <style:style style:name="P336"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337" style:parent-style-name="Normale" style:family="paragraph">
      <style:paragraph-properties fo:margin-bottom="0.0694in" fo:line-height="100%" fo:background-color="#FFFFFF"/>
    </style:style>
    <style:style style:name="T338"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39" style:parent-style-name="Car.predefinitoparagrafo" style:family="text">
      <style:text-properties style:font-name="Segoe UI" style:font-name-asian="Times New Roman" style:font-name-complex="Segoe UI" fo:color="#1D2125" style:language-asian="it" style:country-asian="IT"/>
    </style:style>
    <style:style style:name="P340"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000000" style:language-asian="it" style:country-asian="IT"/>
    </style:style>
    <style:style style:name="P341"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ED7D31" style:language-asian="it" style:country-asian="IT"/>
    </style:style>
    <style:style style:name="P342" style:parent-style-name="Normale" style:family="paragraph">
      <style:paragraph-properties fo:margin-bottom="0in" fo:line-height="100%" fo:background-color="#FFFFFF"/>
    </style:style>
    <style:style style:name="T343" style:parent-style-name="Car.predefinitoparagrafo" style:family="text">
      <style:text-properties style:font-name="Segoe UI" style:font-name-asian="Times New Roman" style:font-name-complex="Segoe UI" fo:font-weight="bold" style:font-weight-asian="bold" fo:color="#ED7D31" style:language-asian="it" style:country-asian="IT"/>
    </style:style>
    <style:style style:name="T344"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45" style:parent-style-name="Car.predefinitoparagrafo" style:family="text">
      <style:text-properties style:font-name="Segoe UI" style:font-name-asian="Times New Roman" style:font-name-complex="Segoe UI" fo:font-weight="bold" style:font-weight-asian="bold" fo:color="#FF0000" style:language-asian="it" style:country-asian="IT"/>
    </style:style>
    <style:style style:name="T346"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47" style:parent-style-name="Car.predefinitoparagrafo" style:family="text">
      <style:text-properties style:font-name="Segoe UI" style:font-name-asian="Times New Roman" style:font-name-complex="Segoe UI" fo:font-weight="bold" style:font-weight-asian="bold" fo:color="#70AD47" style:language-asian="it" style:country-asian="IT"/>
    </style:style>
    <style:style style:name="T348"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49" style:parent-style-name="Car.predefinitoparagrafo" style:family="text">
      <style:text-properties style:font-name="Segoe UI" style:font-name-asian="Times New Roman" style:font-name-complex="Segoe UI" fo:color="#1D2125" style:language-asian="it" style:country-asian="IT"/>
    </style:style>
    <style:style style:name="T350" style:parent-style-name="Car.predefinitoparagrafo" style:family="text">
      <style:text-properties style:font-name="Segoe UI" style:font-name-asian="Times New Roman" style:font-name-complex="Segoe UI" fo:font-weight="bold" style:font-weight-asian="bold" fo:color="#4472C4" style:language-asian="it" style:country-asian="IT"/>
    </style:style>
    <style:style style:name="T351" style:parent-style-name="Car.predefinitoparagrafo" style:family="text">
      <style:text-properties style:font-name="Segoe UI" style:font-name-asian="Times New Roman" style:font-name-complex="Segoe UI" fo:color="#1D2125" style:language-asian="it" style:country-asian="IT"/>
    </style:style>
    <style:style style:name="T352" style:parent-style-name="Car.predefinitoparagrafo" style:family="text">
      <style:text-properties style:font-name="Segoe UI" style:font-name-asian="Times New Roman" style:font-name-complex="Segoe UI" fo:font-weight="bold" style:font-weight-asian="bold" fo:color="#70AD47" style:language-asian="it" style:country-asian="IT"/>
    </style:style>
    <style:style style:name="T353" style:parent-style-name="Car.predefinitoparagrafo" style:family="text">
      <style:text-properties style:font-name="Segoe UI" style:font-name-asian="Times New Roman" style:font-name-complex="Segoe UI" fo:color="#1D2125" style:language-asian="it" style:country-asian="IT"/>
    </style:style>
    <style:style style:name="T354" style:parent-style-name="Car.predefinitoparagrafo" style:family="text">
      <style:text-properties style:font-name="Segoe UI" style:font-name-asian="Times New Roman" style:font-name-complex="Segoe UI" fo:font-weight="bold" style:font-weight-asian="bold" fo:color="#4472C4" style:language-asian="it" style:country-asian="IT"/>
    </style:style>
    <style:style style:name="T355" style:parent-style-name="Car.predefinitoparagrafo" style:family="text">
      <style:text-properties style:font-name="Segoe UI" style:font-name-asian="Times New Roman" style:font-name-complex="Segoe UI" fo:color="#1D2125" style:language-asian="it" style:country-asian="IT"/>
    </style:style>
    <style:style style:name="T356"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57" style:parent-style-name="Car.predefinitoparagrafo" style:family="text">
      <style:text-properties style:font-name="Segoe UI" style:font-name-asian="Times New Roman" style:font-name-complex="Segoe UI" fo:font-weight="bold" style:font-weight-asian="bold" fo:color="#FF0000" style:language-asian="it" style:country-asian="IT"/>
    </style:style>
    <style:style style:name="T358"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59" style:parent-style-name="Car.predefinitoparagrafo" style:family="text">
      <style:text-properties style:font-name="Segoe UI" style:font-name-asian="Times New Roman" style:font-name-complex="Segoe UI" fo:color="#1D2125" style:language-asian="it" style:country-asian="IT"/>
    </style:style>
    <style:style style:name="P360" style:parent-style-name="Normale" style:family="paragraph">
      <style:paragraph-properties fo:margin-bottom="0in" fo:line-height="100%" fo:background-color="#FFFFFF"/>
    </style:style>
    <style:style style:name="T361"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62" style:parent-style-name="Car.predefinitoparagrafo" style:family="text">
      <style:text-properties style:font-name="Segoe UI" style:font-name-asian="Times New Roman" style:font-name-complex="Segoe UI" fo:color="#1D2125" style:language-asian="it" style:country-asian="IT"/>
    </style:style>
    <style:style style:name="T363" style:parent-style-name="Car.predefinitoparagrafo" style:family="text">
      <style:text-properties style:font-name="Segoe UI" style:font-name-asian="Times New Roman" style:font-name-complex="Segoe UI" fo:color="#ED7D31" style:language-asian="it" style:country-asian="IT"/>
    </style:style>
    <style:style style:name="T364" style:parent-style-name="Car.predefinitoparagrafo" style:family="text">
      <style:text-properties style:font-name="Segoe UI" style:font-name-asian="Times New Roman" style:font-name-complex="Segoe UI" fo:color="#1D2125" style:language-asian="it" style:country-asian="IT"/>
    </style:style>
    <style:style style:name="P365" style:parent-style-name="Normale" style:family="paragraph">
      <style:paragraph-properties fo:margin-bottom="0in" fo:line-height="100%" fo:background-color="#FFFFFF"/>
      <style:text-properties style:font-name="Segoe UI" style:font-name-asian="Times New Roman" style:font-name-complex="Segoe UI" fo:color="#1D2125" style:language-asian="it" style:country-asian="IT"/>
    </style:style>
    <style:style style:name="P366" style:parent-style-name="Normale" style:family="paragraph">
      <style:paragraph-properties fo:margin-bottom="0.0694in" fo:line-height="100%" fo:background-color="#FFFFFF"/>
    </style:style>
    <style:style style:name="T367" style:parent-style-name="Car.predefinitoparagrafo" style:family="text">
      <style:text-properties style:font-name="Segoe UI" style:font-name-complex="Segoe UI"/>
    </style:style>
    <style:style style:name="T368" style:parent-style-name="CodiceHTML" style:family="text">
      <style:text-properties style:font-name="Segoe UI" style:font-name-asian="Calibri" style:font-name-complex="Segoe UI" fo:font-weight="bold" style:font-weight-asian="bold" fo:font-size="11pt" style:font-size-asian="11pt" style:font-size-complex="11pt"/>
    </style:style>
    <style:style style:name="T369" style:parent-style-name="CodiceHTML" style:family="text">
      <style:text-properties style:font-name="Segoe UI" style:font-name-asian="Calibri" style:font-name-complex="Segoe UI" fo:font-weight="bold" style:font-weight-asian="bold" fo:color="#92D050" fo:font-size="11pt" style:font-size-asian="11pt" style:font-size-complex="11pt"/>
    </style:style>
    <style:style style:name="T370" style:parent-style-name="CodiceHTML" style:family="text">
      <style:text-properties style:font-name="Segoe UI" style:font-name-asian="Calibri" style:font-name-complex="Segoe UI" fo:font-weight="bold" style:font-weight-asian="bold" fo:font-size="11pt" style:font-size-asian="11pt" style:font-size-complex="11pt"/>
    </style:style>
    <style:style style:name="P371" style:parent-style-name="Titolo3" style:family="paragraph">
      <style:text-properties style:font-name="Segoe UI" style:font-name-complex="Segoe UI" fo:font-size="11pt" style:font-size-asian="11pt" style:font-size-complex="11pt"/>
    </style:style>
    <style:style style:name="T372" style:parent-style-name="Car.predefinitoparagrafo" style:family="text">
      <style:text-properties style:font-name="Segoe UI" style:font-name-complex="Segoe UI" fo:font-size="11pt" style:font-size-asian="11pt" style:font-size-complex="11pt"/>
    </style:style>
    <style:style style:name="T373" style:parent-style-name="Enfasigrassetto" style:family="text">
      <style:text-properties style:font-name="Segoe UI" style:font-name-complex="Segoe UI" fo:font-size="11pt" style:font-size-asian="11pt" style:font-size-complex="11pt"/>
    </style:style>
    <style:style style:name="T374" style:parent-style-name="Car.predefinitoparagrafo" style:family="text">
      <style:text-properties style:font-name="Segoe UI" style:font-name-complex="Segoe UI" fo:font-size="11pt" style:font-size-asian="11pt" style:font-size-complex="11pt"/>
    </style:style>
    <style:style style:name="P375" style:parent-style-name="Normale" style:family="paragraph">
      <style:paragraph-properties fo:margin-bottom="0.0694in" fo:line-height="100%" fo:background-color="#FFFFFF"/>
    </style:style>
    <style:style style:name="T376" style:parent-style-name="Car.predefinitoparagrafo" style:family="text">
      <style:text-properties style:font-name="Segoe UI" style:font-name-asian="Times New Roman" style:font-name-complex="Segoe UI" fo:color="#1D2125" style:language-asian="it" style:country-asian="IT"/>
    </style:style>
    <style:style style:name="T377" style:parent-style-name="Car.predefinitoparagrafo" style:family="text">
      <style:text-properties style:font-name="Segoe UI" style:font-name-complex="Segoe UI"/>
    </style:style>
    <style:style style:name="T378" style:parent-style-name="hljs-string" style:family="text">
      <style:text-properties style:font-name="Segoe UI" style:font-name-complex="Segoe UI"/>
    </style:style>
    <style:style style:name="T379" style:parent-style-name="Car.predefinitoparagrafo" style:family="text">
      <style:text-properties style:font-name="Segoe UI" style:font-name-complex="Segoe UI"/>
    </style:style>
    <style:style style:name="T380" style:parent-style-name="hljs-number" style:family="text">
      <style:text-properties style:font-name="Segoe UI" style:font-name-complex="Segoe UI"/>
    </style:style>
    <style:style style:name="T381" style:parent-style-name="Car.predefinitoparagrafo" style:family="text">
      <style:text-properties style:font-name="Segoe UI" style:font-name-complex="Segoe UI"/>
    </style:style>
    <style:style style:name="T382" style:parent-style-name="hljs-string" style:family="text">
      <style:text-properties style:font-name="Segoe UI" style:font-name-complex="Segoe UI"/>
    </style:style>
    <style:style style:name="T383" style:parent-style-name="Car.predefinitoparagrafo" style:family="text">
      <style:text-properties style:font-name="Segoe UI" style:font-name-complex="Segoe UI"/>
    </style:style>
    <style:style style:name="T384" style:parent-style-name="hljs-number" style:family="text">
      <style:text-properties style:font-name="Segoe UI" style:font-name-complex="Segoe UI"/>
    </style:style>
    <style:style style:name="T385" style:parent-style-name="Car.predefinitoparagrafo" style:family="text">
      <style:text-properties style:font-name="Segoe UI" style:font-name-complex="Segoe UI"/>
    </style:style>
    <style:style style:name="T386" style:parent-style-name="hljs-string" style:family="text">
      <style:text-properties style:font-name="Segoe UI" style:font-name-complex="Segoe UI"/>
    </style:style>
    <style:style style:name="T387" style:parent-style-name="Car.predefinitoparagrafo" style:family="text">
      <style:text-properties style:font-name="Segoe UI" style:font-name-complex="Segoe UI"/>
    </style:style>
    <style:style style:name="T388" style:parent-style-name="hljs-number" style:family="text">
      <style:text-properties style:font-name="Segoe UI" style:font-name-complex="Segoe UI"/>
    </style:style>
    <style:style style:name="T389" style:parent-style-name="Car.predefinitoparagrafo" style:family="text">
      <style:text-properties style:font-name="Segoe UI" style:font-name-complex="Segoe UI"/>
    </style:style>
    <style:style style:name="TableColumn391" style:family="table-column">
      <style:table-column-properties style:column-width="0.8354in"/>
    </style:style>
    <style:style style:name="TableColumn392" style:family="table-column">
      <style:table-column-properties style:column-width="0.8354in"/>
    </style:style>
    <style:style style:name="TableColumn393" style:family="table-column">
      <style:table-column-properties style:column-width="0.8354in"/>
    </style:style>
    <style:style style:name="TableColumn394" style:family="table-column">
      <style:table-column-properties style:column-width="0.8354in"/>
    </style:style>
    <style:style style:name="TableColumn395" style:family="table-column">
      <style:table-column-properties style:column-width="0.8361in"/>
    </style:style>
    <style:style style:name="TableColumn396" style:family="table-column">
      <style:table-column-properties style:column-width="0.8361in"/>
    </style:style>
    <style:style style:name="TableColumn397" style:family="table-column">
      <style:table-column-properties style:column-width="0.8361in"/>
    </style:style>
    <style:style style:name="Table390" style:family="table">
      <style:table-properties style:width="5.85in" fo:margin-left="0in" table:align="lef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e" style:family="paragraph">
      <style:paragraph-properties fo:margin-bottom="0.0694in" fo:line-height="100%"/>
      <style:text-properties style:font-name="Segoe UI" style:font-name-complex="Segoe UI"/>
    </style:style>
    <style:style style:name="TableCell401" style:family="table-cell">
      <style:table-cell-properties fo:border="0.0069in solid #000000" fo:background-color="#D9D9D9" style:writing-mode="lr-tb" fo:padding-top="0in" fo:padding-left="0.075in" fo:padding-bottom="0in" fo:padding-right="0.075in"/>
    </style:style>
    <style:style style:name="P402" style:parent-style-name="Normale" style:family="paragraph">
      <style:paragraph-properties fo:margin-bottom="0.0694in" fo:line-height="100%"/>
      <style:text-properties style:font-name="Segoe UI" style:font-name-complex="Segoe UI"/>
    </style:style>
    <style:style style:name="TableCell403" style:family="table-cell">
      <style:table-cell-properties fo:border="0.0069in solid #000000" style:writing-mode="lr-tb" fo:padding-top="0in" fo:padding-left="0.075in" fo:padding-bottom="0in" fo:padding-right="0.075in"/>
    </style:style>
    <style:style style:name="P404" style:parent-style-name="Normale" style:family="paragraph">
      <style:paragraph-properties fo:margin-bottom="0.0694in" fo:line-height="100%"/>
      <style:text-properties style:font-name="Segoe UI" style:font-name-complex="Segoe UI"/>
    </style:style>
    <style:style style:name="TableCell405" style:family="table-cell">
      <style:table-cell-properties fo:border="0.0069in solid #000000" fo:background-color="#D9D9D9" style:writing-mode="lr-tb" fo:padding-top="0in" fo:padding-left="0.075in" fo:padding-bottom="0in" fo:padding-right="0.075in"/>
    </style:style>
    <style:style style:name="P406" style:parent-style-name="Normale" style:family="paragraph">
      <style:paragraph-properties fo:margin-bottom="0.0694in" fo:line-height="100%"/>
      <style:text-properties style:font-name="Segoe UI" style:font-name-complex="Segoe UI"/>
    </style:style>
    <style:style style:name="TableCell407" style:family="table-cell">
      <style:table-cell-properties fo:border="0.0069in solid #000000" style:writing-mode="lr-tb" fo:padding-top="0in" fo:padding-left="0.075in" fo:padding-bottom="0in" fo:padding-right="0.075in"/>
    </style:style>
    <style:style style:name="P408" style:parent-style-name="Normale" style:family="paragraph">
      <style:paragraph-properties fo:margin-bottom="0.0694in" fo:line-height="100%"/>
      <style:text-properties style:font-name="Segoe UI" style:font-name-complex="Segoe UI"/>
    </style:style>
    <style:style style:name="TableCell409" style:family="table-cell">
      <style:table-cell-properties fo:border="0.0069in solid #000000" fo:background-color="#D9D9D9" style:writing-mode="lr-tb" fo:padding-top="0in" fo:padding-left="0.075in" fo:padding-bottom="0in" fo:padding-right="0.075in"/>
    </style:style>
    <style:style style:name="P410" style:parent-style-name="Normale" style:family="paragraph">
      <style:paragraph-properties fo:margin-bottom="0.0694in" fo:line-height="100%"/>
      <style:text-properties style:font-name="Segoe UI" style:font-name-complex="Segoe UI"/>
    </style:style>
    <style:style style:name="TableCell411" style:family="table-cell">
      <style:table-cell-properties fo:border="0.0069in solid #000000" style:writing-mode="lr-tb" fo:padding-top="0in" fo:padding-left="0.075in" fo:padding-bottom="0in" fo:padding-right="0.075in"/>
    </style:style>
    <style:style style:name="P412" style:parent-style-name="Normale" style:family="paragraph">
      <style:paragraph-properties fo:margin-bottom="0.0694in" fo:line-height="100%"/>
      <style:text-properties style:font-name="Segoe UI" style:font-name-complex="Segoe UI"/>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e" style:family="paragraph">
      <style:paragraph-properties fo:margin-bottom="0.0694in" fo:line-height="100%"/>
      <style:text-properties style:font-name="Segoe UI" style:font-name-complex="Segoe UI"/>
    </style:style>
    <style:style style:name="TableCell416" style:family="table-cell">
      <style:table-cell-properties fo:border="0.0069in solid #000000" fo:background-color="#D9D9D9" style:writing-mode="lr-tb" fo:padding-top="0in" fo:padding-left="0.075in" fo:padding-bottom="0in" fo:padding-right="0.075in"/>
    </style:style>
    <style:style style:name="P417" style:parent-style-name="Normale" style:family="paragraph">
      <style:paragraph-properties fo:margin-bottom="0.0694in" fo:line-height="100%"/>
      <style:text-properties style:font-name="Segoe UI" style:font-name-complex="Segoe UI"/>
    </style:style>
    <style:style style:name="TableCell418" style:family="table-cell">
      <style:table-cell-properties fo:border="0.0069in solid #000000" style:writing-mode="lr-tb" fo:padding-top="0in" fo:padding-left="0.075in" fo:padding-bottom="0in" fo:padding-right="0.075in"/>
    </style:style>
    <style:style style:name="P419" style:parent-style-name="Normale" style:family="paragraph">
      <style:paragraph-properties fo:margin-bottom="0.0694in" fo:line-height="100%"/>
      <style:text-properties style:font-name="Segoe UI" style:font-name-complex="Segoe UI"/>
    </style:style>
    <style:style style:name="TableCell420" style:family="table-cell">
      <style:table-cell-properties fo:border="0.0069in solid #000000" fo:background-color="#D9D9D9" style:writing-mode="lr-tb" fo:padding-top="0in" fo:padding-left="0.075in" fo:padding-bottom="0in" fo:padding-right="0.075in"/>
    </style:style>
    <style:style style:name="P421" style:parent-style-name="Normale" style:family="paragraph">
      <style:paragraph-properties fo:margin-bottom="0.0694in" fo:line-height="100%"/>
      <style:text-properties style:font-name="Segoe UI" style:font-name-complex="Segoe UI"/>
    </style:style>
    <style:style style:name="TableCell422" style:family="table-cell">
      <style:table-cell-properties fo:border="0.0069in solid #000000" style:writing-mode="lr-tb" fo:padding-top="0in" fo:padding-left="0.075in" fo:padding-bottom="0in" fo:padding-right="0.075in"/>
    </style:style>
    <style:style style:name="P423" style:parent-style-name="Normale" style:family="paragraph">
      <style:paragraph-properties fo:margin-bottom="0.0694in" fo:line-height="100%"/>
      <style:text-properties style:font-name="Segoe UI" style:font-name-complex="Segoe UI"/>
    </style:style>
    <style:style style:name="TableCell424" style:family="table-cell">
      <style:table-cell-properties fo:border="0.0069in solid #000000" fo:background-color="#D9D9D9" style:writing-mode="lr-tb" fo:padding-top="0in" fo:padding-left="0.075in" fo:padding-bottom="0in" fo:padding-right="0.075in"/>
    </style:style>
    <style:style style:name="P425" style:parent-style-name="Normale" style:family="paragraph">
      <style:paragraph-properties fo:margin-bottom="0.0694in" fo:line-height="100%"/>
      <style:text-properties style:font-name="Segoe UI" style:font-name-complex="Segoe UI"/>
    </style:style>
    <style:style style:name="TableCell426" style:family="table-cell">
      <style:table-cell-properties fo:border="0.0069in solid #000000" style:writing-mode="lr-tb" fo:padding-top="0in" fo:padding-left="0.075in" fo:padding-bottom="0in" fo:padding-right="0.075in"/>
    </style:style>
    <style:style style:name="P427" style:parent-style-name="Normale" style:family="paragraph">
      <style:paragraph-properties fo:margin-bottom="0.0694in" fo:line-height="100%"/>
      <style:text-properties style:font-name="Segoe UI" style:font-name-complex="Segoe UI"/>
    </style:style>
    <style:style style:name="P428" style:parent-style-name="Normale" style:family="paragraph">
      <style:paragraph-properties fo:margin-bottom="0.0694in" fo:line-height="100%" fo:background-color="#FFFFFF"/>
      <style:text-properties style:font-name="Segoe UI" style:font-name-complex="Segoe UI"/>
    </style:style>
    <style:style style:name="P429" style:parent-style-name="Normale" style:family="paragraph">
      <style:paragraph-properties fo:margin-bottom="0.0694in" fo:line-height="100%" fo:background-color="#FFFFFF"/>
    </style:style>
    <style:style style:name="T430" style:parent-style-name="Car.predefinitoparagrafo" style:family="text">
      <style:text-properties style:font-name="Segoe UI" style:font-name-complex="Segoe UI" fo:font-weight="bold" style:font-weight-asian="bold"/>
    </style:style>
    <style:style style:name="T431" style:parent-style-name="Car.predefinitoparagrafo" style:family="text">
      <style:text-properties style:font-name="Segoe UI" style:font-name-complex="Segoe UI"/>
    </style:style>
    <style:style style:name="T432" style:parent-style-name="CodiceHTML" style:family="text">
      <style:text-properties style:font-name="Segoe UI" style:font-name-asian="Calibri" style:font-name-complex="Segoe UI" fo:font-size="11pt" style:font-size-asian="11pt" style:font-size-complex="11pt"/>
    </style:style>
    <style:style style:name="T433" style:parent-style-name="Car.predefinitoparagrafo" style:family="text">
      <style:text-properties style:font-name="Segoe UI" style:font-name-complex="Segoe UI"/>
    </style:style>
    <style:style style:name="T434" style:parent-style-name="CodiceHTML" style:family="text">
      <style:text-properties style:font-name="Segoe UI" style:font-name-asian="Calibri" style:font-name-complex="Segoe UI" fo:font-size="11pt" style:font-size-asian="11pt" style:font-size-complex="11pt"/>
    </style:style>
    <style:style style:name="T435" style:parent-style-name="Car.predefinitoparagrafo" style:family="text">
      <style:text-properties style:font-name="Segoe UI" style:font-name-complex="Segoe UI"/>
    </style:style>
    <style:style style:name="T436" style:parent-style-name="CodiceHTML" style:family="text">
      <style:text-properties style:font-name="Segoe UI" style:font-name-asian="Calibri" style:font-name-complex="Segoe UI" fo:font-size="11pt" style:font-size-asian="11pt" style:font-size-complex="11pt"/>
    </style:style>
    <style:style style:name="T437" style:parent-style-name="Car.predefinitoparagrafo" style:family="text">
      <style:text-properties style:font-name="Segoe UI" style:font-name-complex="Segoe UI"/>
    </style:style>
    <style:style style:name="T438" style:parent-style-name="Car.predefinitoparagrafo" style:family="text">
      <style:text-properties style:font-name="Segoe UI" style:font-name-complex="Segoe UI" fo:font-weight="bold" style:font-weight-asian="bold"/>
    </style:style>
    <style:style style:name="T439" style:parent-style-name="Car.predefinitoparagrafo" style:family="text">
      <style:text-properties style:font-name="Segoe UI" style:font-name-complex="Segoe UI"/>
    </style:style>
    <style:style style:name="P440" style:parent-style-name="Normale" style:family="paragraph">
      <style:paragraph-properties fo:margin-bottom="0.0694in" fo:line-height="100%" fo:background-color="#FFFFFF"/>
    </style:style>
    <style:style style:name="T441" style:parent-style-name="Car.predefinitoparagrafo" style:family="text">
      <style:text-properties style:font-name="Segoe UI" style:font-name-complex="Segoe UI"/>
    </style:style>
    <style:style style:name="T442" style:parent-style-name="CodiceHTML" style:family="text">
      <style:text-properties style:font-name="Segoe UI" style:font-name-asian="Calibri" style:font-name-complex="Segoe UI" fo:font-weight="bold" style:font-weight-asian="bold" fo:font-size="11pt" style:font-size-asian="11pt" style:font-size-complex="11pt"/>
    </style:style>
    <style:style style:name="P443" style:parent-style-name="Normale" style:family="paragraph">
      <style:paragraph-properties fo:margin-bottom="0in" fo:line-height="100%" fo:background-color="#FFFFFF"/>
    </style:style>
    <style:style style:name="T444" style:parent-style-name="Car.predefinitoparagrafo" style:family="text">
      <style:text-properties style:font-name="Segoe UI" style:font-name-complex="Segoe UI"/>
    </style:style>
    <style:style style:name="T445" style:parent-style-name="hljs-string" style:family="text">
      <style:text-properties style:font-name="Segoe UI" style:font-name-complex="Segoe UI"/>
    </style:style>
    <style:style style:name="T446" style:parent-style-name="Car.predefinitoparagrafo" style:family="text">
      <style:text-properties style:font-name="Segoe UI" style:font-name-complex="Segoe UI"/>
    </style:style>
    <style:style style:name="T447" style:parent-style-name="hljs-comment" style:family="text">
      <style:text-properties style:font-name="Segoe UI" style:font-name-complex="Segoe UI"/>
    </style:style>
    <style:style style:name="T448" style:parent-style-name="Car.predefinitoparagrafo" style:family="text">
      <style:text-properties style:font-name="Segoe UI" style:font-name-complex="Segoe UI"/>
    </style:style>
    <style:style style:name="P449" style:parent-style-name="Normale" style:family="paragraph">
      <style:paragraph-properties fo:margin-bottom="0in" fo:line-height="100%" fo:background-color="#FFFFFF"/>
    </style:style>
    <style:style style:name="T450" style:parent-style-name="Car.predefinitoparagrafo" style:family="text">
      <style:text-properties style:font-name="Segoe UI" style:font-name-complex="Segoe UI"/>
    </style:style>
    <style:style style:name="T451" style:parent-style-name="hljs-string" style:family="text">
      <style:text-properties style:font-name="Segoe UI" style:font-name-complex="Segoe UI"/>
    </style:style>
    <style:style style:name="T452" style:parent-style-name="Car.predefinitoparagrafo" style:family="text">
      <style:text-properties style:font-name="Segoe UI" style:font-name-complex="Segoe UI"/>
    </style:style>
    <style:style style:name="T453" style:parent-style-name="hljs-comment" style:family="text">
      <style:text-properties style:font-name="Segoe UI" style:font-name-complex="Segoe UI"/>
    </style:style>
    <style:style style:name="P454" style:parent-style-name="Normale" style:family="paragraph">
      <style:paragraph-properties fo:margin-bottom="0.0694in" fo:line-height="100%" fo:background-color="#FFFFFF"/>
      <style:text-properties style:font-name="Segoe UI" style:font-name-complex="Segoe UI"/>
    </style:style>
    <style:style style:name="P455" style:parent-style-name="Normale" style:family="paragraph">
      <style:paragraph-properties fo:margin-bottom="0.0694in" fo:line-height="100%" fo:background-color="#FFFFFF"/>
      <style:text-properties style:font-name="Segoe UI" style:font-name-complex="Segoe UI"/>
    </style:style>
    <style:style style:name="T456" style:parent-style-name="Car.predefinitoparagrafo" style:family="text">
      <style:text-properties style:font-name="Segoe UI" style:font-name-complex="Segoe UI" fo:font-weight="bold" style:font-weight-asian="bold" fo:font-size="11pt" style:font-size-asian="11pt" style:font-size-complex="11pt"/>
    </style:style>
    <style:style style:name="T457" style:parent-style-name="CodiceHTML" style:family="text">
      <style:text-properties style:font-name="Segoe UI" style:font-name-complex="Segoe UI" fo:font-weight="bold" style:font-weight-asian="bold" fo:font-size="11pt" style:font-size-asian="11pt" style:font-size-complex="11pt"/>
    </style:style>
    <style:style style:name="T458" style:parent-style-name="Car.predefinitoparagrafo" style:family="text">
      <style:text-properties style:font-name="Segoe UI" style:font-name-complex="Segoe UI" fo:font-size="11pt" style:font-size-asian="11pt" style:font-size-complex="11pt"/>
    </style:style>
    <style:style style:name="T459" style:parent-style-name="CodiceHTML" style:family="text">
      <style:text-properties style:font-name="Segoe UI" style:font-name-complex="Segoe UI" fo:font-weight="bold" style:font-weight-asian="bold" fo:font-size="11pt" style:font-size-asian="11pt" style:font-size-complex="11pt"/>
    </style:style>
    <style:style style:name="T460" style:parent-style-name="Car.predefinitoparagrafo" style:family="text">
      <style:text-properties style:font-name="Segoe UI" style:font-name-complex="Segoe UI" fo:font-size="11pt" style:font-size-asian="11pt" style:font-size-complex="11pt"/>
    </style:style>
    <style:style style:name="T461" style:parent-style-name="Car.predefinitoparagrafo" style:family="text">
      <style:text-properties style:font-name="Segoe UI" style:font-name-complex="Segoe UI" fo:font-weight="bold" style:font-weight-asian="bold" fo:font-size="11pt" style:font-size-asian="11pt" style:font-size-complex="11pt"/>
    </style:style>
    <style:style style:name="T462" style:parent-style-name="Car.predefinitoparagrafo" style:family="text">
      <style:text-properties style:font-name="Segoe UI" style:font-name-complex="Segoe UI" fo:font-size="11pt" style:font-size-asian="11pt" style:font-size-complex="11pt"/>
    </style:style>
    <style:style style:name="T463" style:parent-style-name="hljs-string" style:family="text">
      <style:text-properties style:font-name="Segoe UI" style:font-name-complex="Segoe UI" fo:font-weight="bold" style:font-weight-asian="bold" fo:font-size="11pt" style:font-size-asian="11pt" style:font-size-complex="11pt"/>
    </style:style>
    <style:style style:name="T464" style:parent-style-name="Car.predefinitoparagrafo" style:family="text">
      <style:text-properties style:font-name="Segoe UI" style:font-name-complex="Segoe UI" fo:font-weight="bold" style:font-weight-asian="bold" fo:font-size="11pt" style:font-size-asian="11pt" style:font-size-complex="11pt"/>
    </style:style>
    <style:style style:name="T465" style:parent-style-name="Car.predefinitoparagrafo" style:family="text">
      <style:text-properties style:font-name="Segoe UI" style:font-name-complex="Segoe UI" fo:font-size="11pt" style:font-size-asian="11pt" style:font-size-complex="11pt"/>
    </style:style>
    <style:style style:name="T466" style:parent-style-name="hljs-string" style:family="text">
      <style:text-properties style:font-name="Segoe UI" style:font-name-complex="Segoe UI" fo:font-size="11pt" style:font-size-asian="11pt" style:font-size-complex="11pt"/>
    </style:style>
    <style:style style:name="T467" style:parent-style-name="Car.predefinitoparagrafo" style:family="text">
      <style:text-properties style:font-name="Segoe UI" style:font-name-complex="Segoe UI" fo:font-size="11pt" style:font-size-asian="11pt" style:font-size-complex="11pt"/>
    </style:style>
    <style:style style:name="T468" style:parent-style-name="hljs-string" style:family="text">
      <style:text-properties style:font-name="Segoe UI" style:font-name-complex="Segoe UI" fo:font-weight="bold" style:font-weight-asian="bold" fo:font-size="11pt" style:font-size-asian="11pt" style:font-size-complex="11pt"/>
    </style:style>
    <style:style style:name="T469" style:parent-style-name="Car.predefinitoparagrafo" style:family="text">
      <style:text-properties style:font-name="Segoe UI" style:font-name-complex="Segoe UI" fo:font-size="11pt" style:font-size-asian="11pt" style:font-size-complex="11pt"/>
    </style:style>
    <style:style style:name="T470" style:parent-style-name="hljs-string" style:family="text">
      <style:text-properties style:font-name="Segoe UI" style:font-name-complex="Segoe UI" fo:font-size="11pt" style:font-size-asian="11pt" style:font-size-complex="11pt"/>
    </style:style>
    <style:style style:name="T471" style:parent-style-name="Car.predefinitoparagrafo" style:family="text">
      <style:text-properties style:font-name="Segoe UI" style:font-name-complex="Segoe UI" fo:font-size="11pt" style:font-size-asian="11pt" style:font-size-complex="11pt"/>
    </style:style>
    <style:style style:name="T472" style:parent-style-name="hljs-string" style:family="text">
      <style:text-properties style:font-name="Segoe UI" style:font-name-complex="Segoe UI" fo:font-weight="bold" style:font-weight-asian="bold" fo:font-size="11pt" style:font-size-asian="11pt" style:font-size-complex="11pt"/>
    </style:style>
    <style:style style:name="T473" style:parent-style-name="Car.predefinitoparagrafo" style:family="text">
      <style:text-properties style:font-name="Segoe UI" style:font-name-complex="Segoe UI" fo:font-size="11pt" style:font-size-asian="11pt" style:font-size-complex="11pt"/>
    </style:style>
    <style:style style:name="T474" style:parent-style-name="hljs-string" style:family="text">
      <style:text-properties style:font-name="Segoe UI" style:font-name-complex="Segoe UI" fo:font-size="11pt" style:font-size-asian="11pt" style:font-size-complex="11pt"/>
    </style:style>
    <style:style style:name="T475" style:parent-style-name="Car.predefinitoparagrafo" style:family="text">
      <style:text-properties style:font-name="Segoe UI" style:font-name-complex="Segoe UI" fo:font-size="11pt" style:font-size-asian="11pt" style:font-size-complex="11pt"/>
    </style:style>
    <style:style style:name="T476" style:parent-style-name="hljs-string" style:family="text">
      <style:text-properties style:font-name="Segoe UI" style:font-name-complex="Segoe UI" fo:font-weight="bold" style:font-weight-asian="bold" fo:font-size="11pt" style:font-size-asian="11pt" style:font-size-complex="11pt"/>
    </style:style>
    <style:style style:name="T477" style:parent-style-name="Car.predefinitoparagrafo" style:family="text">
      <style:text-properties style:font-name="Segoe UI" style:font-name-complex="Segoe UI" fo:font-size="11pt" style:font-size-asian="11pt" style:font-size-complex="11pt"/>
    </style:style>
    <style:style style:name="T478" style:parent-style-name="hljs-string" style:family="text">
      <style:text-properties style:font-name="Segoe UI" style:font-name-complex="Segoe UI" fo:font-size="11pt" style:font-size-asian="11pt" style:font-size-complex="11pt"/>
    </style:style>
    <style:style style:name="T479" style:parent-style-name="Car.predefinitoparagrafo" style:family="text">
      <style:text-properties style:font-name="Segoe UI" style:font-name-complex="Segoe UI" fo:font-size="11pt" style:font-size-asian="11pt" style:font-size-complex="11pt"/>
    </style:style>
    <style:style style:name="T480" style:parent-style-name="hljs-string" style:family="text">
      <style:text-properties style:font-name="Segoe UI" style:font-name-complex="Segoe UI" fo:font-weight="bold" style:font-weight-asian="bold" fo:font-size="11pt" style:font-size-asian="11pt" style:font-size-complex="11pt"/>
    </style:style>
    <style:style style:name="T481" style:parent-style-name="Car.predefinitoparagrafo" style:family="text">
      <style:text-properties style:font-name="Segoe UI" style:font-name-complex="Segoe UI" fo:font-size="11pt" style:font-size-asian="11pt" style:font-size-complex="11pt"/>
    </style:style>
    <style:style style:name="T482" style:parent-style-name="hljs-string" style:family="text">
      <style:text-properties style:font-name="Segoe UI" style:font-name-complex="Segoe UI" fo:font-size="11pt" style:font-size-asian="11pt" style:font-size-complex="11pt"/>
    </style:style>
    <style:style style:name="T483" style:parent-style-name="Car.predefinitoparagrafo" style:family="text">
      <style:text-properties style:font-name="Segoe UI" style:font-name-complex="Segoe UI" fo:font-size="11pt" style:font-size-asian="11pt" style:font-size-complex="11pt"/>
    </style:style>
    <style:style style:name="TableColumn485" style:family="table-column">
      <style:table-column-properties style:column-width="0.5458in"/>
    </style:style>
    <style:style style:name="TableColumn486" style:family="table-column">
      <style:table-column-properties style:column-width="0.5506in"/>
    </style:style>
    <style:style style:name="TableColumn487" style:family="table-column">
      <style:table-column-properties style:column-width="0.4916in"/>
    </style:style>
    <style:style style:name="TableColumn488" style:family="table-column">
      <style:table-column-properties style:column-width="0.6784in"/>
    </style:style>
    <style:style style:name="TableColumn489" style:family="table-column">
      <style:table-column-properties style:column-width="0.7812in"/>
    </style:style>
    <style:style style:name="TableColumn490" style:family="table-column">
      <style:table-column-properties style:column-width="0.7166in"/>
    </style:style>
    <style:style style:name="TableColumn491" style:family="table-column">
      <style:table-column-properties style:column-width="0.5937in"/>
    </style:style>
    <style:style style:name="TableColumn492" style:family="table-column">
      <style:table-column-properties style:column-width="0.6479in"/>
    </style:style>
    <style:style style:name="TableColumn493" style:family="table-column">
      <style:table-column-properties style:column-width="0.4666in"/>
    </style:style>
    <style:style style:name="TableColumn494" style:family="table-column">
      <style:table-column-properties style:column-width="0.5159in"/>
    </style:style>
    <style:style style:name="TableColumn495" style:family="table-column">
      <style:table-column-properties style:column-width="0.6972in"/>
    </style:style>
    <style:style style:name="Table484" style:family="table">
      <style:table-properties style:width="6.6861in" fo:margin-left="0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eWeb" style:family="paragraph">
      <style:text-properties style:font-name="Segoe UI" style:font-name-complex="Segoe UI" fo:font-size="7.5pt" style:font-size-asian="7.5pt" style:font-size-complex="7.5pt"/>
    </style:style>
    <style:style style:name="TableCell499" style:family="table-cell">
      <style:table-cell-properties fo:border="0.0069in solid #000000" fo:background-color="#D9D9D9" style:writing-mode="lr-tb" fo:padding-top="0in" fo:padding-left="0.075in" fo:padding-bottom="0in" fo:padding-right="0.075in"/>
    </style:style>
    <style:style style:name="P500" style:parent-style-name="NormaleWeb" style:family="paragraph">
      <style:text-properties style:font-name="Segoe UI" style:font-name-complex="Segoe UI" fo:font-size="7.5pt" style:font-size-asian="7.5pt" style:font-size-complex="7.5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eWeb" style:family="paragraph">
      <style:text-properties style:font-name="Segoe UI" style:font-name-complex="Segoe UI" fo:font-size="7.5pt" style:font-size-asian="7.5pt" style:font-size-complex="7.5pt"/>
    </style:style>
    <style:style style:name="TableCell503" style:family="table-cell">
      <style:table-cell-properties fo:border="0.0069in solid #000000" fo:background-color="#D9D9D9" style:writing-mode="lr-tb" fo:padding-top="0in" fo:padding-left="0.075in" fo:padding-bottom="0in" fo:padding-right="0.075in"/>
    </style:style>
    <style:style style:name="P504" style:parent-style-name="NormaleWeb" style:family="paragraph">
      <style:text-properties style:font-name="Segoe UI" style:font-name-complex="Segoe UI" fo:font-size="7.5pt" style:font-size-asian="7.5pt" style:font-size-complex="7.5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eWeb" style:family="paragraph">
      <style:text-properties style:font-name="Segoe UI" style:font-name-complex="Segoe UI" fo:font-size="7.5pt" style:font-size-asian="7.5pt" style:font-size-complex="7.5pt"/>
    </style:style>
    <style:style style:name="TableCell507" style:family="table-cell">
      <style:table-cell-properties fo:border="0.0069in solid #000000" fo:background-color="#D9D9D9" style:writing-mode="lr-tb" fo:padding-top="0in" fo:padding-left="0.075in" fo:padding-bottom="0in" fo:padding-right="0.075in"/>
    </style:style>
    <style:style style:name="P508" style:parent-style-name="NormaleWeb" style:family="paragraph">
      <style:text-properties style:font-name="Segoe UI" style:font-name-complex="Segoe UI" fo:font-size="7.5pt" style:font-size-asian="7.5pt" style:font-size-complex="7.5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eWeb" style:family="paragraph">
      <style:text-properties style:font-name="Segoe UI" style:font-name-complex="Segoe UI" fo:font-size="7.5pt" style:font-size-asian="7.5pt" style:font-size-complex="7.5pt"/>
    </style:style>
    <style:style style:name="TableCell511" style:family="table-cell">
      <style:table-cell-properties fo:border="0.0069in solid #000000" fo:background-color="#D9D9D9" style:writing-mode="lr-tb" fo:padding-top="0in" fo:padding-left="0.075in" fo:padding-bottom="0in" fo:padding-right="0.075in"/>
    </style:style>
    <style:style style:name="P512" style:parent-style-name="NormaleWeb" style:family="paragraph">
      <style:text-properties style:font-name="Segoe UI" style:font-name-complex="Segoe UI" fo:font-size="7.5pt" style:font-size-asian="7.5pt" style:font-size-complex="7.5pt"/>
    </style:style>
    <style:style style:name="TableCell513" style:family="table-cell">
      <style:table-cell-properties fo:border="0.0069in solid #000000" fo:background-color="#FFFFFF" style:writing-mode="lr-tb" fo:padding-top="0in" fo:padding-left="0.075in" fo:padding-bottom="0in" fo:padding-right="0.075in"/>
    </style:style>
    <style:style style:name="P514" style:parent-style-name="NormaleWeb" style:family="paragraph">
      <style:text-properties style:font-name="Segoe UI" style:font-name-complex="Segoe UI" fo:font-size="7.5pt" style:font-size-asian="7.5pt" style:font-size-complex="7.5pt"/>
    </style:style>
    <style:style style:name="TableCell515" style:family="table-cell">
      <style:table-cell-properties fo:border="0.0069in solid #000000" fo:background-color="#D9D9D9" style:writing-mode="lr-tb" fo:padding-top="0in" fo:padding-left="0.075in" fo:padding-bottom="0in" fo:padding-right="0.075in"/>
    </style:style>
    <style:style style:name="P516" style:parent-style-name="NormaleWeb" style:family="paragraph">
      <style:text-properties style:font-name="Segoe UI" style:font-name-complex="Segoe UI" fo:font-size="7.5pt" style:font-size-asian="7.5pt" style:font-size-complex="7.5pt"/>
    </style:style>
    <style:style style:name="TableCell517" style:family="table-cell">
      <style:table-cell-properties fo:border="0.0069in solid #000000" fo:background-color="#FFFFFF" style:writing-mode="lr-tb" fo:padding-top="0in" fo:padding-left="0.075in" fo:padding-bottom="0in" fo:padding-right="0.075in"/>
    </style:style>
    <style:style style:name="P518" style:parent-style-name="NormaleWeb" style:family="paragraph">
      <style:text-properties style:font-name="Segoe UI" style:font-name-complex="Segoe UI" fo:font-size="7.5pt" style:font-size-asian="7.5pt" style:font-size-complex="7.5pt"/>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eWeb" style:family="paragraph">
      <style:text-properties style:font-name="Segoe UI" style:font-name-complex="Segoe UI" fo:font-size="7.5pt" style:font-size-asian="7.5pt" style:font-size-complex="7.5pt"/>
    </style:style>
    <style:style style:name="TableCell522" style:family="table-cell">
      <style:table-cell-properties fo:border="0.0069in solid #000000" fo:background-color="#D9D9D9" style:writing-mode="lr-tb" fo:padding-top="0in" fo:padding-left="0.075in" fo:padding-bottom="0in" fo:padding-right="0.075in"/>
    </style:style>
    <style:style style:name="P523" style:parent-style-name="NormaleWeb" style:family="paragraph">
      <style:text-properties style:font-name="Segoe UI" style:font-name-complex="Segoe UI" fo:font-size="7.5pt" style:font-size-asian="7.5pt" style:font-size-complex="7.5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eWeb" style:family="paragraph">
      <style:text-properties style:font-name="Segoe UI" style:font-name-complex="Segoe UI" fo:font-size="7.5pt" style:font-size-asian="7.5pt" style:font-size-complex="7.5pt"/>
    </style:style>
    <style:style style:name="TableCell526" style:family="table-cell">
      <style:table-cell-properties fo:border="0.0069in solid #000000" fo:background-color="#D9D9D9" style:writing-mode="lr-tb" fo:padding-top="0in" fo:padding-left="0.075in" fo:padding-bottom="0in" fo:padding-right="0.075in"/>
    </style:style>
    <style:style style:name="P527" style:parent-style-name="NormaleWeb" style:family="paragraph">
      <style:text-properties style:font-name="Segoe UI" style:font-name-complex="Segoe UI" fo:font-size="7.5pt" style:font-size-asian="7.5pt" style:font-size-complex="7.5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eWeb" style:family="paragraph">
      <style:text-properties style:font-name="Segoe UI" style:font-name-complex="Segoe UI" fo:font-size="7.5pt" style:font-size-asian="7.5pt" style:font-size-complex="7.5pt"/>
    </style:style>
    <style:style style:name="TableCell530" style:family="table-cell">
      <style:table-cell-properties fo:border="0.0069in solid #000000" fo:background-color="#D9D9D9" style:writing-mode="lr-tb" fo:padding-top="0in" fo:padding-left="0.075in" fo:padding-bottom="0in" fo:padding-right="0.075in"/>
    </style:style>
    <style:style style:name="P531" style:parent-style-name="NormaleWeb" style:family="paragraph">
      <style:text-properties style:font-name="Segoe UI" style:font-name-complex="Segoe UI" fo:font-size="7.5pt" style:font-size-asian="7.5pt" style:font-size-complex="7.5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eWeb" style:family="paragraph">
      <style:text-properties style:font-name="Segoe UI" style:font-name-complex="Segoe UI" fo:font-size="7.5pt" style:font-size-asian="7.5pt" style:font-size-complex="7.5pt"/>
    </style:style>
    <style:style style:name="TableCell534" style:family="table-cell">
      <style:table-cell-properties fo:border="0.0069in solid #000000" fo:background-color="#D9D9D9" style:writing-mode="lr-tb" fo:padding-top="0in" fo:padding-left="0.075in" fo:padding-bottom="0in" fo:padding-right="0.075in"/>
    </style:style>
    <style:style style:name="P535" style:parent-style-name="NormaleWeb" style:family="paragraph">
      <style:text-properties style:font-name="Segoe UI" style:font-name-complex="Segoe UI" fo:font-size="7.5pt" style:font-size-asian="7.5pt" style:font-size-complex="7.5pt"/>
    </style:style>
    <style:style style:name="TableCell536" style:family="table-cell">
      <style:table-cell-properties fo:border="0.0069in solid #000000" fo:background-color="#FFFFFF" style:writing-mode="lr-tb" fo:padding-top="0in" fo:padding-left="0.075in" fo:padding-bottom="0in" fo:padding-right="0.075in"/>
    </style:style>
    <style:style style:name="P537" style:parent-style-name="NormaleWeb" style:family="paragraph">
      <style:text-properties style:font-name="Segoe UI" style:font-name-complex="Segoe UI" fo:font-size="7.5pt" style:font-size-asian="7.5pt" style:font-size-complex="7.5pt"/>
    </style:style>
    <style:style style:name="TableCell538" style:family="table-cell">
      <style:table-cell-properties fo:border="0.0069in solid #000000" fo:background-color="#D9D9D9" style:writing-mode="lr-tb" fo:padding-top="0in" fo:padding-left="0.075in" fo:padding-bottom="0in" fo:padding-right="0.075in"/>
    </style:style>
    <style:style style:name="P539" style:parent-style-name="NormaleWeb" style:family="paragraph">
      <style:text-properties style:font-name="Segoe UI" style:font-name-complex="Segoe UI" fo:font-size="7.5pt" style:font-size-asian="7.5pt" style:font-size-complex="7.5pt"/>
    </style:style>
    <style:style style:name="TableCell540" style:family="table-cell">
      <style:table-cell-properties fo:border="0.0069in solid #000000" fo:background-color="#FFFFFF" style:writing-mode="lr-tb" fo:padding-top="0in" fo:padding-left="0.075in" fo:padding-bottom="0in" fo:padding-right="0.075in"/>
    </style:style>
    <style:style style:name="P541" style:parent-style-name="NormaleWeb" style:family="paragraph">
      <style:text-properties style:font-name="Segoe UI" style:font-name-complex="Segoe UI" fo:font-size="7.5pt" style:font-size-asian="7.5pt" style:font-size-complex="7.5pt"/>
    </style:style>
    <style:style style:name="P542" style:parent-style-name="Normale" style:family="paragraph">
      <style:paragraph-properties fo:margin-top="0.0694in" fo:margin-bottom="0.0694in" fo:line-height="100%"/>
    </style:style>
    <style:style style:name="T543" style:parent-style-name="Car.predefinitoparagrafo" style:family="text">
      <style:text-properties style:font-name="Segoe UI" style:font-name-asian="Times New Roman" style:font-name-complex="Segoe UI" style:language-asian="it" style:country-asian="IT"/>
    </style:style>
    <style:style style:name="T54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545" style:parent-style-name="Car.predefinitoparagrafo" style:family="text">
      <style:text-properties style:font-name="Segoe UI" style:font-name-asian="Times New Roman" style:font-name-complex="Segoe UI" style:language-asian="it" style:country-asian="IT"/>
    </style:style>
    <style:style style:name="T546"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547" style:parent-style-name="Car.predefinitoparagrafo" style:family="text">
      <style:text-properties style:font-name="Segoe UI" style:font-name-asian="Times New Roman" style:font-name-complex="Segoe UI" style:language-asian="it" style:country-asian="IT"/>
    </style:style>
    <style:style style:name="P548"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49" style:parent-style-name="Normale" style:family="paragraph">
      <style:paragraph-properties fo:margin-top="0.0694in" fo:margin-bottom="0.0694in" fo:line-height="100%"/>
    </style:style>
    <style:style style:name="T550" style:parent-style-name="Car.predefinitoparagrafo" style:family="text">
      <style:text-properties style:font-name="Segoe UI" style:font-name-complex="Segoe UI"/>
    </style:style>
    <style:style style:name="T551" style:parent-style-name="hljs-string" style:family="text">
      <style:text-properties style:font-name="Segoe UI" style:font-name-complex="Segoe UI"/>
    </style:style>
    <style:style style:name="T552" style:parent-style-name="Car.predefinitoparagrafo" style:family="text">
      <style:text-properties style:font-name="Segoe UI" style:font-name-complex="Segoe UI"/>
    </style:style>
    <style:style style:name="T553" style:parent-style-name="hljs-string" style:family="text">
      <style:text-properties style:font-name="Segoe UI" style:font-name-complex="Segoe UI"/>
    </style:style>
    <style:style style:name="T554" style:parent-style-name="Car.predefinitoparagrafo" style:family="text">
      <style:text-properties style:font-name="Segoe UI" style:font-name-complex="Segoe UI"/>
    </style:style>
    <style:style style:name="T555" style:parent-style-name="hljs-string" style:family="text">
      <style:text-properties style:font-name="Segoe UI" style:font-name-complex="Segoe UI"/>
    </style:style>
    <style:style style:name="T556" style:parent-style-name="Car.predefinitoparagrafo" style:family="text">
      <style:text-properties style:font-name="Segoe UI" style:font-name-complex="Segoe UI"/>
    </style:style>
    <style:style style:name="T557" style:parent-style-name="hljs-string" style:family="text">
      <style:text-properties style:font-name="Segoe UI" style:font-name-complex="Segoe UI"/>
    </style:style>
    <style:style style:name="T558" style:parent-style-name="Car.predefinitoparagrafo" style:family="text">
      <style:text-properties style:font-name="Segoe UI" style:font-name-complex="Segoe UI"/>
    </style:style>
    <style:style style:name="T559" style:parent-style-name="hljs-string" style:family="text">
      <style:text-properties style:font-name="Segoe UI" style:font-name-complex="Segoe UI"/>
    </style:style>
    <style:style style:name="T560" style:parent-style-name="Car.predefinitoparagrafo" style:family="text">
      <style:text-properties style:font-name="Segoe UI" style:font-name-complex="Segoe UI"/>
    </style:style>
    <style:style style:name="P561"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62"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63"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64"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65" style:parent-style-name="Titolo3" style:family="paragraph">
      <style:text-properties style:font-name="Segoe UI" style:font-name-complex="Segoe UI" fo:font-weight="bold" style:font-weight-asian="bold" fo:font-size="11pt" style:font-size-asian="11pt" style:font-size-complex="11pt"/>
    </style:style>
    <style:style style:name="P566" style:parent-style-name="NormaleWeb" style:family="paragraph">
      <style:text-properties style:font-name="Segoe UI" style:font-name-complex="Segoe UI" fo:font-size="11pt" style:font-size-asian="11pt" style:font-size-complex="11pt"/>
    </style:style>
    <style:style style:name="P567" style:parent-style-name="Normale" style:family="paragraph">
      <style:paragraph-properties fo:margin-top="0.0694in" fo:margin-bottom="0.0694in" fo:line-height="100%"/>
    </style:style>
    <style:style style:name="T568" style:parent-style-name="Car.predefinitoparagrafo" style:family="text">
      <style:text-properties style:font-name="Segoe UI" style:font-name-complex="Segoe UI" fo:font-weight="bold" style:font-weight-asian="bold" fo:language="en" fo:country="GB"/>
    </style:style>
    <style:style style:name="T569" style:parent-style-name="hljs-built_in" style:family="text">
      <style:text-properties style:font-name="Segoe UI" style:font-name-complex="Segoe UI" fo:font-weight="bold" style:font-weight-asian="bold" fo:language="en" fo:country="GB"/>
    </style:style>
    <style:style style:name="T570" style:parent-style-name="Car.predefinitoparagrafo" style:family="text">
      <style:text-properties style:font-name="Segoe UI" style:font-name-complex="Segoe UI" fo:font-weight="bold" style:font-weight-asian="bold" fo:language="en" fo:country="GB"/>
    </style:style>
    <style:style style:name="T571" style:parent-style-name="hljs-keyword" style:family="text">
      <style:text-properties style:font-name="Segoe UI" style:font-name-complex="Segoe UI" fo:font-weight="bold" style:font-weight-asian="bold" fo:language="en" fo:country="GB"/>
    </style:style>
    <style:style style:name="T572" style:parent-style-name="Car.predefinitoparagrafo" style:family="text">
      <style:text-properties style:font-name="Segoe UI" style:font-name-complex="Segoe UI" fo:font-weight="bold" style:font-weight-asian="bold" fo:language="en" fo:country="GB"/>
    </style:style>
    <style:style style:name="T573" style:parent-style-name="hljs-keyword" style:family="text">
      <style:text-properties style:font-name="Segoe UI" style:font-name-complex="Segoe UI" fo:font-weight="bold" style:font-weight-asian="bold" fo:language="en" fo:country="GB"/>
    </style:style>
    <style:style style:name="T574" style:parent-style-name="Car.predefinitoparagrafo" style:family="text">
      <style:text-properties style:font-name="Segoe UI" style:font-name-complex="Segoe UI" fo:font-weight="bold" style:font-weight-asian="bold" fo:language="en" fo:country="GB"/>
    </style:style>
    <style:style style:name="P575" style:parent-style-name="Normale" style:family="paragraph">
      <style:paragraph-properties fo:margin-top="0.0694in" fo:margin-bottom="0.0694in" fo:line-height="100%" fo:text-indent="0.25in"/>
      <style:text-properties style:font-name="Segoe UI" style:font-name-asian="Times New Roman" style:font-name-complex="Segoe UI" style:language-asian="it" style:country-asian="IT"/>
    </style:style>
    <style:style style:name="P576"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77"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78" style:parent-style-name="Normale" style:family="paragraph">
      <style:paragraph-properties fo:margin-top="0.0694in" fo:margin-bottom="0.0694in" fo:line-height="100%" fo:text-indent="0.4916in"/>
    </style:style>
    <style:style style:name="T579"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580" style:parent-style-name="Car.predefinitoparagrafo" style:family="text">
      <style:text-properties style:font-name="Segoe UI" style:font-name-asian="Times New Roman" style:font-name-complex="Segoe UI" style:language-asian="it" style:country-asian="IT"/>
    </style:style>
    <style:style style:name="P581" style:parent-style-name="Normale" style:family="paragraph">
      <style:paragraph-properties fo:margin-top="0.0694in" fo:margin-bottom="0.0694in" fo:line-height="100%">
        <style:tab-stops>
          <style:tab-stop style:type="left" style:position="-2.6138in"/>
        </style:tab-stops>
      </style:paragraph-properties>
      <style:text-properties style:font-name="Segoe UI" style:font-name-asian="Times New Roman" style:font-name-complex="Segoe UI" style:language-asian="it" style:country-asian="IT"/>
    </style:style>
    <style:style style:name="P582"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83"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84"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85" style:parent-style-name="Normale" style:family="paragraph">
      <style:paragraph-properties fo:margin-top="0.0694in" fo:margin-bottom="0.0694in" fo:line-height="100%" fo:text-indent="0.4916in"/>
    </style:style>
    <style:style style:name="T586" style:parent-style-name="Car.predefinitoparagrafo" style:family="text">
      <style:text-properties style:font-name="Segoe UI" style:font-name-asian="Times New Roman" style:font-name-complex="Segoe UI" style:language-asian="it" style:country-asian="IT"/>
    </style:style>
    <style:style style:name="T587"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588" style:parent-style-name="Car.predefinitoparagrafo" style:family="text">
      <style:text-properties style:font-name="Segoe UI" style:font-name-asian="Times New Roman" style:font-name-complex="Segoe UI" style:language-asian="it" style:country-asian="IT"/>
    </style:style>
    <style:style style:name="P589"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0"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1"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2"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3" style:parent-style-name="Normale" style:family="paragraph">
      <style:paragraph-properties fo:margin-top="0.0694in" fo:margin-bottom="0.0694in" fo:line-height="100%"/>
    </style:style>
    <style:style style:name="T594" style:parent-style-name="Car.predefinitoparagrafo" style:family="text">
      <style:text-properties style:font-name="Segoe UI" style:font-name-asian="Times New Roman" style:font-name-complex="Segoe UI" style:language-asian="it" style:country-asian="IT"/>
    </style:style>
    <style:style style:name="T595" style:parent-style-name="Car.predefinitoparagrafo" style:family="text">
      <style:text-properties style:font-name="Segoe UI" style:font-name-asian="Times New Roman" style:font-name-complex="Segoe UI" fo:font-weight="bold" style:font-weight-asian="bold" style:language-asian="it" style:country-asian="IT"/>
    </style:style>
    <style:style style:name="P596"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7"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8"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599"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600"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601"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602"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603" style:parent-style-name="Normale" style:family="paragraph">
      <style:paragraph-properties fo:margin-top="0.0694in" fo:margin-bottom="0.0694in" fo:line-height="100%"/>
      <style:text-properties style:font-name="Segoe UI" style:font-name-complex="Segoe UI"/>
    </style:style>
    <style:style style:name="P604" style:parent-style-name="Normale" style:family="paragraph">
      <style:paragraph-properties fo:margin-top="0.0694in" fo:margin-bottom="0.0694in" fo:line-height="100%"/>
    </style:style>
    <style:style style:name="T605" style:parent-style-name="Car.predefinitoparagrafo" style:family="text">
      <style:text-properties style:font-name="Segoe UI" style:font-name-complex="Segoe UI"/>
    </style:style>
    <style:style style:name="T606" style:parent-style-name="CodiceHTML" style:family="text">
      <style:text-properties style:font-name="Segoe UI" style:font-name-asian="Calibri" style:font-name-complex="Segoe UI" fo:color="#4472C4" fo:font-size="11pt" style:font-size-asian="11pt" style:font-size-complex="11pt"/>
    </style:style>
    <style:style style:name="T607" style:parent-style-name="Car.predefinitoparagrafo" style:family="text">
      <style:text-properties style:font-name="Segoe UI" style:font-name-complex="Segoe UI" fo:color="#4472C4"/>
    </style:style>
    <style:style style:name="T608" style:parent-style-name="Car.predefinitoparagrafo" style:family="text">
      <style:text-properties style:font-name="Segoe UI" style:font-name-complex="Segoe UI"/>
    </style:style>
    <style:style style:name="P609" style:parent-style-name="Normale" style:family="paragraph">
      <style:paragraph-properties fo:margin-top="0.0694in" fo:margin-bottom="0.0694in" fo:line-height="100%"/>
      <style:text-properties style:font-name="Segoe UI" style:font-name-asian="Times New Roman" style:font-name-complex="Segoe UI" style:language-asian="it" style:country-asian="IT"/>
    </style:style>
    <style:style style:name="P610" style:parent-style-name="Normale" style:family="paragraph">
      <style:paragraph-properties fo:margin-top="0.0694in" fo:margin-bottom="0.0694in" fo:line-height="100%"/>
    </style:style>
    <style:style style:name="T611"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612" style:parent-style-name="Car.predefinitoparagrafo" style:family="text">
      <style:text-properties style:font-name="Segoe UI" style:font-name-asian="Times New Roman" style:font-name-complex="Segoe UI" style:language-asian="it" style:country-asian="IT"/>
    </style:style>
    <style:style style:name="P613" style:parent-style-name="Normale" style:family="paragraph">
      <style:paragraph-properties fo:margin-top="0.0694in" fo:margin-bottom="0.0694in" fo:line-height="100%"/>
    </style:style>
    <style:style style:name="T61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615" style:parent-style-name="Car.predefinitoparagrafo" style:family="text">
      <style:text-properties style:font-name="Segoe UI" style:font-name-asian="Times New Roman" style:font-name-complex="Segoe UI" style:language-asian="it" style:country-asian="IT"/>
    </style:style>
    <style:style style:name="P616" style:parent-style-name="Normale" style:family="paragraph">
      <style:paragraph-properties fo:margin-top="0.0694in" fo:margin-bottom="0.0694in" fo:line-height="100%"/>
    </style:style>
    <style:style style:name="T617"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P618"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619"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620"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1D2125" style:language-asian="it" style:country-asian="IT"/>
    </style:style>
    <style:style style:name="P621" style:parent-style-name="Normale" style:family="paragraph">
      <style:paragraph-properties fo:margin-bottom="0.0694in" fo:line-height="100%" fo:background-color="#FFFFFF"/>
    </style:style>
    <style:style style:name="T622"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623" style:parent-style-name="Car.predefinitoparagrafo" style:family="text">
      <style:text-properties style:font-name="Segoe UI" style:font-name-asian="Times New Roman" style:font-name-complex="Segoe UI" fo:color="#1D2125" style:language-asian="it" style:country-asian="IT"/>
    </style:style>
    <style:style style:name="P624" style:parent-style-name="Normale" style:family="paragraph">
      <style:paragraph-properties fo:margin-bottom="0.0694in" fo:line-height="100%" fo:background-color="#FFFFFF"/>
    </style:style>
    <style:style style:name="T625"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626" style:parent-style-name="Car.predefinitoparagrafo" style:family="text">
      <style:text-properties style:font-name="Segoe UI" style:font-name-asian="Times New Roman" style:font-name-complex="Segoe UI" fo:color="#1D2125" style:language-asian="it" style:country-asian="IT"/>
    </style:style>
    <style:style style:name="P627" style:parent-style-name="Normale" style:family="paragraph">
      <style:paragraph-properties fo:margin-bottom="0in" fo:line-height="100%" fo:background-color="#FFFFFF"/>
    </style:style>
    <style:style style:name="T628"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629" style:parent-style-name="Car.predefinitoparagrafo" style:family="text">
      <style:text-properties style:font-name="Segoe UI" style:font-name-asian="Times New Roman" style:font-name-complex="Segoe UI" fo:color="#000000" style:language-asian="it" style:country-asian="IT"/>
    </style:style>
    <style:style style:name="P630" style:parent-style-name="Normale" style:family="paragraph">
      <style:paragraph-properties fo:margin-bottom="0in" fo:line-height="100%" fo:background-color="#FFFFFF"/>
    </style:style>
    <style:style style:name="T631" style:parent-style-name="Car.predefinitoparagrafo" style:family="text">
      <style:text-properties style:font-name="Segoe UI" style:font-name-asian="Times New Roman" style:font-name-complex="Segoe UI" fo:font-weight="bold" style:font-weight-asian="bold" fo:color="#4472C4" style:language-asian="it" style:country-asian="IT"/>
    </style:style>
    <style:style style:name="T632" style:parent-style-name="Car.predefinitoparagrafo" style:family="text">
      <style:text-properties style:font-name="Segoe UI" style:font-name-asian="Times New Roman" style:font-name-complex="Segoe UI" fo:color="#000000" style:language-asian="it" style:country-asian="IT"/>
    </style:style>
    <style:style style:name="T633" style:parent-style-name="Car.predefinitoparagrafo" style:family="text">
      <style:text-properties style:font-name="Segoe UI" style:font-name-asian="Times New Roman" style:font-name-complex="Segoe UI" fo:color="#FFC000" style:language-asian="it" style:country-asian="IT"/>
    </style:style>
    <style:style style:name="T634" style:parent-style-name="Car.predefinitoparagrafo" style:family="text">
      <style:text-properties style:font-name="Segoe UI" style:font-name-asian="Times New Roman" style:font-name-complex="Segoe UI" fo:color="#000000" style:language-asian="it" style:country-asian="IT"/>
    </style:style>
    <style:style style:name="T635" style:parent-style-name="Car.predefinitoparagrafo" style:family="text">
      <style:text-properties style:font-name="Segoe UI" style:font-name-asian="Times New Roman" style:font-name-complex="Segoe UI" fo:font-weight="bold" style:font-weight-asian="bold" fo:color="#4472C4" style:language-asian="it" style:country-asian="IT"/>
    </style:style>
    <style:style style:name="T636" style:parent-style-name="Car.predefinitoparagrafo" style:family="text">
      <style:text-properties style:font-name="Segoe UI" style:font-name-asian="Times New Roman" style:font-name-complex="Segoe UI" fo:color="#000000" style:language-asian="it" style:country-asian="IT"/>
    </style:style>
    <style:style style:name="T637"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638" style:parent-style-name="Car.predefinitoparagrafo" style:family="text">
      <style:text-properties style:font-name="Segoe UI" style:font-name-asian="Times New Roman" style:font-name-complex="Segoe UI" fo:color="#000000" style:language-asian="it" style:country-asian="IT"/>
    </style:style>
    <style:style style:name="T639" style:parent-style-name="Car.predefinitoparagrafo" style:family="text">
      <style:text-properties style:font-name="Segoe UI" style:font-name-asian="Times New Roman" style:font-name-complex="Segoe UI" fo:color="#FF0000" style:language-asian="it" style:country-asian="IT"/>
    </style:style>
    <style:style style:name="T640" style:parent-style-name="Car.predefinitoparagrafo" style:family="text">
      <style:text-properties style:font-name="Segoe UI" style:font-name-asian="Times New Roman" style:font-name-complex="Segoe UI" fo:color="#000000" style:language-asian="it" style:country-asian="IT"/>
    </style:style>
    <style:style style:name="P641" style:parent-style-name="Normale" style:family="paragraph">
      <style:paragraph-properties fo:margin-bottom="0in" fo:line-height="100%" fo:background-color="#FFFFFF"/>
    </style:style>
    <style:style style:name="T642" style:parent-style-name="Car.predefinitoparagrafo" style:family="text">
      <style:text-properties style:font-name="Segoe UI" style:font-name-asian="Times New Roman" style:font-name-complex="Segoe UI" fo:color="#000000" style:language-asian="it" style:country-asian="IT"/>
    </style:style>
    <style:style style:name="T643"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644" style:parent-style-name="Car.predefinitoparagrafo" style:family="text">
      <style:text-properties style:font-name="Segoe UI" style:font-name-asian="Times New Roman" style:font-name-complex="Segoe UI" fo:color="#000000" style:language-asian="it" style:country-asian="IT"/>
    </style:style>
    <style:style style:name="T645"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646" style:parent-style-name="Car.predefinitoparagrafo" style:family="text">
      <style:text-properties style:font-name="Segoe UI" style:font-name-asian="Times New Roman" style:font-name-complex="Segoe UI" fo:color="#000000" style:language-asian="it" style:country-asian="IT"/>
    </style:style>
    <style:style style:name="T647" style:parent-style-name="Car.predefinitoparagrafo" style:family="text">
      <style:text-properties style:font-name="Segoe UI" style:font-name-asian="Times New Roman" style:font-name-complex="Segoe UI" fo:color="#FFC000" style:language-asian="it" style:country-asian="IT"/>
    </style:style>
    <style:style style:name="T648" style:parent-style-name="Car.predefinitoparagrafo" style:family="text">
      <style:text-properties style:font-name="Segoe UI" style:font-name-asian="Times New Roman" style:font-name-complex="Segoe UI" fo:color="#000000" style:language-asian="it" style:country-asian="IT"/>
    </style:style>
    <style:style style:name="P649" style:parent-style-name="Normale" style:family="paragraph">
      <style:paragraph-properties fo:margin-bottom="0in" fo:line-height="100%" fo:background-color="#FFFFFF"/>
    </style:style>
    <style:style style:name="T650" style:parent-style-name="Car.predefinitoparagrafo" style:family="text">
      <style:text-properties style:font-name="Segoe UI" style:font-name-asian="Times New Roman" style:font-name-complex="Segoe UI" fo:color="#4472C4" style:language-asian="it" style:country-asian="IT"/>
    </style:style>
    <style:style style:name="T651" style:parent-style-name="Car.predefinitoparagrafo" style:family="text">
      <style:text-properties style:font-name="Segoe UI" style:font-name-asian="Times New Roman" style:font-name-complex="Segoe UI" fo:color="#000000" style:language-asian="it" style:country-asian="IT"/>
    </style:style>
    <style:style style:name="T652"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653" style:parent-style-name="Car.predefinitoparagrafo" style:family="text">
      <style:text-properties style:font-name="Segoe UI" style:font-name-asian="Times New Roman" style:font-name-complex="Segoe UI" fo:color="#000000" style:language-asian="it" style:country-asian="IT"/>
    </style:style>
    <style:style style:name="P654" style:parent-style-name="Normale" style:family="paragraph">
      <style:paragraph-properties fo:margin-bottom="0in" fo:line-height="100%" fo:background-color="#FFFFFF"/>
      <style:text-properties style:font-name="Segoe UI" style:font-name-asian="Times New Roman" style:font-name-complex="Segoe UI" fo:font-weight="bold" style:font-weight-asian="bold" fo:color="#ED7D31" style:language-asian="it" style:country-asian="IT"/>
    </style:style>
    <style:style style:name="P655" style:parent-style-name="Normale" style:family="paragraph">
      <style:paragraph-properties fo:margin-bottom="0in" fo:line-height="100%" fo:background-color="#FFFFFF"/>
      <style:text-properties style:font-name="Segoe UI" style:font-name-complex="Segoe UI" fo:font-weight="bold" style:font-weight-asian="bold"/>
    </style:style>
    <style:style style:name="P656" style:parent-style-name="Normale" style:family="paragraph">
      <style:paragraph-properties fo:margin-bottom="0in" fo:line-height="100%" fo:background-color="#FFFFFF"/>
    </style:style>
    <style:style style:name="T657" style:parent-style-name="Car.predefinitoparagrafo" style:family="text">
      <style:text-properties style:font-name="Segoe UI" style:font-name-complex="Segoe UI" fo:font-weight="bold" style:font-weight-asian="bold"/>
    </style:style>
    <style:style style:name="T658" style:parent-style-name="Car.predefinitoparagrafo" style:family="text">
      <style:text-properties style:font-name="Segoe UI" style:font-name-complex="Segoe UI"/>
    </style:style>
    <style:style style:name="T659" style:parent-style-name="hljs-number" style:family="text">
      <style:text-properties style:font-name="Segoe UI" style:font-name-complex="Segoe UI" fo:color="#FF0000"/>
    </style:style>
    <style:style style:name="T660" style:parent-style-name="hljs-number" style:family="text">
      <style:text-properties style:font-name="Segoe UI" style:font-name-complex="Segoe UI" fo:color="#FF0000"/>
    </style:style>
    <style:style style:name="T661" style:parent-style-name="hljs-number" style:family="text">
      <style:text-properties style:font-name="Segoe UI" style:font-name-complex="Segoe UI" fo:color="#FF0000"/>
    </style:style>
    <style:style style:name="T662" style:parent-style-name="hljs-number" style:family="text">
      <style:text-properties style:font-name="Segoe UI" style:font-name-complex="Segoe UI" fo:color="#FF0000"/>
    </style:style>
    <style:style style:name="T663" style:parent-style-name="Car.predefinitoparagrafo" style:family="text">
      <style:text-properties style:font-name="Segoe UI" style:font-name-complex="Segoe UI" fo:color="#FF0000"/>
    </style:style>
    <style:style style:name="T664" style:parent-style-name="Car.predefinitoparagrafo" style:family="text">
      <style:text-properties style:font-name="Segoe UI" style:font-name-complex="Segoe UI" fo:color="#FF0000"/>
    </style:style>
    <style:style style:name="T665" style:parent-style-name="hljs-comment" style:family="text">
      <style:text-properties style:font-name="Segoe UI" style:font-name-complex="Segoe UI" fo:color="#70AD47"/>
    </style:style>
    <style:style style:name="T666" style:parent-style-name="Car.predefinitoparagrafo" style:family="text">
      <style:text-properties style:font-name="Segoe UI" style:font-name-complex="Segoe UI" fo:color="#70AD47"/>
    </style:style>
    <style:style style:name="P667" style:parent-style-name="Normale" style:family="paragraph">
      <style:paragraph-properties fo:margin-bottom="0in" fo:line-height="100%" fo:background-color="#FFFFFF"/>
    </style:style>
    <style:style style:name="T668" style:parent-style-name="hljs-keyword" style:family="text">
      <style:text-properties style:font-name="Segoe UI" style:font-name-complex="Segoe UI" fo:color="#4472C4"/>
    </style:style>
    <style:style style:name="T669" style:parent-style-name="Car.predefinitoparagrafo" style:family="text">
      <style:text-properties style:font-name="Segoe UI" style:font-name-complex="Segoe UI"/>
    </style:style>
    <style:style style:name="T670" style:parent-style-name="Car.predefinitoparagrafo" style:family="text">
      <style:text-properties style:font-name="Segoe UI" style:font-name-complex="Segoe UI" fo:color="#ED7D31"/>
    </style:style>
    <style:style style:name="T671" style:parent-style-name="hljs-keyword" style:family="text">
      <style:text-properties style:font-name="Segoe UI" style:font-name-complex="Segoe UI"/>
    </style:style>
    <style:style style:name="T672" style:parent-style-name="Car.predefinitoparagrafo" style:family="text">
      <style:text-properties style:font-name="Segoe UI" style:font-name-complex="Segoe UI"/>
    </style:style>
    <style:style style:name="T673" style:parent-style-name="Car.predefinitoparagrafo" style:family="text">
      <style:text-properties style:font-name="Segoe UI" style:font-name-complex="Segoe UI" fo:font-weight="bold" style:font-weight-asian="bold"/>
    </style:style>
    <style:style style:name="T674" style:parent-style-name="Car.predefinitoparagrafo" style:family="text">
      <style:text-properties style:font-name="Segoe UI" style:font-name-complex="Segoe UI" fo:color="#FF0000"/>
    </style:style>
    <style:style style:name="T675" style:parent-style-name="Car.predefinitoparagrafo" style:family="text">
      <style:text-properties style:font-name="Segoe UI" style:font-name-complex="Segoe UI"/>
    </style:style>
    <style:style style:name="T676" style:parent-style-name="Car.predefinitoparagrafo" style:family="text">
      <style:text-properties style:font-name="Segoe UI" style:font-name-complex="Segoe UI"/>
    </style:style>
    <style:style style:name="T677" style:parent-style-name="Car.predefinitoparagrafo" style:family="text">
      <style:text-properties style:font-name="Segoe UI" style:font-name-complex="Segoe UI"/>
    </style:style>
    <style:style style:name="T678" style:parent-style-name="hljs-comment" style:family="text">
      <style:text-properties style:font-name="Segoe UI" style:font-name-complex="Segoe UI" fo:color="#70AD47"/>
    </style:style>
    <style:style style:name="T679" style:parent-style-name="Car.predefinitoparagrafo" style:family="text">
      <style:text-properties style:font-name="Segoe UI" style:font-name-complex="Segoe UI" fo:color="#70AD47"/>
    </style:style>
    <style:style style:name="P680" style:parent-style-name="Normale" style:family="paragraph">
      <style:paragraph-properties fo:margin-bottom="0in" fo:line-height="100%" fo:text-indent="0.4916in" fo:background-color="#FFFFFF"/>
    </style:style>
    <style:style style:name="T681" style:parent-style-name="Car.predefinitoparagrafo" style:family="text">
      <style:text-properties style:font-name="Segoe UI" style:font-name-complex="Segoe UI" fo:font-weight="bold" style:font-weight-asian="bold"/>
    </style:style>
    <style:style style:name="T682" style:parent-style-name="Car.predefinitoparagrafo" style:family="text">
      <style:text-properties style:font-name="Segoe UI" style:font-name-complex="Segoe UI"/>
    </style:style>
    <style:style style:name="T683" style:parent-style-name="Car.predefinitoparagrafo" style:family="text">
      <style:text-properties style:font-name="Segoe UI" style:font-name-complex="Segoe UI" fo:font-weight="bold" style:font-weight-asian="bold"/>
    </style:style>
    <style:style style:name="T684" style:parent-style-name="Car.predefinitoparagrafo" style:family="text">
      <style:text-properties style:font-name="Segoe UI" style:font-name-complex="Segoe UI"/>
    </style:style>
    <style:style style:name="T685" style:parent-style-name="Car.predefinitoparagrafo" style:family="text">
      <style:text-properties style:font-name="Segoe UI" style:font-name-complex="Segoe UI" fo:color="#FFC000"/>
    </style:style>
    <style:style style:name="T686" style:parent-style-name="Car.predefinitoparagrafo" style:family="text">
      <style:text-properties style:font-name="Segoe UI" style:font-name-complex="Segoe UI"/>
    </style:style>
    <style:style style:name="T687" style:parent-style-name="Car.predefinitoparagrafo" style:family="text">
      <style:text-properties style:font-name="Segoe UI" style:font-name-complex="Segoe UI"/>
    </style:style>
    <style:style style:name="T688" style:parent-style-name="hljs-comment" style:family="text">
      <style:text-properties style:font-name="Segoe UI" style:font-name-complex="Segoe UI" fo:color="#70AD47"/>
    </style:style>
    <style:style style:name="T689" style:parent-style-name="Car.predefinitoparagrafo" style:family="text">
      <style:text-properties style:font-name="Segoe UI" style:font-name-complex="Segoe UI" fo:color="#70AD47"/>
    </style:style>
    <style:style style:name="P690" style:parent-style-name="Normale" style:family="paragraph">
      <style:paragraph-properties fo:margin-bottom="0in" fo:line-height="100%" fo:background-color="#FFFFFF"/>
    </style:style>
    <style:style style:name="T691" style:parent-style-name="hljs-built_in" style:family="text">
      <style:text-properties style:font-name="Segoe UI" style:font-name-complex="Segoe UI" fo:color="#4472C4"/>
    </style:style>
    <style:style style:name="T692" style:parent-style-name="Car.predefinitoparagrafo" style:family="text">
      <style:text-properties style:font-name="Segoe UI" style:font-name-complex="Segoe UI"/>
    </style:style>
    <style:style style:name="T693" style:parent-style-name="hljs-string" style:family="text">
      <style:text-properties style:font-name="Segoe UI" style:font-name-complex="Segoe UI"/>
    </style:style>
    <style:style style:name="T694" style:parent-style-name="hljs-subst" style:family="text">
      <style:text-properties style:font-name="Segoe UI" style:font-name-complex="Segoe UI"/>
    </style:style>
    <style:style style:name="T695" style:parent-style-name="hljs-subst" style:family="text">
      <style:text-properties style:font-name="Segoe UI" style:font-name-complex="Segoe UI" fo:font-weight="bold" style:font-weight-asian="bold"/>
    </style:style>
    <style:style style:name="T696" style:parent-style-name="hljs-subst" style:family="text">
      <style:text-properties style:font-name="Segoe UI" style:font-name-complex="Segoe UI"/>
    </style:style>
    <style:style style:name="T697" style:parent-style-name="hljs-string" style:family="text">
      <style:text-properties style:font-name="Segoe UI" style:font-name-complex="Segoe UI"/>
    </style:style>
    <style:style style:name="T698" style:parent-style-name="Car.predefinitoparagrafo" style:family="text">
      <style:text-properties style:font-name="Segoe UI" style:font-name-complex="Segoe UI"/>
    </style:style>
    <style:style style:name="T699" style:parent-style-name="Car.predefinitoparagrafo" style:family="text">
      <style:text-properties style:font-name="Segoe UI" style:font-name-complex="Segoe UI"/>
    </style:style>
    <style:style style:name="T700" style:parent-style-name="Car.predefinitoparagrafo" style:family="text">
      <style:text-properties style:font-name="Segoe UI" style:font-name-complex="Segoe UI"/>
    </style:style>
    <style:style style:name="T701" style:parent-style-name="hljs-comment" style:family="text">
      <style:text-properties style:font-name="Segoe UI" style:font-name-complex="Segoe UI" fo:color="#70AD47"/>
    </style:style>
    <style:style style:name="P702" style:parent-style-name="Normale" style:family="paragraph">
      <style:paragraph-properties fo:margin-bottom="0.0694in" fo:line-height="100%" fo:background-color="#FFFFFF"/>
      <style:text-properties style:font-name="Segoe UI" style:font-name-asian="Times New Roman" style:font-name-complex="Segoe UI" fo:color="#1D2125" style:text-underline-type="single" style:text-underline-style="solid" style:text-underline-width="auto" style:text-underline-mode="continuous" style:language-asian="it" style:country-asian="IT"/>
    </style:style>
    <style:style style:name="P703" style:parent-style-name="Normale" style:family="paragraph">
      <style:paragraph-properties fo:margin-top="0.0694in" fo:margin-bottom="0.0694in" fo:line-height="100%"/>
      <style:text-properties style:font-name="Segoe UI" style:font-name-asian="Times New Roman" style:font-name-complex="Segoe UI" fo:font-weight="bold" style:font-weight-asian="bold" fo:font-size="13pt" style:font-size-asian="13pt" style:font-size-complex="13pt" style:language-asian="it" style:country-asian="IT"/>
    </style:style>
    <style:style style:name="P704" style:parent-style-name="Paragrafoelenco" style:family="paragraph">
      <style:paragraph-properties fo:margin-bottom="0in" fo:line-height="100%" fo:margin-left="0in">
        <style:tab-stops/>
      </style:paragraph-properties>
      <style:text-properties style:font-name="Segoe UI" style:font-name-complex="Segoe UI" fo:font-weight="bold" style:font-weight-asian="bold"/>
    </style:style>
    <style:style style:name="P705" style:parent-style-name="Normale" style:family="paragraph">
      <style:paragraph-properties fo:margin-bottom="0in" fo:line-height="100%"/>
      <style:text-properties style:font-name="Segoe UI" style:font-name-complex="Segoe UI" fo:font-weight="bold" style:font-weight-asian="bold"/>
    </style:style>
    <style:style style:name="P706" style:parent-style-name="Normale" style:family="paragraph">
      <style:paragraph-properties fo:margin-bottom="0in" fo:line-height="100%" fo:margin-left="1.475in" fo:text-indent="-1.475in">
        <style:tab-stops/>
      </style:paragraph-properties>
    </style:style>
    <style:style style:name="T707" style:parent-style-name="Car.predefinitoparagrafo" style:family="text">
      <style:text-properties style:font-name="Segoe UI" style:font-name-complex="Segoe UI" fo:font-weight="bold" style:font-weight-asian="bold"/>
    </style:style>
    <style:style style:name="T708" style:parent-style-name="Car.predefinitoparagrafo" style:family="text">
      <style:text-properties style:font-name="Segoe UI" style:font-name-complex="Segoe UI"/>
    </style:style>
    <style:style style:name="T709" style:parent-style-name="hljs-number" style:family="text">
      <style:text-properties style:font-name="Segoe UI" style:font-name-complex="Segoe UI" fo:color="#FF0000"/>
    </style:style>
    <style:style style:name="T710" style:parent-style-name="hljs-number" style:family="text">
      <style:text-properties style:font-name="Segoe UI" style:font-name-complex="Segoe UI" fo:color="#FF0000"/>
    </style:style>
    <style:style style:name="T711" style:parent-style-name="hljs-comment" style:family="text">
      <style:text-properties style:font-name="Segoe UI" style:font-name-complex="Segoe UI"/>
    </style:style>
    <style:style style:name="P712" style:parent-style-name="Normale" style:family="paragraph">
      <style:paragraph-properties fo:margin-bottom="0in" fo:line-height="100%" fo:margin-left="1.475in">
        <style:tab-stops/>
      </style:paragraph-properties>
    </style:style>
    <style:style style:name="T713" style:parent-style-name="Car.predefinitoparagrafo" style:family="text">
      <style:text-properties style:font-name="Segoe UI" style:font-name-complex="Segoe UI"/>
    </style:style>
    <style:style style:name="P714" style:parent-style-name="Paragrafoelenco" style:family="paragraph">
      <style:paragraph-properties fo:margin-top="0.0694in" fo:margin-bottom="0.0694in" fo:line-height="100%" fo:margin-left="0in">
        <style:tab-stops/>
      </style:paragraph-properties>
      <style:text-properties style:font-name="Segoe UI" style:font-name-asian="Times New Roman" style:font-name-complex="Segoe UI" style:language-asian="it" style:country-asian="IT"/>
    </style:style>
    <style:style style:name="P715" style:parent-style-name="Paragrafoelenco" style:family="paragraph">
      <style:paragraph-properties fo:margin-top="0.0694in" fo:margin-bottom="0.0694in" fo:line-height="100%" fo:margin-left="0in">
        <style:tab-stops/>
      </style:paragraph-properties>
      <style:text-properties style:font-name="Segoe UI" style:font-name-complex="Segoe UI" fo:font-weight="bold" style:font-weight-asian="bold"/>
    </style:style>
    <style:style style:name="P716" style:parent-style-name="Paragrafoelenco" style:family="paragraph">
      <style:paragraph-properties fo:margin-top="0.0694in" fo:margin-bottom="0.0694in" fo:line-height="100%" fo:margin-left="0in">
        <style:tab-stops/>
      </style:paragraph-properties>
      <style:text-properties style:font-name="Segoe UI" style:font-name-complex="Segoe UI" fo:font-weight="bold" style:font-weight-asian="bold"/>
    </style:style>
    <style:style style:name="P717" style:parent-style-name="Paragrafoelenco" style:family="paragraph">
      <style:paragraph-properties fo:margin-bottom="0in" fo:line-height="100%" fo:margin-left="0in" fo:background-color="#FFFFFF">
        <style:tab-stops/>
      </style:paragraph-properties>
    </style:style>
    <style:style style:name="T718" style:parent-style-name="hljs-keyword" style:family="text">
      <style:text-properties style:font-name="Segoe UI" style:font-name-complex="Segoe UI" fo:color="#4472C4"/>
    </style:style>
    <style:style style:name="T719" style:parent-style-name="Car.predefinitoparagrafo" style:family="text">
      <style:text-properties style:font-name="Segoe UI" style:font-name-complex="Segoe UI"/>
    </style:style>
    <style:style style:name="T720" style:parent-style-name="Car.predefinitoparagrafo" style:family="text">
      <style:text-properties style:font-name="Segoe UI" style:font-name-complex="Segoe UI" fo:color="#ED7D31"/>
    </style:style>
    <style:style style:name="T721" style:parent-style-name="hljs-keyword" style:family="text">
      <style:text-properties style:font-name="Segoe UI" style:font-name-complex="Segoe UI" fo:color="#4472C4"/>
    </style:style>
    <style:style style:name="T722" style:parent-style-name="Car.predefinitoparagrafo" style:family="text">
      <style:text-properties style:font-name="Segoe UI" style:font-name-complex="Segoe UI" fo:color="#4472C4"/>
    </style:style>
    <style:style style:name="T723" style:parent-style-name="Car.predefinitoparagrafo" style:family="text">
      <style:text-properties style:font-name="Segoe UI" style:font-name-complex="Segoe UI" fo:font-weight="bold" style:font-weight-asian="bold"/>
    </style:style>
    <style:style style:name="T724" style:parent-style-name="Car.predefinitoparagrafo" style:family="text">
      <style:text-properties style:font-name="Segoe UI" style:font-name-complex="Segoe UI" fo:color="#FF0000"/>
    </style:style>
    <style:style style:name="P725"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726" style:parent-style-name="Paragrafoelenco" style:family="paragraph">
      <style:paragraph-properties fo:margin-bottom="0in" fo:line-height="100%" fo:margin-left="0.9833in" fo:text-indent="0.4916in" fo:background-color="#FFFFFF">
        <style:tab-stops/>
      </style:paragraph-properties>
      <style:text-properties style:font-name="Segoe UI" style:font-name-complex="Segoe UI" fo:font-weight="bold" style:font-weight-asian="bold"/>
    </style:style>
    <style:style style:name="P727"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728" style:parent-style-name="Paragrafoelenco" style:family="paragraph">
      <style:paragraph-properties fo:margin-bottom="0in" fo:line-height="100%" fo:margin-left="0in" fo:background-color="#FFFFFF">
        <style:tab-stops/>
      </style:paragraph-properties>
    </style:style>
    <style:style style:name="T729" style:parent-style-name="Car.predefinitoparagrafo" style:family="text">
      <style:text-properties style:font-name="Segoe UI" style:font-name-asian="Times New Roman" style:font-name-complex="Segoe UI" fo:font-weight="bold" style:font-weight-asian="bold" style:language-asian="it" style:country-asian="IT"/>
    </style:style>
    <style:style style:name="T730" style:parent-style-name="Car.predefinitoparagrafo" style:family="text">
      <style:text-properties style:font-name="Segoe UI" style:font-name-asian="Times New Roman" style:font-name-complex="Segoe UI" style:language-asian="it" style:country-asian="IT"/>
    </style:style>
    <style:style style:name="T731" style:parent-style-name="Car.predefinitoparagrafo" style:family="text">
      <style:text-properties style:font-name="Segoe UI" style:font-name-asian="Times New Roman" style:font-name-complex="Segoe UI" style:language-asian="it" style:country-asian="IT"/>
    </style:style>
    <style:style style:name="P732" style:parent-style-name="Paragrafoelenco" style:family="paragraph">
      <style:paragraph-properties fo:margin-bottom="0in" fo:line-height="100%" fo:background-color="#FFFFFF"/>
      <style:text-properties style:font-name="Segoe UI" style:font-name-asian="Times New Roman" style:font-name-complex="Segoe UI" style:language-asian="it" style:country-asian="IT"/>
    </style:style>
    <style:style style:name="P733" style:parent-style-name="Normale" style:family="paragraph">
      <style:paragraph-properties fo:margin-bottom="0in" fo:line-height="100%" fo:text-indent="0.4916in" fo:background-color="#FFFFFF"/>
    </style:style>
    <style:style style:name="T734" style:parent-style-name="Car.predefinitoparagrafo" style:family="text">
      <style:text-properties style:font-name="Segoe UI" style:font-name-complex="Segoe UI" fo:color="#ED7D31"/>
    </style:style>
    <style:style style:name="T735" style:parent-style-name="hljs-string" style:family="text">
      <style:text-properties style:font-name="Segoe UI" style:font-name-complex="Segoe UI" fo:color="#ED7D31"/>
    </style:style>
    <style:style style:name="T736" style:parent-style-name="Car.predefinitoparagrafo" style:family="text">
      <style:text-properties style:font-name="Segoe UI" style:font-name-complex="Segoe UI" fo:color="#ED7D31"/>
    </style:style>
    <style:style style:name="T737" style:parent-style-name="hljs-string" style:family="text">
      <style:text-properties style:font-name="Segoe UI" style:font-name-complex="Segoe UI" fo:color="#ED7D31"/>
    </style:style>
    <style:style style:name="T738" style:parent-style-name="Car.predefinitoparagrafo" style:family="text">
      <style:text-properties style:font-name="Segoe UI" style:font-name-complex="Segoe UI" fo:color="#ED7D31"/>
    </style:style>
    <style:style style:name="T739" style:parent-style-name="hljs-string" style:family="text">
      <style:text-properties style:font-name="Segoe UI" style:font-name-complex="Segoe UI" fo:color="#ED7D31"/>
    </style:style>
    <style:style style:name="T740" style:parent-style-name="Car.predefinitoparagrafo" style:family="text">
      <style:text-properties style:font-name="Segoe UI" style:font-name-complex="Segoe UI" fo:color="#ED7D31"/>
    </style:style>
    <style:style style:name="T741" style:parent-style-name="hljs-string" style:family="text">
      <style:text-properties style:font-name="Segoe UI" style:font-name-complex="Segoe UI" fo:color="#ED7D31"/>
    </style:style>
    <style:style style:name="T742" style:parent-style-name="Car.predefinitoparagrafo" style:family="text">
      <style:text-properties style:font-name="Segoe UI" style:font-name-complex="Segoe UI" fo:color="#ED7D31"/>
    </style:style>
    <style:style style:name="T743" style:parent-style-name="hljs-string" style:family="text">
      <style:text-properties style:font-name="Segoe UI" style:font-name-complex="Segoe UI" fo:color="#ED7D31"/>
    </style:style>
    <style:style style:name="T744" style:parent-style-name="Car.predefinitoparagrafo" style:family="text">
      <style:text-properties style:font-name="Segoe UI" style:font-name-complex="Segoe UI" fo:color="#ED7D31"/>
    </style:style>
    <style:style style:name="P745" style:parent-style-name="Paragrafoelenco" style:family="paragraph">
      <style:paragraph-properties fo:margin-bottom="0in" fo:line-height="100%" fo:margin-left="0in">
        <style:tab-stops/>
      </style:paragraph-properties>
    </style:style>
    <style:style style:name="P746" style:parent-style-name="Paragrafoelenco" style:family="paragraph">
      <style:paragraph-properties fo:margin-bottom="0in" fo:line-height="100%" fo:margin-left="0in">
        <style:tab-stops/>
      </style:paragraph-properties>
    </style:style>
    <style:style style:name="T747" style:parent-style-name="hljs-keyword" style:family="text">
      <style:text-properties style:font-name="Segoe UI" style:font-name-complex="Segoe UI" fo:color="#4472C4"/>
    </style:style>
    <style:style style:name="T748" style:parent-style-name="Car.predefinitoparagrafo" style:family="text">
      <style:text-properties style:font-name="Segoe UI" style:font-name-complex="Segoe UI"/>
    </style:style>
    <style:style style:name="T749" style:parent-style-name="Car.predefinitoparagrafo" style:family="text">
      <style:text-properties style:font-name="Segoe UI" style:font-name-complex="Segoe UI" fo:color="#ED7D31"/>
    </style:style>
    <style:style style:name="T750" style:parent-style-name="hljs-keyword" style:family="text">
      <style:text-properties style:font-name="Segoe UI" style:font-name-complex="Segoe UI"/>
    </style:style>
    <style:style style:name="T751" style:parent-style-name="Car.predefinitoparagrafo" style:family="text">
      <style:text-properties style:font-name="Segoe UI" style:font-name-complex="Segoe UI"/>
    </style:style>
    <style:style style:name="P752" style:parent-style-name="Paragrafoelenco" style:family="paragraph">
      <style:paragraph-properties fo:margin-bottom="0in" fo:line-height="150%" fo:margin-left="0in">
        <style:tab-stops/>
      </style:paragraph-properties>
    </style:style>
    <style:style style:name="P753" style:parent-style-name="Paragrafoelenco" style:family="paragraph">
      <style:paragraph-properties fo:margin-bottom="0in" fo:line-height="150%" fo:margin-left="0in" fo:text-indent="0.4916in">
        <style:tab-stops/>
      </style:paragraph-properties>
    </style:style>
    <style:style style:name="T754" style:parent-style-name="Car.predefinitoparagrafo" style:family="text">
      <style:text-properties style:font-name="Segoe UI" style:font-name-asian="Times New Roman" style:font-name-complex="Segoe UI" fo:color="#4472C4" style:language-asian="it" style:country-asian="IT"/>
    </style:style>
    <style:style style:name="T755" style:parent-style-name="Car.predefinitoparagrafo" style:family="text">
      <style:text-properties style:font-name="Segoe UI" style:font-name-asian="Times New Roman" style:font-name-complex="Segoe UI" style:language-asian="it" style:country-asian="IT"/>
    </style:style>
    <style:style style:name="P756" style:parent-style-name="Paragrafoelenco" style:family="paragraph">
      <style:paragraph-properties fo:margin-bottom="0in" fo:line-height="150%" fo:margin-left="0in" fo:text-indent="0.4916in">
        <style:tab-stops/>
      </style:paragraph-properties>
    </style:style>
    <style:style style:name="T757" style:parent-style-name="Car.predefinitoparagrafo" style:family="text">
      <style:text-properties style:font-name="Segoe UI" style:font-name-asian="Times New Roman" style:font-name-complex="Segoe UI" fo:color="#ED7D31" style:language-asian="it" style:country-asian="IT"/>
    </style:style>
    <style:style style:name="T758" style:parent-style-name="Car.predefinitoparagrafo" style:family="text">
      <style:text-properties style:font-name="Segoe UI" style:font-name-asian="Times New Roman" style:font-name-complex="Segoe UI" style:language-asian="it" style:country-asian="IT"/>
    </style:style>
    <style:style style:name="T759" style:parent-style-name="Car.predefinitoparagrafo" style:family="text">
      <style:text-properties style:font-name="Segoe UI" style:font-name-asian="Times New Roman" style:font-name-complex="Segoe UI" fo:color="#ED7D31" style:language-asian="it" style:country-asian="IT"/>
    </style:style>
    <style:style style:name="T760" style:parent-style-name="Car.predefinitoparagrafo" style:family="text">
      <style:text-properties style:font-name="Segoe UI" style:font-name-asian="Times New Roman" style:font-name-complex="Segoe UI" style:language-asian="it" style:country-asian="IT"/>
    </style:style>
    <style:style style:name="T761" style:parent-style-name="Car.predefinitoparagrafo" style:family="text">
      <style:text-properties style:font-name="Segoe UI" style:font-name-asian="Times New Roman" style:font-name-complex="Segoe UI" fo:color="#4472C4" style:language-asian="it" style:country-asian="IT"/>
    </style:style>
    <style:style style:name="P762" style:parent-style-name="Paragrafoelenco" style:family="paragraph">
      <style:paragraph-properties fo:margin-bottom="0in" fo:line-height="150%" fo:margin-left="0.4916in">
        <style:tab-stops/>
      </style:paragraph-properties>
    </style:style>
    <style:style style:name="T763" style:parent-style-name="Car.predefinitoparagrafo" style:family="text">
      <style:text-properties style:font-name="Segoe UI" style:font-name-asian="Times New Roman" style:font-name-complex="Segoe UI" fo:color="#4472C4" style:language-asian="it" style:country-asian="IT"/>
    </style:style>
    <style:style style:name="T764" style:parent-style-name="Car.predefinitoparagrafo" style:family="text">
      <style:text-properties style:font-name="Segoe UI" style:font-name-asian="Times New Roman" style:font-name-complex="Segoe UI" style:language-asian="it" style:country-asian="IT"/>
    </style:style>
    <style:style style:name="T765" style:parent-style-name="hljs-comment" style:family="text">
      <style:text-properties style:font-name="Segoe UI" style:font-name-complex="Segoe UI"/>
    </style:style>
    <style:style style:name="P766" style:parent-style-name="Paragrafoelenco" style:family="paragraph">
      <style:paragraph-properties fo:margin-bottom="0in" fo:line-height="100%" fo:margin-left="0in">
        <style:tab-stops/>
      </style:paragraph-properties>
    </style:style>
    <style:style style:name="P767" style:parent-style-name="Paragrafoelenco" style:family="paragraph">
      <style:paragraph-properties fo:margin-bottom="0in" fo:line-height="100%" fo:margin-left="0in">
        <style:tab-stops/>
      </style:paragraph-properties>
    </style:style>
    <style:style style:name="T768" style:parent-style-name="hljs-comment" style:family="text">
      <style:text-properties style:font-name="Segoe UI" style:font-name-complex="Segoe UI"/>
    </style:style>
    <style:style style:name="T769" style:parent-style-name="hljs-comment" style:family="text">
      <style:text-properties style:font-name="Segoe UI" style:font-name-complex="Segoe UI" fo:color="#ED7D31"/>
    </style:style>
    <style:style style:name="T770" style:parent-style-name="hljs-comment" style:family="text">
      <style:text-properties style:font-name="Segoe UI" style:font-name-complex="Segoe UI"/>
    </style:style>
    <style:style style:name="P771" style:parent-style-name="Normale" style:family="paragraph">
      <style:paragraph-properties fo:margin-bottom="0in" fo:line-height="100%" fo:margin-left="0.4916in" fo:text-indent="0.4916in" fo:background-color="#FFFFFF">
        <style:tab-stops/>
      </style:paragraph-properties>
    </style:style>
    <style:style style:name="T772" style:parent-style-name="Car.predefinitoparagrafo" style:family="text">
      <style:text-properties style:font-name="Segoe UI" style:font-name-complex="Segoe UI" fo:color="#ED7D31"/>
    </style:style>
    <style:style style:name="T773" style:parent-style-name="Car.predefinitoparagrafo" style:family="text">
      <style:text-properties style:font-name="Segoe UI" style:font-name-complex="Segoe UI"/>
    </style:style>
    <style:style style:name="T774" style:parent-style-name="hljs-string" style:family="text">
      <style:text-properties style:font-name="Segoe UI" style:font-name-complex="Segoe UI"/>
    </style:style>
    <style:style style:name="T775" style:parent-style-name="Car.predefinitoparagrafo" style:family="text">
      <style:text-properties style:font-name="Segoe UI" style:font-name-complex="Segoe UI"/>
    </style:style>
    <style:style style:name="T776" style:parent-style-name="hljs-string" style:family="text">
      <style:text-properties style:font-name="Segoe UI" style:font-name-complex="Segoe UI"/>
    </style:style>
    <style:style style:name="T777" style:parent-style-name="Car.predefinitoparagrafo" style:family="text">
      <style:text-properties style:font-name="Segoe UI" style:font-name-complex="Segoe UI"/>
    </style:style>
    <style:style style:name="T778" style:parent-style-name="hljs-string" style:family="text">
      <style:text-properties style:font-name="Segoe UI" style:font-name-complex="Segoe UI"/>
    </style:style>
    <style:style style:name="T779" style:parent-style-name="Car.predefinitoparagrafo" style:family="text">
      <style:text-properties style:font-name="Segoe UI" style:font-name-complex="Segoe UI"/>
    </style:style>
    <style:style style:name="T780" style:parent-style-name="hljs-string" style:family="text">
      <style:text-properties style:font-name="Segoe UI" style:font-name-complex="Segoe UI"/>
    </style:style>
    <style:style style:name="T781" style:parent-style-name="Car.predefinitoparagrafo" style:family="text">
      <style:text-properties style:font-name="Segoe UI" style:font-name-complex="Segoe UI"/>
    </style:style>
    <style:style style:name="T782" style:parent-style-name="hljs-string" style:family="text">
      <style:text-properties style:font-name="Segoe UI" style:font-name-complex="Segoe UI"/>
    </style:style>
    <style:style style:name="T783" style:parent-style-name="Car.predefinitoparagrafo" style:family="text">
      <style:text-properties style:font-name="Segoe UI" style:font-name-complex="Segoe UI"/>
    </style:style>
    <style:style style:name="P784" style:parent-style-name="Normale" style:family="paragraph">
      <style:paragraph-properties fo:margin-bottom="0in" fo:line-height="100%" fo:background-color="#FFFFFF"/>
      <style:text-properties style:font-name="Segoe UI" style:font-name-complex="Segoe UI"/>
    </style:style>
    <style:style style:name="P785" style:parent-style-name="Normale" style:family="paragraph">
      <style:paragraph-properties fo:margin-bottom="0in" fo:line-height="100%" fo:background-color="#FFFFFF"/>
    </style:style>
    <style:style style:name="T786" style:parent-style-name="Car.predefinitoparagrafo" style:family="text">
      <style:text-properties style:font-name="Segoe UI" style:font-name-complex="Segoe UI"/>
    </style:style>
    <style:style style:name="T787" style:parent-style-name="hljs-keyword" style:family="text">
      <style:text-properties style:font-name="Segoe UI" style:font-name-complex="Segoe UI" fo:color="#4472C4"/>
    </style:style>
    <style:style style:name="T788" style:parent-style-name="Car.predefinitoparagrafo" style:family="text">
      <style:text-properties style:font-name="Segoe UI" style:font-name-complex="Segoe UI"/>
    </style:style>
    <style:style style:name="T789" style:parent-style-name="Car.predefinitoparagrafo" style:family="text">
      <style:text-properties style:font-name="Segoe UI" style:font-name-complex="Segoe UI" fo:color="#ED7D31"/>
    </style:style>
    <style:style style:name="T790" style:parent-style-name="hljs-keyword" style:family="text">
      <style:text-properties style:font-name="Segoe UI" style:font-name-complex="Segoe UI" fo:color="#4472C4"/>
    </style:style>
    <style:style style:name="T791" style:parent-style-name="Car.predefinitoparagrafo" style:family="text">
      <style:text-properties style:font-name="Segoe UI" style:font-name-complex="Segoe UI"/>
    </style:style>
    <style:style style:name="P792" style:parent-style-name="Normale" style:family="paragraph">
      <style:paragraph-properties fo:margin-bottom="0in" fo:line-height="100%" fo:background-color="#FFFFFF"/>
      <style:text-properties style:font-name="Segoe UI" style:font-name-complex="Segoe UI"/>
    </style:style>
    <style:style style:name="P793" style:parent-style-name="Normale" style:family="paragraph">
      <style:paragraph-properties fo:margin-bottom="0in" fo:line-height="100%" fo:text-indent="0.4916in" fo:background-color="#FFFFFF"/>
    </style:style>
    <style:style style:name="T794" style:parent-style-name="Car.predefinitoparagrafo" style:family="text">
      <style:text-properties style:font-name="Segoe UI" style:font-name-complex="Segoe UI" fo:color="#4472C4"/>
    </style:style>
    <style:style style:name="T795" style:parent-style-name="hljs-string" style:family="text">
      <style:text-properties style:font-name="Segoe UI" style:font-name-complex="Segoe UI"/>
    </style:style>
    <style:style style:name="T796" style:parent-style-name="Car.predefinitoparagrafo" style:family="text">
      <style:text-properties style:font-name="Segoe UI" style:font-name-complex="Segoe UI"/>
    </style:style>
    <style:style style:name="T797" style:parent-style-name="hljs-keyword" style:family="text">
      <style:text-properties style:font-name="Segoe UI" style:font-name-complex="Segoe UI" fo:color="#4472C4"/>
    </style:style>
    <style:style style:name="T798" style:parent-style-name="Car.predefinitoparagrafo" style:family="text">
      <style:text-properties style:font-name="Segoe UI" style:font-name-complex="Segoe UI"/>
    </style:style>
    <style:style style:name="T799" style:parent-style-name="hljs-comment" style:family="text">
      <style:text-properties style:font-name="Segoe UI" style:font-name-complex="Segoe UI"/>
    </style:style>
    <style:style style:name="P800" style:parent-style-name="Normale" style:family="paragraph">
      <style:paragraph-properties fo:margin-bottom="0in" fo:line-height="100%" fo:text-indent="0.4916in" fo:background-color="#FFFFFF"/>
    </style:style>
    <style:style style:name="T801" style:parent-style-name="Car.predefinitoparagrafo" style:family="text">
      <style:text-properties style:font-name="Segoe UI" style:font-name-complex="Segoe UI" fo:color="#4472C4"/>
    </style:style>
    <style:style style:name="T802" style:parent-style-name="hljs-string" style:family="text">
      <style:text-properties style:font-name="Segoe UI" style:font-name-complex="Segoe UI"/>
    </style:style>
    <style:style style:name="T803" style:parent-style-name="Car.predefinitoparagrafo" style:family="text">
      <style:text-properties style:font-name="Segoe UI" style:font-name-complex="Segoe UI"/>
    </style:style>
    <style:style style:name="T804" style:parent-style-name="hljs-keyword" style:family="text">
      <style:text-properties style:font-name="Segoe UI" style:font-name-complex="Segoe UI" fo:color="#4472C4"/>
    </style:style>
    <style:style style:name="T805" style:parent-style-name="Car.predefinitoparagrafo" style:family="text">
      <style:text-properties style:font-name="Segoe UI" style:font-name-complex="Segoe UI"/>
    </style:style>
    <style:style style:name="T806" style:parent-style-name="hljs-comment" style:family="text">
      <style:text-properties style:font-name="Segoe UI" style:font-name-complex="Segoe UI"/>
    </style:style>
    <style:style style:name="P807" style:parent-style-name="Normale" style:family="paragraph">
      <style:paragraph-properties fo:margin-bottom="0in" fo:line-height="100%" fo:text-indent="0.4916in" fo:background-color="#FFFFFF"/>
    </style:style>
    <style:style style:name="T808" style:parent-style-name="Car.predefinitoparagrafo" style:family="text">
      <style:text-properties style:font-name="Segoe UI" style:font-name-complex="Segoe UI" fo:color="#4472C4"/>
    </style:style>
    <style:style style:name="T809" style:parent-style-name="hljs-string" style:family="text">
      <style:text-properties style:font-name="Segoe UI" style:font-name-complex="Segoe UI"/>
    </style:style>
    <style:style style:name="T810" style:parent-style-name="Car.predefinitoparagrafo" style:family="text">
      <style:text-properties style:font-name="Segoe UI" style:font-name-complex="Segoe UI"/>
    </style:style>
    <style:style style:name="T811" style:parent-style-name="hljs-keyword" style:family="text">
      <style:text-properties style:font-name="Segoe UI" style:font-name-complex="Segoe UI" fo:color="#4472C4"/>
    </style:style>
    <style:style style:name="T812" style:parent-style-name="hljs-comment" style:family="text">
      <style:text-properties style:font-name="Segoe UI" style:font-name-complex="Segoe UI"/>
    </style:style>
    <style:style style:name="P813" style:parent-style-name="Normale" style:family="paragraph">
      <style:paragraph-properties fo:margin-bottom="0in" fo:line-height="100%" fo:text-indent="0.4916in" fo:background-color="#FFFFFF"/>
    </style:style>
    <style:style style:name="T814" style:parent-style-name="Car.predefinitoparagrafo" style:family="text">
      <style:text-properties style:font-name="Segoe UI" style:font-name-complex="Segoe UI" fo:color="#4472C4"/>
    </style:style>
    <style:style style:name="T815" style:parent-style-name="hljs-string" style:family="text">
      <style:text-properties style:font-name="Segoe UI" style:font-name-complex="Segoe UI"/>
    </style:style>
    <style:style style:name="T816" style:parent-style-name="Car.predefinitoparagrafo" style:family="text">
      <style:text-properties style:font-name="Segoe UI" style:font-name-complex="Segoe UI"/>
    </style:style>
    <style:style style:name="T817" style:parent-style-name="hljs-keyword" style:family="text">
      <style:text-properties style:font-name="Segoe UI" style:font-name-complex="Segoe UI" fo:color="#4472C4"/>
    </style:style>
    <style:style style:name="T818" style:parent-style-name="hljs-comment" style:family="text">
      <style:text-properties style:font-name="Segoe UI" style:font-name-complex="Segoe UI"/>
    </style:style>
    <style:style style:name="P819" style:parent-style-name="Normale" style:family="paragraph">
      <style:paragraph-properties fo:margin-bottom="0in" fo:line-height="100%" fo:text-indent="0.4916in" fo:background-color="#FFFFFF"/>
    </style:style>
    <style:style style:name="T820" style:parent-style-name="Car.predefinitoparagrafo" style:family="text">
      <style:text-properties style:font-name="Segoe UI" style:font-name-complex="Segoe UI" fo:color="#4472C4"/>
    </style:style>
    <style:style style:name="T821" style:parent-style-name="Car.predefinitoparagrafo" style:family="text">
      <style:text-properties style:font-name="Segoe UI" style:font-name-complex="Segoe UI"/>
    </style:style>
    <style:style style:name="T822" style:parent-style-name="hljs-string" style:family="text">
      <style:text-properties style:font-name="Segoe UI" style:font-name-complex="Segoe UI"/>
    </style:style>
    <style:style style:name="T823" style:parent-style-name="Car.predefinitoparagrafo" style:family="text">
      <style:text-properties style:font-name="Segoe UI" style:font-name-complex="Segoe UI"/>
    </style:style>
    <style:style style:name="T824" style:parent-style-name="Car.predefinitoparagrafo" style:family="text">
      <style:text-properties style:font-name="Segoe UI" style:font-name-complex="Segoe UI" fo:color="#4472C4"/>
    </style:style>
    <style:style style:name="T825" style:parent-style-name="hljs-comment" style:family="text">
      <style:text-properties style:font-name="Segoe UI" style:font-name-complex="Segoe UI"/>
    </style:style>
    <style:style style:name="P826" style:parent-style-name="Normale" style:family="paragraph">
      <style:paragraph-properties fo:margin-bottom="0in" fo:line-height="100%" fo:background-color="#FFFFFF"/>
      <style:text-properties style:font-name="Segoe UI" style:font-name-asian="Times New Roman" style:font-name-complex="Segoe UI" style:language-asian="it" style:country-asian="IT"/>
    </style:style>
    <style:style style:name="P827" style:parent-style-name="Normale" style:family="paragraph">
      <style:paragraph-properties fo:margin-bottom="0in" fo:line-height="100%" fo:background-color="#FFFFFF"/>
      <style:text-properties style:font-name="Segoe UI" style:font-name-asian="Times New Roman" style:font-name-complex="Segoe UI" style:language-asian="it" style:country-asian="IT"/>
    </style:style>
    <style:style style:name="P828"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829"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830"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831" style:parent-style-name="Paragrafoelenco" style:family="paragraph">
      <style:paragraph-properties fo:margin-bottom="0in" fo:line-height="100%" fo:margin-left="0in" fo:background-color="#FFFFFF">
        <style:tab-stops/>
      </style:paragraph-properties>
    </style:style>
    <style:style style:name="T832"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833" style:parent-style-name="Car.predefinitoparagrafo" style:family="text">
      <style:text-properties style:font-name="Segoe UI" style:font-name-asian="Times New Roman" style:font-name-complex="Segoe UI" fo:color="#000000" style:language-asian="it" style:country-asian="IT"/>
    </style:style>
    <style:style style:name="T834"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835" style:parent-style-name="Car.predefinitoparagrafo" style:family="text">
      <style:text-properties style:font-name="Segoe UI" style:font-name-asian="Times New Roman" style:font-name-complex="Segoe UI" fo:color="#000000" style:language-asian="it" style:country-asian="IT"/>
    </style:style>
    <style:style style:name="T836" style:parent-style-name="Car.predefinitoparagrafo" style:family="text">
      <style:text-properties style:font-name="Segoe UI" style:font-name-asian="Times New Roman" style:font-name-complex="Segoe UI" fo:color="#FFC000" style:language-asian="it" style:country-asian="IT"/>
    </style:style>
    <style:style style:name="T837" style:parent-style-name="Car.predefinitoparagrafo" style:family="text">
      <style:text-properties style:font-name="Segoe UI" style:font-name-asian="Times New Roman" style:font-name-complex="Segoe UI" fo:color="#000000" style:language-asian="it" style:country-asian="IT"/>
    </style:style>
    <style:style style:name="P838" style:parent-style-name="Paragrafoelenco" style:family="paragraph">
      <style:paragraph-properties fo:margin-bottom="0in" fo:line-height="100%" fo:margin-left="0in" fo:background-color="#FFFFFF">
        <style:tab-stops/>
      </style:paragraph-properties>
      <style:text-properties style:font-name="Segoe UI" style:font-name-asian="Times New Roman" style:font-name-complex="Segoe UI" fo:color="#000000" style:language-asian="it" style:country-asian="IT"/>
    </style:style>
    <style:style style:name="P839" style:parent-style-name="Paragrafoelenco" style:family="paragraph">
      <style:paragraph-properties fo:text-align="center" fo:margin-bottom="0in" fo:line-height="100%" fo:margin-left="0in" fo:background-color="#FFFFFF">
        <style:tab-stops/>
      </style:paragraph-properties>
      <style:text-properties style:font-name="Segoe UI" style:font-name-asian="Times New Roman" style:font-name-complex="Segoe UI" fo:color="#000000" style:language-asian="it" style:country-asian="IT"/>
    </style:style>
    <style:style style:name="P840"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841" style:parent-style-name="Normale" style:family="paragraph">
      <style:paragraph-properties fo:margin-bottom="0in" fo:line-height="100%" fo:background-color="#FFFFFF"/>
    </style:style>
    <style:style style:name="T842" style:parent-style-name="Car.predefinitoparagrafo" style:family="text">
      <style:text-properties style:font-name="Segoe UI" style:font-name-complex="Segoe UI" fo:font-weight="bold" style:font-weight-asian="bold"/>
    </style:style>
    <style:style style:name="T843" style:parent-style-name="Car.predefinitoparagrafo" style:family="text">
      <style:text-properties style:font-name="Segoe UI" style:font-name-complex="Segoe UI"/>
    </style:style>
    <style:style style:name="T844" style:parent-style-name="Car.predefinitoparagrafo" style:family="text">
      <style:text-properties style:font-name="Segoe UI" style:font-name-complex="Segoe UI" fo:font-weight="bold" style:font-weight-asian="bold"/>
    </style:style>
    <style:style style:name="T845" style:parent-style-name="Car.predefinitoparagrafo" style:family="text">
      <style:text-properties style:font-name="Segoe UI" style:font-name-complex="Segoe UI"/>
    </style:style>
    <style:style style:name="P846" style:parent-style-name="Normale" style:family="paragraph">
      <style:paragraph-properties fo:margin-bottom="0in" fo:line-height="100%" fo:background-color="#FFFFFF"/>
      <style:text-properties style:font-name="Segoe UI" style:font-name-complex="Segoe UI" fo:font-weight="bold" style:font-weight-asian="bold"/>
    </style:style>
    <style:style style:name="P847" style:parent-style-name="Paragrafoelenco" style:family="paragraph">
      <style:paragraph-properties fo:margin-bottom="0in" fo:line-height="100%" fo:margin-left="0in" fo:background-color="#FFFFFF">
        <style:tab-stops/>
      </style:paragraph-properties>
    </style:style>
    <style:style style:name="T848" style:parent-style-name="Car.predefinitoparagrafo" style:family="text">
      <style:text-properties style:font-name="Segoe UI" style:font-name-complex="Segoe UI"/>
    </style:style>
    <style:style style:name="T849" style:parent-style-name="Car.predefinitoparagrafo" style:family="text">
      <style:text-properties style:font-name="Segoe UI" style:font-name-complex="Segoe UI" fo:font-weight="bold" style:font-weight-asian="bold"/>
    </style:style>
    <style:style style:name="P850" style:parent-style-name="Paragrafoelenco" style:family="paragraph">
      <style:paragraph-properties fo:margin-bottom="0in" fo:line-height="100%" fo:margin-left="0in" fo:background-color="#FFFFFF">
        <style:tab-stops/>
      </style:paragraph-properties>
      <style:text-properties style:font-name="Segoe UI" style:font-name-complex="Segoe UI" fo:font-weight="bold" style:font-weight-asian="bold"/>
    </style:style>
    <style:style style:name="P851" style:parent-style-name="Normale" style:family="paragraph">
      <style:paragraph-properties fo:margin-bottom="0in" fo:line-height="100%" fo:margin-left="0.3937in" fo:background-color="#FFFFFF">
        <style:tab-stops/>
      </style:paragraph-properties>
    </style:style>
    <style:style style:name="T852"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853" style:parent-style-name="Car.predefinitoparagrafo" style:family="text">
      <style:text-properties style:font-name="Segoe UI" style:font-name-asian="Times New Roman" style:font-name-complex="Segoe UI" fo:color="#000000" style:language-asian="it" style:country-asian="IT"/>
    </style:style>
    <style:style style:name="T854" style:parent-style-name="Car.predefinitoparagrafo" style:family="text">
      <style:text-properties style:font-name="Segoe UI" style:font-name-asian="Times New Roman" style:font-name-complex="Segoe UI" fo:color="#FFC000" style:language-asian="it" style:country-asian="IT"/>
    </style:style>
    <style:style style:name="T855" style:parent-style-name="Car.predefinitoparagrafo" style:family="text">
      <style:text-properties style:font-name="Segoe UI" style:font-name-asian="Times New Roman" style:font-name-complex="Segoe UI" fo:color="#000000" style:language-asian="it" style:country-asian="IT"/>
    </style:style>
    <style:style style:name="P856" style:parent-style-name="Paragrafoelenco" style:family="paragraph">
      <style:paragraph-properties fo:margin-bottom="0in" fo:line-height="100%" fo:margin-left="0in" fo:background-color="#FFFFFF">
        <style:tab-stops/>
      </style:paragraph-properties>
      <style:text-properties style:font-name="Segoe UI" style:font-name-asian="Times New Roman" style:font-name-complex="Segoe UI" fo:color="#000000" style:language-asian="it" style:country-asian="IT"/>
    </style:style>
    <style:style style:name="P857" style:parent-style-name="Paragrafoelenco" style:family="paragraph">
      <style:paragraph-properties fo:margin-bottom="0in" fo:line-height="100%" fo:margin-left="0in" fo:background-color="#FFFFFF">
        <style:tab-stops/>
      </style:paragraph-properties>
      <style:text-properties style:font-name="Segoe UI" style:font-name-asian="Times New Roman" style:font-name-complex="Segoe UI" fo:color="#000000" style:language-asian="it" style:country-asian="IT"/>
    </style:style>
    <style:style style:name="TableColumn859" style:family="table-column">
      <style:table-column-properties style:column-width="1.0965in"/>
    </style:style>
    <style:style style:name="TableColumn860" style:family="table-column">
      <style:table-column-properties style:column-width="0.984in"/>
    </style:style>
    <style:style style:name="TableColumn861" style:family="table-column">
      <style:table-column-properties style:column-width="1.0555in"/>
    </style:style>
    <style:style style:name="TableColumn862" style:family="table-column">
      <style:table-column-properties style:column-width="1.0555in"/>
    </style:style>
    <style:style style:name="Table858" style:family="table">
      <style:table-properties style:width="4.1916in" fo:margin-left="0in" table:align="lef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Paragrafoelenco" style:family="paragraph">
      <style:paragraph-properties fo:text-align="center" fo:margin-bottom="0in" fo:line-height="100%" fo:margin-left="0in">
        <style:tab-stops/>
      </style:paragraph-properties>
      <style:text-properties style:font-name="Segoe UI" style:font-name-asian="Times New Roman" style:font-name-complex="Segoe UI" fo:font-weight="bold" style:font-weight-asian="bold" fo:color="#000000" style:language-asian="it" style:country-asian="IT"/>
    </style:style>
    <style:style style:name="TableCell866" style:family="table-cell">
      <style:table-cell-properties fo:border="0.0069in solid #000000" style:writing-mode="lr-tb" fo:padding-top="0in" fo:padding-left="0.075in" fo:padding-bottom="0in" fo:padding-right="0.075in"/>
    </style:style>
    <style:style style:name="P867" style:parent-style-name="Paragrafoelenco" style:family="paragraph">
      <style:paragraph-properties fo:text-align="center" fo:margin-bottom="0in" fo:line-height="100%" fo:margin-left="0in">
        <style:tab-stops/>
      </style:paragraph-properties>
    </style:style>
    <style:style style:name="T868" style:parent-style-name="Car.predefinitoparagrafo" style:family="text">
      <style:text-properties style:font-name="Segoe UI" style:font-name-asian="Times New Roman" style:font-name-complex="Segoe UI" fo:color="#ED7D31" style:language-asian="it" style:country-asian="IT"/>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72" style:family="table-cell">
      <style:table-cell-properties fo:border="0.0069in solid #000000" style:writing-mode="lr-tb" fo:padding-top="0in" fo:padding-left="0.075in" fo:padding-bottom="0in" fo:padding-right="0.075in"/>
    </style:style>
    <style:style style:name="P87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74" style:family="table-cell">
      <style:table-cell-properties fo:border="0.0069in solid #000000" style:writing-mode="lr-tb" fo:padding-top="0in" fo:padding-left="0.075in" fo:padding-bottom="0in" fo:padding-right="0.075in"/>
    </style:style>
    <style:style style:name="P87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76" style:family="table-cell">
      <style:table-cell-properties fo:border="0.0069in solid #000000" style:writing-mode="lr-tb" fo:padding-top="0in" fo:padding-left="0.075in" fo:padding-bottom="0in" fo:padding-right="0.075in"/>
    </style:style>
    <style:style style:name="P87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81" style:family="table-cell">
      <style:table-cell-properties fo:border="0.0069in solid #000000" style:writing-mode="lr-tb" fo:padding-top="0in" fo:padding-left="0.075in" fo:padding-bottom="0in" fo:padding-right="0.075in"/>
    </style:style>
    <style:style style:name="P88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83" style:family="table-cell">
      <style:table-cell-properties fo:border="0.0069in solid #000000" style:writing-mode="lr-tb" fo:padding-top="0in" fo:padding-left="0.075in" fo:padding-bottom="0in" fo:padding-right="0.075in"/>
    </style:style>
    <style:style style:name="P88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85" style:family="table-cell">
      <style:table-cell-properties fo:border="0.0069in solid #000000" style:writing-mode="lr-tb" fo:padding-top="0in" fo:padding-left="0.075in" fo:padding-bottom="0in" fo:padding-right="0.075in"/>
    </style:style>
    <style:style style:name="P88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90" style:family="table-cell">
      <style:table-cell-properties fo:border="0.0069in solid #000000" style:writing-mode="lr-tb" fo:padding-top="0in" fo:padding-left="0.075in" fo:padding-bottom="0in" fo:padding-right="0.075in"/>
    </style:style>
    <style:style style:name="P89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92" style:family="table-cell">
      <style:table-cell-properties fo:border="0.0069in solid #000000" style:writing-mode="lr-tb" fo:padding-top="0in" fo:padding-left="0.075in" fo:padding-bottom="0in" fo:padding-right="0.075in"/>
    </style:style>
    <style:style style:name="P89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94" style:family="table-cell">
      <style:table-cell-properties fo:border="0.0069in solid #000000" style:writing-mode="lr-tb" fo:padding-top="0in" fo:padding-left="0.075in" fo:padding-bottom="0in" fo:padding-right="0.075in"/>
    </style:style>
    <style:style style:name="P89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899" style:family="table-cell">
      <style:table-cell-properties fo:border="0.0069in solid #000000" style:writing-mode="lr-tb" fo:padding-top="0in" fo:padding-left="0.075in" fo:padding-bottom="0in" fo:padding-right="0.075in"/>
    </style:style>
    <style:style style:name="P90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01" style:family="table-cell">
      <style:table-cell-properties fo:border="0.0069in solid #000000" style:writing-mode="lr-tb" fo:padding-top="0in" fo:padding-left="0.075in" fo:padding-bottom="0in" fo:padding-right="0.075in"/>
    </style:style>
    <style:style style:name="P90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03" style:family="table-cell">
      <style:table-cell-properties fo:border="0.0069in solid #000000" style:writing-mode="lr-tb" fo:padding-top="0in" fo:padding-left="0.075in" fo:padding-bottom="0in" fo:padding-right="0.075in"/>
    </style:style>
    <style:style style:name="P90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08" style:family="table-cell">
      <style:table-cell-properties fo:border="0.0069in solid #000000" style:writing-mode="lr-tb" fo:padding-top="0in" fo:padding-left="0.075in" fo:padding-bottom="0in" fo:padding-right="0.075in"/>
    </style:style>
    <style:style style:name="P90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10" style:family="table-cell">
      <style:table-cell-properties fo:border="0.0069in solid #000000" style:writing-mode="lr-tb" fo:padding-top="0in" fo:padding-left="0.075in" fo:padding-bottom="0in" fo:padding-right="0.075in"/>
    </style:style>
    <style:style style:name="P91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12" style:family="table-cell">
      <style:table-cell-properties fo:border="0.0069in solid #000000" style:writing-mode="lr-tb" fo:padding-top="0in" fo:padding-left="0.075in" fo:padding-bottom="0in" fo:padding-right="0.075in"/>
    </style:style>
    <style:style style:name="P91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17" style:family="table-cell">
      <style:table-cell-properties fo:border="0.0069in solid #000000" style:writing-mode="lr-tb" fo:padding-top="0in" fo:padding-left="0.075in" fo:padding-bottom="0in" fo:padding-right="0.075in"/>
    </style:style>
    <style:style style:name="P91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19" style:family="table-cell">
      <style:table-cell-properties fo:border="0.0069in solid #000000" style:writing-mode="lr-tb" fo:padding-top="0in" fo:padding-left="0.075in" fo:padding-bottom="0in" fo:padding-right="0.075in"/>
    </style:style>
    <style:style style:name="P92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21" style:family="table-cell">
      <style:table-cell-properties fo:border="0.0069in solid #000000" style:writing-mode="lr-tb" fo:padding-top="0in" fo:padding-left="0.075in" fo:padding-bottom="0in" fo:padding-right="0.075in"/>
    </style:style>
    <style:style style:name="P92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26" style:family="table-cell">
      <style:table-cell-properties fo:border="0.0069in solid #000000" style:writing-mode="lr-tb" fo:padding-top="0in" fo:padding-left="0.075in" fo:padding-bottom="0in" fo:padding-right="0.075in"/>
    </style:style>
    <style:style style:name="P92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28" style:family="table-cell">
      <style:table-cell-properties fo:border="0.0069in solid #000000" style:writing-mode="lr-tb" fo:padding-top="0in" fo:padding-left="0.075in" fo:padding-bottom="0in" fo:padding-right="0.075in"/>
    </style:style>
    <style:style style:name="P92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30" style:family="table-cell">
      <style:table-cell-properties fo:border="0.0069in solid #000000" style:writing-mode="lr-tb" fo:padding-top="0in" fo:padding-left="0.075in" fo:padding-bottom="0in" fo:padding-right="0.075in"/>
    </style:style>
    <style:style style:name="P93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35" style:family="table-cell">
      <style:table-cell-properties fo:border="0.0069in solid #000000" style:writing-mode="lr-tb" fo:padding-top="0in" fo:padding-left="0.075in" fo:padding-bottom="0in" fo:padding-right="0.075in"/>
    </style:style>
    <style:style style:name="P93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37" style:family="table-cell">
      <style:table-cell-properties fo:border="0.0069in solid #000000" style:writing-mode="lr-tb" fo:padding-top="0in" fo:padding-left="0.075in" fo:padding-bottom="0in" fo:padding-right="0.075in"/>
    </style:style>
    <style:style style:name="P93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39" style:family="table-cell">
      <style:table-cell-properties fo:border="0.0069in solid #000000" style:writing-mode="lr-tb" fo:padding-top="0in" fo:padding-left="0.075in" fo:padding-bottom="0in" fo:padding-right="0.075in"/>
    </style:style>
    <style:style style:name="P94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44" style:family="table-cell">
      <style:table-cell-properties fo:border="0.0069in solid #000000" style:writing-mode="lr-tb" fo:padding-top="0in" fo:padding-left="0.075in" fo:padding-bottom="0in" fo:padding-right="0.075in"/>
    </style:style>
    <style:style style:name="P94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46" style:family="table-cell">
      <style:table-cell-properties fo:border="0.0069in solid #000000" style:writing-mode="lr-tb" fo:padding-top="0in" fo:padding-left="0.075in" fo:padding-bottom="0in" fo:padding-right="0.075in"/>
    </style:style>
    <style:style style:name="P94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48" style:family="table-cell">
      <style:table-cell-properties fo:border="0.0069in solid #000000" style:writing-mode="lr-tb" fo:padding-top="0in" fo:padding-left="0.075in" fo:padding-bottom="0in" fo:padding-right="0.075in"/>
    </style:style>
    <style:style style:name="P94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53" style:family="table-cell">
      <style:table-cell-properties fo:border="0.0069in solid #000000" style:writing-mode="lr-tb" fo:padding-top="0in" fo:padding-left="0.075in" fo:padding-bottom="0in" fo:padding-right="0.075in"/>
    </style:style>
    <style:style style:name="P95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55" style:family="table-cell">
      <style:table-cell-properties fo:border="0.0069in solid #000000" style:writing-mode="lr-tb" fo:padding-top="0in" fo:padding-left="0.075in" fo:padding-bottom="0in" fo:padding-right="0.075in"/>
    </style:style>
    <style:style style:name="P95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57" style:family="table-cell">
      <style:table-cell-properties fo:border="0.0069in solid #000000" style:writing-mode="lr-tb" fo:padding-top="0in" fo:padding-left="0.075in" fo:padding-bottom="0in" fo:padding-right="0.075in"/>
    </style:style>
    <style:style style:name="P95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62" style:family="table-cell">
      <style:table-cell-properties fo:border="0.0069in solid #000000" style:writing-mode="lr-tb" fo:padding-top="0in" fo:padding-left="0.075in" fo:padding-bottom="0in" fo:padding-right="0.075in"/>
    </style:style>
    <style:style style:name="P96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64" style:family="table-cell">
      <style:table-cell-properties fo:border="0.0069in solid #000000" style:writing-mode="lr-tb" fo:padding-top="0in" fo:padding-left="0.075in" fo:padding-bottom="0in" fo:padding-right="0.075in"/>
    </style:style>
    <style:style style:name="P96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66" style:family="table-cell">
      <style:table-cell-properties fo:border="0.0069in solid #000000" style:writing-mode="lr-tb" fo:padding-top="0in" fo:padding-left="0.075in" fo:padding-bottom="0in" fo:padding-right="0.075in"/>
    </style:style>
    <style:style style:name="P96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71" style:family="table-cell">
      <style:table-cell-properties fo:border="0.0069in solid #000000" style:writing-mode="lr-tb" fo:padding-top="0in" fo:padding-left="0.075in" fo:padding-bottom="0in" fo:padding-right="0.075in"/>
    </style:style>
    <style:style style:name="P97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73" style:family="table-cell">
      <style:table-cell-properties fo:border="0.0069in solid #000000" style:writing-mode="lr-tb" fo:padding-top="0in" fo:padding-left="0.075in" fo:padding-bottom="0in" fo:padding-right="0.075in"/>
    </style:style>
    <style:style style:name="P97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75" style:family="table-cell">
      <style:table-cell-properties fo:border="0.0069in solid #000000" style:writing-mode="lr-tb" fo:padding-top="0in" fo:padding-left="0.075in" fo:padding-bottom="0in" fo:padding-right="0.075in"/>
    </style:style>
    <style:style style:name="P97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80" style:family="table-cell">
      <style:table-cell-properties fo:border="0.0069in solid #000000" style:writing-mode="lr-tb" fo:padding-top="0in" fo:padding-left="0.075in" fo:padding-bottom="0in" fo:padding-right="0.075in"/>
    </style:style>
    <style:style style:name="P98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82" style:family="table-cell">
      <style:table-cell-properties fo:border="0.0069in solid #000000" style:writing-mode="lr-tb" fo:padding-top="0in" fo:padding-left="0.075in" fo:padding-bottom="0in" fo:padding-right="0.075in"/>
    </style:style>
    <style:style style:name="P98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84" style:family="table-cell">
      <style:table-cell-properties fo:border="0.0069in solid #000000" style:writing-mode="lr-tb" fo:padding-top="0in" fo:padding-left="0.075in" fo:padding-bottom="0in" fo:padding-right="0.075in"/>
    </style:style>
    <style:style style:name="P985"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89" style:family="table-cell">
      <style:table-cell-properties fo:border="0.0069in solid #000000" style:writing-mode="lr-tb" fo:padding-top="0in" fo:padding-left="0.075in" fo:padding-bottom="0in" fo:padding-right="0.075in"/>
    </style:style>
    <style:style style:name="P99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91" style:family="table-cell">
      <style:table-cell-properties fo:border="0.0069in solid #000000" style:writing-mode="lr-tb" fo:padding-top="0in" fo:padding-left="0.075in" fo:padding-bottom="0in" fo:padding-right="0.075in"/>
    </style:style>
    <style:style style:name="P99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993" style:family="table-cell">
      <style:table-cell-properties fo:border="0.0069in solid #000000" style:writing-mode="lr-tb" fo:padding-top="0in" fo:padding-left="0.075in" fo:padding-bottom="0in" fo:padding-right="0.075in"/>
    </style:style>
    <style:style style:name="P994"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995" style:family="table-row">
      <style:table-row-properties/>
    </style:style>
    <style:style style:name="TableCell996" style:family="table-cell">
      <style:table-cell-properties fo:border="0.0069in solid #000000" style:writing-mode="lr-tb" fo:padding-top="0in" fo:padding-left="0.075in" fo:padding-bottom="0in" fo:padding-right="0.075in"/>
    </style:style>
    <style:style style:name="P997" style:parent-style-name="Paragrafoelenco" style:family="paragraph">
      <style:paragraph-properties fo:margin-bottom="0in" fo:line-height="100%" fo:margin-left="0in">
        <style:tab-stops/>
      </style:paragraph-properties>
      <style:text-properties style:font-name="Segoe UI" style:font-name-asian="Times New Roman" style:font-name-complex="Segoe UI" fo:font-weight="bold" style:font-weight-asian="bold" fo:color="#000000" style:language-asian="it" style:country-asian="IT"/>
    </style:style>
    <style:style style:name="TableCell998" style:family="table-cell">
      <style:table-cell-properties fo:border="0.0069in solid #000000" style:writing-mode="lr-tb" fo:padding-top="0in" fo:padding-left="0.075in" fo:padding-bottom="0in" fo:padding-right="0.075in"/>
    </style:style>
    <style:style style:name="P999"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1000" style:family="table-cell">
      <style:table-cell-properties fo:border="0.0069in solid #000000" style:writing-mode="lr-tb" fo:padding-top="0in" fo:padding-left="0.075in" fo:padding-bottom="0in" fo:padding-right="0.075in"/>
    </style:style>
    <style:style style:name="P1001"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1002" style:family="table-cell">
      <style:table-cell-properties fo:border="0.0069in solid #000000" style:writing-mode="lr-tb" fo:padding-top="0in" fo:padding-left="0.075in" fo:padding-bottom="0in" fo:padding-right="0.075in"/>
    </style:style>
    <style:style style:name="P1003"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1007" style:family="table-cell">
      <style:table-cell-properties fo:border="0.0069in solid #000000" style:writing-mode="lr-tb" fo:padding-top="0in" fo:padding-left="0.075in" fo:padding-bottom="0in" fo:padding-right="0.075in"/>
    </style:style>
    <style:style style:name="P1008"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1009" style:family="table-cell">
      <style:table-cell-properties fo:border="0.0069in solid #000000" style:writing-mode="lr-tb" fo:padding-top="0in" fo:padding-left="0.075in" fo:padding-bottom="0in" fo:padding-right="0.075in"/>
    </style:style>
    <style:style style:name="P1010"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TableCell1011" style:family="table-cell">
      <style:table-cell-properties fo:border="0.0069in solid #000000" style:writing-mode="lr-tb" fo:padding-top="0in" fo:padding-left="0.075in" fo:padding-bottom="0in" fo:padding-right="0.075in"/>
    </style:style>
    <style:style style:name="P1012" style:parent-style-name="Paragrafoelenco" style:family="paragraph">
      <style:paragraph-properties fo:margin-bottom="0in" fo:line-height="100%" fo:margin-left="0in">
        <style:tab-stops/>
      </style:paragraph-properties>
      <style:text-properties style:font-name="Segoe UI" style:font-name-asian="Times New Roman" style:font-name-complex="Segoe UI" fo:color="#000000" style:language-asian="it" style:country-asian="IT"/>
    </style:style>
    <style:style style:name="P1013" style:parent-style-name="Paragrafoelenco" style:family="paragraph">
      <style:paragraph-properties fo:margin-bottom="0in" fo:line-height="100%" fo:margin-left="0in" fo:background-color="#FFFFFF">
        <style:tab-stops/>
      </style:paragraph-properties>
      <style:text-properties style:font-name="Segoe UI" style:font-name-asian="Times New Roman" style:font-name-complex="Segoe UI" fo:color="#000000" style:language-asian="it" style:country-asian="IT"/>
    </style:style>
    <style:style style:name="P1014" style:parent-style-name="Normale" style:family="paragraph">
      <style:paragraph-properties fo:margin-bottom="0in" fo:line-height="100%" fo:background-color="#FFFFFF"/>
    </style:style>
    <style:style style:name="T1015" style:parent-style-name="Car.predefinitoparagrafo" style:family="text">
      <style:text-properties style:font-name="Segoe UI" style:font-name-asian="Times New Roman" style:font-name-complex="Segoe UI" fo:font-weight="bold" style:font-weight-asian="bold" fo:color="#000000" style:language-asian="it" style:country-asian="IT"/>
    </style:style>
    <style:style style:name="T1016" style:parent-style-name="Car.predefinitoparagrafo" style:family="text">
      <style:text-properties style:font-name="Segoe UI" style:font-name-asian="Times New Roman" style:font-name-complex="Segoe UI" fo:color="#000000" style:language-asian="it" style:country-asian="IT"/>
    </style:style>
    <style:style style:name="P1017" style:parent-style-name="Normale" style:family="paragraph">
      <style:paragraph-properties fo:margin-bottom="0in" fo:line-height="100%" fo:background-color="#FFFFFF"/>
    </style:style>
    <style:style style:name="T1018" style:parent-style-name="Car.predefinitoparagrafo" style:family="text">
      <style:text-properties style:font-name="Segoe UI" style:font-name-complex="Segoe UI"/>
    </style:style>
    <style:style style:name="T1019" style:parent-style-name="CodiceHTML" style:family="text">
      <style:text-properties style:font-name="Segoe UI" style:font-name-asian="Calibri" style:font-name-complex="Segoe UI" fo:font-size="11pt" style:font-size-asian="11pt" style:font-size-complex="11pt"/>
    </style:style>
    <style:style style:name="T1020" style:parent-style-name="Car.predefinitoparagrafo" style:family="text">
      <style:text-properties style:font-name="Segoe UI" style:font-name-complex="Segoe UI"/>
    </style:style>
    <style:style style:name="P1021" style:parent-style-name="Normale" style:family="paragraph">
      <style:paragraph-properties fo:margin-bottom="0in" fo:line-height="100%" fo:background-color="#FFFFFF"/>
      <style:text-properties style:font-name="Segoe UI" style:font-name-complex="Segoe UI" fo:font-weight="bold" style:font-weight-asian="bold"/>
    </style:style>
    <style:style style:name="P1022" style:parent-style-name="Normale" style:family="paragraph">
      <style:paragraph-properties fo:margin-bottom="0in" fo:line-height="100%" fo:background-color="#FFFFFF"/>
    </style:style>
    <style:style style:name="T1023" style:parent-style-name="Car.predefinitoparagrafo" style:family="text">
      <style:text-properties style:font-name="Segoe UI" style:font-name-complex="Segoe UI" fo:font-weight="bold" style:font-weight-asian="bold"/>
    </style:style>
    <style:style style:name="T1024" style:parent-style-name="Car.predefinitoparagrafo" style:family="text">
      <style:text-properties style:font-name="Segoe UI" style:font-name-complex="Segoe UI"/>
    </style:style>
    <style:style style:name="P1025" style:parent-style-name="Normale" style:family="paragraph">
      <style:paragraph-properties fo:margin-bottom="0in" fo:line-height="100%" fo:background-color="#FFFFFF"/>
      <style:text-properties style:font-name="Segoe UI" style:font-name-complex="Segoe UI" fo:font-weight="bold" style:font-weight-asian="bold"/>
    </style:style>
    <style:style style:name="P1026" style:parent-style-name="Normale" style:family="paragraph">
      <style:paragraph-properties fo:margin-bottom="0in" fo:line-height="100%" fo:background-color="#FFFFFF"/>
    </style:style>
    <style:style style:name="T1027" style:parent-style-name="Car.predefinitoparagrafo" style:family="text">
      <style:text-properties style:font-name="Segoe UI" style:font-name-complex="Segoe UI" fo:font-weight="bold" style:font-weight-asian="bold"/>
    </style:style>
    <style:style style:name="T1028" style:parent-style-name="Car.predefinitoparagrafo" style:family="text">
      <style:text-properties style:font-name="Segoe UI" style:font-name-complex="Segoe UI"/>
    </style:style>
    <style:style style:name="T1029" style:parent-style-name="Car.predefinitoparagrafo" style:family="text">
      <style:text-properties style:font-name="Segoe UI" style:font-name-complex="Segoe UI" fo:font-weight="bold" style:font-weight-asian="bold"/>
    </style:style>
    <style:style style:name="T1030" style:parent-style-name="Car.predefinitoparagrafo" style:family="text">
      <style:text-properties style:font-name="Segoe UI" style:font-name-complex="Segoe UI"/>
    </style:style>
    <style:style style:name="T1031" style:parent-style-name="Car.predefinitoparagrafo" style:family="text">
      <style:text-properties style:font-name="Segoe UI" style:font-name-complex="Segoe UI" fo:color="#FFC000"/>
    </style:style>
    <style:style style:name="T1032" style:parent-style-name="Car.predefinitoparagrafo" style:family="text">
      <style:text-properties style:font-name="Segoe UI" style:font-name-complex="Segoe UI"/>
    </style:style>
    <style:style style:name="P1033" style:parent-style-name="Normale" style:family="paragraph">
      <style:paragraph-properties fo:margin-bottom="0in" fo:line-height="100%" fo:background-color="#FFFFFF"/>
      <style:text-properties style:font-name="Segoe UI" style:font-name-complex="Segoe UI"/>
    </style:style>
    <style:style style:name="P1034" style:parent-style-name="Normale" style:family="paragraph">
      <style:paragraph-properties fo:margin-bottom="0in" fo:line-height="100%"/>
    </style:style>
    <style:style style:name="T1035"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36" style:parent-style-name="Car.predefinitoparagrafo" style:family="text">
      <style:text-properties style:font-name="Segoe UI" style:font-name-asian="Times New Roman" style:font-name-complex="Segoe UI" style:language-asian="it" style:country-asian="IT"/>
    </style:style>
    <style:style style:name="T1037" style:parent-style-name="Car.predefinitoparagrafo" style:family="text">
      <style:text-properties style:font-name="Segoe UI" style:font-name-asian="Times New Roman" style:font-name-complex="Segoe UI" style:language-asian="it" style:country-asian="IT"/>
    </style:style>
    <style:style style:name="T1038" style:parent-style-name="Car.predefinitoparagrafo" style:family="text">
      <style:text-properties style:font-name="Segoe UI" style:font-name-complex="Segoe UI" fo:color="#FFC000"/>
    </style:style>
    <style:style style:name="T1039" style:parent-style-name="Car.predefinitoparagrafo" style:family="text">
      <style:text-properties style:font-name="Segoe UI" style:font-name-asian="Times New Roman" style:font-name-complex="Segoe UI" style:language-asian="it" style:country-asian="IT"/>
    </style:style>
    <style:style style:name="T1040" style:parent-style-name="Car.predefinitoparagrafo" style:family="text">
      <style:text-properties style:font-name="Segoe UI" style:font-name-asian="Times New Roman" style:font-name-complex="Segoe UI" style:language-asian="it" style:country-asian="IT"/>
    </style:style>
    <style:style style:name="T1041" style:parent-style-name="Car.predefinitoparagrafo" style:family="text">
      <style:text-properties style:font-name="Segoe UI" style:font-name-asian="Times New Roman" style:font-name-complex="Segoe UI" style:language-asian="it" style:country-asian="IT"/>
    </style:style>
    <style:style style:name="T1042" style:parent-style-name="Car.predefinitoparagrafo" style:family="text">
      <style:text-properties style:font-name="Segoe UI" style:font-name-asian="Times New Roman" style:font-name-complex="Segoe UI" style:language-asian="it" style:country-asian="IT"/>
    </style:style>
    <style:style style:name="T1043" style:parent-style-name="Car.predefinitoparagrafo" style:family="text">
      <style:text-properties style:font-name="Segoe UI" style:font-name-asian="Times New Roman" style:font-name-complex="Segoe UI" style:language-asian="it" style:country-asian="IT"/>
    </style:style>
    <style:style style:name="P1044" style:parent-style-name="Normale" style:family="paragraph">
      <style:paragraph-properties fo:margin-bottom="0in" fo:line-height="100%"/>
    </style:style>
    <style:style style:name="T1045"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46" style:parent-style-name="Car.predefinitoparagrafo" style:family="text">
      <style:text-properties style:font-name="Segoe UI" style:font-name-asian="Times New Roman" style:font-name-complex="Segoe UI" style:language-asian="it" style:country-asian="IT"/>
    </style:style>
    <style:style style:name="T1047" style:parent-style-name="Car.predefinitoparagrafo" style:family="text">
      <style:text-properties style:font-name="Segoe UI" style:font-name-asian="Times New Roman" style:font-name-complex="Segoe UI" style:language-asian="it" style:country-asian="IT"/>
    </style:style>
    <style:style style:name="T1048" style:parent-style-name="Car.predefinitoparagrafo" style:family="text">
      <style:text-properties style:font-name="Segoe UI" style:font-name-complex="Segoe UI" fo:color="#FFC000"/>
    </style:style>
    <style:style style:name="T1049" style:parent-style-name="Car.predefinitoparagrafo" style:family="text">
      <style:text-properties style:font-name="Segoe UI" style:font-name-asian="Times New Roman" style:font-name-complex="Segoe UI" style:language-asian="it" style:country-asian="IT"/>
    </style:style>
    <style:style style:name="T1050" style:parent-style-name="Car.predefinitoparagrafo" style:family="text">
      <style:text-properties style:font-name="Segoe UI" style:font-name-asian="Times New Roman" style:font-name-complex="Segoe UI" style:language-asian="it" style:country-asian="IT"/>
    </style:style>
    <style:style style:name="T1051" style:parent-style-name="Car.predefinitoparagrafo" style:family="text">
      <style:text-properties style:font-name="Segoe UI" style:font-name-asian="Times New Roman" style:font-name-complex="Segoe UI" style:language-asian="it" style:country-asian="IT"/>
    </style:style>
    <style:style style:name="T1052" style:parent-style-name="Car.predefinitoparagrafo" style:family="text">
      <style:text-properties style:font-name="Segoe UI" style:font-name-asian="Times New Roman" style:font-name-complex="Segoe UI" style:language-asian="it" style:country-asian="IT"/>
    </style:style>
    <style:style style:name="P1053" style:parent-style-name="Normale" style:family="paragraph">
      <style:paragraph-properties fo:margin-bottom="0in" fo:line-height="100%"/>
    </style:style>
    <style:style style:name="T105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55" style:parent-style-name="Car.predefinitoparagrafo" style:family="text">
      <style:text-properties style:font-name="Segoe UI" style:font-name-asian="Times New Roman" style:font-name-complex="Segoe UI" style:language-asian="it" style:country-asian="IT"/>
    </style:style>
    <style:style style:name="T1056" style:parent-style-name="Car.predefinitoparagrafo" style:family="text">
      <style:text-properties style:font-name="Segoe UI" style:font-name-asian="Times New Roman" style:font-name-complex="Segoe UI" style:language-asian="it" style:country-asian="IT"/>
    </style:style>
    <style:style style:name="T1057" style:parent-style-name="Car.predefinitoparagrafo" style:family="text">
      <style:text-properties style:font-name="Segoe UI" style:font-name-complex="Segoe UI" fo:color="#FFC000"/>
    </style:style>
    <style:style style:name="T1058" style:parent-style-name="Car.predefinitoparagrafo" style:family="text">
      <style:text-properties style:font-name="Segoe UI" style:font-name-asian="Times New Roman" style:font-name-complex="Segoe UI" style:language-asian="it" style:country-asian="IT"/>
    </style:style>
    <style:style style:name="T1059" style:parent-style-name="Car.predefinitoparagrafo" style:family="text">
      <style:text-properties style:font-name="Segoe UI" style:font-name-asian="Times New Roman" style:font-name-complex="Segoe UI" style:language-asian="it" style:country-asian="IT"/>
    </style:style>
    <style:style style:name="T1060" style:parent-style-name="Car.predefinitoparagrafo" style:family="text">
      <style:text-properties style:font-name="Segoe UI" style:font-name-asian="Times New Roman" style:font-name-complex="Segoe UI" style:language-asian="it" style:country-asian="IT"/>
    </style:style>
    <style:style style:name="T1061" style:parent-style-name="Car.predefinitoparagrafo" style:family="text">
      <style:text-properties style:font-name="Segoe UI" style:font-name-asian="Times New Roman" style:font-name-complex="Segoe UI" style:language-asian="it" style:country-asian="IT"/>
    </style:style>
    <style:style style:name="T1062" style:parent-style-name="Car.predefinitoparagrafo" style:family="text">
      <style:text-properties style:font-name="Segoe UI" style:font-name-asian="Times New Roman" style:font-name-complex="Segoe UI" style:language-asian="it" style:country-asian="IT"/>
    </style:style>
    <style:style style:name="P1063" style:parent-style-name="Normale" style:family="paragraph">
      <style:paragraph-properties fo:margin-bottom="0in" fo:line-height="100%"/>
    </style:style>
    <style:style style:name="T106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65" style:parent-style-name="Car.predefinitoparagrafo" style:family="text">
      <style:text-properties style:font-name="Segoe UI" style:font-name-asian="Times New Roman" style:font-name-complex="Segoe UI" style:language-asian="it" style:country-asian="IT"/>
    </style:style>
    <style:style style:name="T1066" style:parent-style-name="Car.predefinitoparagrafo" style:family="text">
      <style:text-properties style:font-name="Segoe UI" style:font-name-asian="Times New Roman" style:font-name-complex="Segoe UI" style:language-asian="it" style:country-asian="IT"/>
    </style:style>
    <style:style style:name="T1067" style:parent-style-name="Car.predefinitoparagrafo" style:family="text">
      <style:text-properties style:font-name="Segoe UI" style:font-name-complex="Segoe UI" fo:color="#FFC000"/>
    </style:style>
    <style:style style:name="T1068" style:parent-style-name="Car.predefinitoparagrafo" style:family="text">
      <style:text-properties style:font-name="Segoe UI" style:font-name-asian="Times New Roman" style:font-name-complex="Segoe UI" style:language-asian="it" style:country-asian="IT"/>
    </style:style>
    <style:style style:name="T1069" style:parent-style-name="Car.predefinitoparagrafo" style:family="text">
      <style:text-properties style:font-name="Segoe UI" style:font-name-asian="Times New Roman" style:font-name-complex="Segoe UI" style:language-asian="it" style:country-asian="IT"/>
    </style:style>
    <style:style style:name="T1070" style:parent-style-name="Car.predefinitoparagrafo" style:family="text">
      <style:text-properties style:font-name="Segoe UI" style:font-name-asian="Times New Roman" style:font-name-complex="Segoe UI" style:language-asian="it" style:country-asian="IT"/>
    </style:style>
    <style:style style:name="T1071" style:parent-style-name="Car.predefinitoparagrafo" style:family="text">
      <style:text-properties style:font-name="Segoe UI" style:font-name-asian="Times New Roman" style:font-name-complex="Segoe UI" style:language-asian="it" style:country-asian="IT"/>
    </style:style>
    <style:style style:name="T1072" style:parent-style-name="Car.predefinitoparagrafo" style:family="text">
      <style:text-properties style:font-name="Segoe UI" style:font-name-asian="Times New Roman" style:font-name-complex="Segoe UI" style:language-asian="it" style:country-asian="IT"/>
    </style:style>
    <style:style style:name="P1073" style:parent-style-name="Normale" style:family="paragraph">
      <style:paragraph-properties fo:margin-bottom="0in" fo:line-height="100%" fo:background-color="#FFFFFF"/>
    </style:style>
    <style:style style:name="T1074"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075" style:parent-style-name="Car.predefinitoparagrafo" style:family="text">
      <style:text-properties style:font-name="Segoe UI" style:font-name-asian="Times New Roman" style:font-name-complex="Segoe UI" style:language-asian="it" style:country-asian="IT"/>
    </style:style>
    <style:style style:name="T1076" style:parent-style-name="Car.predefinitoparagrafo" style:family="text">
      <style:text-properties style:font-name="Segoe UI" style:font-name-asian="Times New Roman" style:font-name-complex="Segoe UI" style:language-asian="it" style:country-asian="IT"/>
    </style:style>
    <style:style style:name="T1077" style:parent-style-name="Car.predefinitoparagrafo" style:family="text">
      <style:text-properties style:font-name="Segoe UI" style:font-name-complex="Segoe UI" fo:color="#FFC000"/>
    </style:style>
    <style:style style:name="T1078" style:parent-style-name="Car.predefinitoparagrafo" style:family="text">
      <style:text-properties style:font-name="Segoe UI" style:font-name-asian="Times New Roman" style:font-name-complex="Segoe UI" style:language-asian="it" style:country-asian="IT"/>
    </style:style>
    <style:style style:name="T1079" style:parent-style-name="Car.predefinitoparagrafo" style:family="text">
      <style:text-properties style:font-name="Segoe UI" style:font-name-asian="Times New Roman" style:font-name-complex="Segoe UI" style:language-asian="it" style:country-asian="IT"/>
    </style:style>
    <style:style style:name="T1080" style:parent-style-name="Car.predefinitoparagrafo" style:family="text">
      <style:text-properties style:font-name="Segoe UI" style:font-name-asian="Times New Roman" style:font-name-complex="Segoe UI" style:language-asian="it" style:country-asian="IT"/>
    </style:style>
    <style:style style:name="T1081" style:parent-style-name="Car.predefinitoparagrafo" style:family="text">
      <style:text-properties style:font-name="Segoe UI" style:font-name-asian="Times New Roman" style:font-name-complex="Segoe UI" style:language-asian="it" style:country-asian="IT"/>
    </style:style>
    <style:style style:name="P1082" style:parent-style-name="Normale" style:family="paragraph">
      <style:paragraph-properties fo:margin-bottom="0in" fo:line-height="100%" fo:background-color="#FFFFFF"/>
    </style:style>
    <style:style style:name="P1083" style:parent-style-name="Normale" style:family="paragraph">
      <style:paragraph-properties fo:margin-bottom="0in" fo:line-height="100%" fo:background-color="#FFFFFF"/>
    </style:style>
    <style:style style:name="P1084" style:parent-style-name="Normale" style:family="paragraph">
      <style:paragraph-properties fo:margin-bottom="0in" fo:line-height="100%" fo:background-color="#FFFFFF"/>
    </style:style>
    <style:style style:name="T1085" style:parent-style-name="Enfasigrassetto" style:family="text">
      <style:text-properties style:font-name="Segoe UI" style:font-name-complex="Segoe UI"/>
    </style:style>
    <style:style style:name="P1086" style:parent-style-name="Normale" style:family="paragraph">
      <style:paragraph-properties fo:margin-bottom="0in" fo:line-height="100%" fo:background-color="#FFFFFF"/>
    </style:style>
    <style:style style:name="T1087" style:parent-style-name="hljs-comment" style:family="text">
      <style:text-properties style:font-name="Segoe UI" style:font-name-complex="Segoe UI" fo:color="#70AD47"/>
    </style:style>
    <style:style style:name="P1088" style:parent-style-name="Normale" style:family="paragraph">
      <style:paragraph-properties fo:margin-bottom="0in" fo:line-height="100%" fo:background-color="#FFFFFF"/>
      <style:text-properties style:font-name="Segoe UI" style:font-name-complex="Segoe UI" fo:color="#70AD47"/>
    </style:style>
    <style:style style:name="P1089" style:parent-style-name="Normale" style:family="paragraph">
      <style:paragraph-properties fo:margin-bottom="0in" fo:line-height="100%" fo:background-color="#FFFFFF"/>
    </style:style>
    <style:style style:name="T1090" style:parent-style-name="hljs-built_in" style:family="text">
      <style:text-properties style:font-name="Segoe UI" style:font-name-complex="Segoe UI" fo:color="#4472C4"/>
    </style:style>
    <style:style style:name="T1091" style:parent-style-name="Car.predefinitoparagrafo" style:family="text">
      <style:text-properties style:font-name="Segoe UI" style:font-name-complex="Segoe UI"/>
    </style:style>
    <style:style style:name="T1092" style:parent-style-name="hljs-string" style:family="text">
      <style:text-properties style:font-name="Segoe UI" style:font-name-complex="Segoe UI"/>
    </style:style>
    <style:style style:name="T1093" style:parent-style-name="hljs-subst" style:family="text">
      <style:text-properties style:font-name="Segoe UI" style:font-name-complex="Segoe UI"/>
    </style:style>
    <style:style style:name="T1094" style:parent-style-name="hljs-subst" style:family="text">
      <style:text-properties style:font-name="Segoe UI" style:font-name-complex="Segoe UI" fo:font-weight="bold" style:font-weight-asian="bold"/>
    </style:style>
    <style:style style:name="T1095" style:parent-style-name="hljs-subst" style:family="text">
      <style:text-properties style:font-name="Segoe UI" style:font-name-complex="Segoe UI"/>
    </style:style>
    <style:style style:name="T1096" style:parent-style-name="hljs-string" style:family="text">
      <style:text-properties style:font-name="Segoe UI" style:font-name-complex="Segoe UI"/>
    </style:style>
    <style:style style:name="T1097" style:parent-style-name="Car.predefinitoparagrafo" style:family="text">
      <style:text-properties style:font-name="Segoe UI" style:font-name-complex="Segoe UI"/>
    </style:style>
    <style:style style:name="T1098" style:parent-style-name="Car.predefinitoparagrafo" style:family="text">
      <style:text-properties style:font-name="Segoe UI" style:font-name-complex="Segoe UI"/>
    </style:style>
    <style:style style:name="P1099" style:parent-style-name="Normale" style:family="paragraph">
      <style:paragraph-properties fo:margin-top="0.0694in" fo:margin-bottom="0.0694in" fo:line-height="100%"/>
    </style:style>
    <style:style style:name="T1100" style:parent-style-name="Car.predefinitoparagrafo" style:family="text">
      <style:text-properties style:font-name="Segoe UI" style:font-name-asian="Times New Roman" style:font-name-complex="Segoe UI" style:language-asian="it" style:country-asian="IT"/>
    </style:style>
    <style:style style:name="T1101"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P1102" style:parent-style-name="Normale" style:family="paragraph">
      <style:paragraph-properties fo:margin-bottom="0.0694in" fo:line-height="100%" fo:background-color="#FFFFFF"/>
    </style:style>
    <style:style style:name="T1103" style:parent-style-name="Car.predefinitoparagrafo" style:family="text">
      <style:text-properties style:font-name="Segoe UI" style:font-name-asian="Times New Roman" style:font-name-complex="Segoe UI" fo:color="#1D2125" style:language-asian="it" style:country-asian="IT"/>
    </style:style>
    <style:style style:name="P1104" style:parent-style-name="Normale" style:family="paragraph">
      <style:paragraph-properties fo:margin-bottom="0in" fo:line-height="100%" fo:background-color="#FFFFFF"/>
    </style:style>
    <style:style style:name="T1105" style:parent-style-name="Car.predefinitoparagrafo" style:family="text">
      <style:text-properties style:font-name="Segoe UI" style:font-name-asian="Times New Roman" style:font-name-complex="Segoe UI" fo:color="#1D2125" fo:language="en" fo:country="GB" style:language-asian="it" style:country-asian="IT"/>
    </style:style>
    <style:style style:name="T1106" style:parent-style-name="Car.predefinitoparagrafo" style:family="text">
      <style:text-properties style:font-name="Segoe UI" style:font-name-asian="Times New Roman" style:font-name-complex="Segoe UI" fo:font-weight="bold" style:font-weight-asian="bold" fo:color="#1D2125" fo:language="en" fo:country="GB" style:language-asian="it" style:country-asian="IT"/>
    </style:style>
    <style:style style:name="T1107" style:parent-style-name="Car.predefinitoparagrafo" style:family="text">
      <style:text-properties style:font-name="Segoe UI" style:font-name-asian="Times New Roman" style:font-name-complex="Segoe UI" fo:color="#1D2125" fo:language="en" fo:country="GB" style:language-asian="it" style:country-asian="IT"/>
    </style:style>
    <style:style style:name="P1108" style:parent-style-name="Normale" style:family="paragraph">
      <style:paragraph-properties fo:margin-bottom="0in" fo:line-height="100%" fo:background-color="#FFFFFF"/>
    </style:style>
    <style:style style:name="T1109" style:parent-style-name="Car.predefinitoparagrafo" style:family="text">
      <style:text-properties style:font-name="Segoe UI" style:font-name-asian="Times New Roman" style:font-name-complex="Segoe UI" fo:color="#4472C4" fo:language="en" fo:country="GB" style:language-asian="it" style:country-asian="IT"/>
    </style:style>
    <style:style style:name="T1110" style:parent-style-name="Car.predefinitoparagrafo" style:family="text">
      <style:text-properties style:font-name="Segoe UI" style:font-name-asian="Times New Roman" style:font-name-complex="Segoe UI" fo:color="#1D2125" fo:language="en" fo:country="GB" style:language-asian="it" style:country-asian="IT"/>
    </style:style>
    <style:style style:name="P1111" style:parent-style-name="Normale" style:family="paragraph">
      <style:paragraph-properties fo:margin-bottom="0in" fo:line-height="100%" fo:background-color="#FFFFFF"/>
      <style:text-properties style:font-name="Segoe UI" style:font-name-asian="Times New Roman" style:font-name-complex="Segoe UI" fo:color="#1D2125" fo:language="en" fo:country="GB" style:language-asian="it" style:country-asian="IT"/>
    </style:style>
    <style:style style:name="P1112" style:parent-style-name="Normale" style:family="paragraph">
      <style:paragraph-properties fo:margin-bottom="0in" fo:line-height="100%" fo:background-color="#FFFFFF"/>
    </style:style>
    <style:style style:name="T1113" style:parent-style-name="Car.predefinitoparagrafo" style:family="text">
      <style:text-properties style:font-name="Segoe UI" style:font-name-asian="Times New Roman" style:font-name-complex="Segoe UI" fo:color="#4472C4" style:language-asian="it" style:country-asian="IT"/>
    </style:style>
    <style:style style:name="T1114" style:parent-style-name="Car.predefinitoparagrafo" style:family="text">
      <style:text-properties style:font-name="Segoe UI" style:font-name-asian="Times New Roman" style:font-name-complex="Segoe UI" fo:color="#1D2125" style:language-asian="it" style:country-asian="IT"/>
    </style:style>
    <style:style style:name="P1115" style:parent-style-name="Normale" style:family="paragraph">
      <style:paragraph-properties fo:margin-bottom="0.0694in" fo:line-height="100%" fo:background-color="#FFFFFF"/>
      <style:text-properties style:font-name="Segoe UI" style:font-name-asian="Times New Roman" style:font-name-complex="Segoe UI" fo:font-weight="bold" style:font-weight-asian="bold" fo:color="#1D2125" style:language-asian="it" style:country-asian="IT"/>
    </style:style>
    <style:style style:name="P1116" style:parent-style-name="Normale" style:family="paragraph">
      <style:paragraph-properties fo:break-before="page"/>
      <style:text-properties style:font-name="Segoe UI" style:font-name-asian="Times New Roman" style:font-name-complex="Segoe UI" fo:font-weight="bold" style:font-weight-asian="bold" style:font-weight-complex="bold" style:letter-kerning="true" style:language-asian="it" style:country-asian="IT" fo:hyphenate="true"/>
    </style:style>
    <style:style style:name="P1117" style:parent-style-name="Normale" style:family="paragraph">
      <style:paragraph-properties style:vertical-align="middle" fo:margin-bottom="0.0694in" fo:line-height="100%"/>
      <style:text-properties style:font-name="Segoe UI" style:font-name-asian="Times New Roman" style:font-name-complex="Segoe UI" fo:font-weight="bold" style:font-weight-asian="bold" style:font-weight-complex="bold" style:letter-kerning="true" style:language-asian="it" style:country-asian="IT"/>
    </style:style>
    <style:style style:name="P1118" style:parent-style-name="Normale" style:family="paragraph">
      <style:paragraph-properties fo:margin-bottom="0in" fo:line-height="100%" fo:background-color="#F8F9FA"/>
    </style:style>
    <style:style style:name="T1119" style:parent-style-name="Car.predefinitoparagrafo" style:family="text">
      <style:text-properties style:font-name="Segoe UI" style:font-name-asian="Times New Roman" style:font-name-complex="Segoe UI" fo:color="#1D2125" fo:language="en" fo:country="GB" style:language-asian="it" style:country-asian="IT"/>
    </style:style>
    <style:style style:name="P1120" style:parent-style-name="Normale" style:family="paragraph">
      <style:paragraph-properties fo:margin-bottom="0.0694in" fo:line-height="100%"/>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P1121" style:parent-style-name="Normale" style:family="paragraph">
      <style:paragraph-properties fo:margin-bottom="0.0694in" fo:line-height="100%"/>
    </style:style>
    <style:style style:name="T1122"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123" style:parent-style-name="Car.predefinitoparagrafo" style:family="text">
      <style:text-properties style:font-name="Segoe UI" style:font-name-asian="Times New Roman" style:font-name-complex="Segoe UI" fo:color="#1D2125" fo:language="en" fo:country="GB" style:language-asian="it" style:country-asian="IT"/>
    </style:style>
    <style:style style:name="P1124"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125" style:parent-style-name="Normale" style:family="paragraph">
      <style:paragraph-properties style:vertical-align="auto" fo:margin-bottom="0in" style:line-height-at-least="0.1979in" fo:background-color="#000000"/>
      <style:text-properties fo:hyphenate="true"/>
    </style:style>
    <style:style style:name="T112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28"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1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30"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3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133" style:parent-style-name="Normale" style:family="paragraph">
      <style:paragraph-properties style:vertical-align="auto" fo:margin-bottom="0in" style:line-height-at-least="0.1979in" fo:background-color="#000000"/>
      <style:text-properties fo:hyphenate="true"/>
    </style:style>
    <style:style style:name="T113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1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3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3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3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4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4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4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14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14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14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14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150" style:parent-style-name="Normale" style:family="paragraph">
      <style:paragraph-properties fo:margin-bottom="0.0694in" fo:line-height="100%"/>
    </style:style>
    <style:style style:name="T1151" style:parent-style-name="Car.predefinitoparagrafo" style:family="text">
      <style:text-properties style:font-name="Segoe UI" style:font-name-asian="Times New Roman" style:font-name-complex="Segoe UI" fo:color="#1D2125" fo:language="en" fo:country="GB" style:language-asian="it" style:country-asian="IT"/>
    </style:style>
    <style:style style:name="T1152"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153" style:parent-style-name="Car.predefinitoparagrafo" style:family="text">
      <style:text-properties style:font-name="Segoe UI" style:font-name-asian="Times New Roman" style:font-name-complex="Segoe UI" fo:color="#1D2125" fo:language="en" fo:country="GB" style:language-asian="it" style:country-asian="IT"/>
    </style:style>
    <style:style style:name="T1154" style:parent-style-name="Car.predefinitoparagrafo" style:family="text">
      <style:text-properties style:font-name="Segoe UI" style:font-name-asian="Times New Roman" style:font-name-complex="Segoe UI" fo:color="#1D2125" fo:language="en" fo:country="GB" style:language-asian="it" style:country-asian="IT"/>
    </style:style>
    <style:style style:name="P1155" style:parent-style-name="Normale" style:family="paragraph">
      <style:paragraph-properties fo:margin-bottom="0.0694in" fo:line-height="100%"/>
      <style:text-properties style:font-name="Segoe UI" style:font-name-asian="Times New Roman" style:font-name-complex="Segoe UI" fo:font-weight="bold" style:font-weight-asian="bold" style:font-weight-complex="bold" fo:color="#1D2125" style:language-asian="it" style:country-asian="IT"/>
    </style:style>
    <style:style style:name="P1156" style:parent-style-name="Normale" style:family="paragraph">
      <style:paragraph-properties style:vertical-align="auto" fo:margin-bottom="0in" style:line-height-at-least="0.1979in" fo:background-color="#000000"/>
      <style:text-properties fo:hyphenate="true"/>
    </style:style>
    <style:style style:name="T115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59"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1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6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6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163" style:parent-style-name="Normale" style:family="paragraph">
      <style:paragraph-properties style:vertical-align="auto" fo:margin-bottom="0in" style:line-height-at-least="0.1979in" fo:background-color="#000000"/>
      <style:text-properties fo:hyphenate="true"/>
    </style:style>
    <style:style style:name="T116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1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6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6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7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7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7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7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7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8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1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8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8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8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8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8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8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18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9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19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9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9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9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9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19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1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19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19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0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0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2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20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0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0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0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0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0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1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11" style:parent-style-name="Normale" style:family="paragraph">
      <style:paragraph-properties fo:margin-bottom="0.0694in" fo:line-height="100%"/>
      <style:text-properties style:font-name="Segoe UI" style:font-name-asian="Times New Roman" style:font-name-complex="Segoe UI" fo:font-weight="bold" style:font-weight-asian="bold" style:font-weight-complex="bold" fo:color="#1D2125" style:language-asian="it" style:country-asian="IT"/>
    </style:style>
    <style:style style:name="P1212" style:parent-style-name="Normale" style:family="paragraph">
      <style:paragraph-properties fo:margin-bottom="0.0694in" fo:line-height="100%"/>
    </style:style>
    <style:style style:name="T1213"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214" style:parent-style-name="Car.predefinitoparagrafo" style:family="text">
      <style:text-properties style:font-name="Segoe UI" style:font-name-asian="Times New Roman" style:font-name-complex="Segoe UI" fo:color="#1D2125" fo:language="en" fo:country="GB" style:language-asian="it" style:country-asian="IT"/>
    </style:style>
    <style:style style:name="P1215"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16"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217" style:parent-style-name="Normale" style:family="paragraph">
      <style:paragraph-properties style:vertical-align="auto" fo:margin-bottom="0in" style:line-height-at-least="0.1979in" fo:background-color="#000000"/>
      <style:text-properties fo:hyphenate="true"/>
    </style:style>
    <style:style style:name="T121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1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2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2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2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2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225" style:parent-style-name="Normale" style:family="paragraph">
      <style:paragraph-properties style:vertical-align="auto" fo:margin-bottom="0in" style:line-height-at-least="0.1979in" fo:background-color="#000000"/>
      <style:text-properties fo:hyphenate="true"/>
    </style:style>
    <style:style style:name="T122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28"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2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30"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3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234" style:parent-style-name="Normale" style:family="paragraph">
      <style:paragraph-properties style:vertical-align="auto" fo:margin-bottom="0in" style:line-height-at-least="0.1979in" fo:background-color="#000000"/>
      <style:text-properties fo:hyphenate="true"/>
    </style:style>
    <style:style style:name="T123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2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3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4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4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4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4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4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25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5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252" style:parent-style-name="Normale" style:family="paragraph">
      <style:paragraph-properties style:vertical-align="auto" fo:margin-bottom="0in" style:line-height-at-least="0.1979in" fo:background-color="#000000"/>
      <style:text-properties fo:hyphenate="true"/>
    </style:style>
    <style:style style:name="T125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5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12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256"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57"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58" style:parent-style-name="Normale" style:family="paragraph">
      <style:paragraph-properties fo:margin-bottom="0.0694in" fo:line-height="100%"/>
    </style:style>
    <style:style style:name="T1259"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260" style:parent-style-name="Car.predefinitoparagrafo" style:family="text">
      <style:text-properties style:font-name="Segoe UI" style:font-name-asian="Times New Roman" style:font-name-complex="Segoe UI" fo:color="#1D2125" fo:language="en" fo:country="GB" style:language-asian="it" style:country-asian="IT"/>
    </style:style>
    <style:style style:name="P1261"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62" style:parent-style-name="Normale" style:family="paragraph">
      <style:paragraph-properties fo:margin-bottom="0.0694in" fo:line-height="100%"/>
      <style:text-properties style:font-name="Segoe UI" style:font-name-asian="Times New Roman" style:font-name-complex="Segoe UI" fo:font-weight="bold" style:font-weight-asian="bold" fo:color="#1D2125" fo:language="en" fo:country="GB" style:language-asian="it" style:country-asian="IT"/>
    </style:style>
    <style:style style:name="P1263"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64" style:parent-style-name="Normale" style:family="paragraph">
      <style:paragraph-properties fo:margin-bottom="0.0694in" fo:line-height="100%"/>
    </style:style>
    <style:style style:name="T1265"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266" style:parent-style-name="Car.predefinitoparagrafo" style:family="text">
      <style:text-properties style:font-name="Segoe UI" style:font-name-asian="Times New Roman" style:font-name-complex="Segoe UI" fo:color="#1D2125" fo:language="en" fo:country="GB" style:language-asian="it" style:country-asian="IT"/>
    </style:style>
    <style:style style:name="P1267"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268"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269" style:parent-style-name="Normale" style:family="paragraph">
      <style:paragraph-properties style:vertical-align="auto" fo:margin-bottom="0in" style:line-height-at-least="0.1979in" fo:background-color="#000000"/>
      <style:text-properties fo:hyphenate="true"/>
    </style:style>
    <style:style style:name="T127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72"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2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74"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2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7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7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8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8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8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28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286" style:parent-style-name="Normale" style:family="paragraph">
      <style:paragraph-properties style:vertical-align="auto" fo:margin-bottom="0in" style:line-height-at-least="0.1979in" fo:background-color="#000000"/>
      <style:text-properties fo:hyphenate="true"/>
    </style:style>
    <style:style style:name="T128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2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8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91"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2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9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2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295" style:parent-style-name="Normale" style:family="paragraph">
      <style:paragraph-properties style:vertical-align="auto" fo:margin-bottom="0in" style:line-height-at-least="0.1979in" fo:background-color="#000000"/>
      <style:text-properties fo:hyphenate="true"/>
    </style:style>
    <style:style style:name="T12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9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2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29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30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02" style:parent-style-name="Normale" style:family="paragraph">
      <style:paragraph-properties style:vertical-align="auto" fo:margin-bottom="0in" style:line-height-at-least="0.1979in" fo:background-color="#000000"/>
      <style:text-properties fo:hyphenate="true"/>
    </style:style>
    <style:style style:name="T130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3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0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30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0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3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1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1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3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1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1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3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1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3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2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32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2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2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2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2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2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2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331"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332" style:parent-style-name="Normale" style:family="paragraph">
      <style:paragraph-properties fo:margin-bottom="0.0694in" fo:line-height="100%"/>
    </style:style>
    <style:style style:name="T1333" style:parent-style-name="Car.predefinitoparagrafo" style:family="text">
      <style:text-properties style:font-name="Segoe UI" style:font-name-asian="Times New Roman" style:font-name-complex="Segoe UI" fo:color="#1D2125" fo:language="en" fo:country="GB" style:language-asian="it" style:country-asian="IT"/>
    </style:style>
    <style:style style:name="T1334"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335" style:parent-style-name="Car.predefinitoparagrafo" style:family="text">
      <style:text-properties style:font-name="Segoe UI" style:font-name-asian="Times New Roman" style:font-name-complex="Segoe UI" fo:color="#1D2125" fo:language="en" fo:country="GB" style:language-asian="it" style:country-asian="IT"/>
    </style:style>
    <style:style style:name="P1336"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337"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338" style:parent-style-name="Normale" style:family="paragraph">
      <style:paragraph-properties style:vertical-align="auto" fo:margin-bottom="0in" style:line-height-at-least="0.1979in" fo:background-color="#000000"/>
      <style:text-properties fo:hyphenate="true"/>
    </style:style>
    <style:style style:name="T133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41"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34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3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4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4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4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5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5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35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354" style:parent-style-name="Normale" style:family="paragraph">
      <style:paragraph-properties style:vertical-align="auto" fo:margin-bottom="0in" style:line-height-at-least="0.1979in" fo:background-color="#000000"/>
      <style:text-properties fo:hyphenate="true"/>
    </style:style>
    <style:style style:name="T135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57"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3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5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3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6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36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63" style:parent-style-name="Normale" style:family="paragraph">
      <style:paragraph-properties style:vertical-align="auto" fo:margin-bottom="0in" style:line-height-at-least="0.1979in" fo:background-color="#000000"/>
      <style:text-properties fo:hyphenate="true"/>
    </style:style>
    <style:style style:name="T1364"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3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6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68"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3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7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372" style:parent-style-name="Normale" style:family="paragraph">
      <style:paragraph-properties style:vertical-align="auto" fo:margin-bottom="0in" style:line-height-at-least="0.1979in" fo:background-color="#000000"/>
      <style:text-properties fo:hyphenate="true"/>
    </style:style>
    <style:style style:name="T13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7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3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7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37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3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38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88"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1389" style:parent-style-name="Normale" style:family="paragraph">
      <style:paragraph-properties fo:margin-bottom="0.0694in" fo:line-height="100%"/>
    </style:style>
    <style:style style:name="T1390"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391" style:parent-style-name="Car.predefinitoparagrafo" style:family="text">
      <style:text-properties style:font-name="Segoe UI" style:font-name-asian="Times New Roman" style:font-name-complex="Segoe UI" fo:color="#1D2125" fo:language="en" fo:country="GB" style:language-asian="it" style:country-asian="IT"/>
    </style:style>
    <style:style style:name="P1392"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393"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394" style:parent-style-name="Normale" style:family="paragraph">
      <style:paragraph-properties style:vertical-align="auto" fo:margin-bottom="0in" style:line-height-at-least="0.1979in" fo:background-color="#000000"/>
      <style:text-properties fo:hyphenate="true"/>
    </style:style>
    <style:style style:name="T1395"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39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397" style:parent-style-name="Normale" style:family="paragraph">
      <style:paragraph-properties style:vertical-align="auto" fo:margin-bottom="0in" style:line-height-at-least="0.1979in" fo:background-color="#000000"/>
      <style:text-properties fo:hyphenate="true"/>
    </style:style>
    <style:style style:name="T1398"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39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00" style:parent-style-name="Normale" style:family="paragraph">
      <style:paragraph-properties style:vertical-align="auto" fo:margin-bottom="0in" style:line-height-at-least="0.1979in" fo:background-color="#000000"/>
      <style:text-properties fo:hyphenate="true"/>
    </style:style>
    <style:style style:name="T140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03"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4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0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4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0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09"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4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1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13"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4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1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1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4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419" style:parent-style-name="Normale" style:family="paragraph">
      <style:paragraph-properties style:vertical-align="auto" fo:margin-bottom="0in" style:line-height-at-least="0.1979in" fo:background-color="#000000"/>
      <style:text-properties fo:hyphenate="true"/>
    </style:style>
    <style:style style:name="T142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22"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4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24"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4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2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2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3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3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3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3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43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39" style:parent-style-name="Normale" style:family="paragraph">
      <style:paragraph-properties style:vertical-align="auto" fo:margin-bottom="0in" style:line-height-at-least="0.1979in" fo:background-color="#000000"/>
      <style:text-properties fo:hyphenate="true"/>
    </style:style>
    <style:style style:name="T1440"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4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4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4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46"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4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4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5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4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52"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453" style:parent-style-name="Normale" style:family="paragraph">
      <style:paragraph-properties style:vertical-align="auto" fo:margin-bottom="0in" style:line-height-at-least="0.1979in" fo:text-indent="0.4916in" fo:background-color="#000000"/>
      <style:text-properties fo:hyphenate="true"/>
    </style:style>
    <style:style style:name="T1454"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455" style:parent-style-name="Normale" style:family="paragraph">
      <style:paragraph-properties style:vertical-align="auto" fo:margin-bottom="0in" style:line-height-at-least="0.1979in" fo:background-color="#000000"/>
      <style:text-properties fo:hyphenate="true"/>
    </style:style>
    <style:style style:name="T14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5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4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5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46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6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46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6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46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6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46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6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4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47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47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47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47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479"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1480"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481" style:parent-style-name="Normale" style:family="paragraph">
      <style:paragraph-properties style:vertical-align="auto" fo:margin-top="0.0694in" fo:margin-bottom="0.0694in" fo:line-height="100%"/>
      <style:text-properties fo:hyphenate="true"/>
    </style:style>
    <style:style style:name="T1482"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483" style:parent-style-name="Car.predefinitoparagrafo" style:family="text">
      <style:text-properties style:font-name="Segoe UI" style:font-name-asian="Times New Roman" style:font-name-complex="Segoe UI" style:language-asian="it" style:country-asian="IT"/>
    </style:style>
    <style:style style:name="T1484" style:parent-style-name="Car.predefinitoparagrafo" style:family="text">
      <style:text-properties style:font-name="Segoe UI" style:font-name-asian="Times New Roman" style:font-name-complex="Segoe UI" fo:font-weight="bold" style:font-weight-asian="bold" style:language-asian="it" style:country-asian="IT"/>
    </style:style>
    <style:style style:name="T1485" style:parent-style-name="Car.predefinitoparagrafo" style:family="text">
      <style:text-properties style:font-name="Segoe UI" style:font-name-asian="Times New Roman" style:font-name-complex="Segoe UI" style:language-asian="it" style:country-asian="IT"/>
    </style:style>
    <style:style style:name="P1486" style:parent-style-name="Normale" style:family="paragraph">
      <style:paragraph-properties style:vertical-align="auto" fo:margin-top="0.0694in" fo:margin-bottom="0.0694in" fo:line-height="100%"/>
      <style:text-properties fo:hyphenate="true"/>
    </style:style>
    <style:style style:name="T1487" style:parent-style-name="Car.predefinitoparagrafo" style:family="text">
      <style:text-properties style:font-name="Segoe UI" style:font-name-complex="Segoe UI"/>
    </style:style>
    <style:style style:name="T1488" style:parent-style-name="CodiceHTML" style:family="text">
      <style:text-properties style:font-name="Segoe UI" style:font-name-asian="Calibri" style:font-name-complex="Segoe UI"/>
    </style:style>
    <style:style style:name="T1489" style:parent-style-name="Car.predefinitoparagrafo" style:family="text">
      <style:text-properties style:font-name="Segoe UI" style:font-name-complex="Segoe UI"/>
    </style:style>
    <style:style style:name="P1490" style:parent-style-name="Normale" style:family="paragraph">
      <style:paragraph-properties style:vertical-align="auto" fo:margin-top="0.0694in" fo:margin-bottom="0.0694in" fo:line-height="100%"/>
      <style:text-properties fo:hyphenate="true"/>
    </style:style>
    <style:style style:name="T1491" style:parent-style-name="Car.predefinitoparagrafo" style:family="text">
      <style:text-properties style:font-name="Segoe UI" style:font-name-complex="Segoe UI"/>
    </style:style>
    <style:style style:name="P1492" style:parent-style-name="Normale" style:family="paragraph">
      <style:paragraph-properties style:vertical-align="auto" fo:margin-top="0.0694in" fo:margin-bottom="0.0694in" fo:line-height="100%"/>
      <style:text-properties fo:hyphenate="true"/>
    </style:style>
    <style:style style:name="T1493" style:parent-style-name="Car.predefinitoparagrafo" style:family="text">
      <style:text-properties style:font-name="Segoe UI" style:font-name-complex="Segoe UI"/>
    </style:style>
    <style:style style:name="T1494" style:parent-style-name="CodiceHTML" style:family="text">
      <style:text-properties style:font-name="Segoe UI" style:font-name-asian="Calibri" style:font-name-complex="Segoe UI"/>
    </style:style>
    <style:style style:name="T1495" style:parent-style-name="Car.predefinitoparagrafo" style:family="text">
      <style:text-properties style:font-name="Segoe UI" style:font-name-complex="Segoe UI"/>
    </style:style>
    <style:style style:name="T1496" style:parent-style-name="Enfasigrassetto" style:family="text">
      <style:text-properties style:font-name="Segoe UI" style:font-name-complex="Segoe UI"/>
    </style:style>
    <style:style style:name="T1497" style:parent-style-name="Car.predefinitoparagrafo" style:family="text">
      <style:text-properties style:font-name="Segoe UI" style:font-name-complex="Segoe UI"/>
    </style:style>
    <style:style style:name="T1498" style:parent-style-name="CodiceHTML" style:family="text">
      <style:text-properties style:font-name="Segoe UI" style:font-name-asian="Calibri" style:font-name-complex="Segoe UI"/>
    </style:style>
    <style:style style:name="T1499" style:parent-style-name="Car.predefinitoparagrafo" style:family="text">
      <style:text-properties style:font-name="Segoe UI" style:font-name-complex="Segoe UI"/>
    </style:style>
    <style:style style:name="P1500" style:parent-style-name="Normale" style:family="paragraph">
      <style:paragraph-properties style:vertical-align="auto" fo:margin-top="0.0694in" fo:margin-bottom="0.0694in" fo:line-height="100%"/>
      <style:text-properties fo:hyphenate="true"/>
    </style:style>
    <style:style style:name="T1501" style:parent-style-name="Car.predefinitoparagrafo" style:family="text">
      <style:text-properties style:font-name="Segoe UI" style:font-name-complex="Segoe UI"/>
    </style:style>
    <style:style style:name="T1502" style:parent-style-name="Enfasigrassetto" style:family="text">
      <style:text-properties style:font-name="Segoe UI" style:font-name-complex="Segoe UI"/>
    </style:style>
    <style:style style:name="T1503" style:parent-style-name="Car.predefinitoparagrafo" style:family="text">
      <style:text-properties style:font-name="Segoe UI" style:font-name-complex="Segoe UI"/>
    </style:style>
    <style:style style:name="T1504" style:parent-style-name="Enfasigrassetto" style:family="text">
      <style:text-properties style:font-name="Segoe UI" style:font-name-complex="Segoe UI"/>
    </style:style>
    <style:style style:name="T1505" style:parent-style-name="Car.predefinitoparagrafo" style:family="text">
      <style:text-properties style:font-name="Segoe UI" style:font-name-complex="Segoe UI"/>
    </style:style>
    <style:style style:name="P1506" style:parent-style-name="Normale" style:family="paragraph">
      <style:paragraph-properties style:vertical-align="auto" fo:margin-top="0.0694in" fo:margin-bottom="0.0694in" fo:line-height="100%"/>
      <style:text-properties fo:hyphenate="true"/>
    </style:style>
    <style:style style:name="T1507" style:parent-style-name="Car.predefinitoparagrafo" style:family="text">
      <style:text-properties style:font-name="Segoe UI" style:font-name-complex="Segoe UI"/>
    </style:style>
    <style:style style:name="T1508" style:parent-style-name="Enfasigrassetto" style:family="text">
      <style:text-properties style:font-name="Segoe UI" style:font-name-complex="Segoe UI"/>
    </style:style>
    <style:style style:name="T1509" style:parent-style-name="Car.predefinitoparagrafo" style:family="text">
      <style:text-properties style:font-name="Segoe UI" style:font-name-complex="Segoe UI"/>
    </style:style>
    <style:style style:name="T1510" style:parent-style-name="CodiceHTML" style:family="text">
      <style:text-properties style:font-name="Segoe UI" style:font-name-asian="Calibri" style:font-name-complex="Segoe UI"/>
    </style:style>
    <style:style style:name="T1511" style:parent-style-name="Car.predefinitoparagrafo" style:family="text">
      <style:text-properties style:font-name="Segoe UI" style:font-name-complex="Segoe UI"/>
    </style:style>
    <style:style style:name="T1512" style:parent-style-name="CodiceHTML" style:family="text">
      <style:text-properties style:font-name="Segoe UI" style:font-name-asian="Calibri" style:font-name-complex="Segoe UI"/>
    </style:style>
    <style:style style:name="T1513" style:parent-style-name="Car.predefinitoparagrafo" style:family="text">
      <style:text-properties style:font-name="Segoe UI" style:font-name-complex="Segoe UI"/>
    </style:style>
    <style:style style:name="T1514" style:parent-style-name="CodiceHTML" style:family="text">
      <style:text-properties style:font-name="Segoe UI" style:font-name-asian="Calibri" style:font-name-complex="Segoe UI"/>
    </style:style>
    <style:style style:name="T1515" style:parent-style-name="Car.predefinitoparagrafo" style:family="text">
      <style:text-properties style:font-name="Segoe UI" style:font-name-complex="Segoe UI"/>
    </style:style>
    <style:style style:name="P1516" style:parent-style-name="Normale" style:family="paragraph">
      <style:paragraph-properties style:vertical-align="auto" fo:margin-top="0.0694in" fo:margin-bottom="0.0694in" fo:line-height="100%"/>
      <style:text-properties fo:hyphenate="true"/>
    </style:style>
    <style:style style:name="T1517" style:parent-style-name="Car.predefinitoparagrafo" style:family="text">
      <style:text-properties style:font-name="Segoe UI" style:font-name-complex="Segoe UI"/>
    </style:style>
    <style:style style:name="T1518" style:parent-style-name="CodiceHTML" style:family="text">
      <style:text-properties style:font-name="Segoe UI" style:font-name-asian="Calibri" style:font-name-complex="Segoe UI"/>
    </style:style>
    <style:style style:name="T1519" style:parent-style-name="Car.predefinitoparagrafo" style:family="text">
      <style:text-properties style:font-name="Segoe UI" style:font-name-complex="Segoe UI"/>
    </style:style>
    <style:style style:name="P1520" style:parent-style-name="Normale" style:family="paragraph">
      <style:paragraph-properties style:vertical-align="auto" fo:margin-top="0.0694in" fo:margin-bottom="0.0694in" fo:line-height="100%"/>
      <style:text-properties style:font-name="Segoe UI" style:font-name-asian="Times New Roman" style:font-name-complex="Segoe UI" style:language-asian="it" style:country-asian="IT" fo:hyphenate="true"/>
    </style:style>
    <style:style style:name="P1521" style:parent-style-name="Normale" style:family="paragraph">
      <style:paragraph-properties style:vertical-align="auto" fo:margin-top="0.0694in" fo:margin-bottom="0.0694in" fo:line-height="100%"/>
      <style:text-properties fo:hyphenate="true"/>
    </style:style>
    <style:style style:name="T1522"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523" style:parent-style-name="Car.predefinitoparagrafo" style:family="text">
      <style:text-properties style:font-name="Segoe UI" style:font-name-asian="Times New Roman" style:font-name-complex="Segoe UI" style:language-asian="it" style:country-asian="IT"/>
    </style:style>
    <style:style style:name="P1524" style:parent-style-name="Normale" style:family="paragraph">
      <style:paragraph-properties style:vertical-align="auto" fo:margin-top="0.0694in" fo:margin-bottom="0.0694in" fo:line-height="100%"/>
      <style:text-properties fo:hyphenate="true"/>
    </style:style>
    <style:style style:name="T1525" style:parent-style-name="Car.predefinitoparagrafo" style:family="text">
      <style:text-properties style:font-name="Segoe UI" style:font-name-asian="Times New Roman" style:font-name-complex="Segoe UI" fo:font-weight="bold" style:font-weight-asian="bold" style:font-weight-complex="bold" style:language-asian="it" style:country-asian="IT"/>
    </style:style>
    <style:style style:name="T1526" style:parent-style-name="Car.predefinitoparagrafo" style:family="text">
      <style:text-properties style:font-name="Segoe UI" style:font-name-asian="Times New Roman" style:font-name-complex="Segoe UI" style:language-asian="it" style:country-asian="IT"/>
    </style:style>
    <style:style style:name="P1527" style:parent-style-name="Normale" style:family="paragraph">
      <style:paragraph-properties fo:margin-bottom="0.0694in" fo:line-height="100%"/>
    </style:style>
    <style:style style:name="P1528" style:parent-style-name="Normale" style:family="paragraph">
      <style:paragraph-properties fo:margin-bottom="0.0694in" fo:line-height="100%"/>
    </style:style>
    <style:style style:name="T1529"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530" style:parent-style-name="Car.predefinitoparagrafo" style:family="text">
      <style:text-properties style:font-name="Segoe UI" style:font-name-asian="Times New Roman" style:font-name-complex="Segoe UI" fo:color="#1D2125" fo:language="en" fo:country="GB" style:language-asian="it" style:country-asian="IT"/>
    </style:style>
    <style:style style:name="T1531" style:parent-style-name="Car.predefinitoparagrafo" style:family="text">
      <style:text-properties style:font-name="Segoe UI" style:font-name-asian="Times New Roman" style:font-name-complex="Segoe UI" fo:color="#1D2125" fo:language="en" fo:country="GB" style:language-asian="it" style:country-asian="IT"/>
    </style:style>
    <style:style style:name="P1532"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533" style:parent-style-name="Normale" style:family="paragraph">
      <style:paragraph-properties style:vertical-align="auto" fo:margin-bottom="0in" style:line-height-at-least="0.1979in" fo:background-color="#000000"/>
      <style:text-properties fo:hyphenate="true"/>
    </style:style>
    <style:style style:name="T1534"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53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536" style:parent-style-name="Normale" style:family="paragraph">
      <style:paragraph-properties style:vertical-align="auto" fo:margin-bottom="0in" style:line-height-at-least="0.1979in" fo:background-color="#000000"/>
      <style:text-properties fo:hyphenate="true"/>
    </style:style>
    <style:style style:name="T15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5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39"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5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4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5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4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4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4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549" style:parent-style-name="Normale" style:family="paragraph">
      <style:paragraph-properties style:vertical-align="auto" fo:margin-bottom="0in" style:line-height-at-least="0.1979in" fo:background-color="#000000"/>
      <style:text-properties fo:hyphenate="true"/>
    </style:style>
    <style:style style:name="T1550"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55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552" style:parent-style-name="Normale" style:family="paragraph">
      <style:paragraph-properties style:vertical-align="auto" fo:margin-bottom="0in" style:line-height-at-least="0.1979in" fo:background-color="#000000"/>
      <style:text-properties fo:hyphenate="true"/>
    </style:style>
    <style:style style:name="T1553"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5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5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5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5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5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5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5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561" style:parent-style-name="Normale" style:family="paragraph">
      <style:paragraph-properties style:vertical-align="auto" fo:margin-bottom="0in" style:line-height-at-least="0.1979in" fo:background-color="#000000"/>
      <style:text-properties fo:hyphenate="true"/>
    </style:style>
    <style:style style:name="T15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6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56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6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56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6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56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56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57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7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5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7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5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5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57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57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57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1580"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581"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582" style:parent-style-name="Normale" style:family="paragraph">
      <style:paragraph-properties fo:margin-bottom="0.0694in" fo:line-height="100%"/>
    </style:style>
    <style:style style:name="T1583" style:parent-style-name="Car.predefinitoparagrafo" style:family="text">
      <style:text-properties style:font-name="Segoe UI" style:font-name-asian="Times New Roman" style:font-name-complex="Segoe UI" fo:color="#1D2125" fo:language="en" fo:country="GB" style:language-asian="it" style:country-asian="IT"/>
    </style:style>
    <style:style style:name="T1584"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585" style:parent-style-name="Car.predefinitoparagrafo" style:family="text">
      <style:text-properties style:font-name="Segoe UI" style:font-name-asian="Times New Roman" style:font-name-complex="Segoe UI" fo:color="#1D2125" fo:language="en" fo:country="GB" style:language-asian="it" style:country-asian="IT"/>
    </style:style>
    <style:style style:name="T1586" style:parent-style-name="Car.predefinitoparagrafo" style:family="text">
      <style:text-properties style:font-name="Segoe UI" style:font-name-asian="Times New Roman" style:font-name-complex="Segoe UI" fo:color="#1D2125" fo:language="en" fo:country="GB" style:language-asian="it" style:country-asian="IT"/>
    </style:style>
    <style:style style:name="T1587" style:parent-style-name="Car.predefinitoparagrafo" style:family="text">
      <style:text-properties style:font-name="Segoe UI" style:font-name-asian="Times New Roman" style:font-name-complex="Segoe UI" fo:color="#1D2125" fo:language="en" fo:country="GB" style:language-asian="it" style:country-asian="IT"/>
    </style:style>
    <style:style style:name="T1588" style:parent-style-name="Car.predefinitoparagrafo" style:family="text">
      <style:text-properties style:font-name="Segoe UI" style:font-name-asian="Times New Roman" style:font-name-complex="Segoe UI" fo:color="#1D2125" fo:language="en" fo:country="GB" style:language-asian="it" style:country-asian="IT"/>
    </style:style>
    <style:style style:name="P1589"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590"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1591" style:parent-style-name="Normale" style:family="paragraph">
      <style:paragraph-properties style:vertical-align="auto" fo:margin-bottom="0in" style:line-height-at-least="0.1979in" fo:background-color="#000000"/>
      <style:text-properties fo:hyphenate="true"/>
    </style:style>
    <style:style style:name="T1592"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59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594" style:parent-style-name="Normale" style:family="paragraph">
      <style:paragraph-properties style:vertical-align="auto" fo:margin-bottom="0in" style:line-height-at-least="0.1979in" fo:background-color="#000000"/>
      <style:text-properties fo:hyphenate="true"/>
    </style:style>
    <style:style style:name="T159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5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97"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5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59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0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07" style:parent-style-name="Normale" style:family="paragraph">
      <style:paragraph-properties style:vertical-align="auto" fo:margin-bottom="0in" style:line-height-at-least="0.1979in" fo:background-color="#000000"/>
      <style:text-properties fo:hyphenate="true"/>
    </style:style>
    <style:style style:name="T160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1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6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1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1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1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1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1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1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1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2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21" style:parent-style-name="Normale" style:family="paragraph">
      <style:paragraph-properties style:vertical-align="auto" fo:margin-bottom="0in" style:line-height-at-least="0.1979in" fo:background-color="#000000"/>
      <style:text-properties fo:hyphenate="true"/>
    </style:style>
    <style:style style:name="T1622"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6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2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26"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6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2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30" style:parent-style-name="Normale" style:family="paragraph">
      <style:paragraph-properties style:vertical-align="auto" fo:margin-bottom="0in" style:line-height-at-least="0.1979in" fo:background-color="#000000"/>
      <style:text-properties fo:hyphenate="true"/>
    </style:style>
    <style:style style:name="T16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3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6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3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63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3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6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3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63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4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4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4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46" style:parent-style-name="Normale" style:family="paragraph">
      <style:paragraph-properties style:vertical-align="auto" fo:margin-bottom="0in" style:line-height-at-least="0.1979in" fo:background-color="#000000"/>
      <style:text-properties fo:hyphenate="true"/>
    </style:style>
    <style:style style:name="T164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4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5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53"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6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56" style:parent-style-name="Normale" style:family="paragraph">
      <style:paragraph-properties style:vertical-align="auto" fo:margin-bottom="0in" style:line-height-at-least="0.1979in" fo:background-color="#000000"/>
      <style:text-properties fo:hyphenate="true"/>
    </style:style>
    <style:style style:name="T165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6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5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66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6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6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6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6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6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6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67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679" style:parent-style-name="Normale" style:family="paragraph">
      <style:paragraph-properties fo:margin-bottom="0.0694in" fo:line-height="100%"/>
    </style:style>
    <style:style style:name="T1680"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1"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2"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683"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4"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5"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6"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7" style:parent-style-name="Car.predefinitoparagrafo" style:family="text">
      <style:text-properties style:font-name="Segoe UI" style:font-name-asian="Times New Roman" style:font-name-complex="Segoe UI" fo:color="#1D2125" fo:language="en" fo:country="GB" style:language-asian="it" style:country-asian="IT"/>
    </style:style>
    <style:style style:name="T1688" style:parent-style-name="Car.predefinitoparagrafo" style:family="text">
      <style:text-properties style:font-name="Segoe UI" style:font-name-asian="Times New Roman" style:font-name-complex="Segoe UI" fo:color="#1D2125" fo:language="en" fo:country="GB" style:language-asian="it" style:country-asian="IT"/>
    </style:style>
    <style:style style:name="P1689"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690" style:parent-style-name="Normale" style:family="paragraph">
      <style:paragraph-properties fo:margin-bottom="0.0694in" fo:line-height="100%"/>
    </style:style>
    <style:style style:name="T1691"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P1692"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1693" style:parent-style-name="Normale" style:family="paragraph">
      <style:paragraph-properties style:vertical-align="auto" fo:margin-bottom="0in" style:line-height-at-least="0.1979in" fo:background-color="#000000"/>
      <style:text-properties fo:hyphenate="true"/>
    </style:style>
    <style:style style:name="T169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69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96"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6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69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69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0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0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0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06" style:parent-style-name="Normale" style:family="paragraph">
      <style:paragraph-properties style:vertical-align="auto" fo:margin-bottom="0in" style:line-height-at-least="0.1979in" fo:background-color="#000000"/>
      <style:text-properties fo:hyphenate="true"/>
    </style:style>
    <style:style style:name="T170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09"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7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1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7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1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1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19" style:parent-style-name="Normale" style:family="paragraph">
      <style:paragraph-properties style:vertical-align="auto" fo:margin-bottom="0in" style:line-height-at-least="0.1979in" fo:background-color="#000000"/>
      <style:text-properties fo:hyphenate="true"/>
    </style:style>
    <style:style style:name="T172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22"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7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24"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7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2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72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728" style:parent-style-name="Normale" style:family="paragraph">
      <style:paragraph-properties style:vertical-align="auto" fo:margin-bottom="0in" style:line-height-at-least="0.1979in" fo:background-color="#000000"/>
      <style:text-properties fo:hyphenate="true"/>
    </style:style>
    <style:style style:name="T172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3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33"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7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3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37"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738" style:parent-style-name="Normale" style:family="paragraph">
      <style:paragraph-properties style:vertical-align="auto" fo:margin-bottom="0in" style:line-height-at-least="0.1979in" fo:background-color="#000000"/>
      <style:text-properties fo:hyphenate="true"/>
    </style:style>
    <style:style style:name="T173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4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4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744" style:parent-style-name="Normale" style:family="paragraph">
      <style:paragraph-properties style:vertical-align="auto" fo:margin-bottom="0in" style:line-height-at-least="0.1979in" fo:background-color="#000000"/>
      <style:text-properties fo:hyphenate="true"/>
    </style:style>
    <style:style style:name="T174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4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49"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7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5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53" style:parent-style-name="Normale" style:family="paragraph">
      <style:paragraph-properties style:vertical-align="auto" fo:margin-bottom="0in" style:line-height-at-least="0.1979in" fo:background-color="#000000"/>
      <style:text-properties fo:hyphenate="true"/>
    </style:style>
    <style:style style:name="T175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5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5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5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5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759" style:parent-style-name="Normale" style:family="paragraph">
      <style:paragraph-properties style:vertical-align="auto" fo:margin-bottom="0in" style:line-height-at-least="0.1979in" fo:background-color="#000000"/>
      <style:text-properties fo:hyphenate="true"/>
    </style:style>
    <style:style style:name="T176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6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6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6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66"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767" style:parent-style-name="Normale" style:family="paragraph">
      <style:paragraph-properties style:vertical-align="auto" fo:margin-bottom="0in" style:line-height-at-least="0.1979in" fo:background-color="#000000"/>
      <style:text-properties fo:hyphenate="true"/>
    </style:style>
    <style:style style:name="T176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7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7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773" style:parent-style-name="Normale" style:family="paragraph">
      <style:paragraph-properties style:vertical-align="auto" fo:margin-bottom="0in" style:line-height-at-least="0.1979in" fo:background-color="#000000"/>
      <style:text-properties fo:hyphenate="true"/>
    </style:style>
    <style:style style:name="T1774"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7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7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78"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7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8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782" style:parent-style-name="Normale" style:family="paragraph">
      <style:paragraph-properties style:vertical-align="auto" fo:margin-bottom="0in" style:line-height-at-least="0.1979in" fo:background-color="#000000"/>
      <style:text-properties fo:hyphenate="true"/>
    </style:style>
    <style:style style:name="T17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8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78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8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78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8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78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79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79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9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7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9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79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79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79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80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0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8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0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80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0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0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09" style:parent-style-name="Normale" style:family="paragraph">
      <style:paragraph-properties style:vertical-align="auto" fo:margin-bottom="0in" style:line-height-at-least="0.1979in" fo:background-color="#000000"/>
      <style:text-properties fo:hyphenate="true"/>
    </style:style>
    <style:style style:name="T18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1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1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8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15"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8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81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20" style:parent-style-name="Normale" style:family="paragraph">
      <style:paragraph-properties style:vertical-align="auto" fo:margin-bottom="0in" style:line-height-at-least="0.1979in" fo:background-color="#000000"/>
      <style:text-properties fo:hyphenate="true"/>
    </style:style>
    <style:style style:name="T18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2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2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8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26"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8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2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8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31" style:parent-style-name="Normale" style:family="paragraph">
      <style:paragraph-properties style:vertical-align="auto" fo:margin-bottom="0in" style:line-height-at-least="0.1979in" fo:background-color="#000000"/>
      <style:text-properties fo:hyphenate="true"/>
    </style:style>
    <style:style style:name="T18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3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3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8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3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83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4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7"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58" style:parent-style-name="Normale" style:family="paragraph">
      <style:paragraph-properties fo:margin-bottom="0.0694in" fo:line-height="100%"/>
    </style:style>
    <style:style style:name="T1859"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0"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1861"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2"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3"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4"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1865"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6"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7" style:parent-style-name="Car.predefinitoparagrafo" style:family="text">
      <style:text-properties style:font-name="Segoe UI" style:font-name-asian="Times New Roman" style:font-name-complex="Segoe UI" fo:color="#1D2125" fo:language="en" fo:country="GB" style:language-asian="it" style:country-asian="IT"/>
    </style:style>
    <style:style style:name="T1868"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1869" style:parent-style-name="Car.predefinitoparagrafo" style:family="text">
      <style:text-properties style:font-name="Segoe UI" style:font-name-asian="Times New Roman" style:font-name-complex="Segoe UI" fo:color="#1D2125" fo:language="en" fo:country="GB" style:language-asian="it" style:country-asian="IT"/>
    </style:style>
    <style:style style:name="P1870"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1871"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872"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1873" style:parent-style-name="Normale" style:family="paragraph">
      <style:paragraph-properties style:vertical-align="auto" fo:margin-bottom="0in" style:line-height-at-least="0.1979in" fo:background-color="#000000"/>
      <style:text-properties fo:hyphenate="true"/>
    </style:style>
    <style:style style:name="T1874"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18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876" style:parent-style-name="Normale" style:family="paragraph">
      <style:paragraph-properties style:vertical-align="auto" fo:margin-bottom="0in" style:line-height-at-least="0.1979in" fo:background-color="#000000"/>
      <style:text-properties fo:hyphenate="true"/>
    </style:style>
    <style:style style:name="T187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79"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8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8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8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8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8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8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8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9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9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8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895" style:parent-style-name="Normale" style:family="paragraph">
      <style:paragraph-properties style:vertical-align="auto" fo:margin-bottom="0in" style:line-height-at-least="0.1979in" fo:background-color="#000000"/>
      <style:text-properties fo:hyphenate="true"/>
    </style:style>
    <style:style style:name="T189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8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89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89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0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901" style:parent-style-name="Normale" style:family="paragraph">
      <style:paragraph-properties style:vertical-align="auto" fo:margin-bottom="0in" style:line-height-at-least="0.1979in" fo:background-color="#000000"/>
      <style:text-properties fo:hyphenate="true"/>
    </style:style>
    <style:style style:name="T190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04"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9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0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90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0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909" style:parent-style-name="Normale" style:family="paragraph">
      <style:paragraph-properties style:vertical-align="auto" fo:margin-bottom="0in" style:line-height-at-least="0.1979in" fo:background-color="#000000"/>
      <style:text-properties fo:hyphenate="true"/>
    </style:style>
    <style:style style:name="T191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12"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191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14"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19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1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1917" style:parent-style-name="Normale" style:family="paragraph">
      <style:paragraph-properties style:vertical-align="auto" fo:margin-bottom="0in" style:line-height-at-least="0.1979in" fo:background-color="#000000"/>
      <style:text-properties fo:hyphenate="true"/>
    </style:style>
    <style:style style:name="T1918"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91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2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22"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19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2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26" style:parent-style-name="Normale" style:family="paragraph">
      <style:paragraph-properties style:vertical-align="auto" fo:margin-bottom="0in" style:line-height-at-least="0.1979in" fo:background-color="#000000"/>
      <style:text-properties fo:hyphenate="true"/>
    </style:style>
    <style:style style:name="T19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2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3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3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3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3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3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3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3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3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3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4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942" style:parent-style-name="Normale" style:family="paragraph">
      <style:paragraph-properties style:vertical-align="auto" fo:margin-bottom="0in" style:line-height-at-least="0.1979in" fo:background-color="#000000"/>
      <style:text-properties fo:hyphenate="true"/>
    </style:style>
    <style:style style:name="T194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4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4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9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49" style:parent-style-name="Normale" style:family="paragraph">
      <style:paragraph-properties style:vertical-align="auto" fo:margin-bottom="0in" style:line-height-at-least="0.1979in" fo:background-color="#000000"/>
      <style:text-properties fo:hyphenate="true"/>
    </style:style>
    <style:style style:name="T195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5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5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5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5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9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5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6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6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6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6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6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6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967" style:parent-style-name="Normale" style:family="paragraph">
      <style:paragraph-properties style:vertical-align="auto" fo:margin-bottom="0in" style:line-height-at-least="0.1979in" fo:background-color="#000000"/>
      <style:text-properties fo:hyphenate="true"/>
    </style:style>
    <style:style style:name="T196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7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72"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9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74" style:parent-style-name="Normale" style:family="paragraph">
      <style:paragraph-properties style:vertical-align="auto" fo:margin-bottom="0in" style:line-height-at-least="0.1979in" fo:background-color="#000000"/>
      <style:text-properties fo:hyphenate="true"/>
    </style:style>
    <style:style style:name="T197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7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7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7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7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8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82"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9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8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8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8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8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8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198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19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9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1992" style:parent-style-name="Normale" style:family="paragraph">
      <style:paragraph-properties style:vertical-align="auto" fo:margin-bottom="0in" style:line-height-at-least="0.1979in" fo:background-color="#000000"/>
      <style:text-properties fo:hyphenate="true"/>
    </style:style>
    <style:style style:name="T199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19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9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19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199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19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1999" style:parent-style-name="Normale" style:family="paragraph">
      <style:paragraph-properties style:vertical-align="auto" fo:margin-bottom="0in" style:line-height-at-least="0.1979in" fo:background-color="#000000"/>
      <style:text-properties fo:hyphenate="true"/>
    </style:style>
    <style:style style:name="T200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0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0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0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0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0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0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1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1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1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1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1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1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17" style:parent-style-name="Normale" style:family="paragraph">
      <style:paragraph-properties style:vertical-align="auto" fo:margin-bottom="0in" style:line-height-at-least="0.1979in" fo:background-color="#000000"/>
      <style:text-properties fo:hyphenate="true"/>
    </style:style>
    <style:style style:name="T201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1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2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22" style:parent-style-name="Normale" style:family="paragraph">
      <style:paragraph-properties style:vertical-align="auto" fo:margin-bottom="0in" style:line-height-at-least="0.1979in" fo:background-color="#000000"/>
      <style:text-properties fo:hyphenate="true"/>
    </style:style>
    <style:style style:name="T202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2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2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2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28" style:parent-style-name="Normale" style:family="paragraph">
      <style:paragraph-properties style:vertical-align="auto" fo:margin-bottom="0in" style:line-height-at-least="0.1979in" fo:background-color="#000000"/>
      <style:text-properties fo:hyphenate="true"/>
    </style:style>
    <style:style style:name="T202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3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33"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0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35" style:parent-style-name="Normale" style:family="paragraph">
      <style:paragraph-properties style:vertical-align="auto" fo:margin-bottom="0in" style:line-height-at-least="0.1979in" fo:background-color="#000000"/>
      <style:text-properties fo:hyphenate="true"/>
    </style:style>
    <style:style style:name="T203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3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3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4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4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43"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0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4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4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4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4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4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5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5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53" style:parent-style-name="Normale" style:family="paragraph">
      <style:paragraph-properties style:vertical-align="auto" fo:margin-bottom="0in" style:line-height-at-least="0.1979in" fo:background-color="#000000"/>
      <style:text-properties fo:hyphenate="true"/>
    </style:style>
    <style:style style:name="T205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5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5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5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58" style:parent-style-name="Normale" style:family="paragraph">
      <style:paragraph-properties style:vertical-align="auto" fo:margin-bottom="0in" style:line-height-at-least="0.1979in" fo:background-color="#000000"/>
      <style:text-properties fo:hyphenate="true"/>
    </style:style>
    <style:style style:name="T205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6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6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64" style:parent-style-name="Normale" style:family="paragraph">
      <style:paragraph-properties style:vertical-align="auto" fo:margin-bottom="0in" style:line-height-at-least="0.1979in" fo:background-color="#000000"/>
      <style:text-properties fo:hyphenate="true"/>
    </style:style>
    <style:style style:name="T2065"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2066" style:parent-style-name="Normale" style:family="paragraph">
      <style:paragraph-properties style:vertical-align="auto" fo:margin-bottom="0in" style:line-height-at-least="0.1979in" fo:background-color="#000000"/>
      <style:text-properties fo:hyphenate="true"/>
    </style:style>
    <style:style style:name="T206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6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7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7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7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74"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0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7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7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7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7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81"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0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8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08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08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8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87" style:parent-style-name="Normale" style:family="paragraph">
      <style:paragraph-properties style:vertical-align="auto" fo:margin-bottom="0in" style:line-height-at-least="0.1979in" fo:background-color="#000000"/>
      <style:text-properties fo:hyphenate="true"/>
    </style:style>
    <style:style style:name="T2088"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08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9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9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92" style:parent-style-name="Normale" style:family="paragraph">
      <style:paragraph-properties style:vertical-align="auto" fo:margin-bottom="0in" style:line-height-at-least="0.1979in" fo:background-color="#000000"/>
      <style:text-properties fo:hyphenate="true"/>
    </style:style>
    <style:style style:name="T209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0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09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0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09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9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09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0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1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2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3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4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141" style:parent-style-name="Normale" style:family="paragraph">
      <style:paragraph-properties fo:margin-bottom="0.0694in" fo:line-height="100%"/>
      <style:text-properties style:font-name="Segoe UI" style:font-name-asian="Times New Roman" style:font-name-complex="Segoe UI" fo:font-weight="bold" style:font-weight-asian="bold" fo:color="#1D2125" fo:language="en" fo:country="GB" style:language-asian="it" style:country-asian="IT"/>
    </style:style>
    <style:style style:name="P2142"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143"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144" style:parent-style-name="Normale" style:family="paragraph">
      <style:paragraph-properties fo:margin-bottom="0.0694in" fo:line-height="100%"/>
      <style:text-properties fo:language="en" fo:country="GB"/>
    </style:style>
    <style:style style:name="P2145" style:parent-style-name="Normale" style:family="paragraph">
      <style:paragraph-properties fo:margin-bottom="0.0694in" fo:line-height="100%"/>
    </style:style>
    <style:style style:name="T2146"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147"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48"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49"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0"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1"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52"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3"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4"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5"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56"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7"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8"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59"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60"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1"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2"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63"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4"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5"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66"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7"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68" style:parent-style-name="Car.predefinitoparagrafo" style:family="text">
      <style:text-properties style:font-name="Segoe UI" style:font-name-asian="Times New Roman" style:font-name-complex="Segoe UI" fo:font-weight="bold" style:font-weight-asian="bold" style:font-weight-complex="bold" fo:font-style="italic" style:font-style-asian="italic" style:font-style-complex="italic" fo:color="#1D2125" fo:language="en" fo:country="GB" style:language-asian="it" style:country-asian="IT"/>
    </style:style>
    <style:style style:name="T2169" style:parent-style-name="Car.predefinitoparagrafo" style:family="text">
      <style:text-properties style:font-name="Segoe UI" style:font-name-asian="Times New Roman" style:font-name-complex="Segoe UI" fo:color="#1D2125" fo:language="en" fo:country="GB" style:language-asian="it" style:country-asian="IT"/>
    </style:style>
    <style:style style:name="T2170" style:parent-style-name="Car.predefinitoparagrafo" style:family="text">
      <style:text-properties style:font-name="Segoe UI" style:font-name-asian="Times New Roman" style:font-name-complex="Segoe UI" fo:color="#1D2125" fo:language="en" fo:country="GB" style:language-asian="it" style:country-asian="IT"/>
    </style:style>
    <style:style style:name="P2171"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172" style:parent-style-name="Normale" style:family="paragraph">
      <style:paragraph-properties style:vertical-align="auto" fo:margin-bottom="0in" style:line-height-at-least="0.1979in" fo:background-color="#000000"/>
      <style:text-properties fo:hyphenate="true"/>
    </style:style>
    <style:style style:name="T2173"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2174" style:parent-style-name="Normale" style:family="paragraph">
      <style:paragraph-properties style:vertical-align="auto" fo:margin-bottom="0in" style:line-height-at-least="0.1979in" fo:background-color="#000000"/>
      <style:text-properties fo:hyphenate="true"/>
    </style:style>
    <style:style style:name="T217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17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17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1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17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180" style:parent-style-name="Normale" style:family="paragraph">
      <style:paragraph-properties style:vertical-align="auto" fo:margin-bottom="0in" style:line-height-at-least="0.1979in" fo:background-color="#000000"/>
      <style:text-properties fo:hyphenate="true"/>
    </style:style>
    <style:style style:name="T218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1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18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1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18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186" style:parent-style-name="Normale" style:family="paragraph">
      <style:paragraph-properties style:vertical-align="auto" fo:margin-bottom="0in" style:line-height-at-least="0.1979in" fo:background-color="#000000"/>
      <style:text-properties fo:hyphenate="true"/>
    </style:style>
    <style:style style:name="T2187" style:parent-style-name="Car.predefinitoparagrafo" style:family="text">
      <style:text-properties style:font-name="Consolas" style:font-name-asian="Times New Roman" fo:color="#9CDCFE" fo:font-size="10.5pt" style:font-size-asian="10.5pt" style:font-size-complex="10.5pt" fo:language="es" fo:country="CO" style:language-asian="it" style:country-asian="IT"/>
    </style:style>
    <style:style style:name="T2188"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89" style:parent-style-name="Car.predefinitoparagrafo" style:family="text">
      <style:text-properties style:font-name="Consolas" style:font-name-asian="Times New Roman" fo:color="#4EC9B0" fo:font-size="10.5pt" style:font-size-asian="10.5pt" style:font-size-complex="10.5pt" fo:language="es" fo:country="CO" style:language-asian="it" style:country-asian="IT"/>
    </style:style>
    <style:style style:name="T2190"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91" style:parent-style-name="Car.predefinitoparagrafo" style:family="text">
      <style:text-properties style:font-name="Consolas" style:font-name-asian="Times New Roman" fo:color="#D4D4D4" fo:font-size="10.5pt" style:font-size-asian="10.5pt" style:font-size-complex="10.5pt" fo:language="es" fo:country="CO" style:language-asian="it" style:country-asian="IT"/>
    </style:style>
    <style:style style:name="T2192"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93" style:parent-style-name="Car.predefinitoparagrafo" style:family="text">
      <style:text-properties style:font-name="Consolas" style:font-name-asian="Times New Roman" fo:color="#CE9178" fo:font-size="10.5pt" style:font-size-asian="10.5pt" style:font-size-complex="10.5pt" fo:language="es" fo:country="CO" style:language-asian="it" style:country-asian="IT"/>
    </style:style>
    <style:style style:name="T2194"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95" style:parent-style-name="Car.predefinitoparagrafo" style:family="text">
      <style:text-properties style:font-name="Consolas" style:font-name-asian="Times New Roman" fo:color="#CE9178" fo:font-size="10.5pt" style:font-size-asian="10.5pt" style:font-size-complex="10.5pt" fo:language="es" fo:country="CO" style:language-asian="it" style:country-asian="IT"/>
    </style:style>
    <style:style style:name="T2196"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97" style:parent-style-name="Car.predefinitoparagrafo" style:family="text">
      <style:text-properties style:font-name="Consolas" style:font-name-asian="Times New Roman" fo:color="#CE9178" fo:font-size="10.5pt" style:font-size-asian="10.5pt" style:font-size-complex="10.5pt" fo:language="es" fo:country="CO" style:language-asian="it" style:country-asian="IT"/>
    </style:style>
    <style:style style:name="T2198"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199" style:parent-style-name="Car.predefinitoparagrafo" style:family="text">
      <style:text-properties style:font-name="Consolas" style:font-name-asian="Times New Roman" fo:color="#CE9178" fo:font-size="10.5pt" style:font-size-asian="10.5pt" style:font-size-complex="10.5pt" fo:language="es" fo:country="CO" style:language-asian="it" style:country-asian="IT"/>
    </style:style>
    <style:style style:name="T2200"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T2201" style:parent-style-name="Car.predefinitoparagrafo" style:family="text">
      <style:text-properties style:font-name="Consolas" style:font-name-asian="Times New Roman" fo:color="#CE9178" fo:font-size="10.5pt" style:font-size-asian="10.5pt" style:font-size-complex="10.5pt" fo:language="es" fo:country="CO" style:language-asian="it" style:country-asian="IT"/>
    </style:style>
    <style:style style:name="T2202" style:parent-style-name="Car.predefinitoparagrafo" style:family="text">
      <style:text-properties style:font-name="Consolas" style:font-name-asian="Times New Roman" fo:color="#FFFFFF" fo:font-size="10.5pt" style:font-size-asian="10.5pt" style:font-size-complex="10.5pt" fo:language="es" fo:country="CO" style:language-asian="it" style:country-asian="IT"/>
    </style:style>
    <style:style style:name="P2203" style:parent-style-name="Normale" style:family="paragraph">
      <style:paragraph-properties style:vertical-align="auto" fo:margin-bottom="0in" style:line-height-at-least="0.1979in" fo:background-color="#000000"/>
      <style:text-properties fo:hyphenate="true"/>
    </style:style>
    <style:style style:name="T2204"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2205"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06" style:parent-style-name="Normale" style:family="paragraph">
      <style:paragraph-properties style:vertical-align="auto" fo:margin-bottom="0in" style:line-height-at-least="0.1979in" fo:background-color="#000000"/>
      <style:text-properties fo:hyphenate="true"/>
    </style:style>
    <style:style style:name="T220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0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1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1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1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1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1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1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1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1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1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2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22" style:parent-style-name="Normale" style:family="paragraph">
      <style:paragraph-properties style:vertical-align="auto" fo:margin-bottom="0in" style:line-height-at-least="0.1979in" fo:background-color="#000000"/>
      <style:text-properties fo:hyphenate="true"/>
    </style:style>
    <style:style style:name="T222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2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2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2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2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3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3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3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3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3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3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40" style:parent-style-name="Normale" style:family="paragraph">
      <style:paragraph-properties style:vertical-align="auto" fo:margin-bottom="0in" style:line-height-at-least="0.1979in" fo:background-color="#000000"/>
      <style:text-properties fo:hyphenate="true"/>
    </style:style>
    <style:style style:name="T224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4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4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4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4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4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5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5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56" style:parent-style-name="Normale" style:family="paragraph">
      <style:paragraph-properties style:vertical-align="auto" fo:margin-bottom="0in" style:line-height-at-least="0.1979in" fo:background-color="#000000"/>
      <style:text-properties fo:hyphenate="true"/>
    </style:style>
    <style:style style:name="T225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5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61" style:parent-style-name="Normale" style:family="paragraph">
      <style:paragraph-properties style:vertical-align="auto" fo:margin-bottom="0in" style:line-height-at-least="0.1979in" fo:background-color="#000000"/>
      <style:text-properties fo:hyphenate="true"/>
    </style:style>
    <style:style style:name="T226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6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6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6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6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7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7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7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7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7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77" style:parent-style-name="Normale" style:family="paragraph">
      <style:paragraph-properties style:vertical-align="auto" fo:margin-bottom="0in" style:line-height-at-least="0.1979in" fo:background-color="#000000"/>
      <style:text-properties fo:hyphenate="true"/>
    </style:style>
    <style:style style:name="T227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8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8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8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8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8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8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8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29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29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9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293" style:parent-style-name="Normale" style:family="paragraph">
      <style:paragraph-properties style:vertical-align="auto" fo:margin-bottom="0in" style:line-height-at-least="0.1979in" fo:background-color="#000000"/>
      <style:text-properties fo:hyphenate="true"/>
    </style:style>
    <style:style style:name="T229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29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29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2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298" style:parent-style-name="Normale" style:family="paragraph">
      <style:paragraph-properties style:vertical-align="auto" fo:margin-bottom="0in" style:line-height-at-least="0.1979in" fo:background-color="#000000"/>
      <style:text-properties fo:hyphenate="true"/>
    </style:style>
    <style:style style:name="T229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0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0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0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0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0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0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0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1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1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1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14" style:parent-style-name="Normale" style:family="paragraph">
      <style:paragraph-properties style:vertical-align="auto" fo:margin-bottom="0in" style:line-height-at-least="0.1979in" fo:background-color="#000000"/>
      <style:text-properties fo:hyphenate="true"/>
    </style:style>
    <style:style style:name="T231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1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19" style:parent-style-name="Normale" style:family="paragraph">
      <style:paragraph-properties style:vertical-align="auto" fo:margin-bottom="0in" style:line-height-at-least="0.1979in" fo:background-color="#000000"/>
      <style:text-properties fo:hyphenate="true"/>
    </style:style>
    <style:style style:name="T232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2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2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2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2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2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2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2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2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3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3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34"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35" style:parent-style-name="Normale" style:family="paragraph">
      <style:paragraph-properties style:vertical-align="auto" fo:margin-bottom="0in" style:line-height-at-least="0.1979in" fo:background-color="#000000"/>
      <style:text-properties fo:hyphenate="true"/>
    </style:style>
    <style:style style:name="T233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3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3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40" style:parent-style-name="Normale" style:family="paragraph">
      <style:paragraph-properties style:vertical-align="auto" fo:margin-bottom="0in" style:line-height-at-least="0.1979in" fo:background-color="#000000"/>
      <style:text-properties fo:hyphenate="true"/>
    </style:style>
    <style:style style:name="T234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4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4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4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4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4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5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5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3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3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5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5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5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5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6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7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7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7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73"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2374" style:parent-style-name="Normale" style:family="paragraph">
      <style:paragraph-properties fo:margin-bottom="0.0694in" fo:line-height="100%"/>
    </style:style>
    <style:style style:name="T2375" style:parent-style-name="Car.predefinitoparagrafo" style:family="text">
      <style:text-properties style:font-name="Segoe UI" style:font-name-asian="Times New Roman" style:font-name-complex="Segoe UI" fo:color="#1D2125" fo:language="en" fo:country="GB" style:language-asian="it" style:country-asian="IT"/>
    </style:style>
    <style:style style:name="T2376" style:parent-style-name="Car.predefinitoparagrafo" style:family="text">
      <style:text-properties style:font-name="Segoe UI" style:font-name-asian="Times New Roman" style:font-name-complex="Segoe UI" fo:color="#1D2125" fo:language="en" fo:country="GB" style:language-asian="it" style:country-asian="IT"/>
    </style:style>
    <style:style style:name="T2377"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378" style:parent-style-name="Car.predefinitoparagrafo" style:family="text">
      <style:text-properties style:font-name="Segoe UI" style:font-name-asian="Times New Roman" style:font-name-complex="Segoe UI" fo:color="#1D2125" fo:language="en" fo:country="GB" style:language-asian="it" style:country-asian="IT"/>
    </style:style>
    <style:style style:name="P2379"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380"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2381"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2382" style:parent-style-name="Normale" style:family="paragraph">
      <style:paragraph-properties style:vertical-align="auto" fo:margin-bottom="0in" style:line-height-at-least="0.1979in" fo:background-color="#000000"/>
      <style:text-properties fo:hyphenate="true"/>
    </style:style>
    <style:style style:name="T238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8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3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8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388" style:parent-style-name="Normale" style:family="paragraph">
      <style:paragraph-properties style:vertical-align="auto" fo:margin-bottom="0in" style:line-height-at-least="0.1979in" fo:background-color="#000000"/>
      <style:text-properties fo:hyphenate="true"/>
    </style:style>
    <style:style style:name="T238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3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9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39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394" style:parent-style-name="Normale" style:family="paragraph">
      <style:paragraph-properties style:vertical-align="auto" fo:margin-bottom="0in" style:line-height-at-least="0.1979in" fo:background-color="#000000"/>
      <style:text-properties fo:hyphenate="true"/>
    </style:style>
    <style:style style:name="T239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3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97"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3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39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4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0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0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0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1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413" style:parent-style-name="Normale" style:family="paragraph">
      <style:paragraph-properties style:vertical-align="auto" fo:margin-bottom="0in" style:line-height-at-least="0.1979in" fo:background-color="#000000"/>
      <style:text-properties style:font-name="Consolas" style:font-name-asian="Times New Roman" fo:color="#DCDCAA" fo:font-size="10.5pt" style:font-size-asian="10.5pt" style:font-size-complex="10.5pt" style:language-asian="it" style:country-asian="IT" fo:hyphenate="true"/>
    </style:style>
    <style:style style:name="P2414" style:parent-style-name="Normale" style:family="paragraph">
      <style:paragraph-properties style:vertical-align="auto" fo:margin-bottom="0in" style:line-height-at-least="0.1979in" fo:background-color="#000000"/>
      <style:text-properties style:font-name="Consolas" style:font-name-asian="Times New Roman" fo:color="#7CA668" fo:font-size="10.5pt" style:font-size-asian="10.5pt" style:font-size-complex="10.5pt" style:language-asian="it" style:country-asian="IT" fo:hyphenate="true"/>
    </style:style>
    <style:style style:name="P2415" style:parent-style-name="Normale" style:family="paragraph">
      <style:paragraph-properties style:vertical-align="auto" fo:margin-bottom="0in" style:line-height-at-least="0.1979in" fo:background-color="#000000"/>
      <style:text-properties fo:hyphenate="true"/>
    </style:style>
    <style:style style:name="T241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41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1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41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2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42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4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2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4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2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42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42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2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3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32" style:parent-style-name="Normale" style:family="paragraph">
      <style:paragraph-properties fo:margin-bottom="0.0694in" fo:line-height="100%"/>
      <style:text-properties style:font-name="Segoe UI" style:font-name-asian="Times New Roman" style:font-name-complex="Segoe UI" fo:font-weight="bold" style:font-weight-asian="bold" fo:color="#1D2125" style:language-asian="it" style:country-asian="IT"/>
    </style:style>
    <style:style style:name="P2433" style:parent-style-name="Normale" style:family="paragraph">
      <style:paragraph-properties fo:margin-bottom="0.0694in" fo:line-height="100%"/>
    </style:style>
    <style:style style:name="T2434" style:parent-style-name="Car.predefinitoparagrafo" style:family="text">
      <style:text-properties style:font-name="Segoe UI" style:font-name-asian="Times New Roman" style:font-name-complex="Segoe UI" fo:color="#1D2125" fo:language="en" fo:country="GB" style:language-asian="it" style:country-asian="IT"/>
    </style:style>
    <style:style style:name="T2435" style:parent-style-name="Car.predefinitoparagrafo" style:family="text">
      <style:text-properties style:font-name="Segoe UI" style:font-name-asian="Times New Roman" style:font-name-complex="Segoe UI" fo:color="#1D2125" fo:language="en" fo:country="GB" style:language-asian="it" style:country-asian="IT"/>
    </style:style>
    <style:style style:name="T2436"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437" style:parent-style-name="Car.predefinitoparagrafo" style:family="text">
      <style:text-properties style:font-name="Segoe UI" style:font-name-asian="Times New Roman" style:font-name-complex="Segoe UI" fo:color="#1D2125" fo:language="en" fo:country="GB" style:language-asian="it" style:country-asian="IT"/>
    </style:style>
    <style:style style:name="P2438"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439"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440"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441" style:parent-style-name="Normale" style:family="paragraph">
      <style:paragraph-properties fo:margin-bottom="0.0694in" fo:line-height="100%"/>
    </style:style>
    <style:style style:name="T2442"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443" style:parent-style-name="Car.predefinitoparagrafo" style:family="text">
      <style:text-properties style:font-name="Segoe UI" style:font-name-asian="Times New Roman" style:font-name-complex="Segoe UI" fo:color="#1D2125" fo:language="en" fo:country="GB" style:language-asian="it" style:country-asian="IT"/>
    </style:style>
    <style:style style:name="P2444"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445" style:parent-style-name="Normale" style:family="paragraph">
      <style:paragraph-properties style:vertical-align="auto" fo:margin-bottom="0in" style:line-height-at-least="0.1979in" fo:background-color="#000000"/>
      <style:text-properties fo:hyphenate="true"/>
    </style:style>
    <style:style style:name="T2446" style:parent-style-name="Car.predefinitoparagrafo" style:family="text">
      <style:text-properties style:font-name="Consolas" style:font-name-asian="Times New Roman" fo:color="#7CA668" fo:font-size="10.5pt" style:font-size-asian="10.5pt" style:font-size-complex="10.5pt" fo:language="en" fo:country="GB" style:language-asian="it" style:country-asian="IT"/>
    </style:style>
    <style:style style:name="P244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448" style:parent-style-name="Normale" style:family="paragraph">
      <style:paragraph-properties style:vertical-align="auto" fo:margin-bottom="0in" style:line-height-at-least="0.1979in" fo:background-color="#000000"/>
      <style:text-properties fo:hyphenate="true"/>
    </style:style>
    <style:style style:name="T2449"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45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451" style:parent-style-name="Car.predefinitoparagrafo" style:family="text">
      <style:text-properties style:font-name="Consolas" style:font-name-asian="Times New Roman" fo:color="#D4D4D4" fo:font-size="10.5pt" style:font-size-asian="10.5pt" style:font-size-complex="10.5pt" fo:language="en" fo:country="GB" style:language-asian="it" style:country-asian="IT"/>
    </style:style>
    <style:style style:name="T245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453"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P2454" style:parent-style-name="Normale" style:family="paragraph">
      <style:paragraph-properties style:vertical-align="auto" fo:margin-bottom="0in" style:line-height-at-least="0.1979in" fo:background-color="#000000"/>
      <style:text-properties fo:hyphenate="true"/>
    </style:style>
    <style:style style:name="T245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4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5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4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45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6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61" style:parent-style-name="Normale" style:family="paragraph">
      <style:paragraph-properties style:vertical-align="auto" fo:margin-bottom="0in" style:line-height-at-least="0.1979in" fo:background-color="#000000"/>
      <style:text-properties fo:hyphenate="true"/>
    </style:style>
    <style:style style:name="T246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4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64"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4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6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4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6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7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7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7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7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7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8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8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4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484" style:parent-style-name="Normale" style:family="paragraph">
      <style:paragraph-properties style:vertical-align="auto" fo:margin-bottom="0in" style:line-height-at-least="0.1979in" fo:background-color="#000000"/>
      <style:text-properties fo:hyphenate="true"/>
    </style:style>
    <style:style style:name="T248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4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87"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4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8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4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9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49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93" style:parent-style-name="Normale" style:family="paragraph">
      <style:paragraph-properties style:vertical-align="auto" fo:margin-bottom="0in" style:line-height-at-least="0.1979in" fo:background-color="#000000"/>
      <style:text-properties fo:hyphenate="true"/>
    </style:style>
    <style:style style:name="T249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49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49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4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49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499" style:parent-style-name="Normale" style:family="paragraph">
      <style:paragraph-properties style:vertical-align="auto" fo:margin-bottom="0in" style:line-height-at-least="0.1979in" fo:background-color="#000000"/>
      <style:text-properties fo:hyphenate="true"/>
    </style:style>
    <style:style style:name="T2500"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5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0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04"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5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0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0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0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5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510" style:parent-style-name="Normale" style:family="paragraph">
      <style:paragraph-properties style:vertical-align="auto" fo:margin-bottom="0in" style:line-height-at-least="0.1979in" fo:background-color="#000000"/>
      <style:text-properties fo:hyphenate="true"/>
    </style:style>
    <style:style style:name="T25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12"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513"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14"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515"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16"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51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18"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51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252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52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2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31" style:parent-style-name="Normale" style:family="paragraph">
      <style:paragraph-properties style:vertical-align="auto" fo:margin-bottom="0in" style:line-height-at-least="0.1979in" fo:background-color="#000000"/>
      <style:text-properties fo:hyphenate="true"/>
    </style:style>
    <style:style style:name="P2532" style:parent-style-name="Normale" style:family="paragraph">
      <style:paragraph-properties style:vertical-align="auto" fo:margin-bottom="0in" style:line-height-at-least="0.1979in" fo:background-color="#000000"/>
      <style:text-properties fo:hyphenate="true"/>
    </style:style>
    <style:style style:name="T253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3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5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3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538" style:parent-style-name="Normale" style:family="paragraph">
      <style:paragraph-properties style:vertical-align="auto" fo:margin-bottom="0in" style:line-height-at-least="0.1979in" fo:background-color="#000000"/>
      <style:text-properties fo:hyphenate="true"/>
    </style:style>
    <style:style style:name="T253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5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4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54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44" style:parent-style-name="Normale" style:family="paragraph">
      <style:paragraph-properties style:vertical-align="auto" fo:margin-bottom="0in" style:line-height-at-least="0.1979in" fo:background-color="#000000"/>
      <style:text-properties fo:hyphenate="true"/>
    </style:style>
    <style:style style:name="T254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47"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5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4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5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5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5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5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5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61"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5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6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6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56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567" style:parent-style-name="Normale" style:family="paragraph">
      <style:paragraph-properties style:vertical-align="auto" fo:margin-bottom="0in" style:line-height-at-least="0.1979in" fo:background-color="#000000"/>
      <style:text-properties fo:hyphenate="true"/>
    </style:style>
    <style:style style:name="T256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7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5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7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5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7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5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576" style:parent-style-name="Normale" style:family="paragraph">
      <style:paragraph-properties style:vertical-align="auto" fo:margin-bottom="0in" style:line-height-at-least="0.1979in" fo:background-color="#000000"/>
      <style:text-properties fo:hyphenate="true"/>
    </style:style>
    <style:style style:name="T257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5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7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81"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5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8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5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85"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5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587" style:parent-style-name="Normale" style:family="paragraph">
      <style:paragraph-properties style:vertical-align="auto" fo:margin-bottom="0in" style:line-height-at-least="0.1979in" fo:background-color="#000000"/>
      <style:text-properties fo:hyphenate="true"/>
    </style:style>
    <style:style style:name="T25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589"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59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91"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59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93"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59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95" style:parent-style-name="Car.predefinitoparagrafo" style:family="text">
      <style:text-properties style:font-name="Consolas" style:font-name-asian="Times New Roman" fo:color="#4EC9B0" fo:font-size="10.5pt" style:font-size-asian="10.5pt" style:font-size-complex="10.5pt" fo:language="en" fo:country="GB" style:language-asian="it" style:country-asian="IT"/>
    </style:style>
    <style:style style:name="T259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97"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59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599"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260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01"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0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03"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260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05"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0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2607" style:parent-style-name="Normale" style:family="paragraph">
      <style:paragraph-properties style:vertical-align="auto" fo:margin-bottom="0in" style:line-height-at-least="0.1979in" fo:background-color="#000000"/>
      <style:text-properties fo:language="en" fo:country="GB" fo:hyphenate="true"/>
    </style:style>
    <style:style style:name="P2608" style:parent-style-name="Normale" style:family="paragraph">
      <style:paragraph-properties style:vertical-align="auto" fo:margin-bottom="0in" style:line-height-at-least="0.1979in" fo:background-color="#000000"/>
      <style:text-properties fo:hyphenate="true"/>
    </style:style>
    <style:style style:name="P2609" style:parent-style-name="Normale" style:family="paragraph">
      <style:paragraph-properties style:vertical-align="auto" fo:margin-bottom="0in" style:line-height-at-least="0.1979in" fo:background-color="#000000"/>
      <style:text-properties fo:hyphenate="true"/>
    </style:style>
    <style:style style:name="P2610" style:parent-style-name="Normale" style:family="paragraph">
      <style:paragraph-properties style:vertical-align="auto" fo:margin-bottom="0in" style:line-height-at-least="0.1979in" fo:background-color="#000000"/>
      <style:text-properties fo:hyphenate="true"/>
    </style:style>
    <style:style style:name="P2611" style:parent-style-name="Normale" style:family="paragraph">
      <style:paragraph-properties style:vertical-align="auto" fo:margin-bottom="0in" style:line-height-at-least="0.1979in" fo:background-color="#000000"/>
      <style:text-properties fo:hyphenate="true"/>
    </style:style>
    <style:style style:name="P2612" style:parent-style-name="Normale" style:family="paragraph">
      <style:paragraph-properties style:vertical-align="auto" fo:margin-bottom="0in" style:line-height-at-least="0.1979in" fo:background-color="#000000"/>
      <style:text-properties fo:hyphenate="true"/>
    </style:style>
    <style:style style:name="T2613" style:parent-style-name="hljs-keyword" style:family="text">
      <style:text-properties fo:language="en" fo:country="GB"/>
    </style:style>
    <style:style style:name="P2614"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615" style:parent-style-name="Normale" style:family="paragraph">
      <style:paragraph-properties fo:margin-bottom="0.0694in" fo:line-height="100%"/>
    </style:style>
    <style:style style:name="T2616" style:parent-style-name="Car.predefinitoparagrafo" style:family="text">
      <style:text-properties style:font-name="Segoe UI" style:font-name-asian="Times New Roman" style:font-name-complex="Segoe UI" fo:color="#1D2125" fo:language="en" fo:country="GB" style:language-asian="it" style:country-asian="IT"/>
    </style:style>
    <style:style style:name="T2617"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618" style:parent-style-name="Car.predefinitoparagrafo" style:family="text">
      <style:text-properties style:font-name="Segoe UI" style:font-name-asian="Times New Roman" style:font-name-complex="Segoe UI" fo:color="#1D2125" fo:language="en" fo:country="GB" style:language-asian="it" style:country-asian="IT"/>
    </style:style>
    <style:style style:name="P2619"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620" style:parent-style-name="Normale" style:family="paragraph">
      <style:paragraph-properties style:vertical-align="auto" fo:margin-bottom="0in" style:line-height-at-least="0.1979in" fo:background-color="#000000"/>
      <style:text-properties fo:hyphenate="true"/>
    </style:style>
    <style:style style:name="T262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6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62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6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62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626" style:parent-style-name="Normale" style:family="paragraph">
      <style:paragraph-properties style:vertical-align="auto" fo:margin-bottom="0in" style:line-height-at-least="0.1979in" fo:background-color="#000000"/>
      <style:text-properties fo:hyphenate="true"/>
    </style:style>
    <style:style style:name="T262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62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62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6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63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632" style:parent-style-name="Normale" style:family="paragraph">
      <style:paragraph-properties style:vertical-align="auto" fo:margin-bottom="0in" style:line-height-at-least="0.1979in" fo:background-color="#000000"/>
      <style:text-properties fo:hyphenate="true"/>
    </style:style>
    <style:style style:name="T2633"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3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35" style:parent-style-name="Car.predefinitoparagrafo" style:family="text">
      <style:text-properties style:font-name="Consolas" style:font-name-asian="Times New Roman" fo:color="#4EC9B0" fo:font-size="10.5pt" style:font-size-asian="10.5pt" style:font-size-complex="10.5pt" fo:language="en" fo:country="GB" style:language-asian="it" style:country-asian="IT"/>
    </style:style>
    <style:style style:name="T263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37" style:parent-style-name="Car.predefinitoparagrafo" style:family="text">
      <style:text-properties style:font-name="Consolas" style:font-name-asian="Times New Roman" fo:color="#D4D4D4" fo:font-size="10.5pt" style:font-size-asian="10.5pt" style:font-size-complex="10.5pt" fo:language="en" fo:country="GB" style:language-asian="it" style:country-asian="IT"/>
    </style:style>
    <style:style style:name="T263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39"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4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41"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264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43"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4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45"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264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47"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4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49"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265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51"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5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53"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265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55"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5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57"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265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2659" style:parent-style-name="Normale" style:family="paragraph">
      <style:paragraph-properties style:vertical-align="auto" fo:margin-bottom="0in" style:line-height-at-least="0.1979in" fo:background-color="#000000"/>
      <style:text-properties fo:hyphenate="true"/>
    </style:style>
    <style:style style:name="T2660"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266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62"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63"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64"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65"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66"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266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68"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6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70"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67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72" style:parent-style-name="Car.predefinitoparagrafo" style:family="text">
      <style:text-properties style:font-name="Consolas" style:font-name-asian="Times New Roman" fo:color="#7CA668" fo:font-size="10.5pt" style:font-size-asian="10.5pt" style:font-size-complex="10.5pt" fo:language="en" fo:country="GB" style:language-asian="it" style:country-asian="IT"/>
    </style:style>
    <style:style style:name="P2673" style:parent-style-name="Normale" style:family="paragraph">
      <style:paragraph-properties style:vertical-align="auto" fo:margin-bottom="0in" style:line-height-at-least="0.1979in" fo:background-color="#000000"/>
      <style:text-properties fo:hyphenate="true"/>
    </style:style>
    <style:style style:name="T267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75" style:parent-style-name="Car.predefinitoparagrafo" style:family="text">
      <style:text-properties style:font-name="Consolas" style:font-name-asian="Times New Roman" fo:color="#DCDCAA" fo:font-size="10.5pt" style:font-size-asian="10.5pt" style:font-size-complex="10.5pt" fo:language="en" fo:country="GB" style:language-asian="it" style:country-asian="IT"/>
    </style:style>
    <style:style style:name="T267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2677" style:parent-style-name="Car.predefinitoparagrafo" style:family="text">
      <style:text-properties style:font-name="Consolas" style:font-name-asian="Times New Roman" fo:color="#569CD6" fo:font-size="10.5pt" style:font-size-asian="10.5pt" style:font-size-complex="10.5pt" fo:language="en" fo:country="GB" style:language-asian="it" style:country-asian="IT"/>
    </style:style>
    <style:style style:name="T2678"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79" style:parent-style-name="Car.predefinitoparagrafo" style:family="text">
      <style:text-properties style:font-name="Consolas" style:font-name-asian="Times New Roman" fo:color="#569CD6" fo:font-size="10.5pt" style:font-size-asian="10.5pt" style:font-size-complex="10.5pt" fo:language="en" fo:country="GB" style:language-asian="it" style:country-asian="IT"/>
    </style:style>
    <style:style style:name="T2680"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81" style:parent-style-name="Car.predefinitoparagrafo" style:family="text">
      <style:text-properties style:font-name="Consolas" style:font-name-asian="Times New Roman" fo:color="#569CD6" fo:font-size="10.5pt" style:font-size-asian="10.5pt" style:font-size-complex="10.5pt" fo:language="en" fo:country="GB" style:language-asian="it" style:country-asian="IT"/>
    </style:style>
    <style:style style:name="T2682"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83" style:parent-style-name="Car.predefinitoparagrafo" style:family="text">
      <style:text-properties style:font-name="Consolas" style:font-name-asian="Times New Roman" fo:color="#569CD6" fo:font-size="10.5pt" style:font-size-asian="10.5pt" style:font-size-complex="10.5pt" fo:language="en" fo:country="GB" style:language-asian="it" style:country-asian="IT"/>
    </style:style>
    <style:style style:name="T2684"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2685" style:parent-style-name="Car.predefinitoparagrafo" style:family="text">
      <style:text-properties style:font-name="Consolas" style:font-name-asian="Times New Roman" fo:color="#569CD6" fo:font-size="10.5pt" style:font-size-asian="10.5pt" style:font-size-complex="10.5pt" fo:language="en" fo:country="GB" style:language-asian="it" style:country-asian="IT"/>
    </style:style>
    <style:style style:name="T2686"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268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268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68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69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69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269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69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69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69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696"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2697" style:parent-style-name="Normale" style:family="paragraph">
      <style:paragraph-properties fo:margin-bottom="0.0694in" fo:line-height="100%"/>
    </style:style>
    <style:style style:name="T2698" style:parent-style-name="Car.predefinitoparagrafo" style:family="text">
      <style:text-properties style:font-name="Segoe UI" style:font-name-asian="Times New Roman" style:font-name-complex="Segoe UI" fo:color="#1D2125" fo:language="en" fo:country="GB" style:language-asian="it" style:country-asian="IT"/>
    </style:style>
    <style:style style:name="T2699"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700" style:parent-style-name="Car.predefinitoparagrafo" style:family="text">
      <style:text-properties style:font-name="Segoe UI" style:font-name-asian="Times New Roman" style:font-name-complex="Segoe UI" fo:color="#1D2125" fo:language="en" fo:country="GB" style:language-asian="it" style:country-asian="IT"/>
    </style:style>
    <style:style style:name="T2701" style:parent-style-name="Car.predefinitoparagrafo" style:family="text">
      <style:text-properties style:font-name="Segoe UI" style:font-name-asian="Times New Roman" style:font-name-complex="Segoe UI" fo:color="#1D2125" fo:language="en" fo:country="GB" style:language-asian="it" style:country-asian="IT"/>
    </style:style>
    <style:style style:name="T2702" style:parent-style-name="Car.predefinitoparagrafo" style:family="text">
      <style:text-properties style:font-name="Segoe UI" style:font-name-asian="Times New Roman" style:font-name-complex="Segoe UI" fo:color="#1D2125" fo:language="en" fo:country="GB" style:language-asian="it" style:country-asian="IT"/>
    </style:style>
    <style:style style:name="P2703"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704" style:parent-style-name="Normale" style:family="paragraph">
      <style:paragraph-properties style:vertical-align="auto" fo:margin-bottom="0in" style:line-height-at-least="0.1979in" fo:background-color="#000000"/>
      <style:text-properties fo:hyphenate="true"/>
    </style:style>
    <style:style style:name="T27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2706" style:parent-style-name="Normale" style:family="paragraph">
      <style:paragraph-properties style:vertical-align="auto" fo:margin-bottom="0in" style:line-height-at-least="0.1979in" fo:background-color="#000000"/>
      <style:text-properties style:font-name="Consolas" style:font-name-asian="Times New Roman" fo:color="#9CDCFE" fo:font-size="10.5pt" style:font-size-asian="10.5pt" style:font-size-complex="10.5pt" style:language-asian="it" style:country-asian="IT" fo:hyphenate="true"/>
    </style:style>
    <style:style style:name="P2707" style:parent-style-name="Normale" style:family="paragraph">
      <style:paragraph-properties style:vertical-align="auto" fo:margin-bottom="0in" style:line-height-at-least="0.1979in" fo:background-color="#000000"/>
      <style:text-properties fo:hyphenate="true"/>
    </style:style>
    <style:style style:name="T270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1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7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1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71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1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1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1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1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1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2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2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2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2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2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2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3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3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734" style:parent-style-name="Normale" style:family="paragraph">
      <style:paragraph-properties style:vertical-align="auto" fo:margin-bottom="0in" style:line-height-at-least="0.1979in" fo:background-color="#000000"/>
      <style:text-properties style:font-name="Consolas" style:font-name-asian="Times New Roman" fo:color="#C586C0" fo:font-size="10.5pt" style:font-size-asian="10.5pt" style:font-size-complex="10.5pt" style:language-asian="it" style:country-asian="IT" fo:hyphenate="true"/>
    </style:style>
    <style:style style:name="P2735" style:parent-style-name="Normale" style:family="paragraph">
      <style:paragraph-properties style:vertical-align="auto" fo:margin-bottom="0in" style:line-height-at-least="0.1979in" fo:background-color="#000000"/>
      <style:text-properties fo:hyphenate="true"/>
    </style:style>
    <style:style style:name="T2736"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7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3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3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4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42"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7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4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46"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7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748" style:parent-style-name="Normale" style:family="paragraph">
      <style:paragraph-properties style:vertical-align="auto" fo:margin-bottom="0in" style:line-height-at-least="0.1979in" fo:background-color="#000000"/>
      <style:text-properties fo:hyphenate="true"/>
    </style:style>
    <style:style style:name="T27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50"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7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5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7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5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75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5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75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5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75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6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76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76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6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7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8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781"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2782" style:parent-style-name="Normale" style:family="paragraph">
      <style:paragraph-properties fo:margin-bottom="0.0694in" fo:line-height="100%"/>
    </style:style>
    <style:style style:name="P2783" style:parent-style-name="Normale" style:family="paragraph">
      <style:paragraph-properties fo:margin-bottom="0.0694in" fo:line-height="100%"/>
    </style:style>
    <style:style style:name="T2784"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785" style:parent-style-name="Car.predefinitoparagrafo" style:family="text">
      <style:text-properties style:font-name="Segoe UI" style:font-name-asian="Times New Roman" style:font-name-complex="Segoe UI" fo:color="#1D2125" fo:language="en" fo:country="GB" style:language-asian="it" style:country-asian="IT"/>
    </style:style>
    <style:style style:name="P2786"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787" style:parent-style-name="Normale" style:family="paragraph">
      <style:paragraph-properties style:vertical-align="auto" fo:margin-bottom="0in" style:line-height-at-least="0.1979in" fo:background-color="#000000"/>
      <style:text-properties fo:hyphenate="true"/>
    </style:style>
    <style:style style:name="T278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78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9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79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9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79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9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9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9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79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79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0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0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0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04"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80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0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0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0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810" style:parent-style-name="Normale" style:family="paragraph">
      <style:paragraph-properties style:vertical-align="auto" fo:margin-bottom="0in" style:line-height-at-least="0.1979in" fo:background-color="#000000"/>
      <style:text-properties fo:hyphenate="true"/>
    </style:style>
    <style:style style:name="T281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13"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8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1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8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1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2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2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2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2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27"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82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2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3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833" style:parent-style-name="Normale" style:family="paragraph">
      <style:paragraph-properties style:vertical-align="auto" fo:margin-bottom="0in" style:line-height-at-least="0.1979in" fo:background-color="#000000"/>
      <style:text-properties fo:hyphenate="true"/>
    </style:style>
    <style:style style:name="T283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36"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8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3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83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4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4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4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4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4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50" style:parent-style-name="Car.predefinitoparagrafo" style:family="text">
      <style:text-properties style:font-name="Consolas" style:font-name-asian="Times New Roman" fo:color="#B5CEA8" fo:font-size="10.5pt" style:font-size-asian="10.5pt" style:font-size-complex="10.5pt" style:language-asian="it" style:country-asian="IT"/>
    </style:style>
    <style:style style:name="T285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5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5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5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5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85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857" style:parent-style-name="Normale" style:family="paragraph">
      <style:paragraph-properties style:vertical-align="auto" fo:margin-bottom="0in" style:line-height-at-least="0.1979in" fo:background-color="#000000"/>
      <style:text-properties fo:hyphenate="true"/>
    </style:style>
    <style:style style:name="T285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5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6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86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62"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8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6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6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6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6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6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6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870"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871" style:parent-style-name="Normale" style:family="paragraph">
      <style:paragraph-properties style:vertical-align="auto" fo:margin-bottom="0in" style:line-height-at-least="0.1979in" fo:background-color="#000000"/>
      <style:text-properties fo:hyphenate="true"/>
    </style:style>
    <style:style style:name="T2872"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8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7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76"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28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7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7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880" style:parent-style-name="Normale" style:family="paragraph">
      <style:paragraph-properties style:vertical-align="auto" fo:margin-bottom="0in" style:line-height-at-least="0.1979in" fo:background-color="#000000"/>
      <style:text-properties fo:hyphenate="true"/>
    </style:style>
    <style:style style:name="T288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8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288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8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88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8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88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8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9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89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9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89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89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9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89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89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89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0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90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9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0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90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0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90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90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1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1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291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91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1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1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1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1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2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2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22" style:parent-style-name="Normale" style:family="paragraph">
      <style:paragraph-properties fo:margin-bottom="0.0694in" fo:line-height="100%"/>
    </style:style>
    <style:style style:name="P2923" style:parent-style-name="Normale" style:family="paragraph">
      <style:paragraph-properties fo:margin-bottom="0.0694in" fo:line-height="100%"/>
    </style:style>
    <style:style style:name="T2924"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2925" style:parent-style-name="Car.predefinitoparagrafo" style:family="text">
      <style:text-properties style:font-name="Segoe UI" style:font-name-asian="Times New Roman" style:font-name-complex="Segoe UI" fo:color="#1D2125" fo:language="en" fo:country="GB" style:language-asian="it" style:country-asian="IT"/>
    </style:style>
    <style:style style:name="T2926" style:parent-style-name="Car.predefinitoparagrafo" style:family="text">
      <style:text-properties style:font-name="Segoe UI" style:font-name-asian="Times New Roman" style:font-name-complex="Segoe UI" fo:color="#1D2125" fo:language="en" fo:country="GB" style:language-asian="it" style:country-asian="IT"/>
    </style:style>
    <style:style style:name="P2927"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2928" style:parent-style-name="Normale" style:family="paragraph">
      <style:paragraph-properties style:vertical-align="auto" fo:margin-bottom="0in" style:line-height-at-least="0.1979in" fo:background-color="#000000"/>
      <style:text-properties fo:hyphenate="true"/>
    </style:style>
    <style:style style:name="T2929"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293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2931" style:parent-style-name="Normale" style:family="paragraph">
      <style:paragraph-properties style:vertical-align="auto" fo:margin-bottom="0in" style:line-height-at-least="0.1979in" fo:background-color="#000000"/>
      <style:text-properties fo:hyphenate="true"/>
    </style:style>
    <style:style style:name="T293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9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34"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93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9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3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3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4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4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4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4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4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5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5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5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957" style:parent-style-name="Normale" style:family="paragraph">
      <style:paragraph-properties style:vertical-align="auto" fo:margin-bottom="0in" style:line-height-at-least="0.1979in" fo:background-color="#000000"/>
      <style:text-properties fo:hyphenate="true"/>
    </style:style>
    <style:style style:name="T295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95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60"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96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9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6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6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6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6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6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7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7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7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7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7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7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7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7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7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8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2983" style:parent-style-name="Normale" style:family="paragraph">
      <style:paragraph-properties style:vertical-align="auto" fo:margin-bottom="0in" style:line-height-at-least="0.1979in" fo:background-color="#000000"/>
      <style:text-properties fo:hyphenate="true"/>
    </style:style>
    <style:style style:name="T298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298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86"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298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29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8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9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9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9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9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29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299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0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0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009" style:parent-style-name="Normale" style:family="paragraph">
      <style:paragraph-properties style:vertical-align="auto" fo:margin-bottom="0in" style:line-height-at-least="0.1979in" fo:background-color="#000000"/>
      <style:text-properties fo:hyphenate="true"/>
    </style:style>
    <style:style style:name="T301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1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12"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01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0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1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1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2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2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2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2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2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2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2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3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3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035"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036" style:parent-style-name="Normale" style:family="paragraph">
      <style:paragraph-properties style:vertical-align="auto" fo:margin-bottom="0in" style:line-height-at-least="0.1979in" fo:background-color="#000000"/>
      <style:text-properties fo:hyphenate="true"/>
    </style:style>
    <style:style style:name="T30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39"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040"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0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4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4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4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4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4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4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4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05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051" style:parent-style-name="Normale" style:family="paragraph">
      <style:paragraph-properties style:vertical-align="auto" fo:margin-bottom="0in" style:line-height-at-least="0.1979in" fo:background-color="#000000"/>
      <style:text-properties fo:hyphenate="true"/>
    </style:style>
    <style:style style:name="T3052"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05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5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5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56"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05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5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5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060" style:parent-style-name="Normale" style:family="paragraph">
      <style:paragraph-properties style:vertical-align="auto" fo:margin-bottom="0in" style:line-height-at-least="0.1979in" fo:background-color="#000000"/>
      <style:text-properties fo:hyphenate="true"/>
    </style:style>
    <style:style style:name="T306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62"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06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6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6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6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6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7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7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7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7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7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7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7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7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7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7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8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8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8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8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8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8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8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8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9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9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9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9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9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09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0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9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0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09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0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0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10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0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1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11"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3112"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3113" style:parent-style-name="Normale" style:family="paragraph">
      <style:paragraph-properties style:vertical-align="auto" fo:margin-bottom="0in" style:line-height-at-least="0.1979in" fo:background-color="#000000"/>
      <style:text-properties fo:hyphenate="true"/>
    </style:style>
    <style:style style:name="T3114"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11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1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1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1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1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2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2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2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2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2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2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3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3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3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3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3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3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3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3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4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4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4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4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4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14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147"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3148" style:parent-style-name="Normale" style:family="paragraph">
      <style:paragraph-properties fo:margin-bottom="0.0694in" fo:line-height="100%"/>
    </style:style>
    <style:style style:name="T3149" style:parent-style-name="Car.predefinitoparagrafo" style:family="text">
      <style:text-properties style:font-name="Segoe UI" style:font-name-asian="Times New Roman" style:font-name-complex="Segoe UI" fo:color="#1D2125" style:language-asian="it" style:country-asian="IT"/>
    </style:style>
    <style:style style:name="T3150"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151" style:parent-style-name="Car.predefinitoparagrafo" style:family="text">
      <style:text-properties style:font-name="Segoe UI" style:font-name-asian="Times New Roman" style:font-name-complex="Segoe UI" fo:color="#1D2125" style:language-asian="it" style:country-asian="IT"/>
    </style:style>
    <style:style style:name="T3152" style:parent-style-name="Car.predefinitoparagrafo" style:family="text">
      <style:text-properties style:font-name="Segoe UI" style:font-name-asian="Times New Roman" style:font-name-complex="Segoe UI" fo:font-weight="bold" style:font-weight-asian="bold" fo:color="#1D2125" style:language-asian="it" style:country-asian="IT"/>
    </style:style>
    <style:style style:name="T3153" style:parent-style-name="Car.predefinitoparagrafo" style:family="text">
      <style:text-properties style:font-name="Segoe UI" style:font-name-asian="Times New Roman" style:font-name-complex="Segoe UI" fo:color="#1D2125" style:language-asian="it" style:country-asian="IT"/>
    </style:style>
    <style:style style:name="P3154" style:parent-style-name="Normale" style:family="paragraph">
      <style:paragraph-properties fo:margin-bottom="0.0694in" fo:line-height="100%"/>
    </style:style>
    <style:style style:name="P3155" style:parent-style-name="Normale" style:family="paragraph">
      <style:paragraph-properties fo:margin-bottom="0.0694in" fo:line-height="100%"/>
    </style:style>
    <style:style style:name="T3156"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3157" style:parent-style-name="Car.predefinitoparagrafo" style:family="text">
      <style:text-properties style:font-name="Segoe UI" style:font-name-asian="Times New Roman" style:font-name-complex="Segoe UI" fo:color="#1D2125" fo:language="en" fo:country="GB" style:language-asian="it" style:country-asian="IT"/>
    </style:style>
    <style:style style:name="P3158"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3159" style:parent-style-name="Normale" style:family="paragraph">
      <style:paragraph-properties style:vertical-align="auto" fo:margin-bottom="0in" style:line-height-at-least="0.1979in" fo:background-color="#000000"/>
      <style:text-properties fo:hyphenate="true"/>
    </style:style>
    <style:style style:name="T3160"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316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62" style:parent-style-name="Normale" style:family="paragraph">
      <style:paragraph-properties style:vertical-align="auto" fo:margin-bottom="0in" style:line-height-at-least="0.1979in" fo:background-color="#000000"/>
      <style:text-properties fo:hyphenate="true"/>
    </style:style>
    <style:style style:name="T316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6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65"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16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6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1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6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7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7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7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7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7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7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7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7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7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181" style:parent-style-name="Normale" style:family="paragraph">
      <style:paragraph-properties style:vertical-align="auto" fo:margin-bottom="0.1666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82" style:parent-style-name="Normale" style:family="paragraph">
      <style:paragraph-properties style:vertical-align="auto" fo:margin-bottom="0in" style:line-height-at-least="0.1979in" fo:background-color="#000000"/>
      <style:text-properties fo:hyphenate="true"/>
    </style:style>
    <style:style style:name="T318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1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8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8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8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1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8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1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9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9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1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19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196" style:parent-style-name="Normale" style:family="paragraph">
      <style:paragraph-properties style:vertical-align="auto" fo:margin-bottom="0in" style:line-height-at-least="0.1979in" fo:background-color="#000000"/>
      <style:text-properties fo:hyphenate="true"/>
    </style:style>
    <style:style style:name="T319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1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19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2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0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2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20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06" style:parent-style-name="Normale" style:family="paragraph">
      <style:paragraph-properties style:vertical-align="auto" fo:margin-bottom="0in" style:line-height-at-least="0.1979in" fo:background-color="#000000"/>
      <style:text-properties fo:hyphenate="true"/>
    </style:style>
    <style:style style:name="T320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2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0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1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1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215" style:parent-style-name="Normale" style:family="paragraph">
      <style:paragraph-properties style:vertical-align="auto" fo:margin-bottom="0in" style:line-height-at-least="0.1979in" fo:background-color="#000000"/>
      <style:text-properties fo:hyphenate="true"/>
    </style:style>
    <style:style style:name="T32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17"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2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1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2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2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22"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2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2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2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2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2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3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3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3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233" style:parent-style-name="Normale" style:family="paragraph">
      <style:paragraph-properties style:vertical-align="auto" fo:margin-bottom="0in" style:line-height-at-least="0.1979in" fo:background-color="#000000"/>
      <style:text-properties fo:hyphenate="true"/>
    </style:style>
    <style:style style:name="T3234"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2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236" style:parent-style-name="Normale" style:family="paragraph">
      <style:paragraph-properties style:vertical-align="auto" fo:margin-bottom="0in" style:line-height-at-least="0.1979in" fo:background-color="#000000"/>
      <style:text-properties fo:hyphenate="true"/>
    </style:style>
    <style:style style:name="T32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3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23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24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4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4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4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24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24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2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24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4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4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text-underline-type="single" style:text-underline-style="solid" style:text-underline-width="auto" style:text-underline-mode="continuous" style:language-asian="it" style:country-asian="IT" fo:hyphenate="true"/>
    </style:style>
    <style:style style:name="P325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5" style:parent-style-name="Normale" style:family="paragraph">
      <style:paragraph-properties style:vertical-align="auto" fo:margin-bottom="0in" style:line-height-at-least="0.1979in" fo:background-color="#000000"/>
      <style:text-properties fo:hyphenate="true"/>
    </style:style>
    <style:style style:name="T3256" style:parent-style-name="Car.predefinitoparagrafo" style:family="text">
      <style:text-properties style:font-name="Consolas" style:font-name-asian="Times New Roman" fo:color="#FFFFFF" fo:font-size="10.5pt" style:font-size-asian="10.5pt" style:font-size-complex="10.5pt" style:text-underline-type="single" style:text-underline-style="solid" style:text-underline-width="auto" style:text-underline-mode="continuous" style:language-asian="it" style:country-asian="IT"/>
    </style:style>
    <style:style style:name="P325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59" style:parent-style-name="Normale" style:family="paragraph">
      <style:paragraph-properties fo:margin-bottom="0.0694in" fo:line-height="100%"/>
      <style:text-properties style:font-name="Segoe UI" style:font-name-asian="Times New Roman" style:font-name-complex="Segoe UI" fo:color="#1D2125" style:language-asian="it" style:country-asian="IT"/>
    </style:style>
    <style:style style:name="P3260" style:parent-style-name="Normale" style:family="paragraph">
      <style:paragraph-properties fo:margin-bottom="0.0694in" fo:line-height="100%"/>
    </style:style>
    <style:style style:name="T3261" style:parent-style-name="Car.predefinitoparagrafo" style:family="text">
      <style:text-properties style:font-name="Segoe UI" style:font-name-asian="Times New Roman" style:font-name-complex="Segoe UI" fo:color="#1D2125" fo:language="en" fo:country="GB" style:language-asian="it" style:country-asian="IT"/>
    </style:style>
    <style:style style:name="T3262"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3263" style:parent-style-name="Car.predefinitoparagrafo" style:family="text">
      <style:text-properties style:font-name="Segoe UI" style:font-name-asian="Times New Roman" style:font-name-complex="Segoe UI" fo:color="#1D2125" fo:language="en" fo:country="GB" style:language-asian="it" style:country-asian="IT"/>
    </style:style>
    <style:style style:name="P3264" style:parent-style-name="Normale" style:family="paragraph">
      <style:paragraph-properties fo:margin-bottom="0.0694in" fo:line-height="100%"/>
      <style:text-properties style:font-name="Segoe UI" style:font-name-asian="Times New Roman" style:font-name-complex="Segoe UI" fo:color="#1D2125" fo:language="en" fo:country="GB" style:language-asian="it" style:country-asian="IT"/>
    </style:style>
    <style:style style:name="P3265" style:parent-style-name="Normale" style:family="paragraph">
      <style:paragraph-properties style:vertical-align="auto" fo:margin-bottom="0in" style:line-height-at-least="0.1979in" fo:background-color="#000000"/>
      <style:text-properties fo:hyphenate="true"/>
    </style:style>
    <style:style style:name="T326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P326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268" style:parent-style-name="Normale" style:family="paragraph">
      <style:paragraph-properties style:vertical-align="auto" fo:margin-bottom="0in" style:line-height-at-least="0.1979in" fo:background-color="#000000"/>
      <style:text-properties fo:hyphenate="true"/>
    </style:style>
    <style:style style:name="T3269"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327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71" style:parent-style-name="Car.predefinitoparagrafo" style:family="text">
      <style:text-properties style:font-name="Consolas" style:font-name-asian="Times New Roman" fo:color="#4EC9B0" fo:font-size="10.5pt" style:font-size-asian="10.5pt" style:font-size-complex="10.5pt" fo:language="en" fo:country="GB" style:language-asian="it" style:country-asian="IT"/>
    </style:style>
    <style:style style:name="T327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73" style:parent-style-name="Car.predefinitoparagrafo" style:family="text">
      <style:text-properties style:font-name="Consolas" style:font-name-asian="Times New Roman" fo:color="#D4D4D4" fo:font-size="10.5pt" style:font-size-asian="10.5pt" style:font-size-complex="10.5pt" fo:language="en" fo:country="GB" style:language-asian="it" style:country-asian="IT"/>
    </style:style>
    <style:style style:name="T327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75"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27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77"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27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79"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28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81"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28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83"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28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85"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286"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87"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288"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89"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290"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91"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292"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93"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294"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3295" style:parent-style-name="Normale" style:family="paragraph">
      <style:paragraph-properties style:vertical-align="auto" fo:margin-bottom="0in" style:line-height-at-least="0.1979in" fo:background-color="#000000"/>
      <style:text-properties fo:hyphenate="true"/>
    </style:style>
    <style:style style:name="T3296"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329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298" style:parent-style-name="Car.predefinitoparagrafo" style:family="text">
      <style:text-properties style:font-name="Consolas" style:font-name-asian="Times New Roman" fo:color="#4EC9B0" fo:font-size="10.5pt" style:font-size-asian="10.5pt" style:font-size-complex="10.5pt" fo:language="en" fo:country="GB" style:language-asian="it" style:country-asian="IT"/>
    </style:style>
    <style:style style:name="T329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00" style:parent-style-name="Car.predefinitoparagrafo" style:family="text">
      <style:text-properties style:font-name="Consolas" style:font-name-asian="Times New Roman" fo:color="#D4D4D4" fo:font-size="10.5pt" style:font-size-asian="10.5pt" style:font-size-complex="10.5pt" fo:language="en" fo:country="GB" style:language-asian="it" style:country-asian="IT"/>
    </style:style>
    <style:style style:name="T330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02"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303"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04"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305"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06"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30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08"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30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10"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31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12"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313"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14"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315"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16"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31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18" style:parent-style-name="Car.predefinitoparagrafo" style:family="text">
      <style:text-properties style:font-name="Consolas" style:font-name-asian="Times New Roman" fo:color="#CE9178" fo:font-size="10.5pt" style:font-size-asian="10.5pt" style:font-size-complex="10.5pt" fo:language="en" fo:country="GB" style:language-asian="it" style:country-asian="IT"/>
    </style:style>
    <style:style style:name="T331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20" style:parent-style-name="Car.predefinitoparagrafo" style:family="text">
      <style:text-properties style:font-name="Consolas" style:font-name-asian="Times New Roman" fo:color="#B5CEA8" fo:font-size="10.5pt" style:font-size-asian="10.5pt" style:font-size-complex="10.5pt" fo:language="en" fo:country="GB" style:language-asian="it" style:country-asian="IT"/>
    </style:style>
    <style:style style:name="T332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332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23" style:parent-style-name="Normale" style:family="paragraph">
      <style:paragraph-properties style:vertical-align="auto" fo:margin-bottom="0in" style:line-height-at-least="0.1979in" fo:background-color="#000000"/>
      <style:text-properties fo:hyphenate="true"/>
    </style:style>
    <style:style style:name="T3324"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3325"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26"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3327"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28" style:parent-style-name="Car.predefinitoparagrafo" style:family="text">
      <style:text-properties style:font-name="Consolas" style:font-name-asian="Times New Roman" fo:color="#C586C0" fo:font-size="10.5pt" style:font-size-asian="10.5pt" style:font-size-complex="10.5pt" fo:language="en" fo:country="GB" style:language-asian="it" style:country-asian="IT"/>
    </style:style>
    <style:style style:name="T3329"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30" style:parent-style-name="Car.predefinitoparagrafo" style:family="text">
      <style:text-properties style:font-name="Consolas" style:font-name-asian="Times New Roman" fo:color="#9CDCFE" fo:font-size="10.5pt" style:font-size-asian="10.5pt" style:font-size-complex="10.5pt" fo:language="en" fo:country="GB" style:language-asian="it" style:country-asian="IT"/>
    </style:style>
    <style:style style:name="T3331"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P3332" style:parent-style-name="Normale" style:family="paragraph">
      <style:paragraph-properties style:vertical-align="auto" fo:margin-bottom="0in" style:line-height-at-least="0.1979in" fo:background-color="#000000"/>
      <style:text-properties fo:hyphenate="true"/>
    </style:style>
    <style:style style:name="T3333" style:parent-style-name="Car.predefinitoparagrafo" style:family="text">
      <style:text-properties style:font-name="Consolas" style:font-name-asian="Times New Roman" fo:color="#FFFFFF" fo:font-size="10.5pt" style:font-size-asian="10.5pt" style:font-size-complex="10.5pt" fo:language="en" fo:country="GB" style:language-asian="it" style:country-asian="IT"/>
    </style:style>
    <style:style style:name="T3334"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3335" style:parent-style-name="Normale" style:family="paragraph">
      <style:paragraph-properties style:vertical-align="auto" fo:margin-bottom="0in" style:line-height-at-least="0.1979in" fo:background-color="#000000"/>
      <style:text-properties fo:hyphenate="true"/>
    </style:style>
    <style:style style:name="T33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3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3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3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4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4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345" style:parent-style-name="Normale" style:family="paragraph">
      <style:paragraph-properties style:vertical-align="auto" fo:margin-bottom="0in" style:line-height-at-least="0.1979in" fo:background-color="#000000"/>
      <style:text-properties fo:hyphenate="true"/>
    </style:style>
    <style:style style:name="T33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4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4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3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5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5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35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356" style:parent-style-name="Normale" style:family="paragraph">
      <style:paragraph-properties style:vertical-align="auto" fo:margin-bottom="0in" style:line-height-at-least="0.1979in" fo:background-color="#000000"/>
      <style:text-properties fo:hyphenate="true"/>
    </style:style>
    <style:style style:name="T335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58"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35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6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6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36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6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6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36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6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68"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6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37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7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72"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37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37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37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37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37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7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7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8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8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8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8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fo:language="en" fo:country="GB" style:language-asian="it" style:country-asian="IT" fo:hyphenate="true"/>
    </style:style>
    <style:style style:name="P3384" style:parent-style-name="Normale" style:family="paragraph">
      <style:paragraph-properties fo:margin-bottom="0.0694in" fo:line-height="100%"/>
    </style:style>
    <style:style style:name="T3385" style:parent-style-name="Car.predefinitoparagrafo" style:family="text">
      <style:text-properties style:font-name="Segoe UI" style:font-name-asian="Times New Roman" style:font-name-complex="Segoe UI" fo:color="#1D2125" fo:language="en" fo:country="GB" style:language-asian="it" style:country-asian="IT"/>
    </style:style>
    <style:style style:name="T3386"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3387" style:parent-style-name="Car.predefinitoparagrafo" style:family="text">
      <style:text-properties style:font-name="Segoe UI" style:font-name-asian="Times New Roman" style:font-name-complex="Segoe UI" fo:color="#1D2125" fo:language="en" fo:country="GB" style:language-asian="it" style:country-asian="IT"/>
    </style:style>
    <style:style style:name="P3388" style:parent-style-name="Normale" style:family="paragraph">
      <style:paragraph-properties fo:margin-bottom="0.0694in" fo:line-height="100%"/>
      <style:text-properties fo:language="en" fo:country="GB"/>
    </style:style>
    <style:style style:name="P3389" style:parent-style-name="Normale" style:family="paragraph">
      <style:paragraph-properties style:vertical-align="auto" fo:margin-bottom="0in" style:line-height-at-least="0.1979in" fo:background-color="#000000"/>
      <style:text-properties fo:hyphenate="true"/>
    </style:style>
    <style:style style:name="T3390" style:parent-style-name="Car.predefinitoparagrafo" style:family="text">
      <style:text-properties style:font-name="Consolas" style:font-name-asian="Times New Roman" fo:color="#7CA668" fo:font-size="10.5pt" style:font-size-asian="10.5pt" style:font-size-complex="10.5pt" style:language-asian="it" style:country-asian="IT"/>
    </style:style>
    <style:style style:name="P339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392" style:parent-style-name="Normale" style:family="paragraph">
      <style:paragraph-properties style:vertical-align="auto" fo:margin-bottom="0in" style:line-height-at-least="0.1979in" fo:background-color="#000000"/>
      <style:text-properties fo:hyphenate="true"/>
    </style:style>
    <style:style style:name="T339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3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95"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3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9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3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39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0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0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0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0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0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1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12" style:parent-style-name="Normale" style:family="paragraph">
      <style:paragraph-properties style:vertical-align="auto" fo:margin-bottom="0in" style:line-height-at-least="0.1979in" fo:background-color="#000000"/>
      <style:text-properties fo:hyphenate="true"/>
    </style:style>
    <style:style style:name="T341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4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15"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4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1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4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1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2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2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2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2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2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2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2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2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2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3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3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32" style:parent-style-name="Normale" style:family="paragraph">
      <style:paragraph-properties style:vertical-align="auto" fo:margin-bottom="0in" style:line-height-at-least="0.1979in" fo:background-color="#000000"/>
      <style:text-properties fo:hyphenate="true"/>
    </style:style>
    <style:style style:name="T343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43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35"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43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3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43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3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4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4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4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4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4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5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52" style:parent-style-name="Normale" style:family="paragraph">
      <style:paragraph-properties style:vertical-align="auto" fo:margin-bottom="0in" style:line-height-at-least="0.1979in" fo:background-color="#000000"/>
      <style:text-properties fo:hyphenate="true"/>
    </style:style>
    <style:style style:name="T345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4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55" style:parent-style-name="Car.predefinitoparagrafo" style:family="text">
      <style:text-properties style:font-name="Consolas" style:font-name-asian="Times New Roman" fo:color="#4EC9B0" fo:font-size="10.5pt" style:font-size-asian="10.5pt" style:font-size-complex="10.5pt" style:language-asian="it" style:country-asian="IT"/>
    </style:style>
    <style:style style:name="T345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57"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4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5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6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6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6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6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6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6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6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6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6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7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7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72" style:parent-style-name="Normale" style:family="paragraph">
      <style:paragraph-properties style:vertical-align="auto" fo:margin-bottom="0in" style:line-height-at-least="0.1979in" fo:background-color="#000000"/>
      <style:text-properties fo:hyphenate="true"/>
    </style:style>
    <style:style style:name="T347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47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7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7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7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7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4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8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48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83"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48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8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86" style:parent-style-name="Normale" style:family="paragraph">
      <style:paragraph-properties style:vertical-align="auto" fo:margin-bottom="0in" style:line-height-at-least="0.1979in" fo:background-color="#000000"/>
      <style:text-properties fo:hyphenate="true"/>
    </style:style>
    <style:style style:name="T348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48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8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49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91"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4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9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49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49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496" style:parent-style-name="Normale" style:family="paragraph">
      <style:paragraph-properties style:vertical-align="auto" fo:margin-bottom="0in" style:line-height-at-least="0.1979in" fo:background-color="#000000"/>
      <style:text-properties fo:hyphenate="true"/>
    </style:style>
    <style:style style:name="T349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4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49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0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0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0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05" style:parent-style-name="Normale" style:family="paragraph">
      <style:paragraph-properties style:vertical-align="auto" fo:margin-bottom="0in" style:line-height-at-least="0.1979in" fo:background-color="#000000"/>
      <style:text-properties fo:hyphenate="true"/>
    </style:style>
    <style:style style:name="T350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07"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50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09"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1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11"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1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13"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1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15" style:parent-style-name="Normale" style:family="paragraph">
      <style:paragraph-properties style:vertical-align="auto" fo:margin-bottom="0in" style:line-height-at-least="0.1979in" fo:background-color="#000000"/>
      <style:text-properties fo:hyphenate="true"/>
    </style:style>
    <style:style style:name="T351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1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1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19"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2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2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P3522" style:parent-style-name="Normale" style:family="paragraph">
      <style:paragraph-properties style:vertical-align="auto" fo:margin-bottom="0in" style:line-height-at-least="0.1979in" fo:background-color="#000000"/>
      <style:text-properties fo:hyphenate="true"/>
    </style:style>
    <style:style style:name="T352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24"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52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2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2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28"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2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30"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3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32" style:parent-style-name="Normale" style:family="paragraph">
      <style:paragraph-properties style:vertical-align="auto" fo:margin-bottom="0in" style:line-height-at-least="0.1979in" fo:background-color="#000000"/>
      <style:text-properties fo:hyphenate="true"/>
    </style:style>
    <style:style style:name="T353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3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35"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36"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3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38"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P3539" style:parent-style-name="Normale" style:family="paragraph">
      <style:paragraph-properties style:vertical-align="auto" fo:margin-bottom="0in" style:line-height-at-least="0.1979in" fo:background-color="#000000"/>
      <style:text-properties fo:hyphenate="true"/>
    </style:style>
    <style:style style:name="T354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41"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54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43"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4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45"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4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47"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4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49" style:parent-style-name="Normale" style:family="paragraph">
      <style:paragraph-properties style:vertical-align="auto" fo:margin-bottom="0in" style:line-height-at-least="0.1979in" fo:background-color="#000000"/>
      <style:text-properties fo:hyphenate="true"/>
    </style:style>
    <style:style style:name="T355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51"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5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53" style:parent-style-name="Car.predefinitoparagrafo" style:family="text">
      <style:text-properties style:font-name="Consolas" style:font-name-asian="Times New Roman" fo:color="#D4D4D4" fo:font-size="10.5pt" style:font-size-asian="10.5pt" style:font-size-complex="10.5pt" style:language-asian="it" style:country-asian="IT"/>
    </style:style>
    <style:style style:name="T3554"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55"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P355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557" style:parent-style-name="Normale" style:family="paragraph">
      <style:paragraph-properties style:vertical-align="auto" fo:margin-bottom="0in" style:line-height-at-least="0.1979in" fo:background-color="#000000"/>
      <style:text-properties fo:hyphenate="true"/>
    </style:style>
    <style:style style:name="T355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5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56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6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6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6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64"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6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66"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67"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6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69"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70"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71"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7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73"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74"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75"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76"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77"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7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79"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8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81"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82"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83"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84"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85"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86" style:parent-style-name="Car.predefinitoparagrafo" style:family="text">
      <style:text-properties style:font-name="Consolas" style:font-name-asian="Times New Roman" fo:color="#9CDCFE" fo:font-size="10.5pt" style:font-size-asian="10.5pt" style:font-size-complex="10.5pt" style:language-asian="it" style:country-asian="IT"/>
    </style:style>
    <style:style style:name="T3587"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88"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89"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90" style:parent-style-name="Car.predefinitoparagrafo" style:family="text">
      <style:text-properties style:font-name="Consolas" style:font-name-asian="Times New Roman" fo:color="#569CD6" fo:font-size="10.5pt" style:font-size-asian="10.5pt" style:font-size-complex="10.5pt" style:language-asian="it" style:country-asian="IT"/>
    </style:style>
    <style:style style:name="T359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59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9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594" style:parent-style-name="Normale" style:family="paragraph">
      <style:paragraph-properties style:vertical-align="auto" fo:margin-bottom="0in" style:line-height-at-least="0.1979in" fo:background-color="#000000"/>
      <style:text-properties fo:hyphenate="true"/>
    </style:style>
    <style:style style:name="T3595" style:parent-style-name="Car.predefinitoparagrafo" style:family="text">
      <style:text-properties style:font-name="Consolas" style:font-name-asian="Times New Roman" fo:color="#C586C0" fo:font-size="10.5pt" style:font-size-asian="10.5pt" style:font-size-complex="10.5pt" style:language-asian="it" style:country-asian="IT"/>
    </style:style>
    <style:style style:name="T3596"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597" style:parent-style-name="Normale" style:family="paragraph">
      <style:paragraph-properties style:vertical-align="auto" fo:margin-bottom="0in" style:line-height-at-least="0.1979in" fo:background-color="#000000"/>
      <style:text-properties fo:hyphenate="true"/>
    </style:style>
    <style:style style:name="T3598"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599" style:parent-style-name="Car.predefinitoparagrafo" style:family="text">
      <style:text-properties style:font-name="Consolas" style:font-name-asian="Times New Roman" fo:color="#DCDCAA" fo:font-size="10.5pt" style:font-size-asian="10.5pt" style:font-size-complex="10.5pt" style:language-asian="it" style:country-asian="IT"/>
    </style:style>
    <style:style style:name="T3600"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T3601" style:parent-style-name="Car.predefinitoparagrafo" style:family="text">
      <style:text-properties style:font-name="Consolas" style:font-name-asian="Times New Roman" fo:color="#CE9178" fo:font-size="10.5pt" style:font-size-asian="10.5pt" style:font-size-complex="10.5pt" style:language-asian="it" style:country-asian="IT"/>
    </style:style>
    <style:style style:name="T3602" style:parent-style-name="Car.predefinitoparagrafo" style:family="text">
      <style:text-properties style:font-name="Consolas" style:font-name-asian="Times New Roman" fo:color="#FFFFFF" fo:font-size="10.5pt" style:font-size-asian="10.5pt" style:font-size-complex="10.5pt" style:language-asian="it" style:country-asian="IT"/>
    </style:style>
    <style:style style:name="P360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0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0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text-underline-type="single" style:text-underline-style="solid" style:text-underline-width="auto" style:text-underline-mode="continuous" style:language-asian="it" style:country-asian="IT" fo:hyphenate="true"/>
    </style:style>
    <style:style style:name="P360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0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0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0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2"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3"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4"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text-underline-type="single" style:text-underline-style="solid" style:text-underline-width="auto" style:text-underline-mode="continuous" style:language-asian="it" style:country-asian="IT" fo:hyphenate="true"/>
    </style:style>
    <style:style style:name="P3615"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text-underline-type="single" style:text-underline-style="solid" style:text-underline-width="auto" style:text-underline-mode="continuous" style:language-asian="it" style:country-asian="IT" fo:hyphenate="true"/>
    </style:style>
    <style:style style:name="P3616"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7"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8"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19"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20"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21" style:parent-style-name="Normale" style:family="paragraph">
      <style:paragraph-properties style:vertical-align="auto" fo:margin-bottom="0in" style:line-height-at-least="0.1979in" fo:background-color="#000000"/>
      <style:text-properties style:font-name="Consolas" style:font-name-asian="Times New Roman" fo:color="#FFFFFF" fo:font-size="10.5pt" style:font-size-asian="10.5pt" style:font-size-complex="10.5pt" style:language-asian="it" style:country-asian="IT" fo:hyphenate="true"/>
    </style:style>
    <style:style style:name="P3622" style:parent-style-name="Normale" style:family="paragraph">
      <style:paragraph-properties fo:margin-bottom="0.0694in" fo:line-height="100%"/>
    </style:style>
    <style:style style:name="P3623" style:parent-style-name="Normale" style:family="paragraph">
      <style:paragraph-properties fo:margin-bottom="0.0694in" fo:line-height="100%"/>
    </style:style>
    <style:style style:name="P3624" style:parent-style-name="Normale" style:family="paragraph">
      <style:paragraph-properties fo:margin-bottom="0.0694in" fo:line-height="100%"/>
    </style:style>
    <style:style style:name="P3625" style:parent-style-name="Normale" style:family="paragraph">
      <style:paragraph-properties fo:margin-bottom="0.0694in" fo:line-height="100%"/>
    </style:style>
    <style:style style:name="P3626" style:parent-style-name="Normale" style:family="paragraph">
      <style:paragraph-properties fo:margin-bottom="0.0694in" fo:line-height="100%"/>
    </style:style>
    <style:style style:name="T3627" style:parent-style-name="Car.predefinitoparagrafo" style:family="text">
      <style:text-properties style:font-name="Segoe UI" style:font-name-asian="Times New Roman" style:font-name-complex="Segoe UI" fo:font-weight="bold" style:font-weight-asian="bold" style:font-weight-complex="bold" fo:color="#1D2125" fo:language="en" fo:country="GB" style:language-asian="it" style:country-asian="IT"/>
    </style:style>
    <style:style style:name="T3628" style:parent-style-name="Car.predefinitoparagrafo" style:family="text">
      <style:text-properties style:font-name="Segoe UI" style:font-name-asian="Times New Roman" style:font-name-complex="Segoe UI" fo:color="#1D2125" fo:language="en" fo:country="GB" style:language-asian="it" style:country-asian="IT"/>
    </style:style>
    <style:style style:name="P3629" style:parent-style-name="Normale" style:family="paragraph">
      <style:paragraph-properties fo:margin-bottom="0.0694in" fo:line-height="100%" fo:background-color="#FFFFFF"/>
      <style:text-properties style:font-name="Segoe UI" style:font-name-asian="Times New Roman" style:font-name-complex="Segoe UI" fo:color="#1D2125" fo:language="en" fo:country="GB" style:language-asian="it" style:country-asian="IT"/>
    </style:style>
    <style:style style:name="P3630" style:parent-style-name="Normale" style:family="paragraph">
      <style:text-properties style:font-name="Segoe UI" style:font-name-complex="Segoe UI" fo:language="en" fo:country="GB"/>
    </style:style>
  </office:automatic-styles>
  <office:body>
    <office:text text:use-soft-page-breaks="true">
      <text:p text:style-name="P1">Esercizi TIPO DI DATO E OPERATORE</text:p>
      <text:p text:style-name="P2"/>
      <text:p text:style-name="P3"><text:span text:style-name="T4">1-1</text:span><text:span text:style-name="T5">. Si scriva un programma che dimostri la natura approssimativa dei numeri in virgola mobile effettuando le seguenti attività:</text:span></text:p>
      <text:list text:style-name="LFO1" text:continue-numbering="true">
        <text:list-item>
          <text:p text:style-name="P6">Memorizzare un numero in virgola mobile nella variabile x.</text:p>
        </text:list-item>
        <text:list-item>
          <text:p text:style-name="P7">Calcolare 1.0/x memorizzare il risultato nella variabile y.</text:p>
        </text:list-item>
        <text:list-item>
          <text:p text:style-name="P8">Visualizzare il valore di x, y e il prodotto tra x e y.</text:p>
        </text:list-item>
        <text:list-item>
          <text:p text:style-name="P9">Sottrarre x dal prodotto tra x e y e mostrarne il risultato.</text:p>
        </text:list-item>
      </text:list>
      <text:p text:style-name="P10"><text:span text:style-name="T11">SOLUZIONE ESERCIZIO 1.1 DIMOSTRAZIONE DEI NUMERI FLOAT</text:span></text:p>
      <text:p text:style-name="P12">x: float = 10.80</text:p>
      <text:p text:style-name="P13">y: float = 1.0/10.80</text:p>
      <text:p text:style-name="P14">print(y) # y =<text:s/></text:p>
      <text:p text:style-name="P15">print(x)</text:p>
      <text:p text:style-name="P16">prodotto = (x*y)</text:p>
      <text:p text:style-name="P17">print(f" Questo è il risultato del prodotto tra X e Y: {prodotto} + che dovrebbe essere 0.9999999")</text:p>
      <text:p text:style-name="P18">print(x <text:s/>-(x*y))</text:p>
      <text:p text:style-name="P19"/>
      <text:p text:style-name="P20"><text:span text:style-name="T21">1-2.</text:span><text:span text:style-name="T22"> Si scriva un programma che dimostri le funzionalità dell'operatore % effettuando le seguenti attività:</text:span></text:p>
      <text:list text:style-name="LFO2" text:continue-numbering="true">
        <text:list-item>
          <text:p text:style-name="P23">Memorizzare un numero in virgola mobile nella variabile x.</text:p>
        </text:list-item>
        <text:list-item>
          <text:p text:style-name="P24">Calcolare x%2.0 e memorizzare il risultato nella variabile y.</text:p>
        </text:list-item>
        <text:list-item>
          <text:p text:style-name="P25">Visualizzare in maniera distinta x e y.</text:p>
        </text:list-item>
        <text:list-item>
          <text:p text:style-name="P26">Si esegua il programma con valori positivi e negativi di x. Che cosa cambia nel comportamento dell’applicazione quando i valori di x sono positivi o negativi?</text:p>
        </text:list-item>
      </text:list>
      <text:p text:style-name="P27"># SOLUZIONE ESERCIZIO 1.2<text:s/></text:p>
      <text:p text:style-name="P28"># valori positivi nella variabile x</text:p>
      <text:p text:style-name="P29">x: float = 35.50</text:p>
      <text:p text:style-name="P30">y: float = x % 2.50 # l'operatore % (modulo) calcola il resto della divisione intera tra due numeri.</text:p>
      <text:p text:style-name="P31">print(f"Questo è il risultato del resto dell'operazione x % 2.50 , quindi y è = {y}")</text:p>
      <text:p text:style-name="P32">print(x)</text:p>
      <text:p text:style-name="P33"># valori negativi nella variabile x</text:p>
      <text:p text:style-name="P34">x: float = - 35.50</text:p>
      <text:p text:style-name="P35">y: float = x % 2.50 # l'operatore % (modulo) calcola il resto della divisione intera tra due numeri.</text:p>
      <text:p text:style-name="P36">print(f"Questo è il risultato del resto dell'operazione dove x è negativa: x % 2.50 , quindi y è = {y}")</text:p>
      <text:p text:style-name="P37">print(x)</text:p>
      <text:p text:style-name="P38">RUN</text:p>
      <text:p text:style-name="P39">Questo è il risultato del resto dell'operazione dove x è positiva % 2.50, quindi y è = 0.5<text:s/></text:p>
      <text:p text:style-name="P40"><text:span text:style-name="T41">Questo è il risultato del resto dell'operazione dove x è negativa: x % 2.50, quindi y è = 2.0</text:span></text:p>
      <text:p text:style-name="P42"/>
      <text:p text:style-name="P43">SPIEGAZIONE DELL’OPERAZIONE CON LA VARIABILE X POSITIVA E NEGATIVA</text:p>
      <text:p text:style-name="P44"><text:span text:style-name="T45">Passo 1: Cosa fa l'operatore<text:s/></text:span><text:span text:style-name="T46">%</text:span></text:p>
      <text:p text:style-name="NormaleWeb"><text:span text:style-name="T47">In Python, il modulo (%) calcola il<text:s/></text:span><text:span text:style-name="T48">resto</text:span><text:span text:style-name="T49"><text:s/>della divisione tra due numeri. Quando si lavora con numeri float, il comportamento è lo stesso dei numeri interi:</text:span></text:p>
      <text:p text:style-name="Normale"><text:span text:style-name="T50">Y = x % y = x−(quoziente intero</text:span><text:span text:style-name="T51">*<text:s/></text:span><text:span text:style-name="T52">y) = x – (resto %) =<text:s/></text:span></text:p>
      <text:p text:style-name="NormaleWeb"><text:span text:style-name="T53">Dove il<text:s/></text:span><text:span text:style-name="T54">quoziente intero</text:span><text:span text:style-name="T55"><text:s/>viene calcolato troncando verso il basso.</text:span></text:p>
      <text:p text:style-name="NormaleWeb"><text:span text:style-name="T56">In più, il risultato del modulo ha lo<text:s/></text:span><text:span text:style-name="T57">stesso segno del divisore (</text:span><text:span text:style-name="T58">y</text:span><text:span text:style-name="T59">)</text:span><text:span text:style-name="T60">.</text:span></text:p>
      <text:h text:style-name="Titolo3" text:outline-level="3"><text:span text:style-name="T61">Caso 1:<text:s/></text:span></text:h>
      <text:h text:style-name="Titolo3" text:outline-level="3"><text:span text:style-name="T62">x=35.50</text:span></text:h>
      <text:h text:style-name="Titolo3" text:outline-level="3"><text:span text:style-name="T63">y=2.50</text:span></text:h>
      <text:list text:style-name="LFO3" text:continue-numbering="true">
        <text:list-item>
          <text:p text:style-name="P64"><text:span text:style-name="T65">Divisione intera</text:span><text:span text:style-name="T66">:</text:span></text:p>
          <text:list text:continue-numbering="true">
            <text:list-item>
              <text:p text:style-name="P67"><text:span text:style-name="T68">Calcoliamo<text:s/></text:span><text:span text:style-name="T69">35.50 ÷ 2.50 =14.2</text:span></text:p>
            </text:list-item>
            <text:list-item>
              <text:p text:style-name="P70"><text:span text:style-name="T71">Il<text:s/></text:span><text:span text:style-name="T72">quoziente intero</text:span><text:span text:style-name="T73"><text:s/>è<text:s/></text:span><text:span text:style-name="T74">14</text:span></text:p>
            </text:list-item>
          </text:list>
        </text:list-item>
        <text:list-item>
          <text:p text:style-name="P75"><text:span text:style-name="T76">Resto</text:span><text:span text:style-name="T77">:</text:span></text:p>
        </text:list-item>
      </text:list>
      <text:list text:style-name="LFO4" text:continue-numbering="true">
        <text:list-item>
          <text:p text:style-name="P78">Applichiamo la formula:</text:p>
        </text:list-item>
      </text:list>
      <text:p text:style-name="P79">y =35.50−(14 * 2.50) =35.50−35.00 =0.50<text:s/></text:p>
      <text:list text:style-name="LFO4" text:continue-numbering="true">
        <text:list-item>
          <text:p text:style-name="P80">Quindi, y = 0.50</text:p>
        </text:list-item>
      </text:list>
      <text:p text:style-name="P81"/>
      <text:h text:style-name="Titolo3" text:outline-level="3"><text:span text:style-name="T82">Caso 2:<text:s/></text:span></text:h>
      <text:h text:style-name="Titolo3" text:outline-level="3"><text:span text:style-name="T83">x=−35.50</text:span></text:h>
      <text:h text:style-name="Titolo3" text:outline-level="3"><text:span text:style-name="T84">y= 2.50</text:span></text:h>
      <text:list text:style-name="LFO5" text:continue-numbering="true">
        <text:list-item>
          <text:p text:style-name="P85"><text:span text:style-name="T86">Divisione intera</text:span><text:span text:style-name="T87">:</text:span></text:p>
          <text:list text:continue-numbering="true">
            <text:list-item>
              <text:p text:style-name="P88"><text:span text:style-name="T89">Calcoliamo<text:s/></text:span><text:span text:style-name="T90">−35.50 ÷2.50 =−14.2</text:span><text:span text:style-name="T91">.</text:span></text:p>
            </text:list-item>
            <text:list-item>
              <text:p text:style-name="P92"><text:span text:style-name="T93">Il<text:s/></text:span><text:span text:style-name="T94">quoziente intero</text:span><text:span text:style-name="T95"><text:s/>è<text:s/></text:span><text:span text:style-name="T96">−15<text:s/></text:span><text:span text:style-name="T97">(perché si trunca verso il basso, cioè al numero più piccolo).</text:span></text:p>
            </text:list-item>
          </text:list>
        </text:list-item>
        <text:list-item>
          <text:p text:style-name="P98"><text:span text:style-name="T99">Resto</text:span><text:span text:style-name="T100">:</text:span></text:p>
        </text:list-item>
      </text:list>
      <text:p text:style-name="P101">Applichiamo la formula:<text:s/></text:p>
      <text:p text:style-name="P102">y = −35.50 − (−15 * 2.50) = −35.50 − (−37.50) = −35.50 + 37.50 =2.00</text:p>
      <text:list text:style-name="LFO5" text:continue-numbering="true">
        <text:list-item>
          <text:p text:style-name="P103">Quindi, y =2.00</text:p>
        </text:list-item>
      </text:list>
      <text:p text:style-name="P104"><text:span text:style-name="T105"><text:s text:c="2"/></text:span></text:p>
      <text:p text:style-name="P106"><text:span text:style-name="T107">1-3.</text:span><text:span text:style-name="T108"> Si scriva un programma che legge tre numeri interi e visualizza la media dei tre numeri.</text:span></text:p>
      <text:p text:style-name="P109"># SOLUZIONE ESERCIZIO 1.3<text:s/></text:p>
      <text:p text:style-name="P110"># Soluzione N°1</text:p>
      <text:p text:style-name="P111">numeri: list = [10, 200, 24]</text:p>
      <text:p text:style-name="P112">somma = sum(numeri)</text:p>
      <text:p text:style-name="P113">print(somma)</text:p>
      <text:p text:style-name="P114"/>
      <text:p text:style-name="P115">media = somma / 3<text:s/></text:p>
      <text:p text:style-name="P116">print(media)</text:p>
      <text:p text:style-name="P117"/>
      <text:p text:style-name="P118"># Soluzione N°2</text:p>
      <text:p text:style-name="P119">numeri: list = [10, 200, 24]</text:p>
      <text:p text:style-name="P120">media = sum(numeri) / len(numeri)</text:p>
      <text:p text:style-name="P121">print(f" Questa è la media dei tre numeri presenti {media}")</text:p>
      <text:p text:style-name="P122"/>
      <text:p text:style-name="P123"/>
      <text:p text:style-name="P124">APPROFONDIMENTO FUNZIONE LEN()</text:p>
      <text:p text:style-name="P125"/>
      <text:p text:style-name="P126"><text:span text:style-name="T127">Len()<text:s/></text:span><text:span text:style-name="T128">ti dice quanti elementi ci sono in una lista, una stringa, un dizionario, una tupla, ecc.<text:s/></text:span><text:span text:style-name="T129">La funzione restituirà un valore intero</text:span><text:span text:style-name="T130"><text:s/>che rappresenta il numero di elementi in quell'oggetto.</text:span></text:p>
      <text:p text:style-name="P131"/>
      <text:list text:style-name="LFO6" text:continue-numbering="true">
        <text:list-item>
          <text:p text:style-name="P132"><text:span text:style-name="T133">Con una lista</text:span><text:span text:style-name="T134">:</text:span></text:p>
        </text:list-item>
      </text:list>
      <text:p text:style-name="P135"/>
      <text:p text:style-name="P136"><text:span text:style-name="T137">numeri = [</text:span><text:span text:style-name="T138">10</text:span><text:span text:style-name="T139">,<text:s/></text:span><text:span text:style-name="T140">200</text:span><text:span text:style-name="T141">,<text:s/></text:span><text:span text:style-name="T142">24</text:span><text:span text:style-name="T143">]<text:s/></text:span></text:p>
      <text:p text:style-name="P144"><text:span text:style-name="T145">lunghezza =<text:s/></text:span><text:span text:style-name="T146">len</text:span><text:span text:style-name="T147">(numeri)<text:s/></text:span></text:p>
      <text:p text:style-name="P148"><text:span text:style-name="T149">print</text:span><text:span text:style-name="T150">(lunghezza)</text:span></text:p>
      <text:p text:style-name="P151"/>
      <text:p text:style-name="P152">OUT</text:p>
      <text:p text:style-name="P153">3 (perché ci sono 3 elementi)</text:p>
      <text:p text:style-name="P154"/>
      <text:list text:style-name="LFO6" text:continue-numbering="true">
        <text:list-item>
          <text:p text:style-name="P155"><text:span text:style-name="T156">Con una stringa</text:span><text:span text:style-name="T157">:</text:span></text:p>
        </text:list-item>
      </text:list>
      <text:p text:style-name="P158"><text:span text:style-name="T159">nome =<text:s/></text:span><text:span text:style-name="T160">"Giovanni"</text:span><text:span text:style-name="T161"><text:s/></text:span></text:p>
      <text:p text:style-name="P162"><text:span text:style-name="T163">lunghezza_nome =<text:s/></text:span><text:span text:style-name="T164">len</text:span><text:span text:style-name="T165">(nome)<text:s/></text:span></text:p>
      <text:p text:style-name="P166"><text:span text:style-name="T167">print</text:span><text:span text:style-name="T168">(lunghezza_nome)</text:span></text:p>
      <text:p text:style-name="P169"/>
      <text:p text:style-name="P170">OUT</text:p>
      <text:p text:style-name="P171"><text:span text:style-name="T172"><text:tab/></text:span><text:span text:style-name="T173"><text:tab/></text:span><text:span text:style-name="T174">Qui<text:s/></text:span><text:span text:style-name="T175">len(nome)</text:span><text:span text:style-name="T176"><text:s/>restituirà<text:s/></text:span><text:span text:style-name="T177">8</text:span><text:span text:style-name="T178">, perché la stringa "Giovanni" è composta da 8 caratteri.</text:span></text:p>
      <text:p text:style-name="P179"/>
      <text:list text:style-name="LFO6" text:continue-numbering="true">
        <text:list-item>
          <text:p text:style-name="P180"><text:span text:style-name="T181"><text:s/></text:span><text:span text:style-name="T182">Con un dizionario</text:span><text:span text:style-name="T183">:</text:span></text:p>
        </text:list-item>
      </text:list>
      <text:p text:style-name="P184"/>
      <text:p text:style-name="P185"><text:span text:style-name="T186">dizionario = {</text:span><text:span text:style-name="T187">"a"</text:span><text:span text:style-name="T188">:<text:s/></text:span><text:span text:style-name="T189">1</text:span><text:span text:style-name="T190">,<text:s/></text:span><text:span text:style-name="T191">"b"</text:span><text:span text:style-name="T192">:<text:s/></text:span><text:span text:style-name="T193">2</text:span><text:span text:style-name="T194">,<text:s/></text:span><text:span text:style-name="T195">"c"</text:span><text:span text:style-name="T196">:<text:s/></text:span><text:span text:style-name="T197">3</text:span><text:span text:style-name="T198">}<text:s/></text:span></text:p>
      <text:p text:style-name="P199"><text:span text:style-name="T200">lunghezza_dizionario =<text:s/></text:span><text:span text:style-name="T201">len</text:span><text:span text:style-name="T202">(dizionario)<text:s/></text:span></text:p>
      <text:p text:style-name="P203"><text:span text:style-name="T204">print</text:span><text:span text:style-name="T205">(lunghezza_dizionario)</text:span></text:p>
      <text:p text:style-name="P206"/>
      <text:p text:style-name="P207"><text:span text:style-name="T208"><text:tab/></text:span><text:span text:style-name="T209">OUT</text:span></text:p>
      <text:p text:style-name="P210"><text:span text:style-name="T211">len(dizionario)</text:span><text:span text:style-name="T212"><text:s/>restituisce il numero di<text:s/></text:span><text:span text:style-name="T213">chiavi</text:span><text:span text:style-name="T214"><text:s/>nel dizionario, che in questo caso sono 3 (</text:span><text:span text:style-name="T215">"a"</text:span><text:span text:style-name="T216">,<text:s/></text:span><text:span text:style-name="T217">"b"</text:span><text:span text:style-name="T218">,<text:s/></text:span><text:span text:style-name="T219">"c"</text:span><text:span text:style-name="T220">).</text:span></text:p>
      <text:p text:style-name="P221"/>
      <text:p text:style-name="P222"><text:span text:style-name="T223">1-4.</text:span><text:span text:style-name="T224"> Si scriva un programma che dato un intero di quattro cifre, per esempio 2024, utilizzando gli opportuni </text:span><text:a office:title="Operatori" xlink:href="https://raise.uniroma1.it/its/elearning/mod/resource/view.php?id=2391" office:target-frame-name="_top" xlink:show="replace"><text:span text:style-name="T225">operatori</text:span></text:a><text:span text:style-name="T226">, lo si visualizzi, una cifra per riga:</text:span></text:p>
      <text:p text:style-name="P227"># SOLUZIONE ESERCIZIO 1.4</text:p>
      <text:p text:style-name="P228">numero_intero: int = 3333</text:p>
      <text:p text:style-name="P229">for cifra in str(numero_intero)</text:p>
      <text:p text:style-name="P230">print(cifra)</text:p>
      <text:p text:style-name="P231"/>
      <text:p text:style-name="P232">APPROFONDIMENTO</text:p>
      <text:p text:style-name="P233"><text:span text:style-name="T234">Un<text:s/></text:span><text:span text:style-name="T235">ciclo<text:s/></text:span><text:span text:style-name="T236">for</text:span><text:span text:style-name="T237"><text:s/>è un tipo di ciclo che permette di iterare (o scorrere) su una sequenza di valori (come una lista, una stringa, un intervallo di numeri, ecc.)</text:span></text:p>
      <text:h text:style-name="P238" text:outline-level="3">Passo per passo:</text:h>
      <text:list text:style-name="LFO7" text:continue-numbering="true">
        <text:list-item>
          <text:p text:style-name="P239"><text:span text:style-name="T240">str(numero_intero)</text:span><text:span text:style-name="T241">:</text:span></text:p>
          <text:list text:continue-numbering="true">
            <text:list-item>
              <text:p text:style-name="P242"><text:span text:style-name="T243">numero_intero</text:span><text:span text:style-name="T244"><text:s/>è un intero, per esempio<text:s/></text:span><text:span text:style-name="T245">3333</text:span><text:span text:style-name="T246">.</text:span></text:p>
            </text:list-item>
            <text:list-item>
              <text:p text:style-name="P247"><text:span text:style-name="T248">Quando facciamo<text:s/></text:span><text:span text:style-name="T249">str(numero_intero)</text:span><text:span text:style-name="T250">, Python converte il numero in una<text:s/></text:span><text:span text:style-name="T251">stringa</text:span><text:span text:style-name="T252">. Quindi,<text:s/></text:span><text:span text:style-name="T253">3333</text:span><text:span text:style-name="T254"><text:s/>diventa la stringa<text:s/></text:span><text:span text:style-name="T255">"3333"</text:span><text:span text:style-name="T256">.</text:span></text:p>
            </text:list-item>
            <text:list-item>
              <text:p text:style-name="P257"><text:span text:style-name="T258">La stringa<text:s/></text:span><text:span text:style-name="T259">"3333"</text:span><text:span text:style-name="T260"><text:s/>è una sequenza di caratteri:<text:s/></text:span><text:span text:style-name="T261">['3', '3', '3', '3']</text:span><text:span text:style-name="T262">. Ogni cifra del numero diventa un "carattere" nella stringa.</text:span></text:p>
            </text:list-item>
          </text:list>
        </text:list-item>
        <text:list-item>
          <text:p text:style-name="P263"><text:span text:style-name="T264">for cifra in str(numero_intero):</text:span></text:p>
        </text:list-item>
      </text:list>
      <text:p text:style-name="P265"><text:span text:style-name="T266">Il ciclo<text:s/></text:span><text:span text:style-name="T267">for</text:span><text:span text:style-name="T268"><text:s/>scorre ogni<text:s/></text:span><text:span text:style-name="T269">carattere</text:span><text:span text:style-name="T270"><text:s/>(o cifra) della stringa<text:s/></text:span><text:span text:style-name="T271">str(numero_intero)</text:span><text:span text:style-name="T272">. Quindi, si esegue il ciclo per ogni cifra della stringa<text:s/></text:span><text:span text:style-name="T273">"3333"</text:span><text:span text:style-name="T274">.</text:span></text:p>
      <text:p text:style-name="P275"><text:span text:style-name="T276">In ogni iterazione, il valore di cifra sarà un<text:s/></text:span><text:span text:style-name="T277">singolo carattere</text:span><text:span text:style-name="T278"><text:s/>(in questo caso, una cifra del numero). Ad esempio:</text:span></text:p>
      <text:list text:style-name="LFO8" text:continue-numbering="true">
        <text:list-item>
          <text:p text:style-name="P279">Prima iterazione: cifra = '3'</text:p>
        </text:list-item>
        <text:list-item>
          <text:p text:style-name="P280">Seconda iterazione: cifra = '3'</text:p>
        </text:list-item>
        <text:list-item>
          <text:p text:style-name="P281">Terza iterazione: cifra = '3'</text:p>
        </text:list-item>
        <text:list-item>
          <text:p text:style-name="P282">Quarta iterazione: cifra = '3'</text:p>
        </text:list-item>
      </text:list>
      <text:list text:style-name="LFO7" text:continue-numbering="true">
        <text:list-item>
          <text:p text:style-name="P283"><text:span text:style-name="T284">print(cifra)</text:span><text:span text:style-name="T285">:</text:span></text:p>
        </text:list-item>
      </text:list>
      <text:list text:style-name="LFO9" text:continue-numbering="true">
        <text:list-item>
          <text:p text:style-name="P286"><text:span text:style-name="T287">All'interno del ciclo,<text:s/></text:span><text:span text:style-name="T288">print(cifra)</text:span><text:span text:style-name="T289"><text:s/>stampa il valore di cifra su una nuova riga ogni volta.</text:span></text:p>
        </text:list-item>
        <text:list-item>
          <text:p text:style-name="P290">Quindi, se cifra è '3', Python stamperà 3. E questo accade per ogni cifra</text:p>
        </text:list-item>
      </text:list>
      <text:p text:style-name="P291"><text:span text:style-name="T292">1-5.</text:span><text:span text:style-name="T293"> Si scriva un programma che converta la temperatura da Fahrenheit a Celsius utilizzando la<text:s/></text:span></text:p>
      <text:p text:style-name="P294"/>
      <text:p text:style-name="P295">Formula:<text:s/></text:p>
      <text:p text:style-name="P296"><text:span text:style-name="T297">gradiCelsius=5</text:span><text:span text:style-name="T298">∗</text:span><text:span text:style-name="T299">(gradiFahrenheit−32)/9</text:span></text:p>
      <text:p text:style-name="P300"/>
      <text:p text:style-name="P301">Si inizializzi una temperatura espressa in gradi Fahrenheit con un numero intero.</text:p>
      <text:p text:style-name="P302"/>
      <text:p text:style-name="P303">La temperatura deve essere convertita e visualizzata in gradi Celsius con un numero in virgola mobile con una precisione di un decimo di grado.</text:p>
      <text:p text:style-name="P304">Un possibile esempio di output potrebbe essere il seguente:</text:p>
      <text:p text:style-name="P305">72 gradi Fahrenheit corrispondono a 22.2 gradi Celsius.</text:p>
      <text:p text:style-name="P306"># SOLUZIONE ESERCIZIO 1.5</text:p>
      <text:p text:style-name="P307">E = "Si scriva un programma che converta la temperatura da Fahrenheit a Celsius "</text:p>
      <text:p text:style-name="P308">print(E)</text:p>
      <text:p text:style-name="P309"/>
      <text:p text:style-name="P310"># si deve dare un numero intero</text:p>
      <text:p text:style-name="P311">gradi_fahrenheit = int(input("Inserisce la temperatura che desideri cambiare "))<text:s/></text:p>
      <text:p text:style-name="P312"># Il risultato sarà in float, anche se l'input è un intero, perché le divisioni sono sempre in decimale</text:p>
      <text:p text:style-name="P313">conversione = 5*(gradi_fahrenheit-32)/9  </text:p>
      <text:p text:style-name="P314">print(f"{gradi_fahrenheit} ° gradi Fahrenheit corrispondono a {conversione:.1f} gradi Celsius")</text:p>
      <text:p text:style-name="P315"/>
      <text:p text:style-name="P316"/>
      <text:p text:style-name="P317"><text:span text:style-name="T318">1-6.</text:span><text:span text:style-name="T319"> INSERIRE ALL'INTERNO DI UN DIZIONARIO IL MENU' DI UN RISTORANTE, CHE VIENE SPECIFICATO ALLA FINE DELLA TRACCIA DI QUESTO ESERCIZIO.</text:span></text:p>
      <text:p text:style-name="P320"><text:span text:style-name="T321">Aggiungere</text:span><text:span text:style-name="T322"><text:s/>in un nuovo dizionario chiamato<text:s/></text:span><text:span text:style-name="T323">ordine</text:span><text:span text:style-name="T324">, un primo, un secondo, un contorno, una bevanda ed un dolce preso dal menu'. </text:span></text:p>
      <text:p text:style-name="P325">Stampare a schermo il conto totale che il cliente dovrà pagare. </text:p>
      <text:p text:style-name="P326">ITS Bakery Menu':</text:p>
      <text:p text:style-name="P327">Pizza: 9.00 euro, Pasta: 10.50 euro, Zuppa : 7.00 euro, Hamburger: 15.50 euro, Cotoletta: 10.00 euro, Salmone: 20.20 euro, Patatine Fritte: 5.50 euro, Patate al forno: 5.50 euro, Verdura del giorno: 7.00, euro, Cheesecake: 6.00 euro, Tiramisu': 6.00 euro, Focaccia con Nutella: 6.00 euro, Coca Cola: 3.50, euro, Acqua: 1.50 euro, Vino: 5.00 euro</text:p>
      <text:p text:style-name="P328"/>
      <text:p text:style-name="P329"># SOLUZIONE ESERCIZIO 1.5</text:p>
      <text:p text:style-name="P330">Prima soluzione</text:p>
      <text:p text:style-name="P331"/>
      <text:p text:style-name="P332"># creazione del primo dizionario Menu e i suoi valori</text:p>
      <text:p text:style-name="P333"><text:span text:style-name="T334">menu: dict =</text:span><text:span text:style-name="T335"><text:s/>{"Pizza": 9.0, "Pasta": 10.50, "Zuppa": 7.0, "Hamburger": 15.50, "Cotoletta": 10.00, "Salmone": 20.20, "Patatine fritte": 5.50,"Patate al forno": 5.50, "Verdura del giorno": 7.00, "Cheesecake": 6.00, "Tiramisu": 6.00, "Focaccia con Nutella": 6.00, "Coca Cola": 3.50, "Acqua": 1.50, "Vino": 5.0}</text:span></text:p>
      <text:p text:style-name="P336"># creazione di un secondo dizionario</text:p>
      <text:p text:style-name="P337"><text:span text:style-name="T338">ordine: dict =<text:s/></text:span><text:span text:style-name="T339">{"Primo": "Pasta", "Secondo": "Hamburger", "Contorno": "Verdura del giorno", "Bevanda": "Coca Cola", "Dolce": "Cheesecake"}</text:span></text:p>
      <text:p text:style-name="P340"># creazione del codice</text:p>
      <text:p text:style-name="P341"/>
      <text:p text:style-name="P342"><text:span text:style-name="T343">conto</text:span><text:span text:style-name="T344"><text:s/>=<text:s/></text:span><text:span text:style-name="T345">sum</text:span><text:span text:style-name="T346">(menu[</text:span><text:span text:style-name="T347">item</text:span><text:span text:style-name="T348">]</text:span><text:span text:style-name="T349"><text:s/></text:span><text:span text:style-name="T350">for</text:span><text:span text:style-name="T351"><text:s/></text:span><text:span text:style-name="T352">item</text:span><text:span text:style-name="T353"><text:s/></text:span><text:span text:style-name="T354">in</text:span><text:span text:style-name="T355"><text:s/></text:span><text:span text:style-name="T356">ordine.</text:span><text:span text:style-name="T357">values</text:span><text:span text:style-name="T358">()</text:span><text:span text:style-name="T359">)</text:span></text:p>
      <text:p text:style-name="P360"><text:span text:style-name="T361">print</text:span><text:span text:style-name="T362">(f"Il totale del conto è: {</text:span><text:span text:style-name="T363">conto</text:span><text:span text:style-name="T364">}€")</text:span></text:p>
      <text:p text:style-name="P365"/>
      <text:p text:style-name="P366"><text:span text:style-name="T367">Ti spiego in dettaglio cosa fa<text:s/></text:span><text:span text:style-name="T368">menu[</text:span><text:span text:style-name="T369">item</text:span><text:span text:style-name="T370">]</text:span></text:p>
      <text:h text:style-name="P371" text:outline-level="3">Concetto chiave</text:h>
      <text:p text:style-name="NormaleWeb"><text:span text:style-name="T372">Un<text:s/></text:span><text:span text:style-name="T373">dizionario</text:span><text:span text:style-name="T374"><text:s/>in Python è una struttura dati che associa chiavi a valori. Se hai un dizionario come questo:</text:span></text:p>
      <text:p text:style-name="P375"><text:span text:style-name="T376"><text:tab/></text:span><text:span text:style-name="T377">menu = {<text:s/></text:span><text:span text:style-name="T378">"Pizza"</text:span><text:span text:style-name="T379">:<text:s/></text:span><text:span text:style-name="T380">9.0</text:span><text:span text:style-name="T381">,<text:s/></text:span><text:span text:style-name="T382">"Pasta"</text:span><text:span text:style-name="T383">:<text:s/></text:span><text:span text:style-name="T384">10.50</text:span><text:span text:style-name="T385">,<text:s/></text:span><text:span text:style-name="T386">"Zuppa"</text:span><text:span text:style-name="T387">:<text:s/></text:span><text:span text:style-name="T388">7.0</text:span><text:span text:style-name="T389"><text:s/>}</text:span></text:p>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
          </table:table-cell>
          <table:table-cell table:style-name="TableCell401">
            <text:p text:style-name="P402">Chiave</text:p>
          </table:table-cell>
          <table:table-cell table:style-name="TableCell403">
            <text:p text:style-name="P404">Valore</text:p>
          </table:table-cell>
          <table:table-cell table:style-name="TableCell405">
            <text:p text:style-name="P406">Chiave</text:p>
          </table:table-cell>
          <table:table-cell table:style-name="TableCell407">
            <text:p text:style-name="P408">Valore</text:p>
          </table:table-cell>
          <table:table-cell table:style-name="TableCell409">
            <text:p text:style-name="P410">Chiave</text:p>
          </table:table-cell>
          <table:table-cell table:style-name="TableCell411">
            <text:p text:style-name="P412">Valore</text:p>
          </table:table-cell>
        </table:table-row>
        <table:table-row table:style-name="TableRow413">
          <table:table-cell table:style-name="TableCell414">
            <text:p text:style-name="P415">Menu =</text:p>
          </table:table-cell>
          <table:table-cell table:style-name="TableCell416">
            <text:p text:style-name="P417">“Pizza”</text:p>
          </table:table-cell>
          <table:table-cell table:style-name="TableCell418">
            <text:p text:style-name="P419">9.0</text:p>
          </table:table-cell>
          <table:table-cell table:style-name="TableCell420">
            <text:p text:style-name="P421">“Pasta”</text:p>
          </table:table-cell>
          <table:table-cell table:style-name="TableCell422">
            <text:p text:style-name="P423">10.50</text:p>
          </table:table-cell>
          <table:table-cell table:style-name="TableCell424">
            <text:p text:style-name="P425">“Zuppa”</text:p>
          </table:table-cell>
          <table:table-cell table:style-name="TableCell426">
            <text:p text:style-name="P427">7.0</text:p>
          </table:table-cell>
        </table:table-row>
      </table:table>
      <text:p text:style-name="P428"/>
      <text:p text:style-name="P429"><text:span text:style-name="T430">La chiave</text:span><text:span text:style-name="T431"><text:s/>è un elemento unico (ad esempio,<text:s/></text:span><text:span text:style-name="T432">"Pizza"</text:span><text:span text:style-name="T433">,<text:s/></text:span><text:span text:style-name="T434">"Pasta"</text:span><text:span text:style-name="T435">,<text:s/></text:span><text:span text:style-name="T436">"Zuppa"</text:span><text:span text:style-name="T437">), e<text:s/></text:span><text:span text:style-name="T438">il valore</text:span><text:span text:style-name="T439"><text:s/>associato, in questo caso, è il corrispondente valore numerico (ad esempio, 9.0, 10.50, 7.0).<text:s/></text:span></text:p>
      <text:p text:style-name="P440"><text:span text:style-name="T441">Per accedere a un valore, usi la sintassi<text:s/></text:span><text:span text:style-name="T442">dizionario[chiave]</text:span></text:p>
      <text:p text:style-name="P443"><text:span text:style-name="T444">menu[</text:span><text:span text:style-name="T445">"Pizza"</text:span><text:span text:style-name="T446">]<text:s/></text:span><text:span text:style-name="T447"># Restituisce 9.0</text:span><text:span text:style-name="T448"><text:s/></text:span></text:p>
      <text:p text:style-name="P449"><text:span text:style-name="T450">menu[</text:span><text:span text:style-name="T451">"Pasta"</text:span><text:span text:style-name="T452">]<text:s/></text:span><text:span text:style-name="T453"># Restituisce 10.50</text:span></text:p>
      <text:p text:style-name="P454"/>
      <text:p text:style-name="P455">Se passi una chiave, Python cerca quella chiave nel dizionario e restituisce il valore associato.</text:p>
      <text:h text:style-name="Titolo3" text:outline-level="3"><text:span text:style-name="T456">Applicazione in<text:s/></text:span><text:span text:style-name="T457">menu[item]</text:span></text:h>
      <text:p text:style-name="NormaleWeb"><text:span text:style-name="T458">In questo caso, abbiamo un altro dizionario chiamato<text:s/></text:span><text:span text:style-name="T459">ordine</text:span><text:span text:style-name="T460">:</text:span></text:p>
      <text:p text:style-name="NormaleWeb"><text:span text:style-name="T461">ordine =</text:span><text:span text:style-name="T462"><text:s/>{</text:span><text:span text:style-name="T463">"Primo"</text:span><text:span text:style-name="T464">:</text:span><text:span text:style-name="T465"><text:s/></text:span><text:span text:style-name="T466">"Pasta"</text:span><text:span text:style-name="T467">,<text:s/></text:span><text:span text:style-name="T468">"Secondo"</text:span><text:span text:style-name="T469">:<text:s/></text:span><text:span text:style-name="T470">"Hamburger"</text:span><text:span text:style-name="T471">,<text:s/></text:span><text:span text:style-name="T472">"Contorno"</text:span><text:span text:style-name="T473">:<text:s/></text:span><text:span text:style-name="T474">"Verdura del giorno"</text:span><text:span text:style-name="T475">,<text:s/></text:span><text:span text:style-name="T476">"Bevanda"</text:span><text:span text:style-name="T477">:<text:s/></text:span><text:span text:style-name="T478">"Coca Cola"</text:span><text:span text:style-name="T479">,<text:s/></text:span><text:span text:style-name="T480">"Dolce"</text:span><text:span text:style-name="T481">:<text:s/></text:span><text:span text:style-name="T482">"Cheesecake"</text:span><text:span text:style-name="T483">}</text:span></text:p>
      <table:table table:style-name="Table484">
        <table:table-columns>
          <table:table-column table:style-name="TableColumn485"/>
          <table:table-column table:style-name="TableColumn486"/>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ext:p text:style-name="P498">dict</text:p>
          </table:table-cell>
          <table:table-cell table:style-name="TableCell499">
            <text:p text:style-name="P500">Chiave</text:p>
          </table:table-cell>
          <table:table-cell table:style-name="TableCell501">
            <text:p text:style-name="P502">Valore</text:p>
          </table:table-cell>
          <table:table-cell table:style-name="TableCell503">
            <text:p text:style-name="P504">Chiave</text:p>
          </table:table-cell>
          <table:table-cell table:style-name="TableCell505">
            <text:p text:style-name="P506">Valore</text:p>
          </table:table-cell>
          <table:table-cell table:style-name="TableCell507">
            <text:p text:style-name="P508">Chiave</text:p>
          </table:table-cell>
          <table:table-cell table:style-name="TableCell509">
            <text:p text:style-name="P510">Valore</text:p>
          </table:table-cell>
          <table:table-cell table:style-name="TableCell511">
            <text:p text:style-name="P512">Chiave</text:p>
          </table:table-cell>
          <table:table-cell table:style-name="TableCell513">
            <text:p text:style-name="P514">Valore</text:p>
          </table:table-cell>
          <table:table-cell table:style-name="TableCell515">
            <text:p text:style-name="P516">Chiave</text:p>
          </table:table-cell>
          <table:table-cell table:style-name="TableCell517">
            <text:p text:style-name="P518">Valore</text:p>
          </table:table-cell>
        </table:table-row>
        <table:table-row table:style-name="TableRow519">
          <table:table-cell table:style-name="TableCell520">
            <text:p text:style-name="P521">Ordine:{</text:p>
          </table:table-cell>
          <table:table-cell table:style-name="TableCell522">
            <text:p text:style-name="P523">“Primo”:</text:p>
          </table:table-cell>
          <table:table-cell table:style-name="TableCell524">
            <text:p text:style-name="P525">“Pasta”</text:p>
          </table:table-cell>
          <table:table-cell table:style-name="TableCell526">
            <text:p text:style-name="P527">“Secondo”:</text:p>
          </table:table-cell>
          <table:table-cell table:style-name="TableCell528">
            <text:p text:style-name="P529">“Hamburger”</text:p>
          </table:table-cell>
          <table:table-cell table:style-name="TableCell530">
            <text:p text:style-name="P531">“Contorno”:</text:p>
          </table:table-cell>
          <table:table-cell table:style-name="TableCell532">
            <text:p text:style-name="P533">“Verdura”</text:p>
          </table:table-cell>
          <table:table-cell table:style-name="TableCell534">
            <text:p text:style-name="P535">“Bevanda”</text:p>
          </table:table-cell>
          <table:table-cell table:style-name="TableCell536">
            <text:p text:style-name="P537">“Coca Cola”:</text:p>
          </table:table-cell>
          <table:table-cell table:style-name="TableCell538">
            <text:p text:style-name="P539">“Dolce”</text:p>
          </table:table-cell>
          <table:table-cell table:style-name="TableCell540">
            <text:p text:style-name="P541">Cheescake”</text:p>
          </table:table-cell>
        </table:table-row>
      </table:table>
      <text:p text:style-name="P542"><text:span text:style-name="T543">Qui, le<text:s/></text:span><text:span text:style-name="T544">chiavi</text:span><text:span text:style-name="T545"><text:s/>sono "Primo", "Secondo", "Contorno", “Bevanda”, “Dolce” mentre i<text:s/></text:span><text:span text:style-name="T546">valori</text:span><text:span text:style-name="T547"><text:s/>sono i piatti ordinati come "Pasta", "Hamburger", “Verdura”, “Coca Cola” e “Cheesecake”</text:span></text:p>
      <text:p text:style-name="P548">Quando iteri(viaggi) sui valori di ordine con ordine.values(), ottieni una lista dei piatti ordinati:</text:p>
      <text:p text:style-name="P549"><text:span text:style-name="T550">[</text:span><text:span text:style-name="T551">"Pasta"</text:span><text:span text:style-name="T552">,<text:s/></text:span><text:span text:style-name="T553">"Hamburger"</text:span><text:span text:style-name="T554">,<text:s/></text:span><text:span text:style-name="T555">"Verdura del giorno"</text:span><text:span text:style-name="T556">,<text:s/></text:span><text:span text:style-name="T557">"Coca Cola"</text:span><text:span text:style-name="T558">,<text:s/></text:span><text:span text:style-name="T559">"Cheesecake"</text:span><text:span text:style-name="T560">]</text:span></text:p>
      <text:p text:style-name="P561">Per ciascuno di questi piatti, menu[item] cerca il prezzo corrispondente nel dizionario menu.</text:p>
      <text:p text:style-name="P562">Ad esempio:</text:p>
      <text:list text:style-name="LFO10" text:continue-numbering="true">
        <text:list-item>
          <text:p text:style-name="P563">Se item è "Pasta", allora menu["Pasta"] restituisce 10.50.</text:p>
        </text:list-item>
        <text:list-item>
          <text:p text:style-name="P564">Se item è "Hamburger", allora menu["Hamburger"] restituisce 15.50</text:p>
        </text:list-item>
      </text:list>
      <text:h text:style-name="P565" text:outline-level="3">Ciclo e somma</text:h>
      <text:p text:style-name="P566">L'istruzione completa:</text:p>
      <text:p text:style-name="P567"><text:span text:style-name="T568">conto =<text:s/></text:span><text:span text:style-name="T569">sum</text:span><text:span text:style-name="T570">(menu[item]<text:s/></text:span><text:span text:style-name="T571">for</text:span><text:span text:style-name="T572"><text:s/>item<text:s/></text:span><text:span text:style-name="T573">in</text:span><text:span text:style-name="T574"><text:s/>ordine.values())</text:span></text:p>
      <text:p text:style-name="P575">funziona così:</text:p>
      <text:list text:style-name="LFO11" text:continue-numbering="true">
        <text:list-item>
          <text:p text:style-name="P576">Itera(viaggia) su ciascun valore in ordine.values(), che rappresenta i piatti ordinati.</text:p>
        </text:list-item>
        <text:list-item>
          <text:p text:style-name="P577">Usa menu[item] per ottenere il prezzo del piatto dal dizionario menu.</text:p>
        </text:list-item>
      </text:list>
      <text:p text:style-name="P578"><text:span text:style-name="T579">item durante il ciclo</text:span><text:span text:style-name="T580">:</text:span></text:p>
      <text:list text:style-name="LFO12" text:continue-numbering="true">
        <text:list-item>
          <text:p text:style-name="P581">La variabile item assume uno alla volta ciascun valore della lista.</text:p>
        </text:list-item>
        <text:list-item>
          <text:p text:style-name="P582">Al primo giro, item sarà "Pasta".</text:p>
        </text:list-item>
        <text:list-item>
          <text:p text:style-name="P583">Al secondo giro, item sarà "Hamburger".</text:p>
        </text:list-item>
        <text:list-item>
          <text:p text:style-name="P584">E così via fino all'ultimo valore.</text:p>
        </text:list-item>
      </text:list>
      <text:p text:style-name="P585"><text:span text:style-name="T586"><text:s/></text:span><text:span text:style-name="T587">menu[item]</text:span><text:span text:style-name="T588">:</text:span></text:p>
      <text:list text:style-name="LFO13" text:continue-numbering="true">
        <text:list-item>
          <text:p text:style-name="P589">Durante ogni iterazione, il valore di item viene usato come chiave per accedere al dizionario menu.</text:p>
        </text:list-item>
        <text:list-item>
          <text:p text:style-name="P590">Per esempio:</text:p>
          <text:list text:continue-numbering="true">
            <text:list-item>
              <text:p text:style-name="P591">Quando item = "Pasta", menu["Pasta"] restituisce 10.50.</text:p>
            </text:list-item>
            <text:list-item>
              <text:p text:style-name="P592">Quando item = "Hamburger", menu["Hamburger"] restituisce 15.50.</text:p>
            </text:list-item>
          </text:list>
        </text:list-item>
      </text:list>
      <text:list text:style-name="LFO11" text:continue-numbering="true">
        <text:list-item>
          <text:p text:style-name="P593"><text:span text:style-name="T594">Somma tutti i prezzi ottenuti con<text:s/></text:span><text:span text:style-name="T595">sum()</text:span></text:p>
        </text:list-item>
      </text:list>
      <text:p text:style-name="P596">Esempio passo per passo:</text:p>
      <text:list text:style-name="LFO14" text:continue-numbering="true">
        <text:list-item>
          <text:p text:style-name="P597">Primo valore: "Pasta" → menu["Pasta"] = 10.50.</text:p>
        </text:list-item>
        <text:list-item>
          <text:p text:style-name="P598">Secondo valore: "Hamburger" → menu["Hamburger"] = 15.50.</text:p>
        </text:list-item>
        <text:list-item>
          <text:p text:style-name="P599">Terzo valore: "Verdura del giorno" → menu["Verdura del giorno"] = 7.00.</text:p>
        </text:list-item>
        <text:list-item>
          <text:p text:style-name="P600">Quarto valore: "Coca Cola" → menu["Coca Cola"] = 3.50.</text:p>
        </text:list-item>
        <text:list-item>
          <text:p text:style-name="P601">Quinto valore: "Cheesecake" → menu["Cheesecake"] = 6.00.</text:p>
        </text:list-item>
      </text:list>
      <text:p text:style-name="P602">Somma totale: 10.50 + 15.50 + 7.00 + 3.50 + 6.00 = 42.50.</text:p>
      <text:p text:style-name="P603">Espansione completa del ciclo</text:p>
      <text:p text:style-name="P604"><text:span text:style-name="T605">Per capire meglio, possiamo scrivere l'operazione senza la sintassi compatta, usando un ciclo<text:s/></text:span><text:span text:style-name="T606">for</text:span><text:span text:style-name="T607"><text:s/></text:span><text:span text:style-name="T608">tradizionale:</text:span></text:p>
      <text:p text:style-name="P609">In questo caso:</text:p>
      <text:list text:style-name="LFO15" text:continue-numbering="true">
        <text:list-item>
          <text:p text:style-name="P610"><text:span text:style-name="T611">Primo giro</text:span><text:span text:style-name="T612">: item = "Pasta", menu["Pasta"] = 10.50, quindi conto = 0 + 10.50 = 10.50.</text:span></text:p>
        </text:list-item>
        <text:list-item>
          <text:p text:style-name="P613"><text:span text:style-name="T614">Secondo giro</text:span><text:span text:style-name="T615">: item = "Hamburger", menu["Hamburger"] = 15.50, quindi conto = 10.50 + 15.50 = 26.00.</text:span></text:p>
        </text:list-item>
        <text:list-item>
          <text:p text:style-name="P616"><text:span text:style-name="T617">E così via...</text:span></text:p>
        </text:list-item>
      </text:list>
      <text:p text:style-name="P618">SOLUZIONE ESERCIZIO 1.5</text:p>
      <text:p text:style-name="P619">Soluzione N°2</text:p>
      <text:p text:style-name="P620"/>
      <text:p text:style-name="P621"><text:span text:style-name="T622">menu: dict =</text:span><text:span text:style-name="T623"><text:s/>{"Pizza": 9.0, "Pasta": 10.50, "Zuppa": 7.0, "Hamburger": 15.50, "Cotoletta": 10.00, "Salmone": 20.20, "Patatine fritte": 5.50,"Patate al forno": 5.50, "Verdura del giorno": 7.00, "Cheesecake": 6.00, "Tiramisu": 6.00, "Focaccia con Nutella": 6.00, "Coca Cola": 3.50, "Acqua": 1.50, "Vino": 5.0}</text:span></text:p>
      <text:p text:style-name="P624"><text:span text:style-name="T625">ordine: dict =<text:s/></text:span><text:span text:style-name="T626">{"Primo": "Pasta", "Secondo": "Hamburger", "Contorno", "Verdura del giorno", "Bevanda": "Coca Cola", "Dolce": "Cheesecake"}</text:span></text:p>
      <text:p text:style-name="P627"><text:span text:style-name="T628">totale</text:span><text:span text:style-name="T629"><text:s/>= 0.0</text:span></text:p>
      <text:p text:style-name="P630"><text:span text:style-name="T631">for</text:span><text:span text:style-name="T632"><text:s/></text:span><text:span text:style-name="T633">conto</text:span><text:span text:style-name="T634"><text:s/></text:span><text:span text:style-name="T635">in</text:span><text:span text:style-name="T636"><text:s/></text:span><text:span text:style-name="T637">ordine</text:span><text:span text:style-name="T638">.</text:span><text:span text:style-name="T639">value</text:span><text:span text:style-name="T640">s():</text:span></text:p>
      <text:p text:style-name="P641"><text:span text:style-name="T642"><text:s text:c="4"/></text:span><text:span text:style-name="T643">totale</text:span><text:span text:style-name="T644"><text:s/>+=<text:s/></text:span><text:span text:style-name="T645">menu</text:span><text:span text:style-name="T646">[</text:span><text:span text:style-name="T647">conto</text:span><text:span text:style-name="T648">]</text:span></text:p>
      <text:p text:style-name="P649"><text:span text:style-name="T650">print</text:span><text:span text:style-name="T651">(f"Totale: {</text:span><text:span text:style-name="T652">totale</text:span><text:span text:style-name="T653">}")</text:span></text:p>
      <text:p text:style-name="P654"/>
      <text:p text:style-name="P655"/>
      <text:p text:style-name="P656"><text:span text:style-name="T657">totale =</text:span><text:span text:style-name="T658"><text:s/></text:span><text:span text:style-name="T659">0.0</text:span><text:span text:style-name="T660"><text:tab/></text:span><text:span text:style-name="T661"><text:tab/></text:span><text:span text:style-name="T662"><text:tab/></text:span><text:span text:style-name="T663"><text:s/></text:span><text:span text:style-name="T664"><text:tab/></text:span><text:span text:style-name="T665"># Inizializza la variabile 'totale' a 0.0 per cominciare la somma</text:span><text:span text:style-name="T666"><text:s/></text:span></text:p>
      <text:p text:style-name="P667"><text:span text:style-name="T668">for</text:span><text:span text:style-name="T669"><text:s/></text:span><text:span text:style-name="T670">conto<text:s/></text:span><text:span text:style-name="T671">in</text:span><text:span text:style-name="T672"><text:s/></text:span><text:span text:style-name="T673">ordine</text:span><text:span text:style-name="T674">.values</text:span><text:span text:style-name="T675">():<text:s/></text:span><text:span text:style-name="T676"><text:tab/></text:span><text:span text:style-name="T677"><text:tab/></text:span><text:span text:style-name="T678"># Itera su ciascun valore del dizionario 'ordine'</text:span><text:span text:style-name="T679"><text:s/></text:span></text:p>
      <text:p text:style-name="P680"><text:span text:style-name="T681">totale</text:span><text:span text:style-name="T682"><text:s/>+=<text:s/></text:span><text:span text:style-name="T683">menu</text:span><text:span text:style-name="T684">[</text:span><text:span text:style-name="T685">conto</text:span><text:span text:style-name="T686">]</text:span><text:span text:style-name="T687"><text:tab/></text:span><text:span text:style-name="T688"># Add al totale il prezzo corrispondente nel dizionario 'menu'</text:span><text:span text:style-name="T689"><text:s/></text:span></text:p>
      <text:p text:style-name="P690"><text:span text:style-name="T691">print</text:span><text:span text:style-name="T692">(</text:span><text:span text:style-name="T693">f"Totale:<text:s/></text:span><text:span text:style-name="T694">{</text:span><text:span text:style-name="T695">totale</text:span><text:span text:style-name="T696">}</text:span><text:span text:style-name="T697">"</text:span><text:span text:style-name="T698">)<text:s/></text:span><text:span text:style-name="T699"><text:tab/></text:span><text:span text:style-name="T700"><text:tab/></text:span><text:span text:style-name="T701"># Stampa il totale formattato</text:span></text:p>
      <text:p text:style-name="P702"/>
      <text:p text:style-name="P703">Spiegazione:</text:p>
      <text:p text:style-name="P704">Prima riga del codice</text:p>
      <text:p text:style-name="P705"/>
      <text:p text:style-name="P706"><text:span text:style-name="T707">totale =</text:span><text:span text:style-name="T708"><text:s/></text:span><text:span text:style-name="T709">0.0</text:span><text:span text:style-name="T710"><text:tab/></text:span><text:span text:style-name="T711">Definisce la variabile 'totale' a 0.0 che prenderà la somma di tutti i valori. <text:s/></text:span></text:p>
      <text:p text:style-name="P712"><text:span text:style-name="T713">Questo è il punto di partenza per la somma di tutti i prezzi.</text:span></text:p>
      <text:p text:style-name="P714"/>
      <text:p text:style-name="P715">Seconda riga del codice</text:p>
      <text:p text:style-name="P716"/>
      <text:p text:style-name="P717"><text:span text:style-name="T718">for</text:span><text:span text:style-name="T719"><text:s/></text:span><text:span text:style-name="T720">conto<text:s/></text:span><text:span text:style-name="T721">in</text:span><text:span text:style-name="T722"><text:s/></text:span><text:span text:style-name="T723">ordine</text:span><text:span text:style-name="T724">.values()</text:span></text:p>
      <text:p text:style-name="P725"/>
      <text:p text:style-name="P726">LEGGIAMOLA DA DESTRA A SINISTRA!!!!!!</text:p>
      <text:p text:style-name="P727"/>
      <text:p text:style-name="P728"><text:span text:style-name="T729">ordine.values()</text:span><text:span text:style-name="T730"><text:s/></text:span><text:span text:style-name="T731"><text:tab/>Restituisce una lista dei valori (cioè i nomi dei piatti ordinati).<text:s/></text:span></text:p>
      <text:p text:style-name="P732"/>
      <text:p text:style-name="P733"><text:span text:style-name="T734">[</text:span><text:span text:style-name="T735">"Pasta"</text:span><text:span text:style-name="T736">,<text:s/></text:span><text:span text:style-name="T737">"Hamburger"</text:span><text:span text:style-name="T738">,<text:s/></text:span><text:span text:style-name="T739">"Verdura del giorno"</text:span><text:span text:style-name="T740">,<text:s/></text:span><text:span text:style-name="T741">"Coca Cola"</text:span><text:span text:style-name="T742">,<text:s/></text:span><text:span text:style-name="T743">"Cheesecake"</text:span><text:span text:style-name="T744">]</text:span></text:p>
      <text:p text:style-name="P745"/>
      <text:p text:style-name="P746"><text:span text:style-name="T747">for</text:span><text:span text:style-name="T748"><text:s/></text:span><text:span text:style-name="T749">conto<text:s/></text:span><text:span text:style-name="T750">in</text:span><text:span text:style-name="T751"><text:s/></text:span></text:p>
      <text:p text:style-name="P752"/>
      <text:p text:style-name="P753"><text:span text:style-name="T754">in:<text:s/></text:span><text:span text:style-name="T755">prende in valori che mi ha dato l’operazione (ordine.values)</text:span></text:p>
      <text:p text:style-name="P756"><text:span text:style-name="T757">conto</text:span><text:span text:style-name="T758">: crea una variabile temporanea col nome<text:s/></text:span><text:span text:style-name="T759">conto<text:s/></text:span><text:span text:style-name="T760">che entrerà in un ciclo<text:s/></text:span><text:span text:style-name="T761">for ___ in</text:span></text:p>
      <text:p text:style-name="P762"><text:span text:style-name="T763">for:<text:s/></text:span><text:span text:style-name="T764">itera su ciascun valore<text:s/></text:span><text:span text:style-name="T765">del dizionario 'ordine’ che si trova già in una lista che ci ha dato: ordine.values()</text:span></text:p>
      <text:p text:style-name="P766"/>
      <text:p text:style-name="P767"><text:span text:style-name="T768">Quindi la variabile<text:s/></text:span><text:span text:style-name="T769">conto<text:s/></text:span><text:span text:style-name="T770">è composta da una lista così:<text:s/></text:span></text:p>
      <text:p text:style-name="P771"><text:span text:style-name="T772">conto =</text:span><text:span text:style-name="T773"><text:s/>[</text:span><text:span text:style-name="T774">"Pasta"</text:span><text:span text:style-name="T775">,<text:s/></text:span><text:span text:style-name="T776">"Hamburger"</text:span><text:span text:style-name="T777">,<text:s/></text:span><text:span text:style-name="T778">"Verdura del giorno"</text:span><text:span text:style-name="T779">,<text:s/></text:span><text:span text:style-name="T780">"Coca Cola"</text:span><text:span text:style-name="T781">,<text:s/></text:span><text:span text:style-name="T782">"Cheesecake"</text:span><text:span text:style-name="T783">]</text:span></text:p>
      <text:p text:style-name="P784"/>
      <text:p text:style-name="P785"><text:span text:style-name="T786">Il ciclo<text:s/></text:span><text:span text:style-name="T787">for</text:span><text:span text:style-name="T788"><text:s/></text:span><text:span text:style-name="T789">conto<text:s/></text:span><text:span text:style-name="T790">in</text:span><text:span text:style-name="T791"><text:s/>gira con questi i valori</text:span></text:p>
      <text:p text:style-name="P792"/>
      <text:p text:style-name="P793"><text:span text:style-name="T794">For<text:s/></text:span><text:span text:style-name="T795">"Pasta"</text:span><text:span text:style-name="T796">,<text:s/></text:span><text:span text:style-name="T797">in</text:span><text:span text:style-name="T798"><text:s/></text:span><text:span text:style-name="T799">ordine</text:span></text:p>
      <text:p text:style-name="P800"><text:span text:style-name="T801">For<text:s/></text:span><text:span text:style-name="T802">"Hamburger"</text:span><text:span text:style-name="T803">,<text:s/></text:span><text:span text:style-name="T804">in</text:span><text:span text:style-name="T805"><text:s/></text:span><text:span text:style-name="T806">ordine</text:span></text:p>
      <text:p text:style-name="P807"><text:span text:style-name="T808">For<text:s/></text:span><text:span text:style-name="T809">"Verdura del giorno"</text:span><text:span text:style-name="T810">,<text:s/></text:span><text:span text:style-name="T811">in</text:span><text:span text:style-name="T812"><text:s/>ordine</text:span></text:p>
      <text:p text:style-name="P813"><text:span text:style-name="T814">For<text:s/></text:span><text:span text:style-name="T815">"Coca Cola"</text:span><text:span text:style-name="T816">,<text:s/></text:span><text:span text:style-name="T817">in<text:s/></text:span><text:span text:style-name="T818">ordine</text:span></text:p>
      <text:p text:style-name="P819"><text:span text:style-name="T820">For<text:s/></text:span><text:span text:style-name="T821"><text:s/></text:span><text:span text:style-name="T822">"Cheesecake"</text:span><text:span text:style-name="T823"><text:s/></text:span><text:span text:style-name="T824">in<text:s/></text:span><text:span text:style-name="T825">ordine</text:span></text:p>
      <text:p text:style-name="P826"/>
      <text:p text:style-name="P827">Abbiamo il ciclo for pronto con i valori del dizionario ordine, ma ci mancano i prezzi che si trovano nel dizionario menu.</text:p>
      <text:p text:style-name="P828"/>
      <text:p text:style-name="P829">Terza riga</text:p>
      <text:p text:style-name="P830"/>
      <text:p text:style-name="P831"><text:span text:style-name="T832">totale</text:span><text:span text:style-name="T833"><text:s/>+=<text:s/></text:span><text:span text:style-name="T834">menu</text:span><text:span text:style-name="T835">[</text:span><text:span text:style-name="T836">conto</text:span><text:span text:style-name="T837">]</text:span></text:p>
      <text:p text:style-name="P838"/>
      <text:p text:style-name="P839">CONTINUIMAO A LEGGERE DA DESTRA A SINISTRA</text:p>
      <text:p text:style-name="P840"/>
      <text:p text:style-name="P841"><text:span text:style-name="T842">PREMESSA:<text:s/></text:span><text:span text:style-name="T843">Questa sintassi:<text:s/></text:span><text:span text:style-name="T844">dizionario[]</text:span><text:span text:style-name="T845"><text:s/>ci permette di accedere ai valori dentro un dizionario</text:span></text:p>
      <text:p text:style-name="P846"/>
      <text:p text:style-name="P847"><text:span text:style-name="T848">Quindi</text:span><text:span text:style-name="T849">:<text:s/></text:span></text:p>
      <text:p text:style-name="P850"/>
      <text:p text:style-name="P851"><text:span text:style-name="T852">menu</text:span><text:span text:style-name="T853">[</text:span><text:span text:style-name="T854">conto</text:span><text:span text:style-name="T855">] mi permettere di entrare ai valori del dizionario menu e confrontarli con la variabile/lista conto per assegnarli un valore</text:span></text:p>
      <text:p text:style-name="P856"/>
      <text:p text:style-name="P857"/>
      <table:table table:style-name="Table858">
        <table:table-columns>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able:number-columns-spanned="2">
            <text:p text:style-name="P865">Menu</text:p>
          </table:table-cell>
          <table:covered-table-cell/>
          <table:table-cell table:style-name="TableCell866" table:number-columns-spanned="2">
            <text:p text:style-name="P867"><text:span text:style-name="T868">Conto</text:span></text:p>
          </table:table-cell>
          <table:covered-table-cell/>
        </table:table-row>
        <table:table-row table:style-name="TableRow869">
          <table:table-cell table:style-name="TableCell870">
            <text:p text:style-name="P871">Chiave</text:p>
          </table:table-cell>
          <table:table-cell table:style-name="TableCell872">
            <text:p text:style-name="P873">Valore</text:p>
          </table:table-cell>
          <table:table-cell table:style-name="TableCell874">
            <text:p text:style-name="P875">Chiave</text:p>
          </table:table-cell>
          <table:table-cell table:style-name="TableCell876">
            <text:p text:style-name="P877">Valore</text:p>
          </table:table-cell>
        </table:table-row>
        <table:table-row table:style-name="TableRow878">
          <table:table-cell table:style-name="TableCell879">
            <text:p text:style-name="P880">“Pizza”</text:p>
          </table:table-cell>
          <table:table-cell table:style-name="TableCell881">
            <text:p text:style-name="P882">9.00</text:p>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Pasta”</text:p>
          </table:table-cell>
          <table:table-cell table:style-name="TableCell890">
            <text:p text:style-name="P891">10.50</text:p>
          </table:table-cell>
          <table:table-cell table:style-name="TableCell892">
            <text:p text:style-name="P893">“Pasta”</text:p>
          </table:table-cell>
          <table:table-cell table:style-name="TableCell894">
            <text:p text:style-name="P895">10.50</text:p>
          </table:table-cell>
        </table:table-row>
        <table:table-row table:style-name="TableRow896">
          <table:table-cell table:style-name="TableCell897">
            <text:p text:style-name="P898">“Zuppa”</text:p>
          </table:table-cell>
          <table:table-cell table:style-name="TableCell899">
            <text:p text:style-name="P900">7.00</text:p>
          </table:table-cell>
          <table:table-cell table:style-name="TableCell901">
            <text:p text:style-name="P902"/>
          </table:table-cell>
          <table:table-cell table:style-name="TableCell903">
            <text:p text:style-name="P904"/>
          </table:table-cell>
        </table:table-row>
        <table:table-row table:style-name="TableRow905">
          <table:table-cell table:style-name="TableCell906">
            <text:p text:style-name="P907">“Hamburger”</text:p>
          </table:table-cell>
          <table:table-cell table:style-name="TableCell908">
            <text:p text:style-name="P909">15.50</text:p>
          </table:table-cell>
          <table:table-cell table:style-name="TableCell910">
            <text:p text:style-name="P911">“Hamburger”</text:p>
          </table:table-cell>
          <table:table-cell table:style-name="TableCell912">
            <text:p text:style-name="P913">15.50</text:p>
          </table:table-cell>
        </table:table-row>
        <table:table-row table:style-name="TableRow914">
          <table:table-cell table:style-name="TableCell915">
            <text:p text:style-name="P916">“Cotoletta”</text:p>
          </table:table-cell>
          <table:table-cell table:style-name="TableCell917">
            <text:p text:style-name="P918">10.00</text:p>
          </table:table-cell>
          <table:table-cell table:style-name="TableCell919">
            <text:p text:style-name="P920"/>
          </table:table-cell>
          <table:table-cell table:style-name="TableCell921">
            <text:p text:style-name="P922"/>
          </table:table-cell>
        </table:table-row>
        <table:table-row table:style-name="TableRow923">
          <table:table-cell table:style-name="TableCell924">
            <text:p text:style-name="P925">“Salmone”</text:p>
          </table:table-cell>
          <table:table-cell table:style-name="TableCell926">
            <text:p text:style-name="P927">20.20</text:p>
          </table:table-cell>
          <table:table-cell table:style-name="TableCell928">
            <text:p text:style-name="P929"/>
          </table:table-cell>
          <table:table-cell table:style-name="TableCell930">
            <text:p text:style-name="P931"/>
          </table:table-cell>
        </table:table-row>
        <table:table-row table:style-name="TableRow932">
          <table:table-cell table:style-name="TableCell933">
            <text:p text:style-name="P934">“Patatine”</text:p>
          </table:table-cell>
          <table:table-cell table:style-name="TableCell935">
            <text:p text:style-name="P936">5.50</text:p>
          </table:table-cell>
          <table:table-cell table:style-name="TableCell937">
            <text:p text:style-name="P938"/>
          </table:table-cell>
          <table:table-cell table:style-name="TableCell939">
            <text:p text:style-name="P940"/>
          </table:table-cell>
        </table:table-row>
        <table:table-row table:style-name="TableRow941">
          <table:table-cell table:style-name="TableCell942">
            <text:p text:style-name="P943">“Verdura”</text:p>
          </table:table-cell>
          <table:table-cell table:style-name="TableCell944">
            <text:p text:style-name="P945">7.00</text:p>
          </table:table-cell>
          <table:table-cell table:style-name="TableCell946">
            <text:p text:style-name="P947">“Verdura”</text:p>
          </table:table-cell>
          <table:table-cell table:style-name="TableCell948">
            <text:p text:style-name="P949">7.00</text:p>
          </table:table-cell>
        </table:table-row>
        <table:table-row table:style-name="TableRow950">
          <table:table-cell table:style-name="TableCell951">
            <text:p text:style-name="P952">“Tiramisu”</text:p>
          </table:table-cell>
          <table:table-cell table:style-name="TableCell953">
            <text:p text:style-name="P954">6.00</text:p>
          </table:table-cell>
          <table:table-cell table:style-name="TableCell955">
            <text:p text:style-name="P956"/>
          </table:table-cell>
          <table:table-cell table:style-name="TableCell957">
            <text:p text:style-name="P958"/>
          </table:table-cell>
        </table:table-row>
        <table:table-row table:style-name="TableRow959">
          <table:table-cell table:style-name="TableCell960">
            <text:p text:style-name="P961">“Focaccia”</text:p>
          </table:table-cell>
          <table:table-cell table:style-name="TableCell962">
            <text:p text:style-name="P963">6.00</text:p>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Cheesecake”</text:p>
          </table:table-cell>
          <table:table-cell table:style-name="TableCell971">
            <text:p text:style-name="P972">6.00</text:p>
          </table:table-cell>
          <table:table-cell table:style-name="TableCell973">
            <text:p text:style-name="P974">“Cheesecake”</text:p>
          </table:table-cell>
          <table:table-cell table:style-name="TableCell975">
            <text:p text:style-name="P976">6.00</text:p>
          </table:table-cell>
        </table:table-row>
        <table:table-row table:style-name="TableRow977">
          <table:table-cell table:style-name="TableCell978">
            <text:p text:style-name="P979">“Coca Cola”</text:p>
          </table:table-cell>
          <table:table-cell table:style-name="TableCell980">
            <text:p text:style-name="P981">3.50</text:p>
          </table:table-cell>
          <table:table-cell table:style-name="TableCell982">
            <text:p text:style-name="P983">“Coca Cola”</text:p>
          </table:table-cell>
          <table:table-cell table:style-name="TableCell984">
            <text:p text:style-name="P985">3.50</text:p>
          </table:table-cell>
        </table:table-row>
        <table:table-row table:style-name="TableRow986">
          <table:table-cell table:style-name="TableCell987">
            <text:p text:style-name="P988">“Acqua”</text:p>
          </table:table-cell>
          <table:table-cell table:style-name="TableCell989">
            <text:p text:style-name="P990">1.50</text:p>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Totale</text:p>
          </table:table-cell>
          <table:table-cell table:style-name="TableCell998">
            <text:p text:style-name="P999"/>
          </table:table-cell>
          <table:table-cell table:style-name="TableCell1000">
            <text:p text:style-name="P1001"/>
          </table:table-cell>
          <table:table-cell table:style-name="TableCell1002">
            <text:p text:style-name="P1003"/>
          </table:table-cell>
        </table:table-row>
        <table:table-row table:style-name="TableRow1004">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
      <text:p text:style-name="P1013"/>
      <text:p text:style-name="P1014"><text:span text:style-name="T1015">totale</text:span><text:span text:style-name="T1016"><text:s/>+=</text:span></text:p>
      <text:p text:style-name="P1017"><text:span text:style-name="T1018">prende il valore corrente di<text:s/></text:span><text:span text:style-name="T1019">totale</text:span><text:span text:style-name="T1020"><text:s/>e aggiungi ad esso il prezzo del conto trovato.</text:span></text:p>
      <text:p text:style-name="P1021"/>
      <text:p text:style-name="P1022"><text:span text:style-name="T1023">Ricordiamo:<text:s/></text:span><text:span text:style-name="T1024">l’operatore += è incrementale</text:span></text:p>
      <text:p text:style-name="P1025"/>
      <text:p text:style-name="P1026"><text:span text:style-name="T1027">totale</text:span><text:span text:style-name="T1028"><text:s/>+=<text:s/></text:span><text:span text:style-name="T1029">menu</text:span><text:span text:style-name="T1030">[</text:span><text:span text:style-name="T1031">conto</text:span><text:span text:style-name="T1032">] funzionerebbe così:<text:s/></text:span></text:p>
      <text:p text:style-name="P1033"/>
      <text:p text:style-name="P1034"><text:span text:style-name="T1035">Prima iterazione</text:span><text:span text:style-name="T1036">:<text:s/></text:span><text:span text:style-name="T1037"><text:tab/></text:span><text:span text:style-name="T1038">conto</text:span><text:span text:style-name="T1039"><text:s/>= "Pasta",<text:s/></text:span><text:span text:style-name="T1040"><text:tab/></text:span><text:span text:style-name="T1041"><text:tab/>quindi totale =<text:s/></text:span><text:span text:style-name="T1042"><text:tab/>0.0<text:s/></text:span><text:span text:style-name="T1043"><text:tab/>+ 10.50 = 10.50</text:span></text:p>
      <text:p text:style-name="P1044"><text:span text:style-name="T1045">Seconda iterazione</text:span><text:span text:style-name="T1046">:<text:s/></text:span><text:span text:style-name="T1047"><text:tab/></text:span><text:span text:style-name="T1048">conto</text:span><text:span text:style-name="T1049"><text:s/>= "Hamburger"<text:s/></text:span><text:span text:style-name="T1050"><text:tab/>quindi totale =<text:s/></text:span><text:span text:style-name="T1051"><text:tab/>10.50<text:s/></text:span><text:span text:style-name="T1052"><text:tab/>+ 15.50 = 26.00</text:span></text:p>
      <text:p text:style-name="P1053"><text:span text:style-name="T1054">Terza iterazione</text:span><text:span text:style-name="T1055">:<text:s/></text:span><text:span text:style-name="T1056"><text:tab/></text:span><text:span text:style-name="T1057">conto</text:span><text:span text:style-name="T1058"><text:s/>= "Verdura "</text:span><text:span text:style-name="T1059"><text:tab/></text:span><text:span text:style-name="T1060"><text:tab/>quindi totale =<text:s/></text:span><text:span text:style-name="T1061"><text:tab/>26.00<text:s/></text:span><text:span text:style-name="T1062"><text:tab/>+ <text:s text:c="2"/>7.00 = 33.00</text:span></text:p>
      <text:p text:style-name="P1063"><text:span text:style-name="T1064">Quarta iterazione</text:span><text:span text:style-name="T1065">:<text:s/></text:span><text:span text:style-name="T1066"><text:tab/></text:span><text:span text:style-name="T1067">conto</text:span><text:span text:style-name="T1068"><text:s/>= "Coca Cola"</text:span><text:span text:style-name="T1069"><text:tab/></text:span><text:span text:style-name="T1070"><text:tab/>quindi totale =<text:s/></text:span><text:span text:style-name="T1071"><text:tab/>33.00<text:s/></text:span><text:span text:style-name="T1072"><text:tab/>+ <text:s text:c="2"/>3.50 = 36.50</text:span></text:p>
      <text:p text:style-name="P1073"><text:span text:style-name="T1074">Quinta iterazione</text:span><text:span text:style-name="T1075">:<text:s/></text:span><text:span text:style-name="T1076"><text:tab/></text:span><text:span text:style-name="T1077">conto</text:span><text:span text:style-name="T1078"><text:s/>= "Cheesecake"</text:span><text:span text:style-name="T1079"><text:tab/>quindi totale =<text:s/></text:span><text:span text:style-name="T1080"><text:tab/>36.50<text:s/></text:span><text:span text:style-name="T1081"><text:tab/>+ <text:s text:c="2"/>6.00 = 42.50</text:span></text:p>
      <text:p text:style-name="P1082"/>
      <text:p text:style-name="P1083"/>
      <text:p text:style-name="P1084"><text:span text:style-name="T1085">Quarta riga del codice</text:span></text:p>
      <text:p text:style-name="P1086"><text:span text:style-name="T1087"># Stampa il totale formattato</text:span></text:p>
      <text:p text:style-name="P1088"/>
      <text:p text:style-name="P1089"><text:span text:style-name="T1090">print</text:span><text:span text:style-name="T1091">(</text:span><text:span text:style-name="T1092">f"Totale:<text:s/></text:span><text:span text:style-name="T1093">{</text:span><text:span text:style-name="T1094">totale</text:span><text:span text:style-name="T1095">}</text:span><text:span text:style-name="T1096">"</text:span><text:span text:style-name="T1097">)<text:s/></text:span><text:span text:style-name="T1098"><text:tab/></text:span></text:p>
      <text:p text:style-name="P1099"><text:span text:style-name="T1100">Aggiunta:<text:s/></text:span><text:span text:style-name="T1101">Se volesse somma tutti i valori (prezzi) del dizionario menu dovrei fare cosi:</text:span></text:p>
      <text:p text:style-name="P1102"><text:span text:style-name="T1103">menu: dict = {"Pizza": 9.0, "Pasta": 10.50, "Zuppa": 7.0, "Hamburger": 15.50, "Cotoletta": 10.00, "Salmone": 20.20, "Patatine fritte": 5.50,"Patate al forno": 5.50, "Verdura del giorno": 7.00, "Cheesecake": 6.00, "Tiramisu": 6.00, "Focaccia con Nutella": 6.00, "Coca Cola": 3.50, "Acqua": 1.50}</text:span></text:p>
      <text:p text:style-name="P1104"><text:span text:style-name="T1105">conto =</text:span><text:span text:style-name="T1106"><text:s/></text:span><text:span text:style-name="T1107">sum(menu.values())<text:s/></text:span></text:p>
      <text:p text:style-name="P1108"><text:span text:style-name="T1109">print</text:span><text:span text:style-name="T1110">(conto)</text:span></text:p>
      <text:p text:style-name="P1111">or</text:p>
      <text:p text:style-name="P1112"><text:span text:style-name="T1113">print</text:span><text:span text:style-name="T1114">(f"Il totale del conto è: {conto:.2f}€")</text:span></text:p>
      <text:p text:style-name="P1115"/>
      <text:p text:style-name="P1116"/>
      <text:p text:style-name="P1117">Esercizi (Tipi di Dato, Operatori, Collection)</text:p>
      <text:p text:style-name="P1118"><text:span text:style-name="T1119">Completion requirements</text:span></text:p>
      <text:p text:style-name="P1120"/>
      <text:p text:style-name="P1121"><text:span text:style-name="T1122">2-3. Personal Message</text:span><text:span text:style-name="T1123">: Use a variable to represent a person’s name, and print a message to that person. Your message should be simple, such as, “Hello Eric, would you like to learn some Python today?”</text:span></text:p>
      <text:p text:style-name="P1124">SOLUZIONE 2.3</text:p>
      <text:p text:style-name="P1125"><text:span text:style-name="T1126">nome</text:span><text:span text:style-name="T1127">:<text:s/></text:span><text:span text:style-name="T1128">str</text:span><text:span text:style-name="T1129"><text:s/></text:span><text:span text:style-name="T1130">=</text:span><text:span text:style-name="T1131"><text:s/></text:span><text:span text:style-name="T1132">"Jean Paul"</text:span></text:p>
      <text:p text:style-name="P1133"><text:span text:style-name="T1134">print</text:span><text:span text:style-name="T1135">(</text:span><text:span text:style-name="T1136">"Ciao "</text:span><text:span text:style-name="T1137"><text:s/></text:span><text:span text:style-name="T1138">+</text:span><text:span text:style-name="T1139"><text:s/></text:span><text:span text:style-name="T1140">nome</text:span><text:span text:style-name="T1141"><text:s/></text:span><text:span text:style-name="T1142">+</text:span><text:span text:style-name="T1143"><text:s/></text:span><text:span text:style-name="T1144">", ti piacerebbe imparare un po' di Python oggi?"</text:span><text:span text:style-name="T1145">)</text:span></text:p>
      <text:p text:style-name="P1146"/>
      <text:p text:style-name="P1147">OUTPUT<text:s/></text:p>
      <text:p text:style-name="P1148">Ciao Jean Paul, ti piacerebbe imparare un po' di Python oggi?</text:p>
      <text:p text:style-name="P1149"/>
      <text:p text:style-name="P1150"><text:span text:style-name="T1151"><text:line-break/></text:span><text:span text:style-name="T1152">2-4. Name Cases</text:span><text:span text:style-name="T1153">: Use a variable to represent a person’s name, and then print that person’s name in lowercase, uppercase, and title case.</text:span><text:span text:style-name="T1154"><text:line-break/></text:span></text:p>
      <text:p text:style-name="P1155">SOLUZIONE 2.4</text:p>
      <text:p text:style-name="P1156"><text:span text:style-name="T1157">nome</text:span><text:span text:style-name="T1158">:<text:s/></text:span><text:span text:style-name="T1159">str</text:span><text:span text:style-name="T1160"><text:s/></text:span><text:span text:style-name="T1161">=</text:span><text:span text:style-name="T1162">"Tatiana"</text:span></text:p>
      <text:p text:style-name="P1163"><text:span text:style-name="T1164">print</text:span><text:span text:style-name="T1165">(</text:span><text:span text:style-name="T1166">"Ecco il tuo nome "</text:span><text:span text:style-name="T1167"><text:s/></text:span><text:span text:style-name="T1168">+</text:span><text:span text:style-name="T1169"><text:s/></text:span><text:span text:style-name="T1170">nome</text:span><text:span text:style-name="T1171"><text:s/> </text:span><text:span text:style-name="T1172">+</text:span><text:span text:style-name="T1173"><text:s/></text:span><text:span text:style-name="T1174">" in maiuscola: "</text:span><text:span text:style-name="T1175"><text:s/></text:span><text:span text:style-name="T1176">+</text:span><text:span text:style-name="T1177"><text:s/></text:span><text:span text:style-name="T1178">nome</text:span><text:span text:style-name="T1179">.</text:span><text:span text:style-name="T1180">upper</text:span><text:span text:style-name="T1181">()<text:s/></text:span><text:span text:style-name="T1182">+</text:span><text:span text:style-name="T1183"><text:s/></text:span><text:span text:style-name="T1184">" . Adesso tutto in minuscolo: "</text:span><text:span text:style-name="T1185"><text:s/></text:span><text:span text:style-name="T1186">+</text:span><text:span text:style-name="T1187"><text:s/></text:span><text:span text:style-name="T1188">nome</text:span><text:span text:style-name="T1189">.</text:span><text:span text:style-name="T1190">lower</text:span><text:span text:style-name="T1191">()<text:s/></text:span><text:span text:style-name="T1192">+</text:span><text:span text:style-name="T1193"><text:s/></text:span><text:span text:style-name="T1194">"</text:span><text:span text:style-name="T1195">\n</text:span><text:span text:style-name="T1196">e per ultimo, tutto in titolo: "</text:span><text:span text:style-name="T1197"><text:s/></text:span><text:span text:style-name="T1198">+</text:span><text:span text:style-name="T1199"><text:s/></text:span><text:span text:style-name="T1200">nome</text:span><text:span text:style-name="T1201">.</text:span><text:span text:style-name="T1202">title</text:span><text:span text:style-name="T1203">())</text:span></text:p>
      <text:p text:style-name="P1204"/>
      <text:p text:style-name="P1205">OUTPUT</text:p>
      <text:p text:style-name="P1206">Ecco il tuo nome Tatiana in maiuscola: TATIANA . Adesso tutto in minuscolo: tatiana</text:p>
      <text:p text:style-name="P1207">e per ultimo, tutto in titolo: Tatiana</text:p>
      <text:p text:style-name="P1208"/>
      <text:p text:style-name="P1209"/>
      <text:p text:style-name="P1210"/>
      <text:p text:style-name="P1211"/>
      <text:p text:style-name="P1212"><text:span text:style-name="T1213">2-5. Famous Quote</text:span><text:span text:style-name="T1214">: Find a quote from a famous person you admire. Print the quote and the name of its author. Your output should look something like the following, including the quotation marks: Albert Einstein once said, “A person who never made a mistake never tried anything new.”</text:span></text:p>
      <text:p text:style-name="P1215"/>
      <text:p text:style-name="P1216">SOLUZIONE 2.5 e 2.6</text:p>
      <text:p text:style-name="P1217"><text:span text:style-name="T1218">autore</text:span><text:span text:style-name="T1219">:<text:s/></text:span><text:span text:style-name="T1220">str</text:span><text:span text:style-name="T1221"><text:s/></text:span><text:span text:style-name="T1222">=</text:span><text:span text:style-name="T1223"><text:s/></text:span><text:span text:style-name="T1224">"Albert Einstein"</text:span></text:p>
      <text:p text:style-name="P1225"><text:span text:style-name="T1226">frase</text:span><text:span text:style-name="T1227">:<text:s/></text:span><text:span text:style-name="T1228">str</text:span><text:span text:style-name="T1229"><text:s/></text:span><text:span text:style-name="T1230">=</text:span><text:span text:style-name="T1231"><text:s/></text:span><text:span text:style-name="T1232">"La mente è come un paracadute. Funziona solo se si apre"</text:span><text:span text:style-name="T1233"><text:s/></text:span></text:p>
      <text:p text:style-name="P1234"><text:span text:style-name="T1235">print</text:span><text:span text:style-name="T1236">(</text:span><text:span text:style-name="T1237">autore</text:span><text:span text:style-name="T1238"><text:s/></text:span><text:span text:style-name="T1239">+</text:span><text:span text:style-name="T1240"><text:s/></text:span><text:span text:style-name="T1241">" una volta disse: '"</text:span><text:span text:style-name="T1242"><text:s/></text:span><text:span text:style-name="T1243">+</text:span><text:span text:style-name="T1244"><text:s/></text:span><text:span text:style-name="T1245">frase</text:span><text:span text:style-name="T1246"><text:s/></text:span><text:span text:style-name="T1247">+</text:span><text:span text:style-name="T1248">"'."</text:span><text:span text:style-name="T1249"><text:s/>)</text:span></text:p>
      <text:p text:style-name="P1250"/>
      <text:p text:style-name="P1251">OUTPUT</text:p>
      <text:p text:style-name="P1252"><text:span text:style-name="T1253">Albert Einstein una volta disse: 'La mente è come un paracadute.<text:s/></text:span><text:span text:style-name="T1254">Funziona solo se si apre'.</text:span></text:p>
      <text:p text:style-name="P1255"/>
      <text:p text:style-name="P1256"/>
      <text:p text:style-name="P1257"/>
      <text:p text:style-name="P1258"><text:span text:style-name="T1259">2-6. Famous Quote 2</text:span><text:span text:style-name="T1260">: Repeat Exercise 2-5, but this time, represent the famous person’s name using a variable called famous_person. Then compose your message and represent it with a new variable called message. Print your message. </text:span></text:p>
      <text:p text:style-name="P1261"/>
      <text:p text:style-name="P1262">SOLUZIONE NELL’ESERCIZIO 2.5</text:p>
      <text:p text:style-name="P1263"/>
      <text:p text:style-name="P1264"><text:span text:style-name="T1265">3-1. Names:</text:span><text:span text:style-name="T1266"> Store the names of a few of your friends in a list called names. Print each person’s name by accessing each element in the list, one at a time.</text:span></text:p>
      <text:p text:style-name="P1267"/>
      <text:p text:style-name="P1268">SOLUZIONE 3.1</text:p>
      <text:p text:style-name="P1269"><text:span text:style-name="T1270">nomi</text:span><text:span text:style-name="T1271">:<text:s/></text:span><text:span text:style-name="T1272">list</text:span><text:span text:style-name="T1273"><text:s/></text:span><text:span text:style-name="T1274">=</text:span><text:span text:style-name="T1275"><text:s/>[</text:span><text:span text:style-name="T1276">"Anna Maria"</text:span><text:span text:style-name="T1277">,<text:s/></text:span><text:span text:style-name="T1278">"Javier"</text:span><text:span text:style-name="T1279">,<text:s/></text:span><text:span text:style-name="T1280">"Manuela"</text:span><text:span text:style-name="T1281">,<text:s/></text:span><text:span text:style-name="T1282">"Andrew"</text:span><text:span text:style-name="T1283">,<text:s/></text:span><text:span text:style-name="T1284">"Francesco"</text:span><text:span text:style-name="T1285">]</text:span></text:p>
      <text:p text:style-name="P1286"><text:span text:style-name="T1287">for</text:span><text:span text:style-name="T1288"><text:s/></text:span><text:span text:style-name="T1289">amici</text:span><text:span text:style-name="T1290"><text:s/></text:span><text:span text:style-name="T1291">in</text:span><text:span text:style-name="T1292"><text:s/></text:span><text:span text:style-name="T1293">nomi</text:span><text:span text:style-name="T1294">:</text:span></text:p>
      <text:p text:style-name="P1295"><text:span text:style-name="T1296">   <text:s/></text:span><text:span text:style-name="T1297">print</text:span><text:span text:style-name="T1298">(</text:span><text:span text:style-name="T1299">amici</text:span><text:span text:style-name="T1300">)</text:span></text:p>
      <text:p text:style-name="P1301"/>
      <text:p text:style-name="P1302"><text:span text:style-name="T1303">print</text:span><text:span text:style-name="T1304">(</text:span><text:span text:style-name="T1305">"</text:span><text:span text:style-name="T1306">\n</text:span><text:span text:style-name="T1307">"</text:span><text:span text:style-name="T1308">.</text:span><text:span text:style-name="T1309">join</text:span><text:span text:style-name="T1310">(</text:span><text:span text:style-name="T1311">nomi</text:span><text:span text:style-name="T1312">)<text:s/></text:span><text:span text:style-name="T1313">+</text:span><text:span text:style-name="T1314"><text:s/></text:span><text:span text:style-name="T1315">"</text:span><text:span text:style-name="T1316">\n</text:span><text:span text:style-name="T1317">"</text:span><text:span text:style-name="T1318"><text:s/></text:span><text:span text:style-name="T1319">+</text:span><text:span text:style-name="T1320"><text:s/></text:span><text:span text:style-name="T1321">"con questa possibilità con join: variabile.join si riesce a mettere tutti i nomi in fila"</text:span><text:span text:style-name="T1322"><text:s/>)</text:span></text:p>
      <text:p text:style-name="P1323"/>
      <text:p text:style-name="P1324">OUTPUT</text:p>
      <text:p text:style-name="P1325"/>
      <text:p text:style-name="P1326">Anna Maria</text:p>
      <text:p text:style-name="P1327">Javier</text:p>
      <text:p text:style-name="P1328">Manuela</text:p>
      <text:p text:style-name="P1329">Andrew</text:p>
      <text:p text:style-name="P1330">Francesco</text:p>
      <text:p text:style-name="P1331"/>
      <text:p text:style-name="P1332"><text:span text:style-name="T1333"><text:line-break/></text:span><text:span text:style-name="T1334">3-2. Greetings:</text:span><text:span text:style-name="T1335"> Start with the list you used in Exercise 3-1, but instead of just printing each person’s name, print a message to them. The text of each message should be the same, but each message should be personalized with the person’s name.</text:span></text:p>
      <text:p text:style-name="P1336"/>
      <text:p text:style-name="P1337">SOLUZIONE 3.2</text:p>
      <text:p text:style-name="P1338"><text:span text:style-name="T1339">nomi</text:span><text:span text:style-name="T1340">:<text:s/></text:span><text:span text:style-name="T1341">list</text:span><text:span text:style-name="T1342">=</text:span><text:span text:style-name="T1343"><text:s/>[</text:span><text:span text:style-name="T1344">"Anna Maria"</text:span><text:span text:style-name="T1345">,<text:s/></text:span><text:span text:style-name="T1346">"Javier"</text:span><text:span text:style-name="T1347">,<text:s/></text:span><text:span text:style-name="T1348">"Manuela"</text:span><text:span text:style-name="T1349">,<text:s/></text:span><text:span text:style-name="T1350">"Andrew"</text:span><text:span text:style-name="T1351">,<text:s/></text:span><text:span text:style-name="T1352">"Francesco"</text:span><text:span text:style-name="T1353">]</text:span></text:p>
      <text:p text:style-name="P1354"><text:span text:style-name="T1355">messaggio</text:span><text:span text:style-name="T1356">:<text:s/></text:span><text:span text:style-name="T1357">str</text:span><text:span text:style-name="T1358"><text:s/></text:span><text:span text:style-name="T1359">=</text:span><text:span text:style-name="T1360"><text:s/></text:span><text:span text:style-name="T1361">"Buone Feste:"</text:span></text:p>
      <text:p text:style-name="P1362"/>
      <text:p text:style-name="P1363"><text:span text:style-name="T1364">for</text:span><text:span text:style-name="T1365"><text:s/></text:span><text:span text:style-name="T1366">amici</text:span><text:span text:style-name="T1367"><text:s/></text:span><text:span text:style-name="T1368">in</text:span><text:span text:style-name="T1369"><text:s/></text:span><text:span text:style-name="T1370">nomi</text:span><text:span text:style-name="T1371">:</text:span></text:p>
      <text:p text:style-name="P1372"><text:span text:style-name="T1373">       <text:s/></text:span><text:span text:style-name="T1374">print</text:span><text:span text:style-name="T1375">(</text:span><text:span text:style-name="T1376">messaggio</text:span><text:span text:style-name="T1377">,<text:s/></text:span><text:span text:style-name="T1378">amici</text:span><text:span text:style-name="T1379">)</text:span></text:p>
      <text:p text:style-name="P1380"/>
      <text:p text:style-name="P1381">OUTPUT</text:p>
      <text:p text:style-name="P1382"/>
      <text:p text:style-name="P1383">Buone Feste: Anna Maria</text:p>
      <text:p text:style-name="P1384">Buone Feste: Javier</text:p>
      <text:p text:style-name="P1385">Buone Feste: Manuela</text:p>
      <text:p text:style-name="P1386">Buone Feste: Andrew</text:p>
      <text:p text:style-name="P1387">Buone Feste: Francesco</text:p>
      <text:p text:style-name="P1388"/>
      <text:p text:style-name="P1389"><text:span text:style-name="T1390">3-3. Your Own List:</text:span><text:span text:style-name="T1391"> Think of your favorite mode of transportation, such as a motorcycle or a car, and make a list that stores several examples. Use your list to print a series of statements about these items, such as “I would like to own a Honda motorcycle.”</text:span></text:p>
      <text:p text:style-name="P1392"/>
      <text:p text:style-name="P1393">SOLUZIONE 3.3</text:p>
      <text:p text:style-name="P1394"><text:span text:style-name="T1395"># 3.3</text:span></text:p>
      <text:p text:style-name="P1396"/>
      <text:p text:style-name="P1397"><text:span text:style-name="T1398"># 3.3</text:span></text:p>
      <text:p text:style-name="P1399"/>
      <text:p text:style-name="P1400"><text:span text:style-name="T1401">trasport</text:span><text:span text:style-name="T1402">:<text:s/></text:span><text:span text:style-name="T1403">dict</text:span><text:span text:style-name="T1404"><text:s/></text:span><text:span text:style-name="T1405">=</text:span><text:span text:style-name="T1406"><text:s/>{</text:span><text:span text:style-name="T1407">"bicicleta"</text:span><text:span text:style-name="T1408">:<text:s/></text:span><text:span text:style-name="T1409">1</text:span><text:span text:style-name="T1410">,<text:s/></text:span><text:span text:style-name="T1411">"macchina"</text:span><text:span text:style-name="T1412">:<text:s/></text:span><text:span text:style-name="T1413">2</text:span><text:span text:style-name="T1414">,  </text:span><text:span text:style-name="T1415">"aereo"</text:span><text:span text:style-name="T1416">:<text:s/></text:span><text:span text:style-name="T1417">3</text:span><text:span text:style-name="T1418">}</text:span></text:p>
      <text:p text:style-name="P1419"><text:span text:style-name="T1420">text</text:span><text:span text:style-name="T1421">:<text:s/></text:span><text:span text:style-name="T1422">dict</text:span><text:span text:style-name="T1423"><text:s/></text:span><text:span text:style-name="T1424">=</text:span><text:span text:style-name="T1425"><text:s/>{</text:span><text:span text:style-name="T1426">"Mi piace andare in bici perché mi regala paesaggi stupendi ad ogni pedalata."</text:span><text:span text:style-name="T1427">:<text:s/></text:span><text:span text:style-name="T1428">"bicicleta"</text:span><text:span text:style-name="T1429">,</text:span><text:span text:style-name="T1430">"Mi piace guidare e ascoltare musica, perché trasforma ogni viaggio in un momento di libertà e relax."</text:span><text:span text:style-name="T1431">:<text:s/></text:span><text:span text:style-name="T1432">"macchina"</text:span><text:span text:style-name="T1433">,</text:span><text:span text:style-name="T1434">"Salire su un aereo è come aprire una porta magica: in un attimo sei tra abbracci di parenti lontani o avventure in posti incredibili!"</text:span><text:span text:style-name="T1435">:<text:s/></text:span><text:span text:style-name="T1436">"aereo"</text:span><text:span text:style-name="T1437">}</text:span></text:p>
      <text:p text:style-name="P1438"/>
      <text:p text:style-name="P1439"><text:span text:style-name="T1440">for</text:span><text:span text:style-name="T1441"><text:s/></text:span><text:span text:style-name="T1442">frase</text:span><text:span text:style-name="T1443">,<text:s/></text:span><text:span text:style-name="T1444">mezzo</text:span><text:span text:style-name="T1445"><text:s/></text:span><text:span text:style-name="T1446">in</text:span><text:span text:style-name="T1447"><text:s/></text:span><text:span text:style-name="T1448">text</text:span><text:span text:style-name="T1449">.</text:span><text:span text:style-name="T1450">items</text:span><text:span text:style-name="T1451">():<text:s/></text:span><text:span text:style-name="T1452"># dichiarazione di 2 variabili</text:span></text:p>
      <text:p text:style-name="P1453"><text:span text:style-name="T1454"># valore = lo colleghiamo così: trasport[mezzo]<text:s/></text:span></text:p>
      <text:p text:style-name="P1455"><text:span text:style-name="T1456">   </text:span><text:span text:style-name="T1457">print</text:span><text:span text:style-name="T1458">(</text:span><text:span text:style-name="T1459">f</text:span><text:span text:style-name="T1460">"</text:span><text:span text:style-name="T1461">{</text:span><text:span text:style-name="T1462">frase</text:span><text:span text:style-name="T1463">}</text:span><text:span text:style-name="T1464"><text:s/>- Mezzo di trasporto preferito:<text:s/></text:span><text:span text:style-name="T1465">{</text:span><text:span text:style-name="T1466">trasport</text:span><text:span text:style-name="T1467">[</text:span><text:span text:style-name="T1468">mezzo</text:span><text:span text:style-name="T1469">]</text:span><text:span text:style-name="T1470">}</text:span><text:span text:style-name="T1471">"</text:span><text:span text:style-name="T1472">)</text:span></text:p>
      <text:p text:style-name="P1473"/>
      <text:p text:style-name="P1474">OUTPUT</text:p>
      <text:p text:style-name="P1475"/>
      <text:p text:style-name="P1476">Mi piace andare in bici perché mi regala paesaggi stupendi ad ogni pedalata. - Mezzo di trasporto preferito: 1</text:p>
      <text:p text:style-name="P1477">Mi piace guidare e ascoltare musica, perché trasforma ogni viaggio in un momento di libertà e relax. - Mezzo di trasporto preferito: 2</text:p>
      <text:p text:style-name="P1478">Salire su un aereo è come aprire una porta magica: in un attimo sei tra abbracci di parenti lontani o avventure in posti incredibili! - Mezzo di trasporto preferito: 3</text:p>
      <text:p text:style-name="P1479"/>
      <text:p text:style-name="P1480">Spiegazione</text:p>
      <text:p text:style-name="P1481"><text:span text:style-name="T1482">Itera su text.items()</text:span><text:span text:style-name="T1483">: Il<text:s/></text:span><text:span text:style-name="T1484">metodo .items()</text:span><text:span text:style-name="T1485"><text:s/>restituisce sia la chiave che il valore del dizionario text. In questo caso, la chiave è la frase e il valore è il mezzo di trasporto associato (ad esempio, "bicicleta", "macchina", "aereo").</text:span></text:p>
      <text:p text:style-name="P1486"><text:span text:style-name="T1487">Puoi usare<text:s/></text:span><text:span text:style-name="T1488">.items()</text:span><text:span text:style-name="T1489"><text:s/>per ottenere sia la frase (chiave) che il mezzo di trasporto (valore), e quindi cercare il valore numerico corrispondente.</text:span></text:p>
      <text:p text:style-name="P1490"><text:span text:style-name="T1491">Cosa succede qui?</text:span></text:p>
      <text:list text:style-name="LFO16" text:continue-numbering="true">
        <text:list-item>
          <text:p text:style-name="P1492"><text:span text:style-name="T1493">Il ciclo<text:s/></text:span><text:span text:style-name="T1494">for</text:span><text:span text:style-name="T1495"><text:s/>scorre ogni<text:s/></text:span><text:span text:style-name="T1496">coppia</text:span><text:span text:style-name="T1497"><text:s/>di chiave e valore nel dizionario<text:s/></text:span><text:span text:style-name="T1498">text</text:span><text:span text:style-name="T1499">.</text:span></text:p>
          <text:list text:continue-numbering="true">
            <text:list-item>
              <text:p text:style-name="P1500"><text:span text:style-name="T1501">La<text:s/></text:span><text:span text:style-name="T1502">chiave</text:span><text:span text:style-name="T1503"><text:s/>è la<text:s/></text:span><text:span text:style-name="T1504">frase</text:span><text:span text:style-name="T1505">.</text:span></text:p>
            </text:list-item>
            <text:list-item>
              <text:p text:style-name="P1506"><text:span text:style-name="T1507">Il<text:s/></text:span><text:span text:style-name="T1508">valore</text:span><text:span text:style-name="T1509"><text:s/>è il mezzo di trasporto (come<text:s/></text:span><text:span text:style-name="T1510">"bicicleta"</text:span><text:span text:style-name="T1511">,<text:s/></text:span><text:span text:style-name="T1512">"macchina"</text:span><text:span text:style-name="T1513">,<text:s/></text:span><text:span text:style-name="T1514">"aereo"</text:span><text:span text:style-name="T1515">).</text:span></text:p>
            </text:list-item>
          </text:list>
        </text:list-item>
        <text:list-item>
          <text:p text:style-name="P1516"><text:span text:style-name="T1517">Poi, per ogni mezzo di trasporto, otteniamo il valore numerico dal dizionario<text:s/></text:span><text:span text:style-name="T1518">trasport</text:span><text:span text:style-name="T1519"><text:s/>e stampiamo il risultato.</text:span></text:p>
        </text:list-item>
      </text:list>
      <text:p text:style-name="P1520"/>
      <text:p text:style-name="P1521"><text:span text:style-name="T1522">Accesso a trasport[mezzo]</text:span><text:span text:style-name="T1523">: Una volta ottenuto il mezzo di trasporto dalla variabile mezzo, possiamo usare questo valore come chiave nel dizionario trasport per ottenere il valore associato, che è il numero.</text:span></text:p>
      <text:p text:style-name="P1524"><text:span text:style-name="T1525">Stampa</text:span><text:span text:style-name="T1526">: La frase e il mezzo di trasporto vengono stampati insieme, includendo anche il valore numerico del mezzo di trasporto.</text:span></text:p>
      <text:p text:style-name="P1527"/>
      <text:p text:style-name="P1528"><text:span text:style-name="T1529">3-4. Guest List: </text:span><text:span text:style-name="T1530">If you could invite anyone, living or deceased, to dinner, who would you invite? Make a list that includes at least three people you’d like to invite to dinner. Then use your list to print a message to each person, inviting them to dinner.</text:span><text:span text:style-name="T1531"><text:line-break/></text:span></text:p>
      <text:p text:style-name="P1532">SOLUZIONE 3.4</text:p>
      <text:p text:style-name="P1533"><text:span text:style-name="T1534"># 3.4</text:span></text:p>
      <text:p text:style-name="P1535"/>
      <text:p text:style-name="P1536"><text:span text:style-name="T1537">invitati</text:span><text:span text:style-name="T1538">:<text:s/></text:span><text:span text:style-name="T1539">list</text:span><text:span text:style-name="T1540"><text:s/></text:span><text:span text:style-name="T1541">=</text:span><text:span text:style-name="T1542"><text:s/>[</text:span><text:span text:style-name="T1543">"Andrew"</text:span><text:span text:style-name="T1544">,<text:s/></text:span><text:span text:style-name="T1545">"Manuele"</text:span><text:span text:style-name="T1546">,<text:s/></text:span><text:span text:style-name="T1547">"Chiara"</text:span><text:span text:style-name="T1548">]</text:span></text:p>
      <text:p text:style-name="P1549"><text:span text:style-name="T1550"># messaggio: str = "Ti invito a cena per condividere buon cibo, risate e momenti piacevoli insieme!"</text:span></text:p>
      <text:p text:style-name="P1551"/>
      <text:p text:style-name="P1552"><text:span text:style-name="T1553">for</text:span><text:span text:style-name="T1554"><text:s/></text:span><text:span text:style-name="T1555">invito</text:span><text:span text:style-name="T1556"><text:s/></text:span><text:span text:style-name="T1557">in</text:span><text:span text:style-name="T1558"><text:s/></text:span><text:span text:style-name="T1559">invitati</text:span><text:span text:style-name="T1560">:<text:s/></text:span></text:p>
      <text:p text:style-name="P1561"><text:span text:style-name="T1562">   <text:s/></text:span><text:span text:style-name="T1563">print</text:span><text:span text:style-name="T1564">(</text:span><text:span text:style-name="T1565">f</text:span><text:span text:style-name="T1566">"</text:span><text:span text:style-name="T1567">{</text:span><text:span text:style-name="T1568">invito</text:span><text:span text:style-name="T1569">}</text:span><text:span text:style-name="T1570">: "</text:span><text:span text:style-name="T1571"><text:s/></text:span><text:span text:style-name="T1572">+</text:span><text:span text:style-name="T1573"><text:s/></text:span><text:span text:style-name="T1574">"Ti invito a cena per condividere buon cibo, risate e momenti piacevoli insieme!"</text:span><text:span text:style-name="T1575">)</text:span></text:p>
      <text:p text:style-name="P1576"/>
      <text:p text:style-name="P1577">OUTPUT</text:p>
      <text:p text:style-name="P1578"/>
      <text:p text:style-name="P1579"/>
      <text:p text:style-name="P1580"/>
      <text:p text:style-name="P1581"/>
      <text:p text:style-name="P1582"><text:span text:style-name="T1583"><text:line-break/></text:span><text:span text:style-name="T1584">3-5. Changing Guest List:</text:span><text:span text:style-name="T1585"> You just heard that one of your guests can’t make the dinner, so you need to send out a new set of invitations. You’ll have to think of someone else to invite.</text:span><text:span text:style-name="T1586"><text:line-break/>• Start with your program from Exercise 3-4. Add a print() call at the end of your program, stating the name of the guest who can’t make it.</text:span><text:span text:style-name="T1587"><text:line-break/>• Modify your list, replacing the name of the guest who can’t make it with the name of the new person you are inviting.</text:span><text:span text:style-name="T1588"><text:line-break/>• Print a second set of invitation messages, one for each person who is still in your list.</text:span></text:p>
      <text:p text:style-name="P1589"/>
      <text:p text:style-name="P1590">SOLUZIONE 3.5</text:p>
      <text:p text:style-name="P1591"><text:span text:style-name="T1592"># 3.5<text:s/></text:span></text:p>
      <text:p text:style-name="P1593"/>
      <text:p text:style-name="P1594"><text:span text:style-name="T1595">invitati_1</text:span><text:span text:style-name="T1596">:<text:s/></text:span><text:span text:style-name="T1597">list</text:span><text:span text:style-name="T1598"><text:s/></text:span><text:span text:style-name="T1599">=</text:span><text:span text:style-name="T1600"><text:s/>[</text:span><text:span text:style-name="T1601">"Andrew"</text:span><text:span text:style-name="T1602">,<text:s/></text:span><text:span text:style-name="T1603">"Manuele"</text:span><text:span text:style-name="T1604">,<text:s/></text:span><text:span text:style-name="T1605">"Chiara"</text:span><text:span text:style-name="T1606">]</text:span></text:p>
      <text:p text:style-name="P1607"><text:span text:style-name="T1608">invitati_2</text:span><text:span text:style-name="T1609">:<text:s/></text:span><text:span text:style-name="T1610">list</text:span><text:span text:style-name="T1611"><text:s/></text:span><text:span text:style-name="T1612">=</text:span><text:span text:style-name="T1613"><text:s/>[</text:span><text:span text:style-name="T1614">"Andrew"</text:span><text:span text:style-name="T1615">,<text:s/></text:span><text:span text:style-name="T1616">"Manuele"</text:span><text:span text:style-name="T1617">,<text:s/></text:span><text:span text:style-name="T1618">"Jean Paul"</text:span><text:span text:style-name="T1619">]</text:span></text:p>
      <text:p text:style-name="P1620"/>
      <text:p text:style-name="P1621"><text:span text:style-name="T1622">for</text:span><text:span text:style-name="T1623"><text:s/></text:span><text:span text:style-name="T1624">invito</text:span><text:span text:style-name="T1625"><text:s/></text:span><text:span text:style-name="T1626">in</text:span><text:span text:style-name="T1627"><text:s/></text:span><text:span text:style-name="T1628">invitati_2</text:span><text:span text:style-name="T1629">:<text:s/></text:span></text:p>
      <text:p text:style-name="P1630"><text:span text:style-name="T1631">   <text:s/></text:span><text:span text:style-name="T1632">print</text:span><text:span text:style-name="T1633">(</text:span><text:span text:style-name="T1634">f</text:span><text:span text:style-name="T1635">"</text:span><text:span text:style-name="T1636">{</text:span><text:span text:style-name="T1637">invito</text:span><text:span text:style-name="T1638">}</text:span><text:span text:style-name="T1639">: "</text:span><text:span text:style-name="T1640"><text:s/></text:span><text:span text:style-name="T1641">+</text:span><text:span text:style-name="T1642"><text:s/></text:span><text:span text:style-name="T1643">"Ti invito a cena per condividere buon cibo, risate e momenti piacevoli insieme!"</text:span><text:span text:style-name="T1644">)</text:span></text:p>
      <text:p text:style-name="P1645"/>
      <text:p text:style-name="P1646"><text:span text:style-name="T1647">assenza</text:span><text:span text:style-name="T1648"><text:s/></text:span><text:span text:style-name="T1649">=</text:span><text:span text:style-name="T1650"><text:s/></text:span><text:span text:style-name="T1651">invitati_1</text:span><text:span text:style-name="T1652">[</text:span><text:span text:style-name="T1653">2</text:span><text:span text:style-name="T1654">]</text:span></text:p>
      <text:p text:style-name="P1655"/>
      <text:p text:style-name="P1656"><text:span text:style-name="T1657">print</text:span><text:span text:style-name="T1658">(</text:span><text:span text:style-name="T1659">f</text:span><text:span text:style-name="T1660">"Purtroppo, "</text:span><text:span text:style-name="T1661"><text:s/></text:span><text:span text:style-name="T1662">+</text:span><text:span text:style-name="T1663"><text:s/></text:span><text:span text:style-name="T1664">assenza</text:span><text:span text:style-name="T1665"><text:s/></text:span><text:span text:style-name="T1666">+</text:span><text:span text:style-name="T1667"><text:s/></text:span><text:span text:style-name="T1668">" non potrà venire a questa festa"</text:span><text:span text:style-name="T1669">)</text:span></text:p>
      <text:p text:style-name="P1670"/>
      <text:p text:style-name="P1671">OUTPUT</text:p>
      <text:p text:style-name="P1672"/>
      <text:p text:style-name="P1673">Andrew: Ti invito a cena per condividere buon cibo, risate e momenti piacevoli insieme!</text:p>
      <text:p text:style-name="P1674">Manuele: Ti invito a cena per condividere buon cibo, risate e momenti piacevoli insieme!</text:p>
      <text:p text:style-name="P1675">Jean Paul: Ti invito a cena per condividere buon cibo, risate e momenti piacevoli insieme!</text:p>
      <text:p text:style-name="P1676">Purtroppo, Chiara non potrà venire a questa festa</text:p>
      <text:p text:style-name="P1677"/>
      <text:p text:style-name="P1678"/>
      <text:p text:style-name="P1679"><text:span text:style-name="T1680"><text:line-break/></text:span><text:span text:style-name="T1681"><text:line-break/></text:span><text:span text:style-name="T1682">3-6. More Guests: </text:span><text:span text:style-name="T1683">You just found a bigger dinner table, so now more space is available. Think of three more guests to invite to dinner.</text:span><text:span text:style-name="T1684"><text:line-break/>• Start with your program from Exercise 3-4 or 3-5. Add a print() call to the end of your program, informing people that you found a bigger table.</text:span><text:span text:style-name="T1685"><text:line-break/>• Use insert() to add one new guest to the beginning of your list.</text:span><text:span text:style-name="T1686"><text:line-break/>• Use insert() to add one new guest to the middle of your list.</text:span><text:span text:style-name="T1687"><text:line-break/>• Use append() to add one new guest to the end of your list.</text:span><text:span text:style-name="T1688"><text:line-break/>• Print a new set of invitation messages, one for each person in your list.</text:span></text:p>
      <text:p text:style-name="P1689"/>
      <text:p text:style-name="P1690"><text:span text:style-name="T1691">SOLUZIONE 3.6</text:span></text:p>
      <text:p text:style-name="P1692"/>
      <text:p text:style-name="P1693"><text:span text:style-name="T1694">invitati_1</text:span><text:span text:style-name="T1695">:<text:s/></text:span><text:span text:style-name="T1696">list</text:span><text:span text:style-name="T1697"><text:s/></text:span><text:span text:style-name="T1698">=</text:span><text:span text:style-name="T1699"><text:s/>[</text:span><text:span text:style-name="T1700">"Andrew"</text:span><text:span text:style-name="T1701">,<text:s/></text:span><text:span text:style-name="T1702">"Manuele"</text:span><text:span text:style-name="T1703">,<text:s/></text:span><text:span text:style-name="T1704">"Chiara"</text:span><text:span text:style-name="T1705">]</text:span></text:p>
      <text:p text:style-name="P1706"><text:span text:style-name="T1707">invitati_2</text:span><text:span text:style-name="T1708">:<text:s/></text:span><text:span text:style-name="T1709">list</text:span><text:span text:style-name="T1710"><text:s/></text:span><text:span text:style-name="T1711">=</text:span><text:span text:style-name="T1712"><text:s/>[</text:span><text:span text:style-name="T1713">"Elena"</text:span><text:span text:style-name="T1714">,<text:s/></text:span><text:span text:style-name="T1715">"Sofia"</text:span><text:span text:style-name="T1716">,<text:s/></text:span><text:span text:style-name="T1717">"Isabella"</text:span><text:span text:style-name="T1718">]</text:span></text:p>
      <text:p text:style-name="P1719"><text:span text:style-name="T1720">messaggio</text:span><text:span text:style-name="T1721">:<text:s/></text:span><text:span text:style-name="T1722">str</text:span><text:span text:style-name="T1723"><text:s/></text:span><text:span text:style-name="T1724">=</text:span><text:span text:style-name="T1725"><text:s/></text:span><text:span text:style-name="T1726">"Giacché abbiamo trovato una tavola più grande, ci sarà cibo per tutti… e qualche porzione in più!"</text:span></text:p>
      <text:p text:style-name="P1727"/>
      <text:p text:style-name="P1728"><text:span text:style-name="T1729">invitati_1</text:span><text:span text:style-name="T1730">.</text:span><text:span text:style-name="T1731">insert</text:span><text:span text:style-name="T1732">(</text:span><text:span text:style-name="T1733">0</text:span><text:span text:style-name="T1734">,<text:s/></text:span><text:span text:style-name="T1735">"Elena"</text:span><text:span text:style-name="T1736">)<text:s/></text:span><text:span text:style-name="T1737"># Il metodo insert() richiede due argomenti: l'indice e l'elemento stesso</text:span></text:p>
      <text:p text:style-name="P1738"><text:span text:style-name="T1739">print</text:span><text:span text:style-name="T1740">(</text:span><text:span text:style-name="T1741">invitati_1</text:span><text:span text:style-name="T1742">)</text:span></text:p>
      <text:p text:style-name="P1743"/>
      <text:p text:style-name="P1744"><text:span text:style-name="T1745">invitati_1</text:span><text:span text:style-name="T1746">.</text:span><text:span text:style-name="T1747">insert</text:span><text:span text:style-name="T1748">(</text:span><text:span text:style-name="T1749">2</text:span><text:span text:style-name="T1750">,<text:s/></text:span><text:span text:style-name="T1751">"Sofia"</text:span><text:span text:style-name="T1752">)<text:s/></text:span></text:p>
      <text:p text:style-name="P1753"><text:span text:style-name="T1754">print</text:span><text:span text:style-name="T1755">(</text:span><text:span text:style-name="T1756">invitati_1</text:span><text:span text:style-name="T1757">)</text:span></text:p>
      <text:p text:style-name="P1758"/>
      <text:p text:style-name="P1759"><text:span text:style-name="T1760">invitati_1</text:span><text:span text:style-name="T1761">.</text:span><text:span text:style-name="T1762">append</text:span><text:span text:style-name="T1763">(</text:span><text:span text:style-name="T1764">"Isabella"</text:span><text:span text:style-name="T1765">)<text:s/></text:span><text:span text:style-name="T1766"># L'inserisce alla fine</text:span></text:p>
      <text:p text:style-name="P1767"><text:span text:style-name="T1768">print</text:span><text:span text:style-name="T1769">(</text:span><text:span text:style-name="T1770">invitati_1</text:span><text:span text:style-name="T1771">)</text:span></text:p>
      <text:p text:style-name="P1772"/>
      <text:p text:style-name="P1773"><text:span text:style-name="T1774">for</text:span><text:span text:style-name="T1775"><text:s/></text:span><text:span text:style-name="T1776">invito</text:span><text:span text:style-name="T1777"><text:s/></text:span><text:span text:style-name="T1778">in</text:span><text:span text:style-name="T1779"><text:s/></text:span><text:span text:style-name="T1780">invitati_1</text:span><text:span text:style-name="T1781">:<text:s/></text:span></text:p>
      <text:p text:style-name="P1782"><text:span text:style-name="T1783">   <text:s/></text:span><text:span text:style-name="T1784">print</text:span><text:span text:style-name="T1785">(</text:span><text:span text:style-name="T1786">f</text:span><text:span text:style-name="T1787">"</text:span><text:span text:style-name="T1788">{</text:span><text:span text:style-name="T1789">invito</text:span><text:span text:style-name="T1790">}</text:span><text:span text:style-name="T1791">: "</text:span><text:span text:style-name="T1792"><text:s/></text:span><text:span text:style-name="T1793">+</text:span><text:span text:style-name="T1794"><text:s/></text:span><text:span text:style-name="T1795">"Ti invito a cena per condividere buon cibo, risate e momenti piacevoli insieme!"</text:span><text:span text:style-name="T1796"><text:s/></text:span><text:span text:style-name="T1797">+</text:span><text:span text:style-name="T1798">"</text:span><text:span text:style-name="T1799">\n</text:span><text:span text:style-name="T1800">"</text:span><text:span text:style-name="T1801"><text:s/></text:span><text:span text:style-name="T1802">+</text:span><text:span text:style-name="T1803"><text:s/></text:span><text:span text:style-name="T1804">messaggio</text:span><text:span text:style-name="T1805"><text:s/>)</text:span></text:p>
      <text:p text:style-name="P1806"/>
      <text:p text:style-name="P1807">OUTPUT</text:p>
      <text:p text:style-name="P1808"/>
      <text:p text:style-name="P1809"><text:span text:style-name="T1810">['Elena', 'Andrew', 'Manuele', 'Chiara'] #<text:s/></text:span><text:span text:style-name="T1811">invitati_1</text:span><text:span text:style-name="T1812">.</text:span><text:span text:style-name="T1813">insert</text:span><text:span text:style-name="T1814">(</text:span><text:span text:style-name="T1815">0</text:span><text:span text:style-name="T1816">,<text:s/></text:span><text:span text:style-name="T1817">"Elena"</text:span><text:span text:style-name="T1818">)</text:span></text:p>
      <text:p text:style-name="P1819"/>
      <text:p text:style-name="P1820"><text:span text:style-name="T1821">['Elena', 'Andrew', 'Sofia', 'Manuele', 'Chiara'] #<text:s/></text:span><text:span text:style-name="T1822">invitati_1</text:span><text:span text:style-name="T1823">.</text:span><text:span text:style-name="T1824">insert</text:span><text:span text:style-name="T1825">(</text:span><text:span text:style-name="T1826">2</text:span><text:span text:style-name="T1827">,<text:s/></text:span><text:span text:style-name="T1828">"Sofia"</text:span><text:span text:style-name="T1829">)<text:s/></text:span></text:p>
      <text:p text:style-name="P1830"/>
      <text:p text:style-name="P1831"><text:span text:style-name="T1832">['Elena', 'Andrew', 'Sofia', 'Manuele', 'Chiara', 'Isabella'] #<text:s/></text:span><text:span text:style-name="T1833">invitati_1</text:span><text:span text:style-name="T1834">.</text:span><text:span text:style-name="T1835">append</text:span><text:span text:style-name="T1836">(</text:span><text:span text:style-name="T1837">"Isabella"</text:span><text:span text:style-name="T1838">)</text:span></text:p>
      <text:p text:style-name="P1839"/>
      <text:p text:style-name="P1840">Elena: Ti invito a cena per condividere buon cibo, risate e momenti piacevoli insieme!</text:p>
      <text:p text:style-name="P1841">Giacché abbiamo trovato una tavola più grande, ci sarà cibo per tutti… e qualche porzione in più!</text:p>
      <text:p text:style-name="P1842"/>
      <text:p text:style-name="P1843">Andrew: Ti invito a cena per condividere buon cibo, risate e momenti piacevoli insieme!</text:p>
      <text:p text:style-name="P1844">Giacché abbiamo trovato una tavola più grande, ci sarà cibo per tutti… e qualche porzione in più!</text:p>
      <text:p text:style-name="P1845"/>
      <text:p text:style-name="P1846">Sofia: Ti invito a cena per condividere buon cibo, risate e momenti piacevoli insieme!</text:p>
      <text:p text:style-name="P1847">Giacché abbiamo trovato una tavola più grande, ci sarà cibo per tutti… e qualche porzione in più!</text:p>
      <text:p text:style-name="P1848"/>
      <text:p text:style-name="P1849">Manuele: Ti invito a cena per condividere buon cibo, risate e momenti piacevoli insieme!</text:p>
      <text:p text:style-name="P1850">Giacché abbiamo trovato una tavola più grande, ci sarà cibo per tutti… e qualche porzione in più!</text:p>
      <text:p text:style-name="P1851"/>
      <text:p text:style-name="P1852">Chiara: Ti invito a cena per condividere buon cibo, risate e momenti piacevoli insieme!</text:p>
      <text:p text:style-name="P1853">Giacché abbiamo trovato una tavola più grande, ci sarà cibo per tutti… e qualche porzione in più!</text:p>
      <text:p text:style-name="P1854"/>
      <text:p text:style-name="P1855">Isabella: Ti invito a cena per condividere buon cibo, risate e momenti piacevoli insieme!</text:p>
      <text:p text:style-name="P1856">Giacché abbiamo trovato una tavola più grande, ci sarà cibo per tutti… e qualche porzione in più!</text:p>
      <text:p text:style-name="P1857"/>
      <text:p text:style-name="P1858"><text:span text:style-name="T1859"><text:line-break/></text:span><text:span text:style-name="T1860">3-7. Shrinking Guest List:</text:span><text:span text:style-name="T1861"> You just found out that your new dinner table won’t arrive in time for the dinner, and now you have space for only two guests.</text:span><text:span text:style-name="T1862"><text:line-break/>• Start with your program from Exercise 3-6. Add a new line that prints a message saying that you can invite only two people for dinner.</text:span><text:span text:style-name="T1863"><text:line-break/>• Use</text:span><text:span text:style-name="T1864"> pop()</text:span><text:span text:style-name="T1865"> to remove guests from your list one at a time until only two names remain in your list. Each time you pop a name from your list, print a message to that person letting them know you’re sorry you can’t invite them to dinner.</text:span><text:span text:style-name="T1866"><text:line-break/>• Print a message to each of the two people still on your list, letting them know they’re still invited.</text:span><text:span text:style-name="T1867"><text:line-break/>• Use </text:span><text:span text:style-name="T1868">del</text:span><text:span text:style-name="T1869"> to remove the last two names from your list, so you have an empty list. Print your list to make sure you actually have an empty list at the end of your program.</text:span></text:p>
      <text:p text:style-name="P1870"/>
      <text:p text:style-name="P1871">SOLUZIONE 3.7</text:p>
      <text:p text:style-name="P1872"/>
      <text:p text:style-name="P1873"><text:span text:style-name="T1874"># 3.6</text:span></text:p>
      <text:p text:style-name="P1875"/>
      <text:p text:style-name="P1876"><text:span text:style-name="T1877">invitati_1</text:span><text:span text:style-name="T1878">:<text:s/></text:span><text:span text:style-name="T1879">list</text:span><text:span text:style-name="T1880"><text:s/></text:span><text:span text:style-name="T1881">=</text:span><text:span text:style-name="T1882"><text:s/>[</text:span><text:span text:style-name="T1883">'Elena'</text:span><text:span text:style-name="T1884">,<text:s/></text:span><text:span text:style-name="T1885">'Andrew'</text:span><text:span text:style-name="T1886">,<text:s/></text:span><text:span text:style-name="T1887">'Sofia'</text:span><text:span text:style-name="T1888">,<text:s/></text:span><text:span text:style-name="T1889">'Manuele'</text:span><text:span text:style-name="T1890">,<text:s/></text:span><text:span text:style-name="T1891">'Chiara'</text:span><text:span text:style-name="T1892">,<text:s/></text:span><text:span text:style-name="T1893">'Isabella'</text:span><text:span text:style-name="T1894">]</text:span></text:p>
      <text:p text:style-name="P1895"><text:span text:style-name="T1896">print</text:span><text:span text:style-name="T1897">(</text:span><text:span text:style-name="T1898">invitati_1</text:span><text:span text:style-name="T1899">)</text:span></text:p>
      <text:p text:style-name="P1900"/>
      <text:p text:style-name="P1901"><text:span text:style-name="T1902">messaggio</text:span><text:span text:style-name="T1903">:<text:s/></text:span><text:span text:style-name="T1904">str</text:span><text:span text:style-name="T1905"><text:s/></text:span><text:span text:style-name="T1906">=</text:span><text:span text:style-name="T1907"><text:s/></text:span><text:span text:style-name="T1908">"Abbiamo trovato una tavola più grande, peccato che non arriverà mai, quindi possiamo ospitare solo 2 persone!"</text:span></text:p>
      <text:p text:style-name="P1909"><text:span text:style-name="T1910">messaggio_personale</text:span><text:span text:style-name="T1911">:<text:s/></text:span><text:span text:style-name="T1912">str</text:span><text:span text:style-name="T1913"><text:s/></text:span><text:span text:style-name="T1914">=</text:span><text:span text:style-name="T1915"><text:s/></text:span><text:span text:style-name="T1916">"Non possiamo averti più tra noi, ma ti manderemmo un pezzo di torta"</text:span></text:p>
      <text:p text:style-name="P1917"><text:span text:style-name="T1918">for</text:span><text:span text:style-name="T1919"><text:s/></text:span><text:span text:style-name="T1920">invito</text:span><text:span text:style-name="T1921"><text:s/></text:span><text:span text:style-name="T1922">in</text:span><text:span text:style-name="T1923"><text:s/></text:span><text:span text:style-name="T1924">invitati_1</text:span><text:span text:style-name="T1925">:</text:span></text:p>
      <text:p text:style-name="P1926"><text:span text:style-name="T1927">   </text:span><text:span text:style-name="T1928">print</text:span><text:span text:style-name="T1929">(</text:span><text:span text:style-name="T1930">f</text:span><text:span text:style-name="T1931">"Ciao<text:s/></text:span><text:span text:style-name="T1932">{</text:span><text:span text:style-name="T1933">invito</text:span><text:span text:style-name="T1934">}</text:span><text:span text:style-name="T1935">,  abbiamo una triste notizia...  </text:span><text:span text:style-name="T1936">\n{</text:span><text:span text:style-name="T1937">messaggio</text:span><text:span text:style-name="T1938">}</text:span><text:span text:style-name="T1939">"</text:span><text:span text:style-name="T1940">)</text:span></text:p>
      <text:p text:style-name="P1941"> </text:p>
      <text:p text:style-name="P1942"><text:span text:style-name="T1943">invitati_1</text:span><text:span text:style-name="T1944">.</text:span><text:span text:style-name="T1945">pop</text:span><text:span text:style-name="T1946">(</text:span><text:span text:style-name="T1947">0</text:span><text:span text:style-name="T1948">)<text:s/></text:span></text:p>
      <text:p text:style-name="P1949"><text:span text:style-name="T1950">print</text:span><text:span text:style-name="T1951">(</text:span><text:span text:style-name="T1952">f</text:span><text:span text:style-name="T1953">"Ciao<text:s/></text:span><text:span text:style-name="T1954">{</text:span><text:span text:style-name="T1955">invitati_1</text:span><text:span text:style-name="T1956">[</text:span><text:span text:style-name="T1957">0</text:span><text:span text:style-name="T1958">]</text:span><text:span text:style-name="T1959">}</text:span><text:span text:style-name="T1960"><text:s/>e   abbiamo una triste notizia...<text:s/></text:span><text:span text:style-name="T1961">\n{</text:span><text:span text:style-name="T1962">messaggio_personale</text:span><text:span text:style-name="T1963">}</text:span><text:span text:style-name="T1964">"</text:span><text:span text:style-name="T1965">)</text:span></text:p>
      <text:p text:style-name="P1966"/>
      <text:p text:style-name="P1967"><text:span text:style-name="T1968">invitati_1</text:span><text:span text:style-name="T1969">.</text:span><text:span text:style-name="T1970">pop</text:span><text:span text:style-name="T1971">(</text:span><text:span text:style-name="T1972">0</text:span><text:span text:style-name="T1973">)<text:s/></text:span></text:p>
      <text:p text:style-name="P1974"><text:span text:style-name="T1975">print</text:span><text:span text:style-name="T1976">(</text:span><text:span text:style-name="T1977">f</text:span><text:span text:style-name="T1978">"Ciao<text:s/></text:span><text:span text:style-name="T1979">{</text:span><text:span text:style-name="T1980">invitati_1</text:span><text:span text:style-name="T1981">[</text:span><text:span text:style-name="T1982">0</text:span><text:span text:style-name="T1983">]</text:span><text:span text:style-name="T1984">}</text:span><text:span text:style-name="T1985">,  abbiamo una triste notizia...<text:s/></text:span><text:span text:style-name="T1986">\n{</text:span><text:span text:style-name="T1987">messaggio_personale</text:span><text:span text:style-name="T1988">}</text:span><text:span text:style-name="T1989">"</text:span><text:span text:style-name="T1990">)</text:span></text:p>
      <text:p text:style-name="P1991"/>
      <text:p text:style-name="P1992"><text:span text:style-name="T1993">invitati_1</text:span><text:span text:style-name="T1994">.</text:span><text:span text:style-name="T1995">pop</text:span><text:span text:style-name="T1996">(</text:span><text:span text:style-name="T1997">0</text:span><text:span text:style-name="T1998">)<text:s/></text:span></text:p>
      <text:p text:style-name="P1999"><text:span text:style-name="T2000">print</text:span><text:span text:style-name="T2001">(</text:span><text:span text:style-name="T2002">f</text:span><text:span text:style-name="T2003">"Ciao<text:s/></text:span><text:span text:style-name="T2004">{</text:span><text:span text:style-name="T2005">invitati_1</text:span><text:span text:style-name="T2006">[</text:span><text:span text:style-name="T2007">0</text:span><text:span text:style-name="T2008">]</text:span><text:span text:style-name="T2009">}</text:span><text:span text:style-name="T2010">,  abbiamo una triste notizia...<text:s/></text:span><text:span text:style-name="T2011">\n{</text:span><text:span text:style-name="T2012">messaggio_personale</text:span><text:span text:style-name="T2013">}</text:span><text:span text:style-name="T2014">"</text:span><text:span text:style-name="T2015">)</text:span></text:p>
      <text:p text:style-name="P2016"/>
      <text:p text:style-name="P2017"><text:span text:style-name="T2018">len</text:span><text:span text:style-name="T2019">(</text:span><text:span text:style-name="T2020">invitati_1</text:span><text:span text:style-name="T2021">)</text:span></text:p>
      <text:p text:style-name="P2022"><text:span text:style-name="T2023">print</text:span><text:span text:style-name="T2024">(</text:span><text:span text:style-name="T2025">invitati_1</text:span><text:span text:style-name="T2026">)</text:span></text:p>
      <text:p text:style-name="P2027"/>
      <text:p text:style-name="P2028"><text:span text:style-name="T2029">invitati_1</text:span><text:span text:style-name="T2030">.</text:span><text:span text:style-name="T2031">pop</text:span><text:span text:style-name="T2032">(</text:span><text:span text:style-name="T2033">0</text:span><text:span text:style-name="T2034">)<text:s/></text:span></text:p>
      <text:p text:style-name="P2035"><text:span text:style-name="T2036">print</text:span><text:span text:style-name="T2037">(</text:span><text:span text:style-name="T2038">f</text:span><text:span text:style-name="T2039">"Ciao<text:s/></text:span><text:span text:style-name="T2040">{</text:span><text:span text:style-name="T2041">invitati_1</text:span><text:span text:style-name="T2042">[</text:span><text:span text:style-name="T2043">0</text:span><text:span text:style-name="T2044">]</text:span><text:span text:style-name="T2045">}</text:span><text:span text:style-name="T2046">,  abbiamo una triste notizia...<text:s/></text:span><text:span text:style-name="T2047">\n{</text:span><text:span text:style-name="T2048">messaggio_personale</text:span><text:span text:style-name="T2049">}</text:span><text:span text:style-name="T2050">"</text:span><text:span text:style-name="T2051">)</text:span></text:p>
      <text:p text:style-name="P2052"/>
      <text:p text:style-name="P2053"><text:span text:style-name="T2054">len</text:span><text:span text:style-name="T2055">(</text:span><text:span text:style-name="T2056">invitati_1</text:span><text:span text:style-name="T2057">)</text:span></text:p>
      <text:p text:style-name="P2058"><text:span text:style-name="T2059">print</text:span><text:span text:style-name="T2060">(</text:span><text:span text:style-name="T2061">invitati_1</text:span><text:span text:style-name="T2062">)</text:span></text:p>
      <text:p text:style-name="P2063"/>
      <text:p text:style-name="P2064"><text:span text:style-name="T2065"># invito alle 2 persone rimaste</text:span></text:p>
      <text:p text:style-name="P2066"><text:span text:style-name="T2067">print</text:span><text:span text:style-name="T2068">(</text:span><text:span text:style-name="T2069">f</text:span><text:span text:style-name="T2070">"Ciao<text:s/></text:span><text:span text:style-name="T2071">{</text:span><text:span text:style-name="T2072">invitati_1</text:span><text:span text:style-name="T2073">[</text:span><text:span text:style-name="T2074">0</text:span><text:span text:style-name="T2075">]</text:span><text:span text:style-name="T2076">}</text:span><text:span text:style-name="T2077"><text:s/>e<text:s/></text:span><text:span text:style-name="T2078">{</text:span><text:span text:style-name="T2079">invitati_1</text:span><text:span text:style-name="T2080">[</text:span><text:span text:style-name="T2081">1</text:span><text:span text:style-name="T2082">]</text:span><text:span text:style-name="T2083">}</text:span><text:span text:style-name="T2084"><text:s/> siamo felici di accogliervi a casa nostra"</text:span><text:span text:style-name="T2085">)</text:span></text:p>
      <text:p text:style-name="P2086"/>
      <text:p text:style-name="P2087"><text:span text:style-name="T2088">del</text:span><text:span text:style-name="T2089"><text:s/></text:span><text:span text:style-name="T2090">invitati_1</text:span><text:span text:style-name="T2091"><text:s/>[:]</text:span></text:p>
      <text:p text:style-name="P2092"><text:span text:style-name="T2093">print</text:span><text:span text:style-name="T2094">(</text:span><text:span text:style-name="T2095">invitati_1</text:span><text:span text:style-name="T2096">)</text:span></text:p>
      <text:p text:style-name="P2097"/>
      <text:p text:style-name="P2098"/>
      <text:p text:style-name="P2099">OUTPUT</text:p>
      <text:p text:style-name="P2100"/>
      <text:p text:style-name="P2101">Ciao Elena, <text:s/>abbiamo una triste notizia...</text:p>
      <text:p text:style-name="P2102">Abbiamo trovato una tavola più grande, peccato che non arriverà mai, quindi possiamo ospitare solo 2 persone!</text:p>
      <text:p text:style-name="P2103"/>
      <text:p text:style-name="P2104">Ciao Andrew, abbiamo una triste notizia...</text:p>
      <text:p text:style-name="P2105">Abbiamo trovato una tavola più grande, peccato che non arriverà mai, quindi possiamo ospitare solo 2 persone!</text:p>
      <text:p text:style-name="P2106"/>
      <text:p text:style-name="P2107">Ciao Sofia, abbiamo una triste notizia...</text:p>
      <text:p text:style-name="P2108">Abbiamo trovato una tavola più grande, peccato che non arriverà mai, quindi possiamo ospitare solo 2 persone!</text:p>
      <text:p text:style-name="P2109"/>
      <text:p text:style-name="P2110">Ciao Manuele, abbiamo una triste notizia...</text:p>
      <text:p text:style-name="P2111">Abbiamo trovato una tavola più grande, peccato che non arriverà mai, quindi possiamo ospitare solo 2 persone!</text:p>
      <text:p text:style-name="P2112"/>
      <text:p text:style-name="P2113">Ciao Chiara, abbiamo una triste notizia...</text:p>
      <text:p text:style-name="P2114">Abbiamo trovato una tavola più grande, peccato che non arriverà mai, quindi possiamo ospitare solo 2 persone!</text:p>
      <text:p text:style-name="P2115"/>
      <text:p text:style-name="P2116">Ciao Isabella, abbiamo una triste notizia...</text:p>
      <text:p text:style-name="P2117">Abbiamo trovato una tavola più grande, peccato che non arriverà mai, quindi possiamo ospitare solo 2 persone!</text:p>
      <text:p text:style-name="P2118"/>
      <text:p text:style-name="P2119"># ELIMINARE GLI INVITATI CON .pop(0) NON OCCORRE INDICARE L’ELEMENTO</text:p>
      <text:p text:style-name="P2120"/>
      <text:p text:style-name="P2121">Ciao Andrew e <text:s text:c="2"/>abbiamo una triste notizia...</text:p>
      <text:p text:style-name="P2122">Non possiamo averti più tra noi, ma ti manderemmo un pezzo di torta</text:p>
      <text:p text:style-name="P2123"/>
      <text:p text:style-name="P2124">Ciao Sofia, abbiamo una triste notizia...</text:p>
      <text:p text:style-name="P2125">Non possiamo averti più tra noi, ma ti manderemmo un pezzo di torta</text:p>
      <text:p text:style-name="P2126"/>
      <text:p text:style-name="P2127">Ciao Manuele, abbiamo una triste notizia...</text:p>
      <text:p text:style-name="P2128">Non possiamo averti più tra noi, ma ti manderemmo un pezzo di torta</text:p>
      <text:p text:style-name="P2129"/>
      <text:p text:style-name="P2130">['Manuele', 'Chiara', 'Isabella']</text:p>
      <text:p text:style-name="P2131"/>
      <text:p text:style-name="P2132">Ciao Chiara, abbiamo una triste notizia...</text:p>
      <text:p text:style-name="P2133">Non possiamo averti più tra noi, ma ti manderemmo un pezzo di torta</text:p>
      <text:p text:style-name="P2134">['Chiara', 'Isabella']</text:p>
      <text:p text:style-name="P2135"/>
      <text:p text:style-name="P2136"># ULTIME PERSONE RIMASTE</text:p>
      <text:p text:style-name="P2137">Ciao Chiara e Isabella siamo felici di accogliervi a casa nostra</text:p>
      <text:p text:style-name="P2138"/>
      <text:p text:style-name="P2139"># LISTA VUOTA USANDO: del (variabile)[:]</text:p>
      <text:p text:style-name="P2140">[]</text:p>
      <text:p text:style-name="P2141"/>
      <text:p text:style-name="P2142"/>
      <text:p text:style-name="P2143"/>
      <text:p text:style-name="P2144"/>
      <text:p text:style-name="P2145"><text:span text:style-name="T2146">3-8. Seeing the World: </text:span><text:span text:style-name="T2147">Think of at least five places in the world you’d like to visit.</text:span><text:span text:style-name="T2148"><text:line-break/>• Store the locations in a list. Make sure the list is not in alphabetical order.</text:span><text:span text:style-name="T2149"><text:line-break/>• Print your list in its original order. Don’t worry about printing the list neatly; just print it as a raw Python list.</text:span><text:span text:style-name="T2150"><text:line-break/>• Use </text:span><text:span text:style-name="T2151">sorted()</text:span><text:span text:style-name="T2152"> to print your list in alphabetical order without modifying the actual list.</text:span><text:span text:style-name="T2153"><text:line-break/>• Show that your list is still in its original order by printing it.</text:span><text:span text:style-name="T2154"><text:line-break/>• Use </text:span><text:span text:style-name="T2155">sorted() </text:span><text:span text:style-name="T2156">to print your list in reverse-alphabetical order without changing the order of the original list.</text:span><text:span text:style-name="T2157"><text:line-break/>• Show that your list is still in its original order by printing it again.</text:span><text:span text:style-name="T2158"><text:line-break/>• Use </text:span><text:span text:style-name="T2159">reverse() </text:span><text:span text:style-name="T2160"> to change the order of your list. Print the list to show that its order has changed.</text:span><text:span text:style-name="T2161"><text:line-break/>• Use </text:span><text:span text:style-name="T2162">reverse() </text:span><text:span text:style-name="T2163">to change the order of your list again. Print the list to show it’s back to its original order.</text:span><text:span text:style-name="T2164"><text:line-break/>• Use </text:span><text:span text:style-name="T2165">sort()</text:span><text:span text:style-name="T2166"> to change your list so it’s stored in alphabetical order. Print the list to show that its order has been changed.</text:span><text:span text:style-name="T2167"><text:line-break/>• Use </text:span><text:span text:style-name="T2168">sort()</text:span><text:span text:style-name="T2169"> to change your list so it’s stored in reverse-alphabetical order.</text:span><text:span text:style-name="T2170"><text:line-break/>Print the list to show that its order has changed.</text:span></text:p>
      <text:p text:style-name="P2171"/>
      <text:p text:style-name="P2172"><text:span text:style-name="T2173"># ESERCIZIO 3.8</text:span></text:p>
      <text:p text:style-name="P2174"><text:span text:style-name="T2175">G</text:span><text:span text:style-name="T2176"><text:s/></text:span><text:span text:style-name="T2177">=</text:span><text:span text:style-name="T2178"><text:s/></text:span><text:span text:style-name="T2179">"ESERCIZIO 3.8"</text:span></text:p>
      <text:p text:style-name="P2180"><text:span text:style-name="T2181">print</text:span><text:span text:style-name="T2182">(</text:span><text:span text:style-name="T2183">G</text:span><text:span text:style-name="T2184">)</text:span></text:p>
      <text:p text:style-name="P2185"/>
      <text:p text:style-name="P2186"><text:span text:style-name="T2187">città</text:span><text:span text:style-name="T2188">:<text:s/></text:span><text:span text:style-name="T2189">list</text:span><text:span text:style-name="T2190"><text:s/></text:span><text:span text:style-name="T2191">=</text:span><text:span text:style-name="T2192"><text:s/>[</text:span><text:span text:style-name="T2193">"New York"</text:span><text:span text:style-name="T2194">,<text:s/></text:span><text:span text:style-name="T2195">"Canada"</text:span><text:span text:style-name="T2196">,<text:s/></text:span><text:span text:style-name="T2197">"Mexico"</text:span><text:span text:style-name="T2198">,<text:s/></text:span><text:span text:style-name="T2199">"Cina"</text:span><text:span text:style-name="T2200">,<text:s/></text:span><text:span text:style-name="T2201">"Peru"</text:span><text:span text:style-name="T2202">]</text:span></text:p>
      <text:p text:style-name="P2203"><text:span text:style-name="T2204"># print(f"Questo è l'elenco delle città che mi piacerebbe visitare un giorno: {città}") # così stampa con le []</text:span></text:p>
      <text:p text:style-name="P2205"/>
      <text:p text:style-name="P2206"><text:span text:style-name="T2207">print</text:span><text:span text:style-name="T2208">(</text:span><text:span text:style-name="T2209">f</text:span><text:span text:style-name="T2210">"Questo è l'elenco delle città che mi piacerebbe visitare un giorno:<text:s/></text:span><text:span text:style-name="T2211">{</text:span><text:span text:style-name="T2212">', '</text:span><text:span text:style-name="T2213">.</text:span><text:span text:style-name="T2214">join</text:span><text:span text:style-name="T2215">(</text:span><text:span text:style-name="T2216">città</text:span><text:span text:style-name="T2217">)</text:span><text:span text:style-name="T2218">}</text:span><text:span text:style-name="T2219">"</text:span><text:span text:style-name="T2220">) # fa vedere senza le []: sint= (‘,’ .join(lista))</text:span></text:p>
      <text:p text:style-name="P2221"/>
      <text:p text:style-name="P2222"><text:span text:style-name="T2223">print</text:span><text:span text:style-name="T2224">(</text:span><text:span text:style-name="T2225">f</text:span><text:span text:style-name="T2226">"Questo è l'elenco delle città che mi piacerebbe visitare un giorno in ordine alfabetico:<text:s/></text:span><text:span text:style-name="T2227">{</text:span><text:span text:style-name="T2228">', '</text:span><text:span text:style-name="T2229">.</text:span><text:span text:style-name="T2230">join</text:span><text:span text:style-name="T2231">(</text:span><text:span text:style-name="T2232">sorted</text:span><text:span text:style-name="T2233">(</text:span><text:span text:style-name="T2234">città</text:span><text:span text:style-name="T2235">))</text:span><text:span text:style-name="T2236">}</text:span><text:span text:style-name="T2237">"</text:span><text:span text:style-name="T2238">) # SORTED MODIFICA SOLO IL PRINT NON LA LISTA</text:span></text:p>
      <text:p text:style-name="P2239"/>
      <text:p text:style-name="P2240"><text:span text:style-name="T2241">print</text:span><text:span text:style-name="T2242">(</text:span><text:span text:style-name="T2243">f</text:span><text:span text:style-name="T2244">"Lista ancora nel suo ordine originale:<text:s/></text:span><text:span text:style-name="T2245">{</text:span><text:span text:style-name="T2246">' , '</text:span><text:span text:style-name="T2247">.</text:span><text:span text:style-name="T2248">join</text:span><text:span text:style-name="T2249">(</text:span><text:span text:style-name="T2250">città</text:span><text:span text:style-name="T2251">)</text:span><text:span text:style-name="T2252">}</text:span><text:span text:style-name="T2253">"</text:span><text:span text:style-name="T2254">)</text:span></text:p>
      <text:p text:style-name="P2255"/>
      <text:p text:style-name="P2256"><text:span text:style-name="T2257">città</text:span><text:span text:style-name="T2258">.</text:span><text:span text:style-name="T2259">reverse</text:span><text:span text:style-name="T2260">() # REVERSE PRIMA DEL PRINT MODIFICA LA LISTA</text:span></text:p>
      <text:p text:style-name="P2261"><text:span text:style-name="T2262">print</text:span><text:span text:style-name="T2263">(</text:span><text:span text:style-name="T2264">f</text:span><text:span text:style-name="T2265">"Questo è l'elenco delle città che mi piacerebbe visitare un giorno in ordine alfabetico alla rovescia:<text:s/></text:span><text:span text:style-name="T2266">{</text:span><text:span text:style-name="T2267">', '</text:span><text:span text:style-name="T2268">.</text:span><text:span text:style-name="T2269">join</text:span><text:span text:style-name="T2270">(</text:span><text:span text:style-name="T2271">città</text:span><text:span text:style-name="T2272">)</text:span><text:span text:style-name="T2273">}</text:span><text:span text:style-name="T2274">"</text:span><text:span text:style-name="T2275">)</text:span></text:p>
      <text:p text:style-name="P2276"/>
      <text:p text:style-name="P2277"><text:span text:style-name="T2278">print</text:span><text:span text:style-name="T2279">(</text:span><text:span text:style-name="T2280">f</text:span><text:span text:style-name="T2281">"Lista modificata nel suo ordine originale dopo l'uso di reverse:<text:s/></text:span><text:span text:style-name="T2282">{</text:span><text:span text:style-name="T2283">' , '</text:span><text:span text:style-name="T2284">.</text:span><text:span text:style-name="T2285">join</text:span><text:span text:style-name="T2286">(</text:span><text:span text:style-name="T2287">città</text:span><text:span text:style-name="T2288">)</text:span><text:span text:style-name="T2289">}</text:span><text:span text:style-name="T2290">"</text:span><text:span text:style-name="T2291">)</text:span></text:p>
      <text:p text:style-name="P2292"/>
      <text:p text:style-name="P2293"><text:span text:style-name="T2294">città</text:span><text:span text:style-name="T2295">.</text:span><text:span text:style-name="T2296">reverse</text:span><text:span text:style-name="T2297">() # REVERSE USANDOLO DI NUOVO FA TORNARE LA LISTA COME PRIMA</text:span></text:p>
      <text:p text:style-name="P2298"><text:span text:style-name="T2299">print</text:span><text:span text:style-name="T2300">(</text:span><text:span text:style-name="T2301">f</text:span><text:span text:style-name="T2302">"Questo è l'elenco delle città che mi piacerebbe visitare un giorno ordinato nuovamente all'ordine originale:<text:s/></text:span><text:span text:style-name="T2303">{</text:span><text:span text:style-name="T2304">', '</text:span><text:span text:style-name="T2305">.</text:span><text:span text:style-name="T2306">join</text:span><text:span text:style-name="T2307">(</text:span><text:span text:style-name="T2308">città</text:span><text:span text:style-name="T2309">)</text:span><text:span text:style-name="T2310">}</text:span><text:span text:style-name="T2311">"</text:span><text:span text:style-name="T2312">)</text:span></text:p>
      <text:p text:style-name="P2313"/>
      <text:p text:style-name="P2314"><text:span text:style-name="T2315">città</text:span><text:span text:style-name="T2316">.</text:span><text:span text:style-name="T2317">sort</text:span><text:span text:style-name="T2318">() # SORT RIMETTE LA LISTA IN ORDINE ALFABETICO</text:span></text:p>
      <text:p text:style-name="P2319"><text:span text:style-name="T2320">print</text:span><text:span text:style-name="T2321">(</text:span><text:span text:style-name="T2322">f</text:span><text:span text:style-name="T2323">"Questo è l'elenco delle città che mi piacerebbe visitare un giorno memorizzato in ordine alfabetico:<text:s/></text:span><text:span text:style-name="T2324">{</text:span><text:span text:style-name="T2325">', '</text:span><text:span text:style-name="T2326">.</text:span><text:span text:style-name="T2327">join</text:span><text:span text:style-name="T2328">(</text:span><text:span text:style-name="T2329">città</text:span><text:span text:style-name="T2330">)</text:span><text:span text:style-name="T2331">}</text:span><text:span text:style-name="T2332">"</text:span><text:span text:style-name="T2333">)</text:span></text:p>
      <text:p text:style-name="P2334"/>
      <text:p text:style-name="P2335"><text:span text:style-name="T2336">città</text:span><text:span text:style-name="T2337">.</text:span><text:span text:style-name="T2338">sort</text:span><text:span text:style-name="T2339">()</text:span></text:p>
      <text:p text:style-name="P2340"><text:span text:style-name="T2341">print</text:span><text:span text:style-name="T2342">(</text:span><text:span text:style-name="T2343">f</text:span><text:span text:style-name="T2344">"Questo è l'elenco delle città che mi piacerebbe visitare un giorno memorizzato in ordine alfabetico inverso: NON MI FUNZIONA<text:s/></text:span><text:span text:style-name="T2345">{</text:span><text:span text:style-name="T2346">', '</text:span><text:span text:style-name="T2347">.</text:span><text:span text:style-name="T2348">join</text:span><text:span text:style-name="T2349">(</text:span><text:span text:style-name="T2350">città</text:span><text:span text:style-name="T2351">)</text:span><text:span text:style-name="T2352">}</text:span><text:span text:style-name="T2353">"</text:span><text:span text:style-name="T2354">)</text:span></text:p>
      <text:p text:style-name="P2355"/>
      <text:p text:style-name="P2356">OUTPUT</text:p>
      <text:p text:style-name="P2357"/>
      <text:p text:style-name="P2358">Questo è l'elenco delle città che mi piacerebbe visitare un giorno: New York, Canada, Mexico, Cina, Peru</text:p>
      <text:p text:style-name="P2359"/>
      <text:p text:style-name="P2360">Questo è l'elenco delle città che mi piacerebbe visitare un giorno in ordine alfabetico: Canada, Cina, Mexico, New York, Peru</text:p>
      <text:p text:style-name="P2361"/>
      <text:p text:style-name="P2362">Lista ancora nel suo ordine originale: New York , Canada , Mexico , Cina , Peru</text:p>
      <text:p text:style-name="P2363"/>
      <text:p text:style-name="P2364">Questo è l'elenco delle città che mi piacerebbe visitare un giorno in ordine alfabetico alla rovescia: Peru, Cina, Mexico, Canada, New York</text:p>
      <text:p text:style-name="P2365"/>
      <text:p text:style-name="P2366">Lista modificata nel suo ordine originale dopo l'uso di reverse: Peru , Cina , Mexico , Canada , New York</text:p>
      <text:p text:style-name="P2367"/>
      <text:p text:style-name="P2368">Questo è l'elenco delle città che mi piacerebbe visitare un giorno ordinato nuovamente all'ordine originale: New York, Canada, Mexico, Cina, Peru</text:p>
      <text:p text:style-name="P2369"/>
      <text:p text:style-name="P2370">Questo è l'elenco delle città che mi piacerebbe visitare un giorno memorizzato in ordine alfabetico: Canada, Cina, Mexico, New York, Peru</text:p>
      <text:p text:style-name="P2371"/>
      <text:p text:style-name="P2372">Questo è l'elenco delle città che mi piacerebbe visitare un giorno memorizzato in ordine alfabetico inverso: NON MI FUNZIONA Canada, Cina, Mexico, New York, Peru</text:p>
      <text:p text:style-name="P2373"/>
      <text:p text:style-name="P2374"><text:span text:style-name="T2375"><text:line-break/></text:span><text:span text:style-name="T2376"><text:line-break/></text:span><text:span text:style-name="T2377">3-9. Dinner Guests: </text:span><text:span text:style-name="T2378">Working with one of the programs from Exercises 3, use len() to print a message indicating the number of people you’re inviting to dinner.</text:span></text:p>
      <text:p text:style-name="P2379"/>
      <text:p text:style-name="P2380">SOLUZIONE 3.9</text:p>
      <text:p text:style-name="P2381"/>
      <text:p text:style-name="P2382"><text:span text:style-name="T2383">H</text:span><text:span text:style-name="T2384"><text:s/></text:span><text:span text:style-name="T2385">=</text:span><text:span text:style-name="T2386"><text:s/></text:span><text:span text:style-name="T2387">"ESERCIZIO 3.9"</text:span></text:p>
      <text:p text:style-name="P2388"><text:span text:style-name="T2389">print</text:span><text:span text:style-name="T2390">(</text:span><text:span text:style-name="T2391">H</text:span><text:span text:style-name="T2392">)</text:span></text:p>
      <text:p text:style-name="P2393"/>
      <text:p text:style-name="P2394"><text:span text:style-name="T2395">invitati_1</text:span><text:span text:style-name="T2396">:<text:s/></text:span><text:span text:style-name="T2397">list</text:span><text:span text:style-name="T2398"><text:s/></text:span><text:span text:style-name="T2399">=</text:span><text:span text:style-name="T2400"><text:s/>[</text:span><text:span text:style-name="T2401">'Elena'</text:span><text:span text:style-name="T2402">,<text:s/></text:span><text:span text:style-name="T2403">'Andrew'</text:span><text:span text:style-name="T2404">,<text:s/></text:span><text:span text:style-name="T2405">'Sofia'</text:span><text:span text:style-name="T2406">,<text:s/></text:span><text:span text:style-name="T2407">'Manuele'</text:span><text:span text:style-name="T2408">,<text:s/></text:span><text:span text:style-name="T2409">'Chiara'</text:span><text:span text:style-name="T2410">,<text:s/></text:span><text:span text:style-name="T2411">'Isabella'</text:span><text:span text:style-name="T2412">]</text:span></text:p>
      <text:p text:style-name="P2413"/>
      <text:p text:style-name="P2414"># LEN: DA IL NUMERO DI ELEMENTI NELLA LISTA</text:p>
      <text:p text:style-name="P2415"><text:span text:style-name="T2416">print</text:span><text:span text:style-name="T2417">(</text:span><text:span text:style-name="T2418">f</text:span><text:span text:style-name="T2419">"Questo è il numero di persone invitate a cena:<text:s/></text:span><text:span text:style-name="T2420">{</text:span><text:span text:style-name="T2421">len</text:span><text:span text:style-name="T2422">(</text:span><text:span text:style-name="T2423">invitati_1</text:span><text:span text:style-name="T2424">)</text:span><text:span text:style-name="T2425">}</text:span><text:span text:style-name="T2426">"</text:span><text:span text:style-name="T2427">)<text:s/></text:span></text:p>
      <text:p text:style-name="P2428"/>
      <text:p text:style-name="P2429">OUTPUT</text:p>
      <text:p text:style-name="P2430"/>
      <text:p text:style-name="P2431">Questo è il numero di persone invitate a cena: 6</text:p>
      <text:p text:style-name="P2432"/>
      <text:p text:style-name="P2433"><text:span text:style-name="T2434"><text:line-break/></text:span><text:span text:style-name="T2435"><text:line-break/></text:span><text:span text:style-name="T2436">3-10. Every Function:</text:span><text:span text:style-name="T2437"> Think of things you could store in a list. For example, you could make a list of mountains, rivers, countries, cities, languages, or anything else you’d like. Write a program that creates a list containing these items and then uses each function introduced in this chapter at least once.</text:span></text:p>
      <text:p text:style-name="P2438"/>
      <text:p text:style-name="P2439">PER DOPO</text:p>
      <text:p text:style-name="P2440"/>
      <text:p text:style-name="P2441"><text:span text:style-name="T2442">6-1. Person: </text:span><text:span text:style-name="T2443">Use a dictionary to store information about a person you know. Store their first name, last name, age, and the city in which they live. You should have keys such as first_name, last_name, age, and city. Print each piece of information stored in your dictionary.</text:span></text:p>
      <text:p text:style-name="P2444"/>
      <text:p text:style-name="P2445"><text:span text:style-name="T2446"># 6.1</text:span></text:p>
      <text:p text:style-name="P2447"/>
      <text:p text:style-name="P2448"><text:span text:style-name="T2449">I</text:span><text:span text:style-name="T2450"><text:s/></text:span><text:span text:style-name="T2451">=</text:span><text:span text:style-name="T2452"><text:s/></text:span><text:span text:style-name="T2453">"ESERCIZIO 6.1"</text:span></text:p>
      <text:p text:style-name="P2454"><text:span text:style-name="T2455">print</text:span><text:span text:style-name="T2456">(</text:span><text:span text:style-name="T2457">I</text:span><text:span text:style-name="T2458">)</text:span></text:p>
      <text:p text:style-name="P2459"/>
      <text:p text:style-name="P2460"/>
      <text:p text:style-name="P2461"><text:span text:style-name="T2462">persona_1</text:span><text:span text:style-name="T2463">:<text:s/></text:span><text:span text:style-name="T2464">dict</text:span><text:span text:style-name="T2465"><text:s/></text:span><text:span text:style-name="T2466">=</text:span><text:span text:style-name="T2467"><text:s/>{</text:span><text:span text:style-name="T2468">"Nome"</text:span><text:span text:style-name="T2469">:<text:s/></text:span><text:span text:style-name="T2470">"Natalia"</text:span><text:span text:style-name="T2471">,<text:s/></text:span><text:span text:style-name="T2472">"Cognome"</text:span><text:span text:style-name="T2473">:<text:s/></text:span><text:span text:style-name="T2474">"Brand"</text:span><text:span text:style-name="T2475">,<text:s/></text:span><text:span text:style-name="T2476">"Età"</text:span><text:span text:style-name="T2477">:<text:s/></text:span><text:span text:style-name="T2478">"35"</text:span><text:span text:style-name="T2479">,<text:s/></text:span><text:span text:style-name="T2480">"Città"</text:span><text:span text:style-name="T2481">:<text:s/></text:span><text:span text:style-name="T2482">"Roma"</text:span><text:span text:style-name="T2483">}</text:span></text:p>
      <text:p text:style-name="P2484"><text:span text:style-name="T2485">messaggio</text:span><text:span text:style-name="T2486">:<text:s/></text:span><text:span text:style-name="T2487">str</text:span><text:span text:style-name="T2488"><text:s/></text:span><text:span text:style-name="T2489">=</text:span><text:span text:style-name="T2490"><text:s/></text:span><text:span text:style-name="T2491">"Questa è l'informazione della mia amica"</text:span></text:p>
      <text:p text:style-name="P2492"/>
      <text:p text:style-name="P2493"><text:span text:style-name="T2494">print</text:span><text:span text:style-name="T2495">(</text:span><text:span text:style-name="T2496">messaggio</text:span><text:span text:style-name="T2497">)</text:span></text:p>
      <text:p text:style-name="P2498"/>
      <text:p text:style-name="P2499"><text:span text:style-name="T2500">for</text:span><text:span text:style-name="T2501"><text:s/></text:span><text:span text:style-name="T2502">amica</text:span><text:span text:style-name="T2503"><text:s/></text:span><text:span text:style-name="T2504">in</text:span><text:span text:style-name="T2505"><text:s/></text:span><text:span text:style-name="T2506">persona_1</text:span><text:span text:style-name="T2507">.</text:span><text:span text:style-name="T2508">items</text:span><text:span text:style-name="T2509">():</text:span></text:p>
      <text:p text:style-name="P2510"><text:span text:style-name="T2511">   <text:s/></text:span><text:span text:style-name="T2512">print</text:span><text:span text:style-name="T2513">(</text:span><text:span text:style-name="T2514">': '</text:span><text:span text:style-name="T2515">.</text:span><text:span text:style-name="T2516">join</text:span><text:span text:style-name="T2517">(</text:span><text:span text:style-name="T2518">amica</text:span><text:span text:style-name="T2519">))</text:span></text:p>
      <text:p text:style-name="P2520"/>
      <text:p text:style-name="P2521">OUTPUT</text:p>
      <text:p text:style-name="P2522"/>
      <text:p text:style-name="P2523">Questa è l'informazione della mia amica</text:p>
      <text:p text:style-name="P2524">Nome: Natalia</text:p>
      <text:p text:style-name="P2525">Cognome: Brand</text:p>
      <text:p text:style-name="P2526">Età: 35</text:p>
      <text:p text:style-name="P2527">Città: Roma</text:p>
      <text:p text:style-name="P2528"/>
      <text:p text:style-name="P2529">ATTENZIONE: Se nel dizionario, il valore dell’età fosse in INTERO e non STRINGA, bisognerebbe convertire così:</text:p>
      <text:p text:style-name="P2530"/>
      <text:p text:style-name="P2531"/>
      <text:p text:style-name="P2532"><text:span text:style-name="T2533">J</text:span><text:span text:style-name="T2534"><text:s/></text:span><text:span text:style-name="T2535">=</text:span><text:span text:style-name="T2536"><text:s/></text:span><text:span text:style-name="T2537">"ESERCIZIO 6.1 DOVE IL VALORE DI ETA E' UN INTERO"</text:span></text:p>
      <text:p text:style-name="P2538"><text:span text:style-name="T2539">print</text:span><text:span text:style-name="T2540">(</text:span><text:span text:style-name="T2541">J</text:span><text:span text:style-name="T2542">)</text:span></text:p>
      <text:p text:style-name="P2543"/>
      <text:p text:style-name="P2544"><text:span text:style-name="T2545">persona_1</text:span><text:span text:style-name="T2546">:<text:s/></text:span><text:span text:style-name="T2547">dict</text:span><text:span text:style-name="T2548"><text:s/></text:span><text:span text:style-name="T2549">=</text:span><text:span text:style-name="T2550"><text:s/>{</text:span><text:span text:style-name="T2551">"Nome"</text:span><text:span text:style-name="T2552">:<text:s/></text:span><text:span text:style-name="T2553">"Natalia"</text:span><text:span text:style-name="T2554">,<text:s/></text:span><text:span text:style-name="T2555">"Cognome"</text:span><text:span text:style-name="T2556">:<text:s/></text:span><text:span text:style-name="T2557">"Brand"</text:span><text:span text:style-name="T2558">,<text:s/></text:span><text:span text:style-name="T2559">"Età"</text:span><text:span text:style-name="T2560">:<text:s/></text:span><text:span text:style-name="T2561">35</text:span><text:span text:style-name="T2562">,<text:s/></text:span><text:span text:style-name="T2563">"Città"</text:span><text:span text:style-name="T2564">:<text:s/></text:span><text:span text:style-name="T2565">"Roma"</text:span><text:span text:style-name="T2566">}</text:span></text:p>
      <text:p text:style-name="P2567"><text:span text:style-name="T2568">messaggio</text:span><text:span text:style-name="T2569">:<text:s/></text:span><text:span text:style-name="T2570">str</text:span><text:span text:style-name="T2571"><text:s/></text:span><text:span text:style-name="T2572">=</text:span><text:span text:style-name="T2573"><text:s/></text:span><text:span text:style-name="T2574">"Questa è l'informazione della mia amica"</text:span></text:p>
      <text:p text:style-name="P2575"/>
      <text:p text:style-name="P2576"><text:span text:style-name="T2577">for</text:span><text:span text:style-name="T2578"><text:s/></text:span><text:span text:style-name="T2579">amica</text:span><text:span text:style-name="T2580"><text:s/></text:span><text:span text:style-name="T2581">in</text:span><text:span text:style-name="T2582"><text:s/></text:span><text:span text:style-name="T2583">persona_1</text:span><text:span text:style-name="T2584">.</text:span><text:span text:style-name="T2585">items</text:span><text:span text:style-name="T2586">():</text:span></text:p>
      <text:p text:style-name="P2587"><text:span text:style-name="T2588">   <text:s/></text:span><text:span text:style-name="T2589">print</text:span><text:span text:style-name="T2590">(</text:span><text:span text:style-name="T2591">': '</text:span><text:span text:style-name="T2592">.</text:span><text:span text:style-name="T2593">join</text:span><text:span text:style-name="T2594">(</text:span><text:span text:style-name="T2595">str</text:span><text:span text:style-name="T2596">(</text:span><text:span text:style-name="T2597">item</text:span><text:span text:style-name="T2598">)<text:s/></text:span><text:span text:style-name="T2599">for</text:span><text:span text:style-name="T2600"><text:s/></text:span><text:span text:style-name="T2601">item</text:span><text:span text:style-name="T2602"><text:s/></text:span><text:span text:style-name="T2603">in</text:span><text:span text:style-name="T2604"><text:s/></text:span><text:span text:style-name="T2605">amica</text:span><text:span text:style-name="T2606">))</text:span></text:p>
      <text:p text:style-name="P2607"/>
      <text:p text:style-name="P2608"><text:span text:style-name="hljs-keyword">OUTPUT</text:span></text:p>
      <text:p text:style-name="P2609"><text:span text:style-name="hljs-keyword">Nome: Natalia</text:span></text:p>
      <text:p text:style-name="P2610"><text:span text:style-name="hljs-keyword">Cognome: Brand</text:span></text:p>
      <text:p text:style-name="P2611"><text:span text:style-name="hljs-keyword">Età: 35</text:span></text:p>
      <text:p text:style-name="P2612"><text:span text:style-name="T2613">Città: Roma</text:span></text:p>
      <text:p text:style-name="P2614"/>
      <text:p text:style-name="P2615"><text:span text:style-name="T2616"><text:line-break/></text:span><text:span text:style-name="T2617">6-2. Favorite Numbers:</text:span><text:span text:style-name="T2618"> Use a dictionary to store people’s favorite numbers. Think of five names, and use them as keys in your dictionary. Think of a favorite number for each person, and store each as a value in your dictionary. Print each person’s name and their favorite number. For even more fun, poll a few friends and get some actual data for your program.</text:span></text:p>
      <text:p text:style-name="P2619"/>
      <text:p text:style-name="P2620"><text:span text:style-name="T2621">J</text:span><text:span text:style-name="T2622"><text:s/></text:span><text:span text:style-name="T2623">=</text:span><text:span text:style-name="T2624"><text:s/></text:span><text:span text:style-name="T2625">"Esercizio 6.2 = Numeri preferiti"</text:span></text:p>
      <text:p text:style-name="P2626"><text:span text:style-name="T2627">print</text:span><text:span text:style-name="T2628">(</text:span><text:span text:style-name="T2629">J</text:span><text:span text:style-name="T2630">)</text:span></text:p>
      <text:p text:style-name="P2631"/>
      <text:p text:style-name="P2632"><text:span text:style-name="T2633">name_number</text:span><text:span text:style-name="T2634">:<text:s/></text:span><text:span text:style-name="T2635">dict</text:span><text:span text:style-name="T2636"><text:s/></text:span><text:span text:style-name="T2637">=</text:span><text:span text:style-name="T2638"><text:s/>{</text:span><text:span text:style-name="T2639">"Natalia"</text:span><text:span text:style-name="T2640">:<text:s/></text:span><text:span text:style-name="T2641">10</text:span><text:span text:style-name="T2642">,<text:s/></text:span><text:span text:style-name="T2643">"Andrew"</text:span><text:span text:style-name="T2644">:<text:s/></text:span><text:span text:style-name="T2645">6</text:span><text:span text:style-name="T2646">,<text:s/></text:span><text:span text:style-name="T2647">"Chiara"</text:span><text:span text:style-name="T2648">:<text:s/></text:span><text:span text:style-name="T2649">14</text:span><text:span text:style-name="T2650">,<text:s/></text:span><text:span text:style-name="T2651">"Jean Paul"</text:span><text:span text:style-name="T2652">:<text:s/></text:span><text:span text:style-name="T2653">2</text:span><text:span text:style-name="T2654">,<text:s/></text:span><text:span text:style-name="T2655">"Manuel"</text:span><text:span text:style-name="T2656">:<text:s/></text:span><text:span text:style-name="T2657">24</text:span><text:span text:style-name="T2658">}</text:span></text:p>
      <text:p text:style-name="P2659"><text:span text:style-name="T2660">for</text:span><text:span text:style-name="T2661"><text:s/></text:span><text:span text:style-name="T2662">name</text:span><text:span text:style-name="T2663">,<text:s/></text:span><text:span text:style-name="T2664">number</text:span><text:span text:style-name="T2665"><text:s/></text:span><text:span text:style-name="T2666">in</text:span><text:span text:style-name="T2667"><text:s/></text:span><text:span text:style-name="T2668">name_number</text:span><text:span text:style-name="T2669">.</text:span><text:span text:style-name="T2670">items</text:span><text:span text:style-name="T2671">():<text:s/></text:span><text:span text:style-name="T2672"># FUNZIONE .items ()</text:span></text:p>
      <text:p text:style-name="P2673"><text:span text:style-name="T2674">   <text:s/></text:span><text:span text:style-name="T2675">print</text:span><text:span text:style-name="T2676">(</text:span><text:span text:style-name="T2677">f</text:span><text:span text:style-name="T2678">"</text:span><text:span text:style-name="T2679">{</text:span><text:span text:style-name="T2680">name</text:span><text:span text:style-name="T2681">}</text:span><text:span text:style-name="T2682">:<text:s/></text:span><text:span text:style-name="T2683">{</text:span><text:span text:style-name="T2684">number</text:span><text:span text:style-name="T2685">}</text:span><text:span text:style-name="T2686">"</text:span><text:span text:style-name="T2687">)</text:span></text:p>
      <text:p text:style-name="P2688"/>
      <text:p text:style-name="P2689">OUTPUT</text:p>
      <text:p text:style-name="P2690"/>
      <text:p text:style-name="P2691">Natalia: 10</text:p>
      <text:p text:style-name="P2692">Andrew: 6</text:p>
      <text:p text:style-name="P2693">Chiara: 14</text:p>
      <text:p text:style-name="P2694">Jean Paul: 2</text:p>
      <text:p text:style-name="P2695">Manuel: 24</text:p>
      <text:p text:style-name="P2696"/>
      <text:p text:style-name="P2697"><text:span text:style-name="T2698"><text:line-break/></text:span><text:span text:style-name="T2699">6-3. Glossary: </text:span><text:span text:style-name="T2700">A Python dictionary can be used to model an actual dictionary. However, to avoid confusion, let’s call it a glossary.</text:span><text:span text:style-name="T2701"><text:line-break/>• Think of five programming words you’ve learned about in the previous chapters. Use these words as the keys in your glossary, and store their meanings as values.</text:span><text:span text:style-name="T2702"><text:line-break/>• Print each word and its meaning as neatly formatted output. You might print the word followed by a colon and then its meaning, or print the word on one line and then print its meaning indented on a second line. Use the newline character (\n) to insert a blank line between each word-meaning pair in your output.</text:span></text:p>
      <text:p text:style-name="P2703"/>
      <text:p text:style-name="P2704"><text:span text:style-name="T2705">"Esercizio 6.3 = Glossario</text:span></text:p>
      <text:p text:style-name="P2706"/>
      <text:p text:style-name="P2707"><text:span text:style-name="T2708">glossario</text:span><text:span text:style-name="T2709">:<text:s/></text:span><text:span text:style-name="T2710">dict</text:span><text:span text:style-name="T2711"><text:s/></text:span><text:span text:style-name="T2712">=</text:span><text:span text:style-name="T2713"><text:s/>{</text:span><text:span text:style-name="T2714">"Items"</text:span><text:span text:style-name="T2715">:<text:s/></text:span><text:span text:style-name="T2716">"Funzione che funziona solo nei dizionari, ed itera tra le chiavi e il valore, dando i due dati separati "</text:span><text:span text:style-name="T2717">,<text:s/></text:span><text:span text:style-name="T2718">"Insert"</text:span><text:span text:style-name="T2719">:<text:s/></text:span><text:span text:style-name="T2720">"Richiede 2 argomenti: l'indice dove inserire l'elemento e il nome dell'elemento stesso"</text:span><text:span text:style-name="T2721">,<text:s/></text:span><text:span text:style-name="T2722">"Join"</text:span><text:span text:style-name="T2723">:<text:s/></text:span><text:span text:style-name="T2724">"Usata solo per iterare sulle stringe. Nella sintassi, si deve specificare come separare gli elementi (si devono mettere tra virgolette come si vogliono separare, seguito di .join"</text:span><text:span text:style-name="T2725"><text:s/>,<text:s/></text:span><text:span text:style-name="T2726">"Funzione Len"</text:span><text:span text:style-name="T2727">:<text:s/></text:span><text:span text:style-name="T2728">"Si scrive prima della variabile per vedere gli elementi"</text:span><text:span text:style-name="T2729">,<text:s/></text:span><text:span text:style-name="T2730">"Metodo Pop"</text:span><text:span text:style-name="T2731">:<text:s/></text:span><text:span text:style-name="T2732">"Rimuove un elemento con questa sintassi: variabile.pop()"</text:span><text:span text:style-name="T2733">}</text:span></text:p>
      <text:p text:style-name="P2734"/>
      <text:p text:style-name="P2735"><text:span text:style-name="T2736">for</text:span><text:span text:style-name="T2737"><text:s/></text:span><text:span text:style-name="T2738">parola</text:span><text:span text:style-name="T2739">,<text:s/></text:span><text:span text:style-name="T2740">significato</text:span><text:span text:style-name="T2741"><text:s/></text:span><text:span text:style-name="T2742">in</text:span><text:span text:style-name="T2743"><text:s/></text:span><text:span text:style-name="T2744">glossario</text:span><text:span text:style-name="T2745">.</text:span><text:span text:style-name="T2746">items</text:span><text:span text:style-name="T2747">():</text:span></text:p>
      <text:p text:style-name="P2748"><text:span text:style-name="T2749">   <text:s/></text:span><text:span text:style-name="T2750">print</text:span><text:span text:style-name="T2751">(</text:span><text:span text:style-name="T2752">f</text:span><text:span text:style-name="T2753">"</text:span><text:span text:style-name="T2754">\n{</text:span><text:span text:style-name="T2755">parola</text:span><text:span text:style-name="T2756">}</text:span><text:span text:style-name="T2757">:<text:s/></text:span><text:span text:style-name="T2758">\n{</text:span><text:span text:style-name="T2759">significato</text:span><text:span text:style-name="T2760">}</text:span><text:span text:style-name="T2761">"</text:span><text:span text:style-name="T2762">)</text:span></text:p>
      <text:p text:style-name="P2763"/>
      <text:p text:style-name="P2764">OUTPUT</text:p>
      <text:p text:style-name="P2765"/>
      <text:p text:style-name="P2766">Items:</text:p>
      <text:p text:style-name="P2767">Funzione che funziona solo nei dizionari, ed itera tra le chiavi e il valore, dando i due dati separati</text:p>
      <text:p text:style-name="P2768"/>
      <text:p text:style-name="P2769">Insert:</text:p>
      <text:p text:style-name="P2770">Richiede 2 argomenti: l'indice dove inserire l'elemento e il nome dell'elemento stesso</text:p>
      <text:p text:style-name="P2771"/>
      <text:p text:style-name="P2772">Join:</text:p>
      <text:p text:style-name="P2773">Usata solo per iterare sulle stringe. Nella sintassi, si deve specificare come separare gli elementi (si devono mettere tra virgolette come si vogliono separare, seguito di .join</text:p>
      <text:p text:style-name="P2774"/>
      <text:p text:style-name="P2775">Funzione Len:</text:p>
      <text:p text:style-name="P2776">Si scrive prima della variabile per vedere gli elementi</text:p>
      <text:p text:style-name="P2777"/>
      <text:p text:style-name="P2778">Metodo Pop:</text:p>
      <text:p text:style-name="P2779">Rimuove un elemento con questa sintassi: variabile.pop()</text:p>
      <text:p text:style-name="P2780"/>
      <text:p text:style-name="P2781"/>
      <text:p text:style-name="P2782"/>
      <text:p text:style-name="P2783"><text:span text:style-name="T2784">6-7. People: </text:span><text:span text:style-name="T2785">Start with the program you wrote for Exercise 6-1. Make two new dictionaries representing different people, and store all three dictionaries in a list called people. Loop through your list of people. As you loop through the list, print everything you know about each person.</text:span></text:p>
      <text:p text:style-name="P2786"/>
      <text:p text:style-name="P2787"><text:span text:style-name="T2788">persona_1</text:span><text:span text:style-name="T2789">:<text:s/></text:span><text:span text:style-name="T2790">dict</text:span><text:span text:style-name="T2791"><text:s/></text:span><text:span text:style-name="T2792">=</text:span><text:span text:style-name="T2793"><text:s/>{</text:span><text:span text:style-name="T2794">"Nome"</text:span><text:span text:style-name="T2795">:<text:s/></text:span><text:span text:style-name="T2796">"Natalia"</text:span><text:span text:style-name="T2797">,<text:s/></text:span><text:span text:style-name="T2798">"Cognome"</text:span><text:span text:style-name="T2799">:<text:s/></text:span><text:span text:style-name="T2800">"Brand"</text:span><text:span text:style-name="T2801">,<text:s/></text:span><text:span text:style-name="T2802">"Età"</text:span><text:span text:style-name="T2803">:<text:s/></text:span><text:span text:style-name="T2804">35</text:span><text:span text:style-name="T2805">,<text:s/></text:span><text:span text:style-name="T2806">"Città"</text:span><text:span text:style-name="T2807">:<text:s/></text:span><text:span text:style-name="T2808">"Roma"</text:span><text:span text:style-name="T2809">}</text:span></text:p>
      <text:p text:style-name="P2810"><text:span text:style-name="T2811">persona_2</text:span><text:span text:style-name="T2812">:<text:s/></text:span><text:span text:style-name="T2813">dict</text:span><text:span text:style-name="T2814"><text:s/></text:span><text:span text:style-name="T2815">=</text:span><text:span text:style-name="T2816"><text:s/>{</text:span><text:span text:style-name="T2817">"Nome"</text:span><text:span text:style-name="T2818">:<text:s/></text:span><text:span text:style-name="T2819">"Tatiana"</text:span><text:span text:style-name="T2820">,<text:s/></text:span><text:span text:style-name="T2821">"Cognome"</text:span><text:span text:style-name="T2822">:<text:s/></text:span><text:span text:style-name="T2823">"Brand"</text:span><text:span text:style-name="T2824">,<text:s/></text:span><text:span text:style-name="T2825">"Età"</text:span><text:span text:style-name="T2826">:<text:s/></text:span><text:span text:style-name="T2827">30</text:span><text:span text:style-name="T2828">,<text:s/></text:span><text:span text:style-name="T2829">"Città"</text:span><text:span text:style-name="T2830">:<text:s/></text:span><text:span text:style-name="T2831">"Spagna"</text:span><text:span text:style-name="T2832">}</text:span></text:p>
      <text:p text:style-name="P2833"><text:span text:style-name="T2834">persona_3</text:span><text:span text:style-name="T2835">:<text:s/></text:span><text:span text:style-name="T2836">dict</text:span><text:span text:style-name="T2837"><text:s/></text:span><text:span text:style-name="T2838">=</text:span><text:span text:style-name="T2839"><text:s/>{</text:span><text:span text:style-name="T2840">"Nome"</text:span><text:span text:style-name="T2841">:<text:s/></text:span><text:span text:style-name="T2842">"Paulina"</text:span><text:span text:style-name="T2843">,<text:s/></text:span><text:span text:style-name="T2844">"Cognome"</text:span><text:span text:style-name="T2845">:<text:s/></text:span><text:span text:style-name="T2846">"Brand"</text:span><text:span text:style-name="T2847">,<text:s/></text:span><text:span text:style-name="T2848">"Età"</text:span><text:span text:style-name="T2849">:<text:s/></text:span><text:span text:style-name="T2850">25</text:span><text:span text:style-name="T2851">,<text:s/></text:span><text:span text:style-name="T2852">"Città"</text:span><text:span text:style-name="T2853">:<text:s/></text:span><text:span text:style-name="T2854">"Roma"</text:span><text:span text:style-name="T2855">}</text:span></text:p>
      <text:p text:style-name="P2856"/>
      <text:p text:style-name="P2857"><text:span text:style-name="T2858">list_persone</text:span><text:span text:style-name="T2859">:<text:s/></text:span><text:span text:style-name="T2860">list</text:span><text:span text:style-name="T2861"><text:s/></text:span><text:span text:style-name="T2862">=</text:span><text:span text:style-name="T2863"><text:s/>[</text:span><text:span text:style-name="T2864">persona_1</text:span><text:span text:style-name="T2865">,<text:s/></text:span><text:span text:style-name="T2866">persona_2</text:span><text:span text:style-name="T2867">,<text:s/></text:span><text:span text:style-name="T2868">persona_3</text:span><text:span text:style-name="T2869">]</text:span></text:p>
      <text:p text:style-name="P2870"/>
      <text:p text:style-name="P2871"><text:span text:style-name="T2872">for</text:span><text:span text:style-name="T2873"><text:s/></text:span><text:span text:style-name="T2874">persona</text:span><text:span text:style-name="T2875"><text:s/></text:span><text:span text:style-name="T2876">in</text:span><text:span text:style-name="T2877"><text:s/></text:span><text:span text:style-name="T2878">list_persone</text:span><text:span text:style-name="T2879">:</text:span></text:p>
      <text:p text:style-name="P2880"><text:span text:style-name="T2881">   <text:s/></text:span><text:span text:style-name="T2882">print</text:span><text:span text:style-name="T2883">(</text:span><text:span text:style-name="T2884">f</text:span><text:span text:style-name="T2885">"Nome:<text:s/></text:span><text:span text:style-name="T2886">{</text:span><text:span text:style-name="T2887">persona</text:span><text:span text:style-name="T2888">[</text:span><text:span text:style-name="T2889">'Nome'</text:span><text:span text:style-name="T2890">]</text:span><text:span text:style-name="T2891">}</text:span><text:span text:style-name="T2892">, Cognome:<text:s/></text:span><text:span text:style-name="T2893">{</text:span><text:span text:style-name="T2894">persona</text:span><text:span text:style-name="T2895">[</text:span><text:span text:style-name="T2896">'Cognome'</text:span><text:span text:style-name="T2897">]</text:span><text:span text:style-name="T2898">}</text:span><text:span text:style-name="T2899">, Età:<text:s/></text:span><text:span text:style-name="T2900">{</text:span><text:span text:style-name="T2901">persona</text:span><text:span text:style-name="T2902">[</text:span><text:span text:style-name="T2903">'Età'</text:span><text:span text:style-name="T2904">]</text:span><text:span text:style-name="T2905">}</text:span><text:span text:style-name="T2906">, Città:<text:s/></text:span><text:span text:style-name="T2907">{</text:span><text:span text:style-name="T2908">persona</text:span><text:span text:style-name="T2909">[</text:span><text:span text:style-name="T2910">'Città'</text:span><text:span text:style-name="T2911">]</text:span><text:span text:style-name="T2912">}</text:span><text:span text:style-name="T2913">"</text:span><text:span text:style-name="T2914">)</text:span></text:p>
      <text:p text:style-name="P2915"/>
      <text:p text:style-name="P2916">OUTPUT</text:p>
      <text:p text:style-name="P2917"/>
      <text:p text:style-name="P2918">Nome: Natalia, Cognome: Brand, Età: 35, Città: Roma</text:p>
      <text:p text:style-name="P2919">Nome: Tatiana, Cognome: Brand, Età: 30, Città: Spagna</text:p>
      <text:p text:style-name="P2920">Nome: Paulina, Cognome: Brand, Età: 25, Città: Roma</text:p>
      <text:p text:style-name="P2921"/>
      <text:p text:style-name="P2922"/>
      <text:p text:style-name="P2923"><text:span text:style-name="T2924">6-8. Pets: </text:span><text:span text:style-name="T2925">Make several dictionaries, where each dictionary represents a different pet. In each dictionary, include the kind of animal and the owner’s name. Store these dictionaries in a list called pets. Next, loop through your list and as</text:span><text:span text:style-name="T2926"><text:line-break/>you do, print everything you know about each pet. </text:span></text:p>
      <text:p text:style-name="P2927"/>
      <text:p text:style-name="P2928"><text:span text:style-name="T2929"># Animali domestici</text:span></text:p>
      <text:p text:style-name="P2930"/>
      <text:p text:style-name="P2931"><text:span text:style-name="T2932">animale_1</text:span><text:span text:style-name="T2933">:<text:s/></text:span><text:span text:style-name="T2934">dict</text:span><text:span text:style-name="T2935">=</text:span><text:span text:style-name="T2936"><text:s/>{</text:span><text:span text:style-name="T2937">"tipo di animale"</text:span><text:span text:style-name="T2938">:<text:s/></text:span><text:span text:style-name="T2939">"cane"</text:span><text:span text:style-name="T2940">,<text:s/></text:span><text:span text:style-name="T2941">"nome"</text:span><text:span text:style-name="T2942">:<text:s/></text:span><text:span text:style-name="T2943">"Bender"</text:span><text:span text:style-name="T2944">,<text:s/></text:span><text:span text:style-name="T2945">"razza"</text:span><text:span text:style-name="T2946">:<text:s/></text:span><text:span text:style-name="T2947">"Westie"</text:span><text:span text:style-name="T2948">,<text:s/></text:span><text:span text:style-name="T2949">"età"</text:span><text:span text:style-name="T2950">:<text:s/></text:span><text:span text:style-name="T2951">"12"</text:span><text:span text:style-name="T2952">,<text:s/></text:span><text:span text:style-name="T2953">"nome proprietario"</text:span><text:span text:style-name="T2954">:<text:s/></text:span><text:span text:style-name="T2955">"Andrew"</text:span><text:span text:style-name="T2956">}</text:span></text:p>
      <text:p text:style-name="P2957"><text:span text:style-name="T2958">animale_2</text:span><text:span text:style-name="T2959">:<text:s/></text:span><text:span text:style-name="T2960">dict</text:span><text:span text:style-name="T2961">=</text:span><text:span text:style-name="T2962"><text:s/>{</text:span><text:span text:style-name="T2963">"tipo di animale"</text:span><text:span text:style-name="T2964">:<text:s/></text:span><text:span text:style-name="T2965">"gatto"</text:span><text:span text:style-name="T2966">,<text:s/></text:span><text:span text:style-name="T2967">"nome"</text:span><text:span text:style-name="T2968">:<text:s/></text:span><text:span text:style-name="T2969">"Stella"</text:span><text:span text:style-name="T2970">,<text:s/></text:span><text:span text:style-name="T2971">"razza"</text:span><text:span text:style-name="T2972">:<text:s/></text:span><text:span text:style-name="T2973">"Maine Coon"</text:span><text:span text:style-name="T2974">,<text:s/></text:span><text:span text:style-name="T2975">"età"</text:span><text:span text:style-name="T2976">:<text:s/></text:span><text:span text:style-name="T2977">"12"</text:span><text:span text:style-name="T2978">,<text:s/></text:span><text:span text:style-name="T2979">"nome proprietario"</text:span><text:span text:style-name="T2980">:<text:s/></text:span><text:span text:style-name="T2981">"Mauro"</text:span><text:span text:style-name="T2982">}</text:span></text:p>
      <text:p text:style-name="P2983"><text:span text:style-name="T2984">animale_3</text:span><text:span text:style-name="T2985">:<text:s/></text:span><text:span text:style-name="T2986">dict</text:span><text:span text:style-name="T2987">=</text:span><text:span text:style-name="T2988"><text:s/>{</text:span><text:span text:style-name="T2989">"tipo di animale"</text:span><text:span text:style-name="T2990">:<text:s/></text:span><text:span text:style-name="T2991">"pappagallo"</text:span><text:span text:style-name="T2992">,<text:s/></text:span><text:span text:style-name="T2993">"nome"</text:span><text:span text:style-name="T2994">:<text:s/></text:span><text:span text:style-name="T2995">"Gorro Frio"</text:span><text:span text:style-name="T2996">,<text:s/></text:span><text:span text:style-name="T2997">"razza"</text:span><text:span text:style-name="T2998">:<text:s/></text:span><text:span text:style-name="T2999">"Cocorito"</text:span><text:span text:style-name="T3000">,<text:s/></text:span><text:span text:style-name="T3001">"età"</text:span><text:span text:style-name="T3002">:<text:s/></text:span><text:span text:style-name="T3003">"5"</text:span><text:span text:style-name="T3004">,<text:s/></text:span><text:span text:style-name="T3005">"nome proprietario"</text:span><text:span text:style-name="T3006">:<text:s/></text:span><text:span text:style-name="T3007">"Paulina"</text:span><text:span text:style-name="T3008">}</text:span></text:p>
      <text:p text:style-name="P3009"><text:span text:style-name="T3010">animale_4</text:span><text:span text:style-name="T3011">:<text:s/></text:span><text:span text:style-name="T3012">dict</text:span><text:span text:style-name="T3013">=</text:span><text:span text:style-name="T3014"><text:s/>{</text:span><text:span text:style-name="T3015">"tipo di animale"</text:span><text:span text:style-name="T3016">:<text:s/></text:span><text:span text:style-name="T3017">"pesce rosso"</text:span><text:span text:style-name="T3018">,<text:s/></text:span><text:span text:style-name="T3019">"nome"</text:span><text:span text:style-name="T3020">:<text:s/></text:span><text:span text:style-name="T3021">"Fish"</text:span><text:span text:style-name="T3022">,<text:s/></text:span><text:span text:style-name="T3023">"razza"</text:span><text:span text:style-name="T3024">:<text:s/></text:span><text:span text:style-name="T3025">"Cometa"</text:span><text:span text:style-name="T3026">,<text:s/></text:span><text:span text:style-name="T3027">"età"</text:span><text:span text:style-name="T3028">:<text:s/></text:span><text:span text:style-name="T3029">"10"</text:span><text:span text:style-name="T3030">,<text:s/></text:span><text:span text:style-name="T3031">"nome proprietario"</text:span><text:span text:style-name="T3032">:<text:s/></text:span><text:span text:style-name="T3033">"Francesco"</text:span><text:span text:style-name="T3034">}</text:span></text:p>
      <text:p text:style-name="P3035"/>
      <text:p text:style-name="P3036"><text:span text:style-name="T3037">animali_domestici</text:span><text:span text:style-name="T3038">:<text:s/></text:span><text:span text:style-name="T3039">list</text:span><text:span text:style-name="T3040">=</text:span><text:span text:style-name="T3041"><text:s/>[</text:span><text:span text:style-name="T3042">animale_1</text:span><text:span text:style-name="T3043">,<text:s/></text:span><text:span text:style-name="T3044">animale_2</text:span><text:span text:style-name="T3045">,<text:s/></text:span><text:span text:style-name="T3046">animale_3</text:span><text:span text:style-name="T3047">,<text:s/></text:span><text:span text:style-name="T3048">animale_4</text:span><text:span text:style-name="T3049">]</text:span></text:p>
      <text:p text:style-name="P3050"/>
      <text:p text:style-name="P3051"><text:span text:style-name="T3052">for</text:span><text:span text:style-name="T3053"><text:s/></text:span><text:span text:style-name="T3054">animale</text:span><text:span text:style-name="T3055"><text:s/></text:span><text:span text:style-name="T3056">in</text:span><text:span text:style-name="T3057"><text:s/></text:span><text:span text:style-name="T3058">animali_domestici</text:span><text:span text:style-name="T3059">:</text:span></text:p>
      <text:p text:style-name="P3060"><text:span text:style-name="T3061">   <text:s/></text:span><text:span text:style-name="T3062">print</text:span><text:span text:style-name="T3063">(</text:span><text:span text:style-name="T3064">f</text:span><text:span text:style-name="T3065">"tipo di animale:<text:s/></text:span><text:span text:style-name="T3066">{</text:span><text:span text:style-name="T3067">animale</text:span><text:span text:style-name="T3068">[</text:span><text:span text:style-name="T3069">'tipo di animale'</text:span><text:span text:style-name="T3070">]</text:span><text:span text:style-name="T3071">}</text:span><text:span text:style-name="T3072">, Nome:<text:s/></text:span><text:span text:style-name="T3073">{</text:span><text:span text:style-name="T3074">animale</text:span><text:span text:style-name="T3075">[</text:span><text:span text:style-name="T3076">'nome'</text:span><text:span text:style-name="T3077">]</text:span><text:span text:style-name="T3078">}</text:span><text:span text:style-name="T3079">, Razza:<text:s/></text:span><text:span text:style-name="T3080">{</text:span><text:span text:style-name="T3081">animale</text:span><text:span text:style-name="T3082">[</text:span><text:span text:style-name="T3083">'razza'</text:span><text:span text:style-name="T3084">]</text:span><text:span text:style-name="T3085">}</text:span><text:span text:style-name="T3086">, Eta:<text:s/></text:span><text:span text:style-name="T3087">{</text:span><text:span text:style-name="T3088">animale</text:span><text:span text:style-name="T3089">[</text:span><text:span text:style-name="T3090">'età'</text:span><text:span text:style-name="T3091">]</text:span><text:span text:style-name="T3092">}</text:span><text:span text:style-name="T3093">, Nome Proprietario:<text:s/></text:span><text:span text:style-name="T3094">{</text:span><text:span text:style-name="T3095">animale</text:span><text:span text:style-name="T3096">[</text:span><text:span text:style-name="T3097">'nome proprietario'</text:span><text:span text:style-name="T3098">]</text:span><text:span text:style-name="T3099">}</text:span><text:span text:style-name="T3100">"</text:span><text:span text:style-name="T3101">)</text:span></text:p>
      <text:p text:style-name="P3102"/>
      <text:p text:style-name="P3103">OUTPUT</text:p>
      <text:p text:style-name="P3104"/>
      <text:p text:style-name="P3105">tipo di animale: cane, Nome: Bender, Razza: Westie, Eta: 12, Nome Proprietario: Andrew</text:p>
      <text:p text:style-name="P3106">tipo di animale: gatto, Nome: Stella, Razza: Maine Coon, Eta: 12, Nome Proprietario: Mauro</text:p>
      <text:p text:style-name="P3107">tipo di animale: pappagallo, Nome: Gorro Frio, Razza: Cocorito, Eta: 5, Nome Proprietario: Paulina</text:p>
      <text:p text:style-name="P3108">tipo di animale: pesce rosso, Nome: Fish, Razza: Cometa, Eta: 10, Nome Proprietario: Francesco</text:p>
      <text:p text:style-name="P3109"/>
      <text:p text:style-name="P3110"/>
      <text:p text:style-name="P3111"/>
      <text:p text:style-name="P3112">ATTENZIONE: In questo esercizio nel momento di scrivere l’elemento dentro la parentesi quadre,<text:s/></text:p>
      <text:p text:style-name="P3113"><text:span text:style-name="T3114">print</text:span><text:span text:style-name="T3115">(</text:span><text:span text:style-name="T3116">f</text:span><text:span text:style-name="T3117">"Nome:<text:s/></text:span><text:span text:style-name="T3118">{</text:span><text:span text:style-name="T3119">persona</text:span><text:span text:style-name="T3120">[</text:span><text:span text:style-name="T3121">'Nome'</text:span><text:span text:style-name="T3122">]</text:span><text:span text:style-name="T3123">}</text:span><text:span text:style-name="T3124">, Cognome:<text:s/></text:span><text:span text:style-name="T3125">{</text:span><text:span text:style-name="T3126">persona</text:span><text:span text:style-name="T3127">[</text:span><text:span text:style-name="T3128">'Cognome'</text:span><text:span text:style-name="T3129">]</text:span><text:span text:style-name="T3130">}</text:span><text:span text:style-name="T3131">, Età:<text:s/></text:span><text:span text:style-name="T3132">{</text:span><text:span text:style-name="T3133">persona</text:span><text:span text:style-name="T3134">[</text:span><text:span text:style-name="T3135">'Età'</text:span><text:span text:style-name="T3136">]</text:span><text:span text:style-name="T3137">}</text:span><text:span text:style-name="T3138">, Città:<text:s/></text:span><text:span text:style-name="T3139">{</text:span><text:span text:style-name="T3140">persona</text:span><text:span text:style-name="T3141">[</text:span><text:span text:style-name="T3142">'Città'</text:span><text:span text:style-name="T3143">]</text:span><text:span text:style-name="T3144">}</text:span><text:span text:style-name="T3145">"</text:span><text:span text:style-name="T3146">)</text:span></text:p>
      <text:p text:style-name="P3147"/>
      <text:p text:style-name="P3148"><text:span text:style-name="T3149">è necessario metterle in solo in apici singoli [‘] giacchè nel<text:s/></text:span><text:span text:style-name="T3150">print</text:span><text:span text:style-name="T3151"><text:s/>usando la stringa formattata<text:s/></text:span><text:span text:style-name="T3152">(f”)</text:span><text:span text:style-name="T3153">, l’uso dell’apice doppie crea un conflitto. <text:s/></text:span></text:p>
      <text:p text:style-name="P3154"/>
      <text:p text:style-name="P3155"><text:span text:style-name="T3156">6-9. Favorite Places: </text:span><text:span text:style-name="T3157">Make a dictionary called favorite_places. Think of three names to use as keys in the dictionary, and store one to three favorite places for each person. To make this exercise a bit more interesting, ask some friends to name a few of their favorite places. Loop through the dictionary, and print each person’s name and their favorite places.</text:span></text:p>
      <text:p text:style-name="P3158"/>
      <text:p text:style-name="P3159"><text:span text:style-name="T3160"># 6.9 LUOGHI PREFERITI</text:span></text:p>
      <text:p text:style-name="P3161"/>
      <text:p text:style-name="P3162"><text:span text:style-name="T3163">luoghi_favoriti</text:span><text:span text:style-name="T3164">:<text:s/></text:span><text:span text:style-name="T3165">dict</text:span><text:span text:style-name="T3166"><text:s/></text:span><text:span text:style-name="T3167">=</text:span><text:span text:style-name="T3168"><text:s/>{</text:span><text:span text:style-name="T3169">"Noemi"</text:span><text:span text:style-name="T3170">:<text:s/></text:span><text:span text:style-name="T3171">"Paraguay"</text:span><text:span text:style-name="T3172">,<text:s/></text:span><text:span text:style-name="T3173">"Gustavo"</text:span><text:span text:style-name="T3174">:<text:s/></text:span><text:span text:style-name="T3175">"Brasile"</text:span><text:span text:style-name="T3176">,<text:s/></text:span><text:span text:style-name="T3177">"Sara"</text:span><text:span text:style-name="T3178">:<text:s/></text:span><text:span text:style-name="T3179">"Italia"</text:span><text:span text:style-name="T3180">}</text:span></text:p>
      <text:p text:style-name="P3181"/>
      <text:p text:style-name="P3182"><text:span text:style-name="T3183">print</text:span><text:span text:style-name="T3184">(</text:span><text:span text:style-name="T3185">"Questo è l'elenco dei nostri amici. Vuoi scoprire il paese favorito di: "</text:span><text:span text:style-name="T3186">,<text:s/></text:span><text:span text:style-name="T3187">", "</text:span><text:span text:style-name="T3188">.</text:span><text:span text:style-name="T3189">join</text:span><text:span text:style-name="T3190">(</text:span><text:span text:style-name="T3191">luoghi_favoriti</text:span><text:span text:style-name="T3192">.</text:span><text:span text:style-name="T3193">keys</text:span><text:span text:style-name="T3194">()))</text:span></text:p>
      <text:p text:style-name="P3195"/>
      <text:p text:style-name="P3196"><text:span text:style-name="T3197">nome</text:span><text:span text:style-name="T3198"><text:s/></text:span><text:span text:style-name="T3199">=</text:span><text:span text:style-name="T3200"><text:s/></text:span><text:span text:style-name="T3201">input</text:span><text:span text:style-name="T3202">(</text:span><text:span text:style-name="T3203">"Inserisci un nome per conoscere il suo luogo preferito: "</text:span><text:span text:style-name="T3204">)</text:span></text:p>
      <text:p text:style-name="P3205"/>
      <text:p text:style-name="P3206"><text:span text:style-name="T3207">if</text:span><text:span text:style-name="T3208"><text:s/></text:span><text:span text:style-name="T3209">nome</text:span><text:span text:style-name="T3210"><text:s/></text:span><text:span text:style-name="T3211">in</text:span><text:span text:style-name="T3212"><text:s/></text:span><text:span text:style-name="T3213">luoghi_favoriti</text:span><text:span text:style-name="T3214">:</text:span></text:p>
      <text:p text:style-name="P3215"><text:span text:style-name="T3216">   <text:s/></text:span><text:span text:style-name="T3217">print</text:span><text:span text:style-name="T3218">(</text:span><text:span text:style-name="T3219">f</text:span><text:span text:style-name="T3220">"Per<text:s/></text:span><text:span text:style-name="T3221">{</text:span><text:span text:style-name="T3222">nome</text:span><text:span text:style-name="T3223">}</text:span><text:span text:style-name="T3224">, il luogo favorito è<text:s/></text:span><text:span text:style-name="T3225">{</text:span><text:span text:style-name="T3226">luoghi_favoriti</text:span><text:span text:style-name="T3227">[</text:span><text:span text:style-name="T3228">nome</text:span><text:span text:style-name="T3229">]</text:span><text:span text:style-name="T3230">}</text:span><text:span text:style-name="T3231">."</text:span><text:span text:style-name="T3232">)</text:span></text:p>
      <text:p text:style-name="P3233"><text:span text:style-name="T3234">else</text:span><text:span text:style-name="T3235">:</text:span></text:p>
      <text:p text:style-name="P3236"><text:span text:style-name="T3237">   <text:s/></text:span><text:span text:style-name="T3238">print</text:span><text:span text:style-name="T3239">(</text:span><text:span text:style-name="T3240">f</text:span><text:span text:style-name="T3241">"Il nome<text:s/></text:span><text:span text:style-name="T3242">{</text:span><text:span text:style-name="T3243">nome</text:span><text:span text:style-name="T3244">}</text:span><text:span text:style-name="T3245"><text:s/>non è presente nella lista dei luoghi preferiti."</text:span><text:span text:style-name="T3246">)</text:span></text:p>
      <text:p text:style-name="P3247"/>
      <text:p text:style-name="P3248">OUTPUT</text:p>
      <text:p text:style-name="P3249">Se scelgo uno dei nomi, questo è l’output</text:p>
      <text:p text:style-name="P3250"/>
      <text:p text:style-name="P3251">Questo è l'elenco dei nostri amici. Vuoi scoprire il paese favorito di: Noemi, Gustavo, Sara</text:p>
      <text:p text:style-name="P3252">Inserisci un nome per conoscere il suo luogo preferito: Gustavo</text:p>
      <text:p text:style-name="P3253">Per Gustavo, il luogo favorito è Brasile.</text:p>
      <text:p text:style-name="P3254"/>
      <text:p text:style-name="P3255"><text:span text:style-name="T3256">Se non scelgo uno dei nomi, questo è l’output</text:span></text:p>
      <text:p text:style-name="P3257">Inserisci un nome per conoscere il suo luogo preferito: Mari</text:p>
      <text:p text:style-name="P3258">Il nome Mari non è presente nella lista dei luoghi preferiti.</text:p>
      <text:p text:style-name="P3259"/>
      <text:p text:style-name="P3260"><text:span text:style-name="T3261"><text:line-break/></text:span><text:span text:style-name="T3262">6-10. Favorite Numbers: </text:span><text:span text:style-name="T3263">Modify your program from Exercise 6-2 so each person can have more than one favorite number. Then print each person’s name along with their favorite numbers.</text:span></text:p>
      <text:p text:style-name="P3264"/>
      <text:p text:style-name="P3265"><text:span text:style-name="T3266">"Esercizio 6.10 = Più numeri preferiti per persona"</text:span></text:p>
      <text:p text:style-name="P3267"/>
      <text:p text:style-name="P3268"><text:span text:style-name="T3269">first_number</text:span><text:span text:style-name="T3270">:<text:s/></text:span><text:span text:style-name="T3271">dict</text:span><text:span text:style-name="T3272"><text:s/></text:span><text:span text:style-name="T3273">=</text:span><text:span text:style-name="T3274"><text:s/>{</text:span><text:span text:style-name="T3275">"Natalia"</text:span><text:span text:style-name="T3276">:<text:s/></text:span><text:span text:style-name="T3277">10</text:span><text:span text:style-name="T3278">,<text:s/></text:span><text:span text:style-name="T3279">"Andrew"</text:span><text:span text:style-name="T3280">:<text:s/></text:span><text:span text:style-name="T3281">6</text:span><text:span text:style-name="T3282">,<text:s/></text:span><text:span text:style-name="T3283">"Chiara"</text:span><text:span text:style-name="T3284">:<text:s/></text:span><text:span text:style-name="T3285">14</text:span><text:span text:style-name="T3286">,<text:s/></text:span><text:span text:style-name="T3287">"Jean Paul"</text:span><text:span text:style-name="T3288">:<text:s/></text:span><text:span text:style-name="T3289">2</text:span><text:span text:style-name="T3290">,<text:s/></text:span><text:span text:style-name="T3291">"Manuel"</text:span><text:span text:style-name="T3292">:<text:s/></text:span><text:span text:style-name="T3293">24</text:span><text:span text:style-name="T3294">}</text:span></text:p>
      <text:p text:style-name="P3295"><text:span text:style-name="T3296">second_number</text:span><text:span text:style-name="T3297">:<text:s/></text:span><text:span text:style-name="T3298">dict</text:span><text:span text:style-name="T3299"><text:s/></text:span><text:span text:style-name="T3300">=</text:span><text:span text:style-name="T3301"><text:s/>{</text:span><text:span text:style-name="T3302">"Natalia"</text:span><text:span text:style-name="T3303">:<text:s/></text:span><text:span text:style-name="T3304">7</text:span><text:span text:style-name="T3305">,<text:s/></text:span><text:span text:style-name="T3306">"Andrew"</text:span><text:span text:style-name="T3307">:<text:s/></text:span><text:span text:style-name="T3308">8</text:span><text:span text:style-name="T3309">,<text:s/></text:span><text:span text:style-name="T3310">"Chiara"</text:span><text:span text:style-name="T3311">:<text:s/></text:span><text:span text:style-name="T3312">1</text:span><text:span text:style-name="T3313">,<text:s/></text:span><text:span text:style-name="T3314">"Jean Paul"</text:span><text:span text:style-name="T3315">:<text:s/></text:span><text:span text:style-name="T3316">23</text:span><text:span text:style-name="T3317">,<text:s/></text:span><text:span text:style-name="T3318">"Manuel"</text:span><text:span text:style-name="T3319">:<text:s/></text:span><text:span text:style-name="T3320">33</text:span><text:span text:style-name="T3321">}</text:span></text:p>
      <text:p text:style-name="P3322"/>
      <text:p text:style-name="P3323"><text:span text:style-name="T3324">for</text:span><text:span text:style-name="T3325"><text:s/></text:span><text:span text:style-name="T3326">persona</text:span><text:span text:style-name="T3327"><text:s/></text:span><text:span text:style-name="T3328">in</text:span><text:span text:style-name="T3329"><text:s/></text:span><text:span text:style-name="T3330">first_number</text:span><text:span text:style-name="T3331">:</text:span></text:p>
      <text:p text:style-name="P3332"><text:span text:style-name="T3333">   <text:s/></text:span><text:span text:style-name="T3334"># Recupera il numero preferito dalla persona in entrambi i dizionari</text:span></text:p>
      <text:p text:style-name="P3335"><text:span text:style-name="T3336">   <text:s/></text:span><text:span text:style-name="T3337">primo_numero</text:span><text:span text:style-name="T3338"><text:s/></text:span><text:span text:style-name="T3339">=</text:span><text:span text:style-name="T3340"><text:s/></text:span><text:span text:style-name="T3341">first_number</text:span><text:span text:style-name="T3342">[</text:span><text:span text:style-name="T3343">persona</text:span><text:span text:style-name="T3344">]</text:span></text:p>
      <text:p text:style-name="P3345"><text:span text:style-name="T3346">   <text:s/></text:span><text:span text:style-name="T3347">secondo_numero</text:span><text:span text:style-name="T3348"><text:s/></text:span><text:span text:style-name="T3349">=</text:span><text:span text:style-name="T3350"><text:s/></text:span><text:span text:style-name="T3351">second_number</text:span><text:span text:style-name="T3352">[</text:span><text:span text:style-name="T3353">persona</text:span><text:span text:style-name="T3354">]</text:span></text:p>
      <text:p text:style-name="P3355">   <text:s/></text:p>
      <text:p text:style-name="P3356"><text:span text:style-name="T3357">   <text:s/></text:span><text:span text:style-name="T3358">print</text:span><text:span text:style-name="T3359">(</text:span><text:span text:style-name="T3360">f</text:span><text:span text:style-name="T3361">"</text:span><text:span text:style-name="T3362">{</text:span><text:span text:style-name="T3363">persona</text:span><text:span text:style-name="T3364">}</text:span><text:span text:style-name="T3365">:<text:s/></text:span><text:span text:style-name="T3366">{</text:span><text:span text:style-name="T3367">primo_numero</text:span><text:span text:style-name="T3368">}</text:span><text:span text:style-name="T3369">,<text:s/></text:span><text:span text:style-name="T3370">{</text:span><text:span text:style-name="T3371">secondo_numero</text:span><text:span text:style-name="T3372">}</text:span><text:span text:style-name="T3373">"</text:span><text:span text:style-name="T3374">)</text:span></text:p>
      <text:p text:style-name="P3375"/>
      <text:p text:style-name="P3376"/>
      <text:p text:style-name="P3377">OUTPUT</text:p>
      <text:p text:style-name="P3378"/>
      <text:p text:style-name="P3379">Natalia: 10, 7</text:p>
      <text:p text:style-name="P3380">Andrew: 6, 8</text:p>
      <text:p text:style-name="P3381">Chiara: 14, 1</text:p>
      <text:p text:style-name="P3382">Jean Paul: 2, 23</text:p>
      <text:p text:style-name="P3383">Manuel: 24, 33</text:p>
      <text:p text:style-name="P3384"><text:span text:style-name="T3385"><text:line-break/></text:span><text:span text:style-name="T3386">6-11. Cities: </text:span><text:span text:style-name="T3387">Make a dictionary called cities. Use the names of three cities as keys in your dictionary. Create a dictionary of information about each city and include the country that the city is in, its approximate population, and one fact about that city. The keys for each city’s dictionary should be something like country, population, and fact. Print the name of each city and all of the information you have stored about it.</text:span></text:p>
      <text:p text:style-name="P3388"/>
      <text:p text:style-name="P3389"><text:span text:style-name="T3390"># 6.12</text:span></text:p>
      <text:p text:style-name="P3391"/>
      <text:p text:style-name="P3392"><text:span text:style-name="T3393">città</text:span><text:span text:style-name="T3394">:<text:s/></text:span><text:span text:style-name="T3395">dict</text:span><text:span text:style-name="T3396"><text:s/></text:span><text:span text:style-name="T3397">=</text:span><text:span text:style-name="T3398"><text:s/>{</text:span><text:span text:style-name="T3399">"Manila"</text:span><text:span text:style-name="T3400">:<text:s/></text:span><text:span text:style-name="T3401">"Filippine"</text:span><text:span text:style-name="T3402"><text:s/>,<text:s/></text:span><text:span text:style-name="T3403">"Firenze"</text:span><text:span text:style-name="T3404">:<text:s/></text:span><text:span text:style-name="T3405">"Italia"</text:span><text:span text:style-name="T3406">,<text:s/></text:span><text:span text:style-name="T3407">"Barcellona"</text:span><text:span text:style-name="T3408">:<text:s/></text:span><text:span text:style-name="T3409">"Spagna"</text:span><text:span text:style-name="T3410">}</text:span></text:p>
      <text:p text:style-name="P3411"/>
      <text:p text:style-name="P3412"><text:span text:style-name="T3413">città_manila</text:span><text:span text:style-name="T3414">:<text:s/></text:span><text:span text:style-name="T3415">dict</text:span><text:span text:style-name="T3416"><text:s/></text:span><text:span text:style-name="T3417">=</text:span><text:span text:style-name="T3418"><text:s/>{</text:span><text:span text:style-name="T3419">"Paese"</text:span><text:span text:style-name="T3420">:<text:s/></text:span><text:span text:style-name="T3421">"Filippine"</text:span><text:span text:style-name="T3422">,<text:s/></text:span><text:span text:style-name="T3423">"Popolazione"</text:span><text:span text:style-name="T3424">:<text:s/></text:span><text:span text:style-name="T3425">"1.846.513"</text:span><text:span text:style-name="T3426">,<text:s/></text:span><text:span text:style-name="T3427">"Fatto"</text:span><text:span text:style-name="T3428">:<text:s/></text:span><text:span text:style-name="T3429">"La città ospita uno dei più antichi e più grandi cimiteri per animali del mondo: il Cimitero degli Animali di Manila"</text:span><text:span text:style-name="T3430">}</text:span></text:p>
      <text:p text:style-name="P3431"/>
      <text:p text:style-name="P3432"><text:span text:style-name="T3433">città_firenze</text:span><text:span text:style-name="T3434">:<text:s/></text:span><text:span text:style-name="T3435">dict</text:span><text:span text:style-name="T3436"><text:s/></text:span><text:span text:style-name="T3437">=</text:span><text:span text:style-name="T3438"><text:s/>{</text:span><text:span text:style-name="T3439">"Paese"</text:span><text:span text:style-name="T3440">:<text:s/></text:span><text:span text:style-name="T3441">"Italia"</text:span><text:span text:style-name="T3442">,<text:s/></text:span><text:span text:style-name="T3443">"Popolazione"</text:span><text:span text:style-name="T3444">:<text:s/></text:span><text:span text:style-name="T3445">"362,643"</text:span><text:span text:style-name="T3446">,<text:s/></text:span><text:span text:style-name="T3447">"Fatto"</text:span><text:span text:style-name="T3448">:<text:s/></text:span><text:span text:style-name="T3449">"A Firenze, nel 1587 è nato il gelato moderno!"</text:span><text:span text:style-name="T3450">}</text:span></text:p>
      <text:p text:style-name="P3451"/>
      <text:p text:style-name="P3452"><text:span text:style-name="T3453">città_barcellona</text:span><text:span text:style-name="T3454">:<text:s/></text:span><text:span text:style-name="T3455">dict</text:span><text:span text:style-name="T3456"><text:s/></text:span><text:span text:style-name="T3457">=</text:span><text:span text:style-name="T3458"><text:s/>{</text:span><text:span text:style-name="T3459">"Paese"</text:span><text:span text:style-name="T3460">:<text:s/></text:span><text:span text:style-name="T3461">"Spagna"</text:span><text:span text:style-name="T3462">,<text:s/></text:span><text:span text:style-name="T3463">"Popolazione"</text:span><text:span text:style-name="T3464">:<text:s/></text:span><text:span text:style-name="T3465">"1.656.725"</text:span><text:span text:style-name="T3466">,<text:s/></text:span><text:span text:style-name="T3467">"Fatto"</text:span><text:span text:style-name="T3468">:<text:s/></text:span><text:span text:style-name="T3469">"La città è famosa per avere uno dei più grandi sistemi di biciclette pubbliche del mondo"</text:span><text:span text:style-name="T3470">}</text:span></text:p>
      <text:p text:style-name="P3471"/>
      <text:p text:style-name="P3472"><text:span text:style-name="T3473">print</text:span><text:span text:style-name="T3474">(</text:span><text:span text:style-name="T3475">"Questo è l'elenco di 3 città che conosco. Vuoi scoprire i dati di: "</text:span><text:span text:style-name="T3476">,<text:s/></text:span><text:span text:style-name="T3477">", "</text:span><text:span text:style-name="T3478">.</text:span><text:span text:style-name="T3479">join</text:span><text:span text:style-name="T3480">(</text:span><text:span text:style-name="T3481">città</text:span><text:span text:style-name="T3482">.</text:span><text:span text:style-name="T3483">keys</text:span><text:span text:style-name="T3484">()))</text:span></text:p>
      <text:p text:style-name="P3485"/>
      <text:p text:style-name="P3486"><text:span text:style-name="T3487">nome</text:span><text:span text:style-name="T3488"><text:s/></text:span><text:span text:style-name="T3489">=</text:span><text:span text:style-name="T3490"><text:s/></text:span><text:span text:style-name="T3491">input</text:span><text:span text:style-name="T3492">(</text:span><text:span text:style-name="T3493">"Inserisci il nome di una città presente nell'elenco: "</text:span><text:span text:style-name="T3494">)</text:span></text:p>
      <text:p text:style-name="P3495"/>
      <text:p text:style-name="P3496"><text:span text:style-name="T3497">if</text:span><text:span text:style-name="T3498"><text:s/></text:span><text:span text:style-name="T3499">nome</text:span><text:span text:style-name="T3500"><text:s/></text:span><text:span text:style-name="T3501">in</text:span><text:span text:style-name="T3502"><text:s/></text:span><text:span text:style-name="T3503">città</text:span><text:span text:style-name="T3504">:</text:span></text:p>
      <text:p text:style-name="P3505"><text:span text:style-name="T3506">   <text:s/></text:span><text:span text:style-name="T3507">if</text:span><text:span text:style-name="T3508"><text:s/></text:span><text:span text:style-name="T3509">nome</text:span><text:span text:style-name="T3510"><text:s/></text:span><text:span text:style-name="T3511">==</text:span><text:span text:style-name="T3512"><text:s/></text:span><text:span text:style-name="T3513">"Manila"</text:span><text:span text:style-name="T3514">:</text:span></text:p>
      <text:p text:style-name="P3515"><text:span text:style-name="T3516">       <text:s/></text:span><text:span text:style-name="T3517">informazione</text:span><text:span text:style-name="T3518"><text:s/></text:span><text:span text:style-name="T3519">=</text:span><text:span text:style-name="T3520"><text:s/></text:span><text:span text:style-name="T3521">città_manila</text:span></text:p>
      <text:p text:style-name="P3522"><text:span text:style-name="T3523">   <text:s/></text:span><text:span text:style-name="T3524">elif</text:span><text:span text:style-name="T3525"><text:s/></text:span><text:span text:style-name="T3526">nome</text:span><text:span text:style-name="T3527"><text:s/></text:span><text:span text:style-name="T3528">==</text:span><text:span text:style-name="T3529"><text:s/></text:span><text:span text:style-name="T3530">"Firenze"</text:span><text:span text:style-name="T3531">:</text:span></text:p>
      <text:p text:style-name="P3532"><text:span text:style-name="T3533">       <text:s/></text:span><text:span text:style-name="T3534">informazione</text:span><text:span text:style-name="T3535"><text:s/></text:span><text:span text:style-name="T3536">=</text:span><text:span text:style-name="T3537"><text:s/></text:span><text:span text:style-name="T3538">città_firenze</text:span></text:p>
      <text:p text:style-name="P3539"><text:span text:style-name="T3540">   <text:s/></text:span><text:span text:style-name="T3541">elif</text:span><text:span text:style-name="T3542"><text:s/></text:span><text:span text:style-name="T3543">nome</text:span><text:span text:style-name="T3544"><text:s/></text:span><text:span text:style-name="T3545">==</text:span><text:span text:style-name="T3546"><text:s/></text:span><text:span text:style-name="T3547">"Barcellona"</text:span><text:span text:style-name="T3548">:</text:span></text:p>
      <text:p text:style-name="P3549"><text:span text:style-name="T3550">       <text:s/></text:span><text:span text:style-name="T3551">informazione</text:span><text:span text:style-name="T3552"><text:s/></text:span><text:span text:style-name="T3553">=</text:span><text:span text:style-name="T3554"><text:s/></text:span><text:span text:style-name="T3555">città_barcellona</text:span></text:p>
      <text:p text:style-name="P3556">   </text:p>
      <text:p text:style-name="P3557"><text:span text:style-name="T3558">   <text:s/></text:span><text:span text:style-name="T3559">print</text:span><text:span text:style-name="T3560">(</text:span><text:span text:style-name="T3561">f</text:span><text:span text:style-name="T3562">"Città:<text:s/></text:span><text:span text:style-name="T3563">\n{</text:span><text:span text:style-name="T3564">nome</text:span><text:span text:style-name="T3565">}</text:span><text:span text:style-name="T3566">,<text:s/></text:span><text:span text:style-name="T3567">\n</text:span><text:span text:style-name="T3568">Paese:<text:s/></text:span><text:span text:style-name="T3569">{</text:span><text:span text:style-name="T3570">informazione</text:span><text:span text:style-name="T3571">[</text:span><text:span text:style-name="T3572">'Paese'</text:span><text:span text:style-name="T3573">]</text:span><text:span text:style-name="T3574">}</text:span><text:span text:style-name="T3575">, Popolazione:<text:s/></text:span><text:span text:style-name="T3576">{</text:span><text:span text:style-name="T3577">informazione</text:span><text:span text:style-name="T3578">[</text:span><text:span text:style-name="T3579">'Popolazione'</text:span><text:span text:style-name="T3580">]</text:span><text:span text:style-name="T3581">}</text:span><text:span text:style-name="T3582">,<text:s/></text:span><text:span text:style-name="T3583">\n</text:span><text:span text:style-name="T3584">Fatto:<text:s/></text:span><text:span text:style-name="T3585">{</text:span><text:span text:style-name="T3586">informazione</text:span><text:span text:style-name="T3587">[</text:span><text:span text:style-name="T3588">'Fatto'</text:span><text:span text:style-name="T3589">]</text:span><text:span text:style-name="T3590">}</text:span><text:span text:style-name="T3591">"</text:span><text:span text:style-name="T3592">)</text:span></text:p>
      <text:p text:style-name="P3593">   <text:s/></text:p>
      <text:p text:style-name="P3594"><text:span text:style-name="T3595">else</text:span><text:span text:style-name="T3596">:<text:s/></text:span></text:p>
      <text:p text:style-name="P3597"><text:span text:style-name="T3598">       <text:s/></text:span><text:span text:style-name="T3599">print</text:span><text:span text:style-name="T3600">(</text:span><text:span text:style-name="T3601">"Mi dispiace, mi sembra che ancora non ho visitato quella città"</text:span><text:span text:style-name="T3602">)</text:span></text:p>
      <text:p text:style-name="P3603"/>
      <text:p text:style-name="P3604">OUTPUT</text:p>
      <text:p text:style-name="P3605">Se si scrive un nome presente nell’elenco questo è l’output</text:p>
      <text:p text:style-name="P3606">Questo è l'elenco di 3 città che conosco. Vuoi scoprire i dati di: Manila, Firenze, Barcellona</text:p>
      <text:p text:style-name="P3607">Inserisci un nome di una città presente nell'elenco: Manila</text:p>
      <text:p text:style-name="P3608">Città:</text:p>
      <text:p text:style-name="P3609">Manila,</text:p>
      <text:p text:style-name="P3610">Paese: Filippine, Popolazione: 1.846.513,</text:p>
      <text:p text:style-name="P3611">Fatto: La città ospita uno dei più antichi e più grandi cimiteri per animali del mondo: il Cimitero degli Animali di Manila</text:p>
      <text:p text:style-name="P3612"/>
      <text:p text:style-name="P3613">OUTPUT</text:p>
      <text:p text:style-name="P3614">Se si se scrive un nome che non è presente nell’elenco, questo è l’output</text:p>
      <text:p text:style-name="P3615"/>
      <text:p text:style-name="P3616">Questo è l'elenco di 3 città che conosco. Vuoi scoprire il suoi dati di: <text:s/>Manila, Firenze, Barcellona</text:p>
      <text:p text:style-name="P3617">Inserisci un nome di una città presente nell'elenco: Roma</text:p>
      <text:p text:style-name="P3618">Mi dispiace, mi sembra che non conosco ancora quella città</text:p>
      <text:p text:style-name="P3619"/>
      <text:p text:style-name="P3620"/>
      <text:p text:style-name="P3621"/>
      <text:p text:style-name="P3622"/>
      <text:p text:style-name="P3623"/>
      <text:p text:style-name="P3624"/>
      <text:p text:style-name="P3625"/>
      <text:p text:style-name="P3626"><text:span text:style-name="T3627">6-12. Extensions:</text:span><text:span text:style-name="T3628"> We’re now working with examples that are complex enough that they can be extended in any number of ways. Use one of the example programs from this chapter, and extend it by adding new keys and values, changing the context of the program, or improving the formatting of the output.</text:span></text:p>
      <text:p text:style-name="P3629"/>
      <text:p text:style-name="P36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style:style style:name="katex-mathml" style:display-name="katex-mathml"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t" style:country-asian="IT"/>
    </style:style>
    <style:style style:name="sr-only" style:display-name="sr-only"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hljs-string" style:display-name="hljs-string" style:family="text" style:parent-style-name="Car.predefinitoparagrafo"/>
    <style:style style:name="hljs-number" style:display-name="hljs-number" style:family="text" style:parent-style-name="Car.predefinitoparagrafo"/>
    <style:style style:name="hljs-comment" style:display-name="hljs-comment" style:family="text" style:parent-style-name="Car.predefinitoparagrafo"/>
    <style:style style:name="hljs-built_in" style:display-name="hljs-built_in" style:family="text" style:parent-style-name="Car.predefinitoparagrafo"/>
    <style:style style:name="hljs-keyword" style:display-name="hljs-keyword"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hljs-subst" style:display-name="hljs-subst" style:family="text" style:parent-style-name="Car.predefinitoparagrafo"/>
    <style:style style:name="mord" style:display-name="mord" style:family="text" style:parent-style-name="Car.predefinitoparagrafo"/>
    <style:style style:name="mrel" style:display-name="mrel" style:family="text" style:parent-style-name="Car.predefinitoparagrafo"/>
    <style:style style:name="mbin" style:display-name="mbin" style:family="text" style:parent-style-name="Car.predefinitoparagrafo"/>
    <style:style style:name="mopen" style:display-name="mopen" style:family="text" style:parent-style-name="Car.predefinitoparagrafo"/>
    <style:style style:name="mclose" style:display-name="mclos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fo:font-weight="bold" style:font-weight-asian="bold"/>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tza</meta:initial-creator>
    <dc:creator>Maritza</dc:creator>
    <meta:creation-date>2024-12-23T08:40:00Z</meta:creation-date>
    <dc:date>2025-01-15T16:09:00Z</dc:date>
    <meta:template xlink:href="Normal.dotm" xlink:type="simple"/>
    <meta:editing-cycles>19</meta:editing-cycles>
    <meta:editing-duration>PT402180S</meta:editing-duration>
    <meta:document-statistic meta:page-count="1" meta:paragraph-count="86" meta:word-count="6472" meta:character-count="43280" meta:row-count="307" meta:non-whitespace-character-count="36894"/>
  </office:meta>
</office:document-meta>
</file>